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/>
    </style:style>
    <style:style style:name="ce2" style:family="table-cell" style:parent-style-name="Default">
      <style:text-properties fo:color="#ff3333" fo:font-size="11pt" fo:font-weight="bold"/>
    </style:style>
    <style:style style:name="ce3" style:family="table-cell" style:parent-style-name="Default">
      <style:text-properties fo:color="#ff3333" style:font-name="Liberation Sans" fo:font-size="11pt" fo:font-weight="bold" style:font-name-asian="Droid Sans Fallback" style:font-name-complex="FreeSans"/>
    </style:style>
    <style:style style:name="ce4" style:family="table-cell" style:parent-style-name="Default">
      <style:text-properties fo:font-size="12pt" fo:font-weight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 </text:p>
          </table:table-cell>
          <table:table-cell table:style-name="ce1" office:value-type="string" calcext:value-type="string">
            <text:p>PLACE1</text:p>
          </table:table-cell>
          <table:table-cell table:style-name="ce1" office:value-type="string" calcext:value-type="string">
            <text:p>PLACE2</text:p>
          </table:table-cell>
          <table:table-cell table:style-name="ce1" office:value-type="string" calcext:value-type="string">
            <text:p>PLACE3</text:p>
          </table:table-cell>
          <table:table-cell table:style-name="ce1" office:value-type="string" calcext:value-type="string">
            <text:p>PLACE4</text:p>
          </table:table-cell>
          <table:table-cell table:style-name="ce1" office:value-type="string" calcext:value-type="string">
            <text:p>PLACE5</text:p>
          </table:table-cell>
          <table:table-cell table:style-name="ce4" table:number-columns-repeated="1016"/>
        </table:table-row>
        <table:table-row table:style-name="ro2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formula="of:=[.D2]+[.E2]+[.F2]" office:value-type="float" office:value="3" calcext:value-type="float">
            <text:p>3</text:p>
          </table:table-cell>
          <table:table-cell table:formula="of:=[.D2]+[.G2]+[.H2]" office:value-type="float" office:value="3" calcext:value-type="float">
            <text:p>3</text:p>
          </table:table-cell>
          <table:table-cell table:formula="of:=[.F2]" office:value-type="float" office:value="1" calcext:value-type="float">
            <text:p>1</text:p>
          </table:table-cell>
          <table:table-cell table:formula="of:=[.A2]+[.B2]" office:value-type="float" office:value="2" calcext:value-type="float">
            <text:p>2</text:p>
          </table:table-cell>
          <table:table-cell table:formula="of:=[.A2]" office:value-type="float" office:value="1" calcext:value-type="float">
            <text:p>1</text:p>
          </table:table-cell>
          <table:table-cell table:formula="of:=[.A2]+[.C2]" office:value-type="float" office:value="2" calcext:value-type="float">
            <text:p>2</text:p>
          </table:table-cell>
          <table:table-cell table:formula="of:=[.B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" table:formula="of:=[.A3]/([.A3]+[.B3]+[.C3])" office:value-type="float" office:value="0.428571428571429" calcext:value-type="float">
            <text:p>0.4285714286</text:p>
          </table:table-cell>
          <table:table-cell table:style-name="ce2" table:formula="of:=[.B3]/([.A3]+[.B3]+[.C3])" office:value-type="float" office:value="0.428571428571429" calcext:value-type="float">
            <text:p>0.4285714286</text:p>
          </table:table-cell>
          <table:table-cell table:style-name="ce2" table:formula="of:=[.C3]/([.A3]+[.B3]+[.C3])" office:value-type="float" office:value="0.142857142857143" calcext:value-type="float">
            <text:p>0.1428571429</text:p>
          </table:table-cell>
          <table:table-cell table:style-name="ce2" table:formula="of:=[.D3]/([.D3]+[.E3]+[.F3]+[.G3]+[.H3])" office:value-type="float" office:value="0.285714285714286" calcext:value-type="float">
            <text:p>0.2857142857</text:p>
          </table:table-cell>
          <table:table-cell table:style-name="ce2" table:formula="of:=[.E3]/([.D3]+[.E3]+[.F3]+[.G3]+[.H3])" office:value-type="float" office:value="0.142857142857143" calcext:value-type="float">
            <text:p>0.1428571429</text:p>
          </table:table-cell>
          <table:table-cell table:style-name="ce2" table:formula="of:=[.F3]/([.D3]+[.E3]+[.F3]+[.G3]+[.H3])" office:value-type="float" office:value="0.285714285714286" calcext:value-type="float">
            <text:p>0.2857142857</text:p>
          </table:table-cell>
          <table:table-cell table:style-name="ce3" table:formula="of:=[.G3]/([.D3]+[.E3]+[.F3]+[.G3]+[.H3])" office:value-type="float" office:value="0.142857142857143" calcext:value-type="float">
            <text:p>0.1428571429</text:p>
          </table:table-cell>
          <table:table-cell table:style-name="ce2" table:formula="of:=[.H3]/([.D3]+[.E3]+[.F3]+[.G3]+[.H3])" office:value-type="float" office:value="0.142857142857143" calcext:value-type="float">
            <text:p>0.1428571429</text:p>
          </table:table-cell>
          <table:table-cell table:style-name="ce2" table:number-columns-repeated="1016"/>
        </table:table-row>
        <table:table-row table:style-name="ro2">
          <table:table-cell table:formula="of:=[.D4]+[.E4]+[.F4]" office:value-type="float" office:value="0.714285714285714" calcext:value-type="float">
            <text:p>0.7142857143</text:p>
          </table:table-cell>
          <table:table-cell table:formula="of:=[.D4]+[.G4]+[.H4]" office:value-type="float" office:value="0.571428571428571" calcext:value-type="float">
            <text:p>0.5714285714</text:p>
          </table:table-cell>
          <table:table-cell table:formula="of:=[.F4]" office:value-type="float" office:value="0.285714285714286" calcext:value-type="float">
            <text:p>0.2857142857</text:p>
          </table:table-cell>
          <table:table-cell table:formula="of:=[.A4]+[.B4]" office:value-type="float" office:value="0.857142857142857" calcext:value-type="float">
            <text:p>0.8571428571</text:p>
          </table:table-cell>
          <table:table-cell table:formula="of:=[.A4]" office:value-type="float" office:value="0.428571428571429" calcext:value-type="float">
            <text:p>0.4285714286</text:p>
          </table:table-cell>
          <table:table-cell table:formula="of:=[.A4]+[.C4]" office:value-type="float" office:value="0.571428571428571" calcext:value-type="float">
            <text:p>0.5714285714</text:p>
          </table:table-cell>
          <table:table-cell table:formula="of:=[.B4]" office:value-type="float" office:value="0.428571428571429" calcext:value-type="float">
            <text:p>0.4285714286</text:p>
          </table:table-cell>
          <table:table-cell table:formula="of:=[.B4]" office:value-type="float" office:value="0.428571428571429" calcext:value-type="float">
            <text:p>0.4285714286</text:p>
          </table:table-cell>
          <table:table-cell table:number-columns-repeated="1016"/>
        </table:table-row>
        <table:table-row table:style-name="ro3">
          <table:table-cell table:style-name="ce2" table:formula="of:=[.A5]/([.A5]+[.B5]+[.C5])" office:value-type="float" office:value="0.454545454545455" calcext:value-type="float">
            <text:p>0.4545454545</text:p>
          </table:table-cell>
          <table:table-cell table:style-name="ce2" table:formula="of:=[.B5]/([.A5]+[.B5]+[.C5])" office:value-type="float" office:value="0.363636363636364" calcext:value-type="float">
            <text:p>0.3636363636</text:p>
          </table:table-cell>
          <table:table-cell table:style-name="ce2" table:formula="of:=[.C5]/([.A5]+[.B5]+[.C5])" office:value-type="float" office:value="0.181818181818182" calcext:value-type="float">
            <text:p>0.1818181818</text:p>
          </table:table-cell>
          <table:table-cell table:style-name="ce2" table:formula="of:=[.D5]/([.D5]+[.E5]+[.F5]+[.G5]+[.H5])" office:value-type="float" office:value="0.315789473684211" calcext:value-type="float">
            <text:p>0.3157894737</text:p>
          </table:table-cell>
          <table:table-cell table:style-name="ce2" table:formula="of:=[.E5]/([.D5]+[.E5]+[.F5]+[.G5]+[.H5])" office:value-type="float" office:value="0.157894736842105" calcext:value-type="float">
            <text:p>0.1578947368</text:p>
          </table:table-cell>
          <table:table-cell table:style-name="ce2" table:formula="of:=[.F5]/([.D5]+[.E5]+[.F5]+[.G5]+[.H5])" office:value-type="float" office:value="0.210526315789474" calcext:value-type="float">
            <text:p>0.2105263158</text:p>
          </table:table-cell>
          <table:table-cell table:style-name="ce3" table:formula="of:=[.G5]/([.D5]+[.E5]+[.F5]+[.G5]+[.H5])" office:value-type="float" office:value="0.157894736842105" calcext:value-type="float">
            <text:p>0.1578947368</text:p>
          </table:table-cell>
          <table:table-cell table:style-name="ce2" table:formula="of:=[.H5]/([.D5]+[.E5]+[.F5]+[.G5]+[.H5])" office:value-type="float" office:value="0.157894736842105" calcext:value-type="float">
            <text:p>0.1578947368</text:p>
          </table:table-cell>
          <table:table-cell table:number-columns-repeated="1016"/>
        </table:table-row>
        <table:table-row table:style-name="ro2">
          <table:table-cell table:formula="of:=[.D6]+[.E6]+[.F6]" office:value-type="float" office:value="0.68421052631579" calcext:value-type="float">
            <text:p>0.6842105263</text:p>
          </table:table-cell>
          <table:table-cell table:formula="of:=[.D6]+[.G6]+[.H6]" office:value-type="float" office:value="0.631578947368421" calcext:value-type="float">
            <text:p>0.6315789474</text:p>
          </table:table-cell>
          <table:table-cell table:formula="of:=[.F6]" office:value-type="float" office:value="0.210526315789474" calcext:value-type="float">
            <text:p>0.2105263158</text:p>
          </table:table-cell>
          <table:table-cell table:formula="of:=[.A6]+[.B6]" office:value-type="float" office:value="0.818181818181818" calcext:value-type="float">
            <text:p>0.8181818182</text:p>
          </table:table-cell>
          <table:table-cell table:formula="of:=[.A6]" office:value-type="float" office:value="0.454545454545455" calcext:value-type="float">
            <text:p>0.4545454545</text:p>
          </table:table-cell>
          <table:table-cell table:formula="of:=[.A6]+[.C6]" office:value-type="float" office:value="0.636363636363636" calcext:value-type="float">
            <text:p>0.6363636364</text:p>
          </table:table-cell>
          <table:table-cell table:formula="of:=[.B6]" office:value-type="float" office:value="0.363636363636364" calcext:value-type="float">
            <text:p>0.3636363636</text:p>
          </table:table-cell>
          <table:table-cell table:formula="of:=[.B6]" office:value-type="float" office:value="0.363636363636364" calcext:value-type="float">
            <text:p>0.3636363636</text:p>
          </table:table-cell>
          <table:table-cell table:number-columns-repeated="1016"/>
        </table:table-row>
        <table:table-row table:style-name="ro3">
          <table:table-cell table:style-name="ce2" table:formula="of:=[.A7]/([.A7]+[.B7]+[.C7])" office:value-type="float" office:value="0.448275862068966" calcext:value-type="float">
            <text:p>0.4482758621</text:p>
          </table:table-cell>
          <table:table-cell table:style-name="ce2" table:formula="of:=[.B7]/([.A7]+[.B7]+[.C7])" office:value-type="float" office:value="0.413793103448276" calcext:value-type="float">
            <text:p>0.4137931034</text:p>
          </table:table-cell>
          <table:table-cell table:style-name="ce2" table:formula="of:=[.C7]/([.A7]+[.B7]+[.C7])" office:value-type="float" office:value="0.137931034482759" calcext:value-type="float">
            <text:p>0.1379310345</text:p>
          </table:table-cell>
          <table:table-cell table:style-name="ce2" table:formula="of:=[.D7]/([.D7]+[.E7]+[.F7]+[.G7]+[.H7])" office:value-type="float" office:value="0.310344827586207" calcext:value-type="float">
            <text:p>0.3103448276</text:p>
          </table:table-cell>
          <table:table-cell table:style-name="ce2" table:formula="of:=[.E7]/([.D7]+[.E7]+[.F7]+[.G7]+[.H7])" office:value-type="float" office:value="0.172413793103448" calcext:value-type="float">
            <text:p>0.1724137931</text:p>
          </table:table-cell>
          <table:table-cell table:style-name="ce2" table:formula="of:=[.F7]/([.D7]+[.E7]+[.F7]+[.G7]+[.H7])" office:value-type="float" office:value="0.241379310344828" calcext:value-type="float">
            <text:p>0.2413793103</text:p>
          </table:table-cell>
          <table:table-cell table:style-name="ce3" table:formula="of:=[.G7]/([.D7]+[.E7]+[.F7]+[.G7]+[.H7])" office:value-type="float" office:value="0.137931034482759" calcext:value-type="float">
            <text:p>0.1379310345</text:p>
          </table:table-cell>
          <table:table-cell table:style-name="ce2" table:formula="of:=[.H7]/([.D7]+[.E7]+[.F7]+[.G7]+[.H7])" office:value-type="float" office:value="0.137931034482759" calcext:value-type="float">
            <text:p>0.1379310345</text:p>
          </table:table-cell>
          <table:table-cell table:number-columns-repeated="1016"/>
        </table:table-row>
        <table:table-row table:style-name="ro2">
          <table:table-cell table:formula="of:=[.D8]+[.E8]+[.F8]" office:value-type="float" office:value="0.724137931034483" calcext:value-type="float">
            <text:p>0.724137931</text:p>
          </table:table-cell>
          <table:table-cell table:formula="of:=[.D8]+[.G8]+[.H8]" office:value-type="float" office:value="0.586206896551724" calcext:value-type="float">
            <text:p>0.5862068966</text:p>
          </table:table-cell>
          <table:table-cell table:formula="of:=[.F8]" office:value-type="float" office:value="0.241379310344828" calcext:value-type="float">
            <text:p>0.2413793103</text:p>
          </table:table-cell>
          <table:table-cell table:formula="of:=[.A8]+[.B8]" office:value-type="float" office:value="0.862068965517241" calcext:value-type="float">
            <text:p>0.8620689655</text:p>
          </table:table-cell>
          <table:table-cell table:formula="of:=[.A8]" office:value-type="float" office:value="0.448275862068966" calcext:value-type="float">
            <text:p>0.4482758621</text:p>
          </table:table-cell>
          <table:table-cell table:formula="of:=[.A8]+[.C8]" office:value-type="float" office:value="0.586206896551724" calcext:value-type="float">
            <text:p>0.5862068966</text:p>
          </table:table-cell>
          <table:table-cell table:formula="of:=[.B8]" office:value-type="float" office:value="0.413793103448276" calcext:value-type="float">
            <text:p>0.4137931034</text:p>
          </table:table-cell>
          <table:table-cell table:formula="of:=[.B8]" office:value-type="float" office:value="0.413793103448276" calcext:value-type="float">
            <text:p>0.4137931034</text:p>
          </table:table-cell>
          <table:table-cell table:number-columns-repeated="1016"/>
        </table:table-row>
        <table:table-row table:style-name="ro3">
          <table:table-cell table:style-name="ce2" table:formula="of:=[.A9]/([.A9]+[.B9]+[.C9])" office:value-type="float" office:value="0.466666666666667" calcext:value-type="float">
            <text:p>0.4666666667</text:p>
          </table:table-cell>
          <table:table-cell table:style-name="ce2" table:formula="of:=[.B9]/([.A9]+[.B9]+[.C9])" office:value-type="float" office:value="0.377777777777778" calcext:value-type="float">
            <text:p>0.3777777778</text:p>
          </table:table-cell>
          <table:table-cell table:style-name="ce2" table:formula="of:=[.C9]/([.A9]+[.B9]+[.C9])" office:value-type="float" office:value="0.155555555555556" calcext:value-type="float">
            <text:p>0.1555555556</text:p>
          </table:table-cell>
          <table:table-cell table:style-name="ce2" table:formula="of:=[.D9]/([.D9]+[.E9]+[.F9]+[.G9]+[.H9])" office:value-type="float" office:value="0.316455696202532" calcext:value-type="float">
            <text:p>0.3164556962</text:p>
          </table:table-cell>
          <table:table-cell table:style-name="ce2" table:formula="of:=[.E9]/([.D9]+[.E9]+[.F9]+[.G9]+[.H9])" office:value-type="float" office:value="0.164556962025316" calcext:value-type="float">
            <text:p>0.164556962</text:p>
          </table:table-cell>
          <table:table-cell table:style-name="ce2" table:formula="of:=[.F9]/([.D9]+[.E9]+[.F9]+[.G9]+[.H9])" office:value-type="float" office:value="0.215189873417722" calcext:value-type="float">
            <text:p>0.2151898734</text:p>
          </table:table-cell>
          <table:table-cell table:style-name="ce3" table:formula="of:=[.G9]/([.D9]+[.E9]+[.F9]+[.G9]+[.H9])" office:value-type="float" office:value="0.151898734177215" calcext:value-type="float">
            <text:p>0.1518987342</text:p>
          </table:table-cell>
          <table:table-cell table:style-name="ce2" table:formula="of:=[.H9]/([.D9]+[.E9]+[.F9]+[.G9]+[.H9])" office:value-type="float" office:value="0.151898734177215" calcext:value-type="float">
            <text:p>0.1518987342</text:p>
          </table:table-cell>
          <table:table-cell table:number-columns-repeated="1016"/>
        </table:table-row>
        <table:table-row table:style-name="ro2">
          <table:table-cell table:formula="of:=[.D10]+[.E10]+[.F10]" office:value-type="float" office:value="0.69620253164557" calcext:value-type="float">
            <text:p>0.6962025316</text:p>
          </table:table-cell>
          <table:table-cell table:formula="of:=[.D10]+[.G10]+[.H10]" office:value-type="float" office:value="0.620253164556962" calcext:value-type="float">
            <text:p>0.6202531646</text:p>
          </table:table-cell>
          <table:table-cell table:formula="of:=[.F10]" office:value-type="float" office:value="0.215189873417722" calcext:value-type="float">
            <text:p>0.2151898734</text:p>
          </table:table-cell>
          <table:table-cell table:formula="of:=[.A10]+[.B10]" office:value-type="float" office:value="0.844444444444444" calcext:value-type="float">
            <text:p>0.8444444444</text:p>
          </table:table-cell>
          <table:table-cell table:formula="of:=[.A10]" office:value-type="float" office:value="0.466666666666667" calcext:value-type="float">
            <text:p>0.4666666667</text:p>
          </table:table-cell>
          <table:table-cell table:formula="of:=[.A10]+[.C10]" office:value-type="float" office:value="0.622222222222222" calcext:value-type="float">
            <text:p>0.6222222222</text:p>
          </table:table-cell>
          <table:table-cell table:formula="of:=[.B10]" office:value-type="float" office:value="0.377777777777778" calcext:value-type="float">
            <text:p>0.3777777778</text:p>
          </table:table-cell>
          <table:table-cell table:formula="of:=[.B10]" office:value-type="float" office:value="0.377777777777778" calcext:value-type="float">
            <text:p>0.3777777778</text:p>
          </table:table-cell>
          <table:table-cell table:number-columns-repeated="1016"/>
        </table:table-row>
        <table:table-row table:style-name="ro3">
          <table:table-cell table:style-name="ce2" table:formula="of:=[.A11]/([.A11]+[.B11]+[.C11])" office:value-type="float" office:value="0.454545454545455" calcext:value-type="float">
            <text:p>0.4545454545</text:p>
          </table:table-cell>
          <table:table-cell table:style-name="ce2" table:formula="of:=[.B11]/([.A11]+[.B11]+[.C11])" office:value-type="float" office:value="0.40495867768595" calcext:value-type="float">
            <text:p>0.4049586777</text:p>
          </table:table-cell>
          <table:table-cell table:style-name="ce2" table:formula="of:=[.C11]/([.A11]+[.B11]+[.C11])" office:value-type="float" office:value="0.140495867768595" calcext:value-type="float">
            <text:p>0.1404958678</text:p>
          </table:table-cell>
          <table:table-cell table:style-name="ce2" table:formula="of:=[.D11]/([.D11]+[.E11]+[.F11]+[.G11]+[.H11])" office:value-type="float" office:value="0.314049586776859" calcext:value-type="float">
            <text:p>0.3140495868</text:p>
          </table:table-cell>
          <table:table-cell table:style-name="ce2" table:formula="of:=[.E11]/([.D11]+[.E11]+[.F11]+[.G11]+[.H11])" office:value-type="float" office:value="0.173553719008264" calcext:value-type="float">
            <text:p>0.173553719</text:p>
          </table:table-cell>
          <table:table-cell table:style-name="ce2" table:formula="of:=[.F11]/([.D11]+[.E11]+[.F11]+[.G11]+[.H11])" office:value-type="float" office:value="0.231404958677686" calcext:value-type="float">
            <text:p>0.2314049587</text:p>
          </table:table-cell>
          <table:table-cell table:style-name="ce3" table:formula="of:=[.G11]/([.D11]+[.E11]+[.F11]+[.G11]+[.H11])" office:value-type="float" office:value="0.140495867768595" calcext:value-type="float">
            <text:p>0.1404958678</text:p>
          </table:table-cell>
          <table:table-cell table:style-name="ce2" table:formula="of:=[.H11]/([.D11]+[.E11]+[.F11]+[.G11]+[.H11])" office:value-type="float" office:value="0.140495867768595" calcext:value-type="float">
            <text:p>0.1404958678</text:p>
          </table:table-cell>
          <table:table-cell table:number-columns-repeated="1016"/>
        </table:table-row>
        <table:table-row table:style-name="ro2">
          <table:table-cell table:formula="of:=[.D12]+[.E12]+[.F12]" office:value-type="float" office:value="0.71900826446281" calcext:value-type="float">
            <text:p>0.7190082645</text:p>
          </table:table-cell>
          <table:table-cell table:formula="of:=[.D12]+[.G12]+[.H12]" office:value-type="float" office:value="0.59504132231405" calcext:value-type="float">
            <text:p>0.5950413223</text:p>
          </table:table-cell>
          <table:table-cell table:formula="of:=[.F12]" office:value-type="float" office:value="0.231404958677686" calcext:value-type="float">
            <text:p>0.2314049587</text:p>
          </table:table-cell>
          <table:table-cell table:formula="of:=[.A12]+[.B12]" office:value-type="float" office:value="0.859504132231405" calcext:value-type="float">
            <text:p>0.8595041322</text:p>
          </table:table-cell>
          <table:table-cell table:formula="of:=[.A12]" office:value-type="float" office:value="0.454545454545455" calcext:value-type="float">
            <text:p>0.4545454545</text:p>
          </table:table-cell>
          <table:table-cell table:formula="of:=[.A12]+[.C12]" office:value-type="float" office:value="0.59504132231405" calcext:value-type="float">
            <text:p>0.5950413223</text:p>
          </table:table-cell>
          <table:table-cell table:formula="of:=[.B12]" office:value-type="float" office:value="0.40495867768595" calcext:value-type="float">
            <text:p>0.4049586777</text:p>
          </table:table-cell>
          <table:table-cell table:formula="of:=[.B12]" office:value-type="float" office:value="0.40495867768595" calcext:value-type="float">
            <text:p>0.4049586777</text:p>
          </table:table-cell>
          <table:table-cell table:number-columns-repeated="1016"/>
        </table:table-row>
        <table:table-row table:style-name="ro3">
          <table:table-cell table:style-name="ce2" table:formula="of:=[.A13]/([.A13]+[.B13]+[.C13])" office:value-type="float" office:value="0.46524064171123" calcext:value-type="float">
            <text:p>0.4652406417</text:p>
          </table:table-cell>
          <table:table-cell table:style-name="ce2" table:formula="of:=[.B13]/([.A13]+[.B13]+[.C13])" office:value-type="float" office:value="0.385026737967915" calcext:value-type="float">
            <text:p>0.385026738</text:p>
          </table:table-cell>
          <table:table-cell table:style-name="ce2" table:formula="of:=[.C13]/([.A13]+[.B13]+[.C13])" office:value-type="float" office:value="0.149732620320856" calcext:value-type="float">
            <text:p>0.1497326203</text:p>
          </table:table-cell>
          <table:table-cell table:style-name="ce2" table:formula="of:=[.D13]/([.D13]+[.E13]+[.F13]+[.G13]+[.H13])" office:value-type="float" office:value="0.316109422492401" calcext:value-type="float">
            <text:p>0.3161094225</text:p>
          </table:table-cell>
          <table:table-cell table:style-name="ce2" table:formula="of:=[.E13]/([.D13]+[.E13]+[.F13]+[.G13]+[.H13])" office:value-type="float" office:value="0.167173252279635" calcext:value-type="float">
            <text:p>0.1671732523</text:p>
          </table:table-cell>
          <table:table-cell table:style-name="ce2" table:formula="of:=[.F13]/([.D13]+[.E13]+[.F13]+[.G13]+[.H13])" office:value-type="float" office:value="0.218844984802432" calcext:value-type="float">
            <text:p>0.2188449848</text:p>
          </table:table-cell>
          <table:table-cell table:style-name="ce3" table:formula="of:=[.G13]/([.D13]+[.E13]+[.F13]+[.G13]+[.H13])" office:value-type="float" office:value="0.148936170212766" calcext:value-type="float">
            <text:p>0.1489361702</text:p>
          </table:table-cell>
          <table:table-cell table:style-name="ce2" table:formula="of:=[.H13]/([.D13]+[.E13]+[.F13]+[.G13]+[.H13])" office:value-type="float" office:value="0.148936170212766" calcext:value-type="float">
            <text:p>0.1489361702</text:p>
          </table:table-cell>
          <table:table-cell table:number-columns-repeated="1016"/>
        </table:table-row>
        <table:table-row table:style-name="ro2">
          <table:table-cell table:formula="of:=[.D14]+[.E14]+[.F14]" office:value-type="float" office:value="0.702127659574468" calcext:value-type="float">
            <text:p>0.7021276596</text:p>
          </table:table-cell>
          <table:table-cell table:formula="of:=[.D14]+[.G14]+[.H14]" office:value-type="float" office:value="0.613981762917933" calcext:value-type="float">
            <text:p>0.6139817629</text:p>
          </table:table-cell>
          <table:table-cell table:formula="of:=[.F14]" office:value-type="float" office:value="0.218844984802432" calcext:value-type="float">
            <text:p>0.2188449848</text:p>
          </table:table-cell>
          <table:table-cell table:formula="of:=[.A14]+[.B14]" office:value-type="float" office:value="0.850267379679144" calcext:value-type="float">
            <text:p>0.8502673797</text:p>
          </table:table-cell>
          <table:table-cell table:formula="of:=[.A14]" office:value-type="float" office:value="0.46524064171123" calcext:value-type="float">
            <text:p>0.4652406417</text:p>
          </table:table-cell>
          <table:table-cell table:formula="of:=[.A14]+[.C14]" office:value-type="float" office:value="0.614973262032086" calcext:value-type="float">
            <text:p>0.614973262</text:p>
          </table:table-cell>
          <table:table-cell table:formula="of:=[.B14]" office:value-type="float" office:value="0.385026737967915" calcext:value-type="float">
            <text:p>0.385026738</text:p>
          </table:table-cell>
          <table:table-cell table:formula="of:=[.B14]" office:value-type="float" office:value="0.385026737967915" calcext:value-type="float">
            <text:p>0.385026738</text:p>
          </table:table-cell>
          <table:table-cell table:number-columns-repeated="1016"/>
        </table:table-row>
        <table:table-row table:style-name="ro3">
          <table:table-cell table:style-name="ce2" table:formula="of:=[.A15]/([.A15]+[.B15]+[.C15])" office:value-type="float" office:value="0.457425742574257" calcext:value-type="float">
            <text:p>0.4574257426</text:p>
          </table:table-cell>
          <table:table-cell table:style-name="ce2" table:formula="of:=[.B15]/([.A15]+[.B15]+[.C15])" office:value-type="float" office:value="0.4" calcext:value-type="float">
            <text:p>0.4</text:p>
          </table:table-cell>
          <table:table-cell table:style-name="ce2" table:formula="of:=[.C15]/([.A15]+[.B15]+[.C15])" office:value-type="float" office:value="0.142574257425743" calcext:value-type="float">
            <text:p>0.1425742574</text:p>
          </table:table-cell>
          <table:table-cell table:style-name="ce2" table:formula="of:=[.D15]/([.D15]+[.E15]+[.F15]+[.G15]+[.H15])" office:value-type="float" office:value="0.314851485148515" calcext:value-type="float">
            <text:p>0.3148514851</text:p>
          </table:table-cell>
          <table:table-cell table:style-name="ce2" table:formula="of:=[.E15]/([.D15]+[.E15]+[.F15]+[.G15]+[.H15])" office:value-type="float" office:value="0.172277227722772" calcext:value-type="float">
            <text:p>0.1722772277</text:p>
          </table:table-cell>
          <table:table-cell table:style-name="ce2" table:formula="of:=[.F15]/([.D15]+[.E15]+[.F15]+[.G15]+[.H15])" office:value-type="float" office:value="0.227722772277228" calcext:value-type="float">
            <text:p>0.2277227723</text:p>
          </table:table-cell>
          <table:table-cell table:style-name="ce3" table:formula="of:=[.G15]/([.D15]+[.E15]+[.F15]+[.G15]+[.H15])" office:value-type="float" office:value="0.142574257425743" calcext:value-type="float">
            <text:p>0.1425742574</text:p>
          </table:table-cell>
          <table:table-cell table:style-name="ce2" table:formula="of:=[.H15]/([.D15]+[.E15]+[.F15]+[.G15]+[.H15])" office:value-type="float" office:value="0.142574257425743" calcext:value-type="float">
            <text:p>0.1425742574</text:p>
          </table:table-cell>
          <table:table-cell table:number-columns-repeated="1016"/>
        </table:table-row>
        <table:table-row table:style-name="ro2">
          <table:table-cell table:formula="of:=[.D16]+[.E16]+[.F16]" office:value-type="float" office:value="0.714851485148515" calcext:value-type="float">
            <text:p>0.7148514851</text:p>
          </table:table-cell>
          <table:table-cell table:formula="of:=[.D16]+[.G16]+[.H16]" office:value-type="float" office:value="0.6" calcext:value-type="float">
            <text:p>0.6</text:p>
          </table:table-cell>
          <table:table-cell table:formula="of:=[.F16]" office:value-type="float" office:value="0.227722772277228" calcext:value-type="float">
            <text:p>0.2277227723</text:p>
          </table:table-cell>
          <table:table-cell table:formula="of:=[.A16]+[.B16]" office:value-type="float" office:value="0.857425742574257" calcext:value-type="float">
            <text:p>0.8574257426</text:p>
          </table:table-cell>
          <table:table-cell table:formula="of:=[.A16]" office:value-type="float" office:value="0.457425742574257" calcext:value-type="float">
            <text:p>0.4574257426</text:p>
          </table:table-cell>
          <table:table-cell table:formula="of:=[.A16]+[.C16]" office:value-type="float" office:value="0.6" calcext:value-type="float">
            <text:p>0.6</text:p>
          </table:table-cell>
          <table:table-cell table:formula="of:=[.B16]" office:value-type="float" office:value="0.4" calcext:value-type="float">
            <text:p>0.4</text:p>
          </table:table-cell>
          <table:table-cell table:formula="of:=[.B16]" office:value-type="float" office:value="0.4" calcext:value-type="float">
            <text:p>0.4</text:p>
          </table:table-cell>
          <table:table-cell table:number-columns-repeated="1016"/>
        </table:table-row>
        <table:table-row table:style-name="ro3">
          <table:table-cell table:style-name="ce2" table:formula="of:=[.A17]/([.A17]+[.B17]+[.C17])" office:value-type="float" office:value="0.463414634146341" calcext:value-type="float">
            <text:p>0.4634146341</text:p>
          </table:table-cell>
          <table:table-cell table:style-name="ce2" table:formula="of:=[.B17]/([.A17]+[.B17]+[.C17])" office:value-type="float" office:value="0.388960205391528" calcext:value-type="float">
            <text:p>0.3889602054</text:p>
          </table:table-cell>
          <table:table-cell table:style-name="ce2" table:formula="of:=[.C17]/([.A17]+[.B17]+[.C17])" office:value-type="float" office:value="0.147625160462131" calcext:value-type="float">
            <text:p>0.1476251605</text:p>
          </table:table-cell>
          <table:table-cell table:style-name="ce2" table:formula="of:=[.D17]/([.D17]+[.E17]+[.F17]+[.G17]+[.H17])" office:value-type="float" office:value="0.315827862873815" calcext:value-type="float">
            <text:p>0.3158278629</text:p>
          </table:table-cell>
          <table:table-cell table:style-name="ce2" table:formula="of:=[.E17]/([.D17]+[.E17]+[.F17]+[.G17]+[.H17])" office:value-type="float" office:value="0.168490153172866" calcext:value-type="float">
            <text:p>0.1684901532</text:p>
          </table:table-cell>
          <table:table-cell table:style-name="ce2" table:formula="of:=[.F17]/([.D17]+[.E17]+[.F17]+[.G17]+[.H17])" office:value-type="float" office:value="0.221006564551422" calcext:value-type="float">
            <text:p>0.2210065646</text:p>
          </table:table-cell>
          <table:table-cell table:style-name="ce3" table:formula="of:=[.G17]/([.D17]+[.E17]+[.F17]+[.G17]+[.H17])" office:value-type="float" office:value="0.147337709700948" calcext:value-type="float">
            <text:p>0.1473377097</text:p>
          </table:table-cell>
          <table:table-cell table:style-name="ce2" table:formula="of:=[.H17]/([.D17]+[.E17]+[.F17]+[.G17]+[.H17])" office:value-type="float" office:value="0.147337709700948" calcext:value-type="float">
            <text:p>0.1473377097</text:p>
          </table:table-cell>
          <table:table-cell table:number-columns-repeated="1016"/>
        </table:table-row>
        <table:table-row table:style-name="ro2">
          <table:table-cell table:formula="of:=[.D18]+[.E18]+[.F18]" office:value-type="float" office:value="0.705324580598104" calcext:value-type="float">
            <text:p>0.7053245806</text:p>
          </table:table-cell>
          <table:table-cell table:formula="of:=[.D18]+[.G18]+[.H18]" office:value-type="float" office:value="0.610503282275711" calcext:value-type="float">
            <text:p>0.6105032823</text:p>
          </table:table-cell>
          <table:table-cell table:formula="of:=[.F18]" office:value-type="float" office:value="0.221006564551422" calcext:value-type="float">
            <text:p>0.2210065646</text:p>
          </table:table-cell>
          <table:table-cell table:formula="of:=[.A18]+[.B18]" office:value-type="float" office:value="0.852374839537869" calcext:value-type="float">
            <text:p>0.8523748395</text:p>
          </table:table-cell>
          <table:table-cell table:formula="of:=[.A18]" office:value-type="float" office:value="0.463414634146341" calcext:value-type="float">
            <text:p>0.4634146341</text:p>
          </table:table-cell>
          <table:table-cell table:formula="of:=[.A18]+[.C18]" office:value-type="float" office:value="0.611039794608472" calcext:value-type="float">
            <text:p>0.6110397946</text:p>
          </table:table-cell>
          <table:table-cell table:formula="of:=[.B18]" office:value-type="float" office:value="0.388960205391528" calcext:value-type="float">
            <text:p>0.3889602054</text:p>
          </table:table-cell>
          <table:table-cell table:formula="of:=[.B18]" office:value-type="float" office:value="0.388960205391528" calcext:value-type="float">
            <text:p>0.3889602054</text:p>
          </table:table-cell>
          <table:table-cell table:number-columns-repeated="1016"/>
        </table:table-row>
        <table:table-row table:style-name="ro3">
          <table:table-cell table:style-name="ce2" table:formula="of:=[.A19]/([.A19]+[.B19]+[.C19])" office:value-type="float" office:value="0.458946369245373" calcext:value-type="float">
            <text:p>0.4589463692</text:p>
          </table:table-cell>
          <table:table-cell table:style-name="ce2" table:formula="of:=[.B19]/([.A19]+[.B19]+[.C19])" office:value-type="float" office:value="0.397247271001424" calcext:value-type="float">
            <text:p>0.397247271</text:p>
          </table:table-cell>
          <table:table-cell table:style-name="ce2" table:formula="of:=[.C19]/([.A19]+[.B19]+[.C19])" office:value-type="float" office:value="0.143806359753204" calcext:value-type="float">
            <text:p>0.1438063598</text:p>
          </table:table-cell>
          <table:table-cell table:style-name="ce2" table:formula="of:=[.D19]/([.D19]+[.E19]+[.F19]+[.G19]+[.H19])" office:value-type="float" office:value="0.315140009492169" calcext:value-type="float">
            <text:p>0.3151400095</text:p>
          </table:table-cell>
          <table:table-cell table:style-name="ce2" table:formula="of:=[.E19]/([.D19]+[.E19]+[.F19]+[.G19]+[.H19])" office:value-type="float" office:value="0.171333649738965" calcext:value-type="float">
            <text:p>0.1713336497</text:p>
          </table:table-cell>
          <table:table-cell table:style-name="ce2" table:formula="of:=[.F19]/([.D19]+[.E19]+[.F19]+[.G19]+[.H19])" office:value-type="float" office:value="0.225913621262458" calcext:value-type="float">
            <text:p>0.2259136213</text:p>
          </table:table-cell>
          <table:table-cell table:style-name="ce3" table:formula="of:=[.G19]/([.D19]+[.E19]+[.F19]+[.G19]+[.H19])" office:value-type="float" office:value="0.143806359753204" calcext:value-type="float">
            <text:p>0.1438063598</text:p>
          </table:table-cell>
          <table:table-cell table:style-name="ce2" table:formula="of:=[.H19]/([.D19]+[.E19]+[.F19]+[.G19]+[.H19])" office:value-type="float" office:value="0.143806359753204" calcext:value-type="float">
            <text:p>0.1438063598</text:p>
          </table:table-cell>
          <table:table-cell table:number-columns-repeated="1016"/>
        </table:table-row>
        <table:table-row table:style-name="ro2">
          <table:table-cell table:formula="of:=[.D20]+[.E20]+[.F20]" office:value-type="float" office:value="0.712387280493593" calcext:value-type="float">
            <text:p>0.7123872805</text:p>
          </table:table-cell>
          <table:table-cell table:formula="of:=[.D20]+[.G20]+[.H20]" office:value-type="float" office:value="0.602752728998576" calcext:value-type="float">
            <text:p>0.602752729</text:p>
          </table:table-cell>
          <table:table-cell table:formula="of:=[.F20]" office:value-type="float" office:value="0.225913621262458" calcext:value-type="float">
            <text:p>0.2259136213</text:p>
          </table:table-cell>
          <table:table-cell table:formula="of:=[.A20]+[.B20]" office:value-type="float" office:value="0.856193640246796" calcext:value-type="float">
            <text:p>0.8561936402</text:p>
          </table:table-cell>
          <table:table-cell table:formula="of:=[.A20]" office:value-type="float" office:value="0.458946369245373" calcext:value-type="float">
            <text:p>0.4589463692</text:p>
          </table:table-cell>
          <table:table-cell table:formula="of:=[.A20]+[.C20]" office:value-type="float" office:value="0.602752728998576" calcext:value-type="float">
            <text:p>0.602752729</text:p>
          </table:table-cell>
          <table:table-cell table:formula="of:=[.B20]" office:value-type="float" office:value="0.397247271001424" calcext:value-type="float">
            <text:p>0.397247271</text:p>
          </table:table-cell>
          <table:table-cell table:formula="of:=[.B20]" office:value-type="float" office:value="0.397247271001424" calcext:value-type="float">
            <text:p>0.397247271</text:p>
          </table:table-cell>
          <table:table-cell table:number-columns-repeated="1016"/>
        </table:table-row>
        <table:table-row table:style-name="ro3">
          <table:table-cell table:style-name="ce2" table:formula="of:=[.A21]/([.A21]+[.B21]+[.C21])" office:value-type="float" office:value="0.462272867262088" calcext:value-type="float">
            <text:p>0.4622728673</text:p>
          </table:table-cell>
          <table:table-cell table:style-name="ce2" table:formula="of:=[.B21]/([.A21]+[.B21]+[.C21])" office:value-type="float" office:value="0.391130274099168" calcext:value-type="float">
            <text:p>0.3911302741</text:p>
          </table:table-cell>
          <table:table-cell table:style-name="ce2" table:formula="of:=[.C21]/([.A21]+[.B21]+[.C21])" office:value-type="float" office:value="0.146596858638743" calcext:value-type="float">
            <text:p>0.1465968586</text:p>
          </table:table-cell>
          <table:table-cell table:style-name="ce2" table:formula="of:=[.D21]/([.D21]+[.E21]+[.F21]+[.G21]+[.H21])" office:value-type="float" office:value="0.315660542432196" calcext:value-type="float">
            <text:p>0.3156605424</text:p>
          </table:table-cell>
          <table:table-cell table:style-name="ce2" table:formula="of:=[.E21]/([.D21]+[.E21]+[.F21]+[.G21]+[.H21])" office:value-type="float" office:value="0.16920384951881" calcext:value-type="float">
            <text:p>0.1692038495</text:p>
          </table:table-cell>
          <table:table-cell table:style-name="ce2" table:formula="of:=[.F21]/([.D21]+[.E21]+[.F21]+[.G21]+[.H21])" office:value-type="float" office:value="0.222222222222222" calcext:value-type="float">
            <text:p>0.2222222222</text:p>
          </table:table-cell>
          <table:table-cell table:style-name="ce3" table:formula="of:=[.G21]/([.D21]+[.E21]+[.F21]+[.G21]+[.H21])" office:value-type="float" office:value="0.146456692913386" calcext:value-type="float">
            <text:p>0.1464566929</text:p>
          </table:table-cell>
          <table:table-cell table:style-name="ce2" table:formula="of:=[.H21]/([.D21]+[.E21]+[.F21]+[.G21]+[.H21])" office:value-type="float" office:value="0.146456692913386" calcext:value-type="float">
            <text:p>0.1464566929</text:p>
          </table:table-cell>
          <table:table-cell table:number-columns-repeated="1016"/>
        </table:table-row>
        <table:table-row table:style-name="ro2">
          <table:table-cell table:formula="of:=[.D22]+[.E22]+[.F22]" office:value-type="float" office:value="0.707086614173228" calcext:value-type="float">
            <text:p>0.7070866142</text:p>
          </table:table-cell>
          <table:table-cell table:formula="of:=[.D22]+[.G22]+[.H22]" office:value-type="float" office:value="0.608573928258968" calcext:value-type="float">
            <text:p>0.6085739283</text:p>
          </table:table-cell>
          <table:table-cell table:formula="of:=[.F22]" office:value-type="float" office:value="0.222222222222222" calcext:value-type="float">
            <text:p>0.2222222222</text:p>
          </table:table-cell>
          <table:table-cell table:formula="of:=[.A22]+[.B22]" office:value-type="float" office:value="0.853403141361257" calcext:value-type="float">
            <text:p>0.8534031414</text:p>
          </table:table-cell>
          <table:table-cell table:formula="of:=[.A22]" office:value-type="float" office:value="0.462272867262088" calcext:value-type="float">
            <text:p>0.4622728673</text:p>
          </table:table-cell>
          <table:table-cell table:formula="of:=[.A22]+[.C22]" office:value-type="float" office:value="0.608869725900832" calcext:value-type="float">
            <text:p>0.6088697259</text:p>
          </table:table-cell>
          <table:table-cell table:formula="of:=[.B22]" office:value-type="float" office:value="0.391130274099168" calcext:value-type="float">
            <text:p>0.3911302741</text:p>
          </table:table-cell>
          <table:table-cell table:formula="of:=[.B22]" office:value-type="float" office:value="0.391130274099168" calcext:value-type="float">
            <text:p>0.3911302741</text:p>
          </table:table-cell>
          <table:table-cell table:number-columns-repeated="1016"/>
        </table:table-row>
        <table:table-row table:style-name="ro3">
          <table:table-cell table:style-name="ce2" table:formula="of:=[.A23]/([.A23]+[.B23]+[.C23])" office:value-type="float" office:value="0.459779269541472" calcext:value-type="float">
            <text:p>0.4597792695</text:p>
          </table:table-cell>
          <table:table-cell table:style-name="ce2" table:formula="of:=[.B23]/([.A23]+[.B23]+[.C23])" office:value-type="float" office:value="0.39572192513369" calcext:value-type="float">
            <text:p>0.3957219251</text:p>
          </table:table-cell>
          <table:table-cell table:style-name="ce2" table:formula="of:=[.C23]/([.A23]+[.B23]+[.C23])" office:value-type="float" office:value="0.144498805324838" calcext:value-type="float">
            <text:p>0.1444988053</text:p>
          </table:table-cell>
          <table:table-cell table:style-name="ce2" table:formula="of:=[.D23]/([.D23]+[.E23]+[.F23]+[.G23]+[.H23])" office:value-type="float" office:value="0.315280464216634" calcext:value-type="float">
            <text:p>0.3152804642</text:p>
          </table:table-cell>
          <table:table-cell table:style-name="ce2" table:formula="of:=[.E23]/([.D23]+[.E23]+[.F23]+[.G23]+[.H23])" office:value-type="float" office:value="0.170781658891797" calcext:value-type="float">
            <text:p>0.1707816589</text:p>
          </table:table-cell>
          <table:table-cell table:style-name="ce2" table:formula="of:=[.F23]/([.D23]+[.E23]+[.F23]+[.G23]+[.H23])" office:value-type="float" office:value="0.224940266241893" calcext:value-type="float">
            <text:p>0.2249402662</text:p>
          </table:table-cell>
          <table:table-cell table:style-name="ce3" table:formula="of:=[.G23]/([.D23]+[.E23]+[.F23]+[.G23]+[.H23])" office:value-type="float" office:value="0.144498805324838" calcext:value-type="float">
            <text:p>0.1444988053</text:p>
          </table:table-cell>
          <table:table-cell table:style-name="ce2" table:formula="of:=[.H23]/([.D23]+[.E23]+[.F23]+[.G23]+[.H23])" office:value-type="float" office:value="0.144498805324838" calcext:value-type="float">
            <text:p>0.1444988053</text:p>
          </table:table-cell>
          <table:table-cell office:value-type="string" calcext:value-type="string">
            <text:p>← Converges!</text:p>
          </table:table-cell>
          <table:table-cell table:number-columns-repeated="1015"/>
        </table:table-row>
        <table:table-row table:style-name="ro2">
          <table:table-cell table:formula="of:=[.D24]+[.E24]+[.F24]" office:value-type="float" office:value="0.711002389350324" calcext:value-type="float">
            <text:p>0.7110023894</text:p>
          </table:table-cell>
          <table:table-cell table:formula="of:=[.D24]+[.G24]+[.H24]" office:value-type="float" office:value="0.60427807486631" calcext:value-type="float">
            <text:p>0.6042780749</text:p>
          </table:table-cell>
          <table:table-cell table:formula="of:=[.F24]" office:value-type="float" office:value="0.224940266241893" calcext:value-type="float">
            <text:p>0.2249402662</text:p>
          </table:table-cell>
          <table:table-cell table:formula="of:=[.A24]+[.B24]" office:value-type="float" office:value="0.855501194675162" calcext:value-type="float">
            <text:p>0.8555011947</text:p>
          </table:table-cell>
          <table:table-cell table:formula="of:=[.A24]" office:value-type="float" office:value="0.459779269541472" calcext:value-type="float">
            <text:p>0.4597792695</text:p>
          </table:table-cell>
          <table:table-cell table:formula="of:=[.A24]+[.C24]" office:value-type="float" office:value="0.60427807486631" calcext:value-type="float">
            <text:p>0.6042780749</text:p>
          </table:table-cell>
          <table:table-cell table:formula="of:=[.B24]" office:value-type="float" office:value="0.39572192513369" calcext:value-type="float">
            <text:p>0.3957219251</text:p>
          </table:table-cell>
          <table:table-cell table:formula="of:=[.B24]" office:value-type="float" office:value="0.39572192513369" calcext:value-type="float">
            <text:p>0.3957219251</text:p>
          </table:table-cell>
          <table:table-cell table:number-columns-repeated="1016"/>
        </table:table-row>
        <table:table-row table:style-name="ro3">
          <table:table-cell table:style-name="ce2" table:formula="of:=[.A25]/([.A25]+[.B25]+[.C25])" office:value-type="float" office:value="0.461623698012854" calcext:value-type="float">
            <text:p>0.461623698</text:p>
          </table:table-cell>
          <table:table-cell table:style-name="ce2" table:formula="of:=[.B25]/([.A25]+[.B25]+[.C25])" office:value-type="float" office:value="0.392332126763685" calcext:value-type="float">
            <text:p>0.3923321268</text:p>
          </table:table-cell>
          <table:table-cell table:style-name="ce2" table:formula="of:=[.C25]/([.A25]+[.B25]+[.C25])" office:value-type="float" office:value="0.146044175223462" calcext:value-type="float">
            <text:p>0.1460441752</text:p>
          </table:table-cell>
          <table:table-cell table:style-name="ce2" table:formula="of:=[.D25]/([.D25]+[.E25]+[.F25]+[.G25]+[.H25])" office:value-type="float" office:value="0.315566374281278" calcext:value-type="float">
            <text:p>0.3155663743</text:p>
          </table:table-cell>
          <table:table-cell table:style-name="ce2" table:formula="of:=[.E25]/([.D25]+[.E25]+[.F25]+[.G25]+[.H25])" office:value-type="float" office:value="0.169597515423679" calcext:value-type="float">
            <text:p>0.1695975154</text:p>
          </table:table-cell>
          <table:table-cell table:style-name="ce2" table:formula="of:=[.F25]/([.D25]+[.E25]+[.F25]+[.G25]+[.H25])" office:value-type="float" office:value="0.222898392579846" calcext:value-type="float">
            <text:p>0.2228983926</text:p>
          </table:table-cell>
          <table:table-cell table:style-name="ce3" table:formula="of:=[.G25]/([.D25]+[.E25]+[.F25]+[.G25]+[.H25])" office:value-type="float" office:value="0.145968858857599" calcext:value-type="float">
            <text:p>0.1459688589</text:p>
          </table:table-cell>
          <table:table-cell table:style-name="ce2" table:formula="of:=[.H25]/([.D25]+[.E25]+[.F25]+[.G25]+[.H25])" office:value-type="float" office:value="0.145968858857599" calcext:value-type="float">
            <text:p>0.1459688589</text:p>
          </table:table-cell>
          <table:table-cell table:number-columns-repeated="1016"/>
        </table:table-row>
        <table:table-row table:style-name="ro2">
          <table:table-cell table:formula="of:=[.D26]+[.E26]+[.F26]" office:value-type="float" office:value="0.708062282284803" calcext:value-type="float">
            <text:p>0.7080622823</text:p>
          </table:table-cell>
          <table:table-cell table:formula="of:=[.D26]+[.G26]+[.H26]" office:value-type="float" office:value="0.607504091996475" calcext:value-type="float">
            <text:p>0.607504092</text:p>
          </table:table-cell>
          <table:table-cell table:formula="of:=[.F26]" office:value-type="float" office:value="0.222898392579846" calcext:value-type="float">
            <text:p>0.2228983926</text:p>
          </table:table-cell>
          <table:table-cell table:formula="of:=[.A26]+[.B26]" office:value-type="float" office:value="0.853955824776538" calcext:value-type="float">
            <text:p>0.8539558248</text:p>
          </table:table-cell>
          <table:table-cell table:formula="of:=[.A26]" office:value-type="float" office:value="0.461623698012854" calcext:value-type="float">
            <text:p>0.461623698</text:p>
          </table:table-cell>
          <table:table-cell table:formula="of:=[.A26]+[.C26]" office:value-type="float" office:value="0.607667873236315" calcext:value-type="float">
            <text:p>0.6076678732</text:p>
          </table:table-cell>
          <table:table-cell table:formula="of:=[.B26]" office:value-type="float" office:value="0.392332126763685" calcext:value-type="float">
            <text:p>0.3923321268</text:p>
          </table:table-cell>
          <table:table-cell table:formula="of:=[.B26]" office:value-type="float" office:value="0.392332126763685" calcext:value-type="float">
            <text:p>0.3923321268</text:p>
          </table:table-cell>
          <table:table-cell table:number-columns-repeated="1016"/>
        </table:table-row>
        <table:table-row table:style-name="ro3">
          <table:table-cell table:style-name="ce2" table:formula="of:=[.A27]/([.A27]+[.B27]+[.C27])" office:value-type="float" office:value="0.460239517691028" calcext:value-type="float">
            <text:p>0.4602395177</text:p>
          </table:table-cell>
          <table:table-cell table:style-name="ce2" table:formula="of:=[.B27]/([.A27]+[.B27]+[.C27])" office:value-type="float" office:value="0.39487683116458" calcext:value-type="float">
            <text:p>0.3948768312</text:p>
          </table:table-cell>
          <table:table-cell table:style-name="ce2" table:formula="of:=[.C27]/([.A27]+[.B27]+[.C27])" office:value-type="float" office:value="0.144883651144393" calcext:value-type="float">
            <text:p>0.1448836511</text:p>
          </table:table-cell>
          <table:table-cell table:style-name="ce2" table:formula="of:=[.D27]/([.D27]+[.E27]+[.F27]+[.G27]+[.H27])" office:value-type="float" office:value="0.315355866546635" calcext:value-type="float">
            <text:p>0.3153558665</text:p>
          </table:table-cell>
          <table:table-cell table:style-name="ce2" table:formula="of:=[.E27]/([.D27]+[.E27]+[.F27]+[.G27]+[.H27])" office:value-type="float" office:value="0.170472215402242" calcext:value-type="float">
            <text:p>0.1704722154</text:p>
          </table:table-cell>
          <table:table-cell table:style-name="ce2" table:formula="of:=[.F27]/([.D27]+[.E27]+[.F27]+[.G27]+[.H27])" office:value-type="float" office:value="0.224404615762337" calcext:value-type="float">
            <text:p>0.2244046158</text:p>
          </table:table-cell>
          <table:table-cell table:style-name="ce3" table:formula="of:=[.G27]/([.D27]+[.E27]+[.F27]+[.G27]+[.H27])" office:value-type="float" office:value="0.144883651144393" calcext:value-type="float">
            <text:p>0.1448836511</text:p>
          </table:table-cell>
          <table:table-cell table:style-name="ce2" table:formula="of:=[.H27]/([.D27]+[.E27]+[.F27]+[.G27]+[.H27])" office:value-type="float" office:value="0.144883651144393" calcext:value-type="float">
            <text:p>0.1448836511</text:p>
          </table:table-cell>
          <table:table-cell table:number-columns-repeated="1016"/>
        </table:table-row>
        <table:table-row table:style-name="ro2">
          <table:table-cell table:formula="of:=[.D28]+[.E28]+[.F28]" office:value-type="float" office:value="0.710232697711215" calcext:value-type="float">
            <text:p>0.7102326977</text:p>
          </table:table-cell>
          <table:table-cell table:formula="of:=[.D28]+[.G28]+[.H28]" office:value-type="float" office:value="0.60512316883542" calcext:value-type="float">
            <text:p>0.6051231688</text:p>
          </table:table-cell>
          <table:table-cell table:formula="of:=[.F28]" office:value-type="float" office:value="0.224404615762337" calcext:value-type="float">
            <text:p>0.2244046158</text:p>
          </table:table-cell>
          <table:table-cell table:formula="of:=[.A28]+[.B28]" office:value-type="float" office:value="0.855116348855607" calcext:value-type="float">
            <text:p>0.8551163489</text:p>
          </table:table-cell>
          <table:table-cell table:formula="of:=[.A28]" office:value-type="float" office:value="0.460239517691028" calcext:value-type="float">
            <text:p>0.4602395177</text:p>
          </table:table-cell>
          <table:table-cell table:formula="of:=[.A28]+[.C28]" office:value-type="float" office:value="0.60512316883542" calcext:value-type="float">
            <text:p>0.6051231688</text:p>
          </table:table-cell>
          <table:table-cell table:formula="of:=[.B28]" office:value-type="float" office:value="0.39487683116458" calcext:value-type="float">
            <text:p>0.3948768312</text:p>
          </table:table-cell>
          <table:table-cell table:formula="of:=[.B28]" office:value-type="float" office:value="0.39487683116458" calcext:value-type="float">
            <text:p>0.3948768312</text:p>
          </table:table-cell>
          <table:table-cell table:number-columns-repeated="1016"/>
        </table:table-row>
        <table:table-row table:style-name="ro3">
          <table:table-cell table:style-name="ce2" table:formula="of:=[.A29]/([.A29]+[.B29]+[.C29])" office:value-type="float" office:value="0.461261803943802" calcext:value-type="float">
            <text:p>0.4612618039</text:p>
          </table:table-cell>
          <table:table-cell table:style-name="ce2" table:formula="of:=[.B29]/([.A29]+[.B29]+[.C29])" office:value-type="float" office:value="0.392998246018107" calcext:value-type="float">
            <text:p>0.392998246</text:p>
          </table:table-cell>
          <table:table-cell table:style-name="ce2" table:formula="of:=[.C29]/([.A29]+[.B29]+[.C29])" office:value-type="float" office:value="0.145739950038092" calcext:value-type="float">
            <text:p>0.14573995</text:p>
          </table:table-cell>
          <table:table-cell table:style-name="ce2" table:formula="of:=[.D29]/([.D29]+[.E29]+[.F29]+[.G29]+[.H29])" office:value-type="float" office:value="0.315513996114707" calcext:value-type="float">
            <text:p>0.3155139961</text:p>
          </table:table-cell>
          <table:table-cell table:style-name="ce2" table:formula="of:=[.E29]/([.D29]+[.E29]+[.F29]+[.G29]+[.H29])" office:value-type="float" office:value="0.169815498897825" calcext:value-type="float">
            <text:p>0.1698154989</text:p>
          </table:table-cell>
          <table:table-cell table:style-name="ce2" table:formula="of:=[.F29]/([.D29]+[.E29]+[.F29]+[.G29]+[.H29])" office:value-type="float" office:value="0.223273510553705" calcext:value-type="float">
            <text:p>0.2232735106</text:p>
          </table:table-cell>
          <table:table-cell table:style-name="ce3" table:formula="of:=[.G29]/([.D29]+[.E29]+[.F29]+[.G29]+[.H29])" office:value-type="float" office:value="0.145698497216882" calcext:value-type="float">
            <text:p>0.1456984972</text:p>
          </table:table-cell>
          <table:table-cell table:style-name="ce2" table:formula="of:=[.H29]/([.D29]+[.E29]+[.F29]+[.G29]+[.H29])" office:value-type="float" office:value="0.145698497216882" calcext:value-type="float">
            <text:p>0.1456984972</text:p>
          </table:table-cell>
          <table:table-cell table:number-columns-repeated="1016"/>
        </table:table-row>
        <table:table-row table:style-name="ro2">
          <table:table-cell table:formula="of:=[.D30]+[.E30]+[.F30]" office:value-type="float" office:value="0.708603005566236" calcext:value-type="float">
            <text:p>0.7086030056</text:p>
          </table:table-cell>
          <table:table-cell table:formula="of:=[.D30]+[.G30]+[.H30]" office:value-type="float" office:value="0.606910990548471" calcext:value-type="float">
            <text:p>0.6069109905</text:p>
          </table:table-cell>
          <table:table-cell table:formula="of:=[.F30]" office:value-type="float" office:value="0.223273510553705" calcext:value-type="float">
            <text:p>0.2232735106</text:p>
          </table:table-cell>
          <table:table-cell table:formula="of:=[.A30]+[.B30]" office:value-type="float" office:value="0.854260049961908" calcext:value-type="float">
            <text:p>0.85426005</text:p>
          </table:table-cell>
          <table:table-cell table:formula="of:=[.A30]" office:value-type="float" office:value="0.461261803943802" calcext:value-type="float">
            <text:p>0.4612618039</text:p>
          </table:table-cell>
          <table:table-cell table:formula="of:=[.A30]+[.C30]" office:value-type="float" office:value="0.607001753981893" calcext:value-type="float">
            <text:p>0.607001754</text:p>
          </table:table-cell>
          <table:table-cell table:formula="of:=[.B30]" office:value-type="float" office:value="0.392998246018107" calcext:value-type="float">
            <text:p>0.392998246</text:p>
          </table:table-cell>
          <table:table-cell table:formula="of:=[.B30]" office:value-type="float" office:value="0.392998246018107" calcext:value-type="float">
            <text:p>0.392998246</text:p>
          </table:table-cell>
          <table:table-cell table:number-columns-repeated="1016"/>
        </table:table-row>
        <table:table-row table:style-name="ro3">
          <table:table-cell table:style-name="ce2" table:formula="of:=[.A31]/([.A31]+[.B31]+[.C31])" office:value-type="float" office:value="0.460494384374366" calcext:value-type="float">
            <text:p>0.4604943844</text:p>
          </table:table-cell>
          <table:table-cell table:style-name="ce2" table:formula="of:=[.B31]/([.A31]+[.B31]+[.C31])" office:value-type="float" office:value="0.394408576829739" calcext:value-type="float">
            <text:p>0.3944085768</text:p>
          </table:table-cell>
          <table:table-cell table:style-name="ce2" table:formula="of:=[.C31]/([.A31]+[.B31]+[.C31])" office:value-type="float" office:value="0.145097038795895" calcext:value-type="float">
            <text:p>0.1450970388</text:p>
          </table:table-cell>
          <table:table-cell table:style-name="ce2" table:formula="of:=[.D31]/([.D31]+[.E31]+[.F31]+[.G31]+[.H31])" office:value-type="float" office:value="0.315397345578472" calcext:value-type="float">
            <text:p>0.3153973456</text:p>
          </table:table-cell>
          <table:table-cell table:style-name="ce2" table:formula="of:=[.E31]/([.D31]+[.E31]+[.F31]+[.G31]+[.H31])" office:value-type="float" office:value="0.170300306782577" calcext:value-type="float">
            <text:p>0.1703003068</text:p>
          </table:table-cell>
          <table:table-cell table:style-name="ce2" table:formula="of:=[.F31]/([.D31]+[.E31]+[.F31]+[.G31]+[.H31])" office:value-type="float" office:value="0.224108270047162" calcext:value-type="float">
            <text:p>0.22410827</text:p>
          </table:table-cell>
          <table:table-cell table:style-name="ce3" table:formula="of:=[.G31]/([.D31]+[.E31]+[.F31]+[.G31]+[.H31])" office:value-type="float" office:value="0.145097038795895" calcext:value-type="float">
            <text:p>0.1450970388</text:p>
          </table:table-cell>
          <table:table-cell table:style-name="ce2" table:formula="of:=[.H31]/([.D31]+[.E31]+[.F31]+[.G31]+[.H31])" office:value-type="float" office:value="0.145097038795895" calcext:value-type="float">
            <text:p>0.1450970388</text:p>
          </table:table-cell>
          <table:table-cell table:number-columns-repeated="1016"/>
        </table:table-row>
        <table:table-row table:style-name="ro2">
          <table:table-cell table:formula="of:=[.D32]+[.E32]+[.F32]" office:value-type="float" office:value="0.709805922408211" calcext:value-type="float">
            <text:p>0.7098059224</text:p>
          </table:table-cell>
          <table:table-cell table:formula="of:=[.D32]+[.G32]+[.H32]" office:value-type="float" office:value="0.605591423170261" calcext:value-type="float">
            <text:p>0.6055914232</text:p>
          </table:table-cell>
          <table:table-cell table:formula="of:=[.F32]" office:value-type="float" office:value="0.224108270047162" calcext:value-type="float">
            <text:p>0.22410827</text:p>
          </table:table-cell>
          <table:table-cell table:formula="of:=[.A32]+[.B32]" office:value-type="float" office:value="0.854902961204105" calcext:value-type="float">
            <text:p>0.8549029612</text:p>
          </table:table-cell>
          <table:table-cell table:formula="of:=[.A32]" office:value-type="float" office:value="0.460494384374366" calcext:value-type="float">
            <text:p>0.4604943844</text:p>
          </table:table-cell>
          <table:table-cell table:formula="of:=[.A32]+[.C32]" office:value-type="float" office:value="0.605591423170261" calcext:value-type="float">
            <text:p>0.6055914232</text:p>
          </table:table-cell>
          <table:table-cell table:formula="of:=[.B32]" office:value-type="float" office:value="0.394408576829739" calcext:value-type="float">
            <text:p>0.3944085768</text:p>
          </table:table-cell>
          <table:table-cell table:formula="of:=[.B32]" office:value-type="float" office:value="0.394408576829739" calcext:value-type="float">
            <text:p>0.3944085768</text:p>
          </table:table-cell>
          <table:table-cell table:number-columns-repeated="1016"/>
        </table:table-row>
        <table:table-row table:style-name="ro3">
          <table:table-cell table:style-name="ce2" table:formula="of:=[.A33]/([.A33]+[.B33]+[.C33])" office:value-type="float" office:value="0.461060950479064" calcext:value-type="float">
            <text:p>0.4610609505</text:p>
          </table:table-cell>
          <table:table-cell table:style-name="ce2" table:formula="of:=[.B33]/([.A33]+[.B33]+[.C33])" office:value-type="float" office:value="0.393367466168129" calcext:value-type="float">
            <text:p>0.3933674662</text:p>
          </table:table-cell>
          <table:table-cell table:style-name="ce2" table:formula="of:=[.C33]/([.A33]+[.B33]+[.C33])" office:value-type="float" office:value="0.145571583352807" calcext:value-type="float">
            <text:p>0.1455715834</text:p>
          </table:table-cell>
          <table:table-cell table:style-name="ce2" table:formula="of:=[.D33]/([.D33]+[.E33]+[.F33]+[.G33]+[.H33])" office:value-type="float" office:value="0.315484940871467" calcext:value-type="float">
            <text:p>0.3154849409</text:p>
          </table:table-cell>
          <table:table-cell table:style-name="ce2" table:formula="of:=[.E33]/([.D33]+[.E33]+[.F33]+[.G33]+[.H33])" office:value-type="float" office:value="0.169936297122387" calcext:value-type="float">
            <text:p>0.1699362971</text:p>
          </table:table-cell>
          <table:table-cell table:style-name="ce2" table:formula="of:=[.F33]/([.D33]+[.E33]+[.F33]+[.G33]+[.H33])" office:value-type="float" office:value="0.223481474507986" calcext:value-type="float">
            <text:p>0.2234814745</text:p>
          </table:table-cell>
          <table:table-cell table:style-name="ce3" table:formula="of:=[.G33]/([.D33]+[.E33]+[.F33]+[.G33]+[.H33])" office:value-type="float" office:value="0.14554864374908" calcext:value-type="float">
            <text:p>0.1455486437</text:p>
          </table:table-cell>
          <table:table-cell table:style-name="ce2" table:formula="of:=[.H33]/([.D33]+[.E33]+[.F33]+[.G33]+[.H33])" office:value-type="float" office:value="0.14554864374908" calcext:value-type="float">
            <text:p>0.1455486437</text:p>
          </table:table-cell>
          <table:table-cell table:number-columns-repeated="1016"/>
        </table:table-row>
        <table:table-row table:style-name="ro2">
          <table:table-cell table:formula="of:=[.D34]+[.E34]+[.F34]" office:value-type="float" office:value="0.708902712501841" calcext:value-type="float">
            <text:p>0.7089027125</text:p>
          </table:table-cell>
          <table:table-cell table:formula="of:=[.D34]+[.G34]+[.H34]" office:value-type="float" office:value="0.606582228369626" calcext:value-type="float">
            <text:p>0.6065822284</text:p>
          </table:table-cell>
          <table:table-cell table:formula="of:=[.F34]" office:value-type="float" office:value="0.223481474507986" calcext:value-type="float">
            <text:p>0.2234814745</text:p>
          </table:table-cell>
          <table:table-cell table:formula="of:=[.A34]+[.B34]" office:value-type="float" office:value="0.854428416647192" calcext:value-type="float">
            <text:p>0.8544284166</text:p>
          </table:table-cell>
          <table:table-cell table:formula="of:=[.A34]" office:value-type="float" office:value="0.461060950479064" calcext:value-type="float">
            <text:p>0.4610609505</text:p>
          </table:table-cell>
          <table:table-cell table:formula="of:=[.A34]+[.C34]" office:value-type="float" office:value="0.606632533831871" calcext:value-type="float">
            <text:p>0.6066325338</text:p>
          </table:table-cell>
          <table:table-cell table:formula="of:=[.B34]" office:value-type="float" office:value="0.393367466168129" calcext:value-type="float">
            <text:p>0.3933674662</text:p>
          </table:table-cell>
          <table:table-cell table:formula="of:=[.B34]" office:value-type="float" office:value="0.393367466168129" calcext:value-type="float">
            <text:p>0.3933674662</text:p>
          </table:table-cell>
          <table:table-cell table:number-columns-repeated="1016"/>
        </table:table-row>
        <table:table-row table:style-name="ro3">
          <table:table-cell table:style-name="ce2" table:formula="of:=[.A35]/([.A35]+[.B35]+[.C35])" office:value-type="float" office:value="0.46063559634409" calcext:value-type="float">
            <text:p>0.4606355963</text:p>
          </table:table-cell>
          <table:table-cell table:style-name="ce2" table:formula="of:=[.B35]/([.A35]+[.B35]+[.C35])" office:value-type="float" office:value="0.394149100531258" calcext:value-type="float">
            <text:p>0.3941491005</text:p>
          </table:table-cell>
          <table:table-cell table:style-name="ce2" table:formula="of:=[.C35]/([.A35]+[.B35]+[.C35])" office:value-type="float" office:value="0.145215303124652" calcext:value-type="float">
            <text:p>0.1452153031</text:p>
          </table:table-cell>
          <table:table-cell table:style-name="ce2" table:formula="of:=[.D35]/([.D35]+[.E35]+[.F35]+[.G35]+[.H35])" office:value-type="float" office:value="0.315420293219438" calcext:value-type="float">
            <text:p>0.3154202932</text:p>
          </table:table-cell>
          <table:table-cell table:style-name="ce2" table:formula="of:=[.E35]/([.D35]+[.E35]+[.F35]+[.G35]+[.H35])" office:value-type="float" office:value="0.170204990094786" calcext:value-type="float">
            <text:p>0.1702049901</text:p>
          </table:table-cell>
          <table:table-cell table:style-name="ce2" table:formula="of:=[.F35]/([.D35]+[.E35]+[.F35]+[.G35]+[.H35])" office:value-type="float" office:value="0.223944110436472" calcext:value-type="float">
            <text:p>0.2239441104</text:p>
          </table:table-cell>
          <table:table-cell table:style-name="ce3" table:formula="of:=[.G35]/([.D35]+[.E35]+[.F35]+[.G35]+[.H35])" office:value-type="float" office:value="0.145215303124652" calcext:value-type="float">
            <text:p>0.1452153031</text:p>
          </table:table-cell>
          <table:table-cell table:style-name="ce2" table:formula="of:=[.H35]/([.D35]+[.E35]+[.F35]+[.G35]+[.H35])" office:value-type="float" office:value="0.145215303124652" calcext:value-type="float">
            <text:p>0.1452153031</text:p>
          </table:table-cell>
          <table:table-cell table:number-columns-repeated="1016"/>
        </table:table-row>
        <table:table-row table:style-name="ro2">
          <table:table-cell table:formula="of:=[.D36]+[.E36]+[.F36]" office:value-type="float" office:value="0.709569393750696" calcext:value-type="float">
            <text:p>0.7095693938</text:p>
          </table:table-cell>
          <table:table-cell table:formula="of:=[.D36]+[.G36]+[.H36]" office:value-type="float" office:value="0.605850899468742" calcext:value-type="float">
            <text:p>0.6058508995</text:p>
          </table:table-cell>
          <table:table-cell table:formula="of:=[.F36]" office:value-type="float" office:value="0.223944110436472" calcext:value-type="float">
            <text:p>0.2239441104</text:p>
          </table:table-cell>
          <table:table-cell table:formula="of:=[.A36]+[.B36]" office:value-type="float" office:value="0.854784696875348" calcext:value-type="float">
            <text:p>0.8547846969</text:p>
          </table:table-cell>
          <table:table-cell table:formula="of:=[.A36]" office:value-type="float" office:value="0.46063559634409" calcext:value-type="float">
            <text:p>0.4606355963</text:p>
          </table:table-cell>
          <table:table-cell table:formula="of:=[.A36]+[.C36]" office:value-type="float" office:value="0.605850899468742" calcext:value-type="float">
            <text:p>0.6058508995</text:p>
          </table:table-cell>
          <table:table-cell table:formula="of:=[.B36]" office:value-type="float" office:value="0.394149100531258" calcext:value-type="float">
            <text:p>0.3941491005</text:p>
          </table:table-cell>
          <table:table-cell table:formula="of:=[.B36]" office:value-type="float" office:value="0.394149100531258" calcext:value-type="float">
            <text:p>0.3941491005</text:p>
          </table:table-cell>
          <table:table-cell table:number-columns-repeated="1016"/>
        </table:table-row>
        <table:table-row table:style-name="ro3">
          <table:table-cell table:style-name="ce2" table:formula="of:=[.A37]/([.A37]+[.B37]+[.C37])" office:value-type="float" office:value="0.460949591965038" calcext:value-type="float">
            <text:p>0.460949592</text:p>
          </table:table-cell>
          <table:table-cell table:style-name="ce2" table:formula="of:=[.B37]/([.A37]+[.B37]+[.C37])" office:value-type="float" office:value="0.393572111989778" calcext:value-type="float">
            <text:p>0.393572112</text:p>
          </table:table-cell>
          <table:table-cell table:style-name="ce2" table:formula="of:=[.C37]/([.A37]+[.B37]+[.C37])" office:value-type="float" office:value="0.145478296045184" calcext:value-type="float">
            <text:p>0.145478296</text:p>
          </table:table-cell>
          <table:table-cell table:style-name="ce2" table:formula="of:=[.D37]/([.D37]+[.E37]+[.F37]+[.G37]+[.H37])" office:value-type="float" office:value="0.315468833847477" calcext:value-type="float">
            <text:p>0.3154688338</text:p>
          </table:table-cell>
          <table:table-cell table:style-name="ce2" table:formula="of:=[.E37]/([.D37]+[.E37]+[.F37]+[.G37]+[.H37])" office:value-type="float" office:value="0.170003247529475" calcext:value-type="float">
            <text:p>0.1700032475</text:p>
          </table:table-cell>
          <table:table-cell table:style-name="ce2" table:formula="of:=[.F37]/([.D37]+[.E37]+[.F37]+[.G37]+[.H37])" office:value-type="float" office:value="0.223596745987043" calcext:value-type="float">
            <text:p>0.223596746</text:p>
          </table:table-cell>
          <table:table-cell table:style-name="ce3" table:formula="of:=[.G37]/([.D37]+[.E37]+[.F37]+[.G37]+[.H37])" office:value-type="float" office:value="0.145465586318002" calcext:value-type="float">
            <text:p>0.1454655863</text:p>
          </table:table-cell>
          <table:table-cell table:style-name="ce2" table:formula="of:=[.H37]/([.D37]+[.E37]+[.F37]+[.G37]+[.H37])" office:value-type="float" office:value="0.145465586318002" calcext:value-type="float">
            <text:p>0.1454655863</text:p>
          </table:table-cell>
          <table:table-cell table:number-columns-repeated="1016"/>
        </table:table-row>
        <table:table-row table:style-name="ro2">
          <table:table-cell table:formula="of:=[.D38]+[.E38]+[.F38]" office:value-type="float" office:value="0.709068827363996" calcext:value-type="float">
            <text:p>0.7090688274</text:p>
          </table:table-cell>
          <table:table-cell table:formula="of:=[.D38]+[.G38]+[.H38]" office:value-type="float" office:value="0.606400006483481" calcext:value-type="float">
            <text:p>0.6064000065</text:p>
          </table:table-cell>
          <table:table-cell table:formula="of:=[.F38]" office:value-type="float" office:value="0.223596745987043" calcext:value-type="float">
            <text:p>0.223596746</text:p>
          </table:table-cell>
          <table:table-cell table:formula="of:=[.A38]+[.B38]" office:value-type="float" office:value="0.854521703954816" calcext:value-type="float">
            <text:p>0.854521704</text:p>
          </table:table-cell>
          <table:table-cell table:formula="of:=[.A38]" office:value-type="float" office:value="0.460949591965038" calcext:value-type="float">
            <text:p>0.460949592</text:p>
          </table:table-cell>
          <table:table-cell table:formula="of:=[.A38]+[.C38]" office:value-type="float" office:value="0.606427888010222" calcext:value-type="float">
            <text:p>0.606427888</text:p>
          </table:table-cell>
          <table:table-cell table:formula="of:=[.B38]" office:value-type="float" office:value="0.393572111989778" calcext:value-type="float">
            <text:p>0.393572112</text:p>
          </table:table-cell>
          <table:table-cell table:formula="of:=[.B38]" office:value-type="float" office:value="0.393572111989778" calcext:value-type="float">
            <text:p>0.393572112</text:p>
          </table:table-cell>
          <table:table-cell table:number-columns-repeated="1016"/>
        </table:table-row>
        <table:table-row table:style-name="ro3">
          <table:table-cell table:style-name="ce2" table:formula="of:=[.A39]/([.A39]+[.B39]+[.C39])" office:value-type="float" office:value="0.460713849139706" calcext:value-type="float">
            <text:p>0.4607138491</text:p>
          </table:table-cell>
          <table:table-cell table:style-name="ce2" table:formula="of:=[.B39]/([.A39]+[.B39]+[.C39])" office:value-type="float" office:value="0.394005307134918" calcext:value-type="float">
            <text:p>0.3940053071</text:p>
          </table:table-cell>
          <table:table-cell table:style-name="ce2" table:formula="of:=[.C39]/([.A39]+[.B39]+[.C39])" office:value-type="float" office:value="0.145280843725375" calcext:value-type="float">
            <text:p>0.1452808437</text:p>
          </table:table-cell>
          <table:table-cell table:style-name="ce2" table:formula="of:=[.D39]/([.D39]+[.E39]+[.F39]+[.G39]+[.H39])" office:value-type="float" office:value="0.315433005414331" calcext:value-type="float">
            <text:p>0.3154330054</text:p>
          </table:table-cell>
          <table:table-cell table:style-name="ce2" table:formula="of:=[.E39]/([.D39]+[.E39]+[.F39]+[.G39]+[.H39])" office:value-type="float" office:value="0.170152161688955" calcext:value-type="float">
            <text:p>0.1701521617</text:p>
          </table:table-cell>
          <table:table-cell table:style-name="ce2" table:formula="of:=[.F39]/([.D39]+[.E39]+[.F39]+[.G39]+[.H39])" office:value-type="float" office:value="0.223853145445963" calcext:value-type="float">
            <text:p>0.2238531454</text:p>
          </table:table-cell>
          <table:table-cell table:style-name="ce3" table:formula="of:=[.G39]/([.D39]+[.E39]+[.F39]+[.G39]+[.H39])" office:value-type="float" office:value="0.145280843725375" calcext:value-type="float">
            <text:p>0.1452808437</text:p>
          </table:table-cell>
          <table:table-cell table:style-name="ce2" table:formula="of:=[.H39]/([.D39]+[.E39]+[.F39]+[.G39]+[.H39])" office:value-type="float" office:value="0.145280843725375" calcext:value-type="float">
            <text:p>0.1452808437</text:p>
          </table:table-cell>
          <table:table-cell table:number-columns-repeated="1016"/>
        </table:table-row>
        <table:table-row table:style-name="ro2">
          <table:table-cell table:formula="of:=[.D40]+[.E40]+[.F40]" office:value-type="float" office:value="0.709438312549249" calcext:value-type="float">
            <text:p>0.7094383125</text:p>
          </table:table-cell>
          <table:table-cell table:formula="of:=[.D40]+[.G40]+[.H40]" office:value-type="float" office:value="0.605994692865082" calcext:value-type="float">
            <text:p>0.6059946929</text:p>
          </table:table-cell>
          <table:table-cell table:formula="of:=[.F40]" office:value-type="float" office:value="0.223853145445963" calcext:value-type="float">
            <text:p>0.2238531454</text:p>
          </table:table-cell>
          <table:table-cell table:formula="of:=[.A40]+[.B40]" office:value-type="float" office:value="0.854719156274624" calcext:value-type="float">
            <text:p>0.8547191563</text:p>
          </table:table-cell>
          <table:table-cell table:formula="of:=[.A40]" office:value-type="float" office:value="0.460713849139706" calcext:value-type="float">
            <text:p>0.4607138491</text:p>
          </table:table-cell>
          <table:table-cell table:formula="of:=[.A40]+[.C40]" office:value-type="float" office:value="0.605994692865082" calcext:value-type="float">
            <text:p>0.6059946929</text:p>
          </table:table-cell>
          <table:table-cell table:formula="of:=[.B40]" office:value-type="float" office:value="0.394005307134918" calcext:value-type="float">
            <text:p>0.3940053071</text:p>
          </table:table-cell>
          <table:table-cell table:formula="of:=[.B40]" office:value-type="float" office:value="0.394005307134918" calcext:value-type="float">
            <text:p>0.3940053071</text:p>
          </table:table-cell>
          <table:table-cell table:number-columns-repeated="1016"/>
        </table:table-row>
        <table:table-row table:style-name="ro3">
          <table:table-cell table:style-name="ce2" table:formula="of:=[.A41]/([.A41]+[.B41]+[.C41])" office:value-type="float" office:value="0.460887868154177" calcext:value-type="float">
            <text:p>0.4608878682</text:p>
          </table:table-cell>
          <table:table-cell table:style-name="ce2" table:formula="of:=[.B41]/([.A41]+[.B41]+[.C41])" office:value-type="float" office:value="0.393685535679247" calcext:value-type="float">
            <text:p>0.3936855357</text:p>
          </table:table-cell>
          <table:table-cell table:style-name="ce2" table:formula="of:=[.C41]/([.A41]+[.B41]+[.C41])" office:value-type="float" office:value="0.145426596166576" calcext:value-type="float">
            <text:p>0.1454265962</text:p>
          </table:table-cell>
          <table:table-cell table:style-name="ce2" table:formula="of:=[.D41]/([.D41]+[.E41]+[.F41]+[.G41]+[.H41])" office:value-type="float" office:value="0.315459906326651" calcext:value-type="float">
            <text:p>0.3154599063</text:p>
          </table:table-cell>
          <table:table-cell table:style-name="ce2" table:formula="of:=[.E41]/([.D41]+[.E41]+[.F41]+[.G41]+[.H41])" office:value-type="float" office:value="0.170040353753701" calcext:value-type="float">
            <text:p>0.1700403538</text:p>
          </table:table-cell>
          <table:table-cell table:style-name="ce2" table:formula="of:=[.F41]/([.D41]+[.E41]+[.F41]+[.G41]+[.H41])" office:value-type="float" office:value="0.223660634773749" calcext:value-type="float">
            <text:p>0.2236606348</text:p>
          </table:table-cell>
          <table:table-cell table:style-name="ce3" table:formula="of:=[.G41]/([.D41]+[.E41]+[.F41]+[.G41]+[.H41])" office:value-type="float" office:value="0.145419552572949" calcext:value-type="float">
            <text:p>0.1454195526</text:p>
          </table:table-cell>
          <table:table-cell table:style-name="ce2" table:formula="of:=[.H41]/([.D41]+[.E41]+[.F41]+[.G41]+[.H41])" office:value-type="float" office:value="0.145419552572949" calcext:value-type="float">
            <text:p>0.1454195526</text:p>
          </table:table-cell>
          <table:table-cell table:number-columns-repeated="1016"/>
        </table:table-row>
        <table:table-row table:style-name="ro2">
          <table:table-cell table:formula="of:=[.D42]+[.E42]+[.F42]" office:value-type="float" office:value="0.709160894854102" calcext:value-type="float">
            <text:p>0.7091608949</text:p>
          </table:table-cell>
          <table:table-cell table:formula="of:=[.D42]+[.G42]+[.H42]" office:value-type="float" office:value="0.606299011472549" calcext:value-type="float">
            <text:p>0.6062990115</text:p>
          </table:table-cell>
          <table:table-cell table:formula="of:=[.F42]" office:value-type="float" office:value="0.223660634773749" calcext:value-type="float">
            <text:p>0.2236606348</text:p>
          </table:table-cell>
          <table:table-cell table:formula="of:=[.A42]+[.B42]" office:value-type="float" office:value="0.854573403833424" calcext:value-type="float">
            <text:p>0.8545734038</text:p>
          </table:table-cell>
          <table:table-cell table:formula="of:=[.A42]" office:value-type="float" office:value="0.460887868154177" calcext:value-type="float">
            <text:p>0.4608878682</text:p>
          </table:table-cell>
          <table:table-cell table:formula="of:=[.A42]+[.C42]" office:value-type="float" office:value="0.606314464320752" calcext:value-type="float">
            <text:p>0.6063144643</text:p>
          </table:table-cell>
          <table:table-cell table:formula="of:=[.B42]" office:value-type="float" office:value="0.393685535679247" calcext:value-type="float">
            <text:p>0.3936855357</text:p>
          </table:table-cell>
          <table:table-cell table:formula="of:=[.B42]" office:value-type="float" office:value="0.393685535679247" calcext:value-type="float">
            <text:p>0.3936855357</text:p>
          </table:table-cell>
          <table:table-cell table:number-columns-repeated="1016"/>
        </table:table-row>
        <table:table-row table:style-name="ro3">
          <table:table-cell table:style-name="ce2" table:formula="of:=[.A43]/([.A43]+[.B43]+[.C43])" office:value-type="float" office:value="0.460757215511583" calcext:value-type="float">
            <text:p>0.4607572155</text:p>
          </table:table-cell>
          <table:table-cell table:style-name="ce2" table:formula="of:=[.B43]/([.A43]+[.B43]+[.C43])" office:value-type="float" office:value="0.393925618742683" calcext:value-type="float">
            <text:p>0.3939256187</text:p>
          </table:table-cell>
          <table:table-cell table:style-name="ce2" table:formula="of:=[.C43]/([.A43]+[.B43]+[.C43])" office:value-type="float" office:value="0.145317165745733" calcext:value-type="float">
            <text:p>0.1453171657</text:p>
          </table:table-cell>
          <table:table-cell table:style-name="ce2" table:formula="of:=[.D43]/([.D43]+[.E43]+[.F43]+[.G43]+[.H43])" office:value-type="float" office:value="0.31544004976585" calcext:value-type="float">
            <text:p>0.3154400498</text:p>
          </table:table-cell>
          <table:table-cell table:style-name="ce2" table:formula="of:=[.E43]/([.D43]+[.E43]+[.F43]+[.G43]+[.H43])" office:value-type="float" office:value="0.170122884020117" calcext:value-type="float">
            <text:p>0.170122884</text:p>
          </table:table-cell>
          <table:table-cell table:style-name="ce2" table:formula="of:=[.F43]/([.D43]+[.E43]+[.F43]+[.G43]+[.H43])" office:value-type="float" office:value="0.223802734722567" calcext:value-type="float">
            <text:p>0.2238027347</text:p>
          </table:table-cell>
          <table:table-cell table:style-name="ce3" table:formula="of:=[.G43]/([.D43]+[.E43]+[.F43]+[.G43]+[.H43])" office:value-type="float" office:value="0.145317165745733" calcext:value-type="float">
            <text:p>0.1453171657</text:p>
          </table:table-cell>
          <table:table-cell table:style-name="ce2" table:formula="of:=[.H43]/([.D43]+[.E43]+[.F43]+[.G43]+[.H43])" office:value-type="float" office:value="0.145317165745733" calcext:value-type="float">
            <text:p>0.1453171657</text:p>
          </table:table-cell>
          <table:table-cell table:number-columns-repeated="1016"/>
        </table:table-row>
        <table:table-row table:style-name="ro2">
          <table:table-cell table:formula="of:=[.D44]+[.E44]+[.F44]" office:value-type="float" office:value="0.709365668508533" calcext:value-type="float">
            <text:p>0.7093656685</text:p>
          </table:table-cell>
          <table:table-cell table:formula="of:=[.D44]+[.G44]+[.H44]" office:value-type="float" office:value="0.606074381257316" calcext:value-type="float">
            <text:p>0.6060743813</text:p>
          </table:table-cell>
          <table:table-cell table:formula="of:=[.F44]" office:value-type="float" office:value="0.223802734722567" calcext:value-type="float">
            <text:p>0.2238027347</text:p>
          </table:table-cell>
          <table:table-cell table:formula="of:=[.A44]+[.B44]" office:value-type="float" office:value="0.854682834254267" calcext:value-type="float">
            <text:p>0.8546828343</text:p>
          </table:table-cell>
          <table:table-cell table:formula="of:=[.A44]" office:value-type="float" office:value="0.460757215511583" calcext:value-type="float">
            <text:p>0.4607572155</text:p>
          </table:table-cell>
          <table:table-cell table:formula="of:=[.A44]+[.C44]" office:value-type="float" office:value="0.606074381257317" calcext:value-type="float">
            <text:p>0.6060743813</text:p>
          </table:table-cell>
          <table:table-cell table:formula="of:=[.B44]" office:value-type="float" office:value="0.393925618742683" calcext:value-type="float">
            <text:p>0.3939256187</text:p>
          </table:table-cell>
          <table:table-cell table:formula="of:=[.B44]" office:value-type="float" office:value="0.393925618742683" calcext:value-type="float">
            <text:p>0.3939256187</text:p>
          </table:table-cell>
          <table:table-cell table:number-columns-repeated="1016"/>
        </table:table-row>
        <table:table-row table:style-name="ro3">
          <table:table-cell table:style-name="ce2" table:formula="of:=[.A45]/([.A45]+[.B45]+[.C45])" office:value-type="float" office:value="0.460853658472272" calcext:value-type="float">
            <text:p>0.4608536585</text:p>
          </table:table-cell>
          <table:table-cell table:style-name="ce2" table:formula="of:=[.B45]/([.A45]+[.B45]+[.C45])" office:value-type="float" office:value="0.393748398475521" calcext:value-type="float">
            <text:p>0.3937483985</text:p>
          </table:table-cell>
          <table:table-cell table:style-name="ce2" table:formula="of:=[.C45]/([.A45]+[.B45]+[.C45])" office:value-type="float" office:value="0.145397943052207" calcext:value-type="float">
            <text:p>0.1453979431</text:p>
          </table:table-cell>
          <table:table-cell table:style-name="ce2" table:formula="of:=[.D45]/([.D45]+[.E45]+[.F45]+[.G45]+[.H45])" office:value-type="float" office:value="0.315454958401668" calcext:value-type="float">
            <text:p>0.3154549584</text:p>
          </table:table-cell>
          <table:table-cell table:style-name="ce2" table:formula="of:=[.E45]/([.D45]+[.E45]+[.F45]+[.G45]+[.H45])" office:value-type="float" office:value="0.170060919006634" calcext:value-type="float">
            <text:p>0.170060919</text:p>
          </table:table-cell>
          <table:table-cell table:style-name="ce2" table:formula="of:=[.F45]/([.D45]+[.E45]+[.F45]+[.G45]+[.H45])" office:value-type="float" office:value="0.22369604380163" calcext:value-type="float">
            <text:p>0.2236960438</text:p>
          </table:table-cell>
          <table:table-cell table:style-name="ce3" table:formula="of:=[.G45]/([.D45]+[.E45]+[.F45]+[.G45]+[.H45])" office:value-type="float" office:value="0.145394039395034" calcext:value-type="float">
            <text:p>0.1453940394</text:p>
          </table:table-cell>
          <table:table-cell table:style-name="ce2" table:formula="of:=[.H45]/([.D45]+[.E45]+[.F45]+[.G45]+[.H45])" office:value-type="float" office:value="0.145394039395034" calcext:value-type="float">
            <text:p>0.1453940394</text:p>
          </table:table-cell>
          <table:table-cell table:number-columns-repeated="1016"/>
        </table:table-row>
        <table:table-row table:style-name="ro2">
          <table:table-cell table:formula="of:=[.D46]+[.E46]+[.F46]" office:value-type="float" office:value="0.709211921209931" calcext:value-type="float">
            <text:p>0.7092119212</text:p>
          </table:table-cell>
          <table:table-cell table:formula="of:=[.D46]+[.G46]+[.H46]" office:value-type="float" office:value="0.606243037191737" calcext:value-type="float">
            <text:p>0.6062430372</text:p>
          </table:table-cell>
          <table:table-cell table:formula="of:=[.F46]" office:value-type="float" office:value="0.22369604380163" calcext:value-type="float">
            <text:p>0.2236960438</text:p>
          </table:table-cell>
          <table:table-cell table:formula="of:=[.A46]+[.B46]" office:value-type="float" office:value="0.854602056947793" calcext:value-type="float">
            <text:p>0.8546020569</text:p>
          </table:table-cell>
          <table:table-cell table:formula="of:=[.A46]" office:value-type="float" office:value="0.460853658472272" calcext:value-type="float">
            <text:p>0.4608536585</text:p>
          </table:table-cell>
          <table:table-cell table:formula="of:=[.A46]+[.C46]" office:value-type="float" office:value="0.606251601524478" calcext:value-type="float">
            <text:p>0.6062516015</text:p>
          </table:table-cell>
          <table:table-cell table:formula="of:=[.B46]" office:value-type="float" office:value="0.393748398475521" calcext:value-type="float">
            <text:p>0.3937483985</text:p>
          </table:table-cell>
          <table:table-cell table:formula="of:=[.B46]" office:value-type="float" office:value="0.393748398475521" calcext:value-type="float">
            <text:p>0.3937483985</text:p>
          </table:table-cell>
          <table:table-cell table:number-columns-repeated="1016"/>
        </table:table-row>
        <table:table-row table:style-name="ro3">
          <table:table-cell table:style-name="ce2" table:formula="of:=[.A47]/([.A47]+[.B47]+[.C47])" office:value-type="float" office:value="0.460781249009807" calcext:value-type="float">
            <text:p>0.460781249</text:p>
          </table:table-cell>
          <table:table-cell table:style-name="ce2" table:formula="of:=[.B47]/([.A47]+[.B47]+[.C47])" office:value-type="float" office:value="0.393881455636191" calcext:value-type="float">
            <text:p>0.3938814556</text:p>
          </table:table-cell>
          <table:table-cell table:style-name="ce2" table:formula="of:=[.C47]/([.A47]+[.B47]+[.C47])" office:value-type="float" office:value="0.145337295354003" calcext:value-type="float">
            <text:p>0.1453372954</text:p>
          </table:table-cell>
          <table:table-cell table:style-name="ce2" table:formula="of:=[.D47]/([.D47]+[.E47]+[.F47]+[.G47]+[.H47])" office:value-type="float" office:value="0.315443953655804" calcext:value-type="float">
            <text:p>0.3154439537</text:p>
          </table:table-cell>
          <table:table-cell table:style-name="ce2" table:formula="of:=[.E47]/([.D47]+[.E47]+[.F47]+[.G47]+[.H47])" office:value-type="float" office:value="0.170106658301802" calcext:value-type="float">
            <text:p>0.1701066583</text:p>
          </table:table-cell>
          <table:table-cell table:style-name="ce2" table:formula="of:=[.F47]/([.D47]+[.E47]+[.F47]+[.G47]+[.H47])" office:value-type="float" office:value="0.223774797334389" calcext:value-type="float">
            <text:p>0.2237747973</text:p>
          </table:table-cell>
          <table:table-cell table:style-name="ce3" table:formula="of:=[.G47]/([.D47]+[.E47]+[.F47]+[.G47]+[.H47])" office:value-type="float" office:value="0.145337295354002" calcext:value-type="float">
            <text:p>0.1453372954</text:p>
          </table:table-cell>
          <table:table-cell table:style-name="ce2" table:formula="of:=[.H47]/([.D47]+[.E47]+[.F47]+[.G47]+[.H47])" office:value-type="float" office:value="0.145337295354002" calcext:value-type="float">
            <text:p>0.1453372954</text:p>
          </table:table-cell>
          <table:table-cell table:number-columns-repeated="1016"/>
        </table:table-row>
        <table:table-row table:style-name="ro2">
          <table:table-cell table:formula="of:=[.D48]+[.E48]+[.F48]" office:value-type="float" office:value="0.709325409291995" calcext:value-type="float">
            <text:p>0.7093254093</text:p>
          </table:table-cell>
          <table:table-cell table:formula="of:=[.D48]+[.G48]+[.H48]" office:value-type="float" office:value="0.606118544363809" calcext:value-type="float">
            <text:p>0.6061185444</text:p>
          </table:table-cell>
          <table:table-cell table:formula="of:=[.F48]" office:value-type="float" office:value="0.223774797334389" calcext:value-type="float">
            <text:p>0.2237747973</text:p>
          </table:table-cell>
          <table:table-cell table:formula="of:=[.A48]+[.B48]" office:value-type="float" office:value="0.854662704645997" calcext:value-type="float">
            <text:p>0.8546627046</text:p>
          </table:table-cell>
          <table:table-cell table:formula="of:=[.A48]" office:value-type="float" office:value="0.460781249009807" calcext:value-type="float">
            <text:p>0.460781249</text:p>
          </table:table-cell>
          <table:table-cell table:formula="of:=[.A48]+[.C48]" office:value-type="float" office:value="0.606118544363809" calcext:value-type="float">
            <text:p>0.6061185444</text:p>
          </table:table-cell>
          <table:table-cell table:formula="of:=[.B48]" office:value-type="float" office:value="0.393881455636191" calcext:value-type="float">
            <text:p>0.3938814556</text:p>
          </table:table-cell>
          <table:table-cell table:formula="of:=[.B48]" office:value-type="float" office:value="0.393881455636191" calcext:value-type="float">
            <text:p>0.3938814556</text:p>
          </table:table-cell>
          <table:table-cell table:number-columns-repeated="1016"/>
        </table:table-row>
        <table:table-row table:style-name="ro3">
          <table:table-cell table:style-name="ce2" table:formula="of:=[.A49]/([.A49]+[.B49]+[.C49])" office:value-type="float" office:value="0.460834698664942" calcext:value-type="float">
            <text:p>0.4608346987</text:p>
          </table:table-cell>
          <table:table-cell table:style-name="ce2" table:formula="of:=[.B49]/([.A49]+[.B49]+[.C49])" office:value-type="float" office:value="0.393783238395379" calcext:value-type="float">
            <text:p>0.3937832384</text:p>
          </table:table-cell>
          <table:table-cell table:style-name="ce2" table:formula="of:=[.C49]/([.A49]+[.B49]+[.C49])" office:value-type="float" office:value="0.145382062939678" calcext:value-type="float">
            <text:p>0.1453820629</text:p>
          </table:table-cell>
          <table:table-cell table:style-name="ce2" table:formula="of:=[.D49]/([.D49]+[.E49]+[.F49]+[.G49]+[.H49])" office:value-type="float" office:value="0.315452216154921" calcext:value-type="float">
            <text:p>0.3154522162</text:p>
          </table:table-cell>
          <table:table-cell table:style-name="ce2" table:formula="of:=[.E49]/([.D49]+[.E49]+[.F49]+[.G49]+[.H49])" office:value-type="float" office:value="0.170072316684255" calcext:value-type="float">
            <text:p>0.1700723167</text:p>
          </table:table-cell>
          <table:table-cell table:style-name="ce2" table:formula="of:=[.F49]/([.D49]+[.E49]+[.F49]+[.G49]+[.H49])" office:value-type="float" office:value="0.223715668219493" calcext:value-type="float">
            <text:p>0.2237156682</text:p>
          </table:table-cell>
          <table:table-cell table:style-name="ce3" table:formula="of:=[.G49]/([.D49]+[.E49]+[.F49]+[.G49]+[.H49])" office:value-type="float" office:value="0.145379899470666" calcext:value-type="float">
            <text:p>0.1453798995</text:p>
          </table:table-cell>
          <table:table-cell table:style-name="ce2" table:formula="of:=[.H49]/([.D49]+[.E49]+[.F49]+[.G49]+[.H49])" office:value-type="float" office:value="0.145379899470666" calcext:value-type="float">
            <text:p>0.1453798995</text:p>
          </table:table-cell>
          <table:table-cell table:number-columns-repeated="1016"/>
        </table:table-row>
        <table:table-row table:style-name="ro2">
          <table:table-cell table:formula="of:=[.D50]+[.E50]+[.F50]" office:value-type="float" office:value="0.709240201058668" calcext:value-type="float">
            <text:p>0.7092402011</text:p>
          </table:table-cell>
          <table:table-cell table:formula="of:=[.D50]+[.G50]+[.H50]" office:value-type="float" office:value="0.606212015096252" calcext:value-type="float">
            <text:p>0.6062120151</text:p>
          </table:table-cell>
          <table:table-cell table:formula="of:=[.F50]" office:value-type="float" office:value="0.223715668219493" calcext:value-type="float">
            <text:p>0.2237156682</text:p>
          </table:table-cell>
          <table:table-cell table:formula="of:=[.A50]+[.B50]" office:value-type="float" office:value="0.854617937060322" calcext:value-type="float">
            <text:p>0.8546179371</text:p>
          </table:table-cell>
          <table:table-cell table:formula="of:=[.A50]" office:value-type="float" office:value="0.460834698664942" calcext:value-type="float">
            <text:p>0.4608346987</text:p>
          </table:table-cell>
          <table:table-cell table:formula="of:=[.A50]+[.C50]" office:value-type="float" office:value="0.606216761604621" calcext:value-type="float">
            <text:p>0.6062167616</text:p>
          </table:table-cell>
          <table:table-cell table:formula="of:=[.B50]" office:value-type="float" office:value="0.393783238395379" calcext:value-type="float">
            <text:p>0.3937832384</text:p>
          </table:table-cell>
          <table:table-cell table:formula="of:=[.B50]" office:value-type="float" office:value="0.393783238395379" calcext:value-type="float">
            <text:p>0.3937832384</text:p>
          </table:table-cell>
          <table:table-cell table:number-columns-repeated="1016"/>
        </table:table-row>
        <table:table-row table:style-name="ro3">
          <table:table-cell table:style-name="ce2" table:formula="of:=[.A51]/([.A51]+[.B51]+[.C51])" office:value-type="float" office:value="0.460794568454068" calcext:value-type="float">
            <text:p>0.4607945685</text:p>
          </table:table-cell>
          <table:table-cell table:style-name="ce2" table:formula="of:=[.B51]/([.A51]+[.B51]+[.C51])" office:value-type="float" office:value="0.393856980288179" calcext:value-type="float">
            <text:p>0.3938569803</text:p>
          </table:table-cell>
          <table:table-cell table:style-name="ce2" table:formula="of:=[.C51]/([.A51]+[.B51]+[.C51])" office:value-type="float" office:value="0.145348451257753" calcext:value-type="float">
            <text:p>0.1453484513</text:p>
          </table:table-cell>
          <table:table-cell table:style-name="ce2" table:formula="of:=[.D51]/([.D51]+[.E51]+[.F51]+[.G51]+[.H51])" office:value-type="float" office:value="0.315446117196315" calcext:value-type="float">
            <text:p>0.3154461172</text:p>
          </table:table-cell>
          <table:table-cell table:style-name="ce2" table:formula="of:=[.E51]/([.D51]+[.E51]+[.F51]+[.G51]+[.H51])" office:value-type="float" office:value="0.170097665938562" calcext:value-type="float">
            <text:p>0.1700976659</text:p>
          </table:table-cell>
          <table:table-cell table:style-name="ce2" table:formula="of:=[.F51]/([.D51]+[.E51]+[.F51]+[.G51]+[.H51])" office:value-type="float" office:value="0.223759314349617" calcext:value-type="float">
            <text:p>0.2237593143</text:p>
          </table:table-cell>
          <table:table-cell table:style-name="ce3" table:formula="of:=[.G51]/([.D51]+[.E51]+[.F51]+[.G51]+[.H51])" office:value-type="float" office:value="0.145348451257753" calcext:value-type="float">
            <text:p>0.1453484513</text:p>
          </table:table-cell>
          <table:table-cell table:style-name="ce2" table:formula="of:=[.H51]/([.D51]+[.E51]+[.F51]+[.G51]+[.H51])" office:value-type="float" office:value="0.145348451257753" calcext:value-type="float">
            <text:p>0.1453484513</text:p>
          </table:table-cell>
          <table:table-cell table:number-columns-repeated="1016"/>
        </table:table-row>
        <table:table-row table:style-name="ro2">
          <table:table-cell table:formula="of:=[.D52]+[.E52]+[.F52]" office:value-type="float" office:value="0.709303097484495" calcext:value-type="float">
            <text:p>0.7093030975</text:p>
          </table:table-cell>
          <table:table-cell table:formula="of:=[.D52]+[.G52]+[.H52]" office:value-type="float" office:value="0.606143019711821" calcext:value-type="float">
            <text:p>0.6061430197</text:p>
          </table:table-cell>
          <table:table-cell table:formula="of:=[.F52]" office:value-type="float" office:value="0.223759314349617" calcext:value-type="float">
            <text:p>0.2237593143</text:p>
          </table:table-cell>
          <table:table-cell table:formula="of:=[.A52]+[.B52]" office:value-type="float" office:value="0.854651548742247" calcext:value-type="float">
            <text:p>0.8546515487</text:p>
          </table:table-cell>
          <table:table-cell table:formula="of:=[.A52]" office:value-type="float" office:value="0.460794568454068" calcext:value-type="float">
            <text:p>0.4607945685</text:p>
          </table:table-cell>
          <table:table-cell table:formula="of:=[.A52]+[.C52]" office:value-type="float" office:value="0.606143019711821" calcext:value-type="float">
            <text:p>0.6061430197</text:p>
          </table:table-cell>
          <table:table-cell table:formula="of:=[.B52]" office:value-type="float" office:value="0.393856980288179" calcext:value-type="float">
            <text:p>0.3938569803</text:p>
          </table:table-cell>
          <table:table-cell table:formula="of:=[.B52]" office:value-type="float" office:value="0.393856980288179" calcext:value-type="float">
            <text:p>0.3938569803</text:p>
          </table:table-cell>
          <table:table-cell table:number-columns-repeated="1016"/>
        </table:table-row>
        <table:table-row table:style-name="ro3">
          <table:table-cell table:style-name="ce2" table:formula="of:=[.A53]/([.A53]+[.B53]+[.C53])" office:value-type="float" office:value="0.460824190811289" calcext:value-type="float">
            <text:p>0.4608241908</text:p>
          </table:table-cell>
          <table:table-cell table:style-name="ce2" table:formula="of:=[.B53]/([.A53]+[.B53]+[.C53])" office:value-type="float" office:value="0.393802547268189" calcext:value-type="float">
            <text:p>0.3938025473</text:p>
          </table:table-cell>
          <table:table-cell table:style-name="ce2" table:formula="of:=[.C53]/([.A53]+[.B53]+[.C53])" office:value-type="float" office:value="0.145373261920522" calcext:value-type="float">
            <text:p>0.1453732619</text:p>
          </table:table-cell>
          <table:table-cell table:style-name="ce2" table:formula="of:=[.D53]/([.D53]+[.E53]+[.F53]+[.G53]+[.H53])" office:value-type="float" office:value="0.315450696356478" calcext:value-type="float">
            <text:p>0.3154506964</text:p>
          </table:table-cell>
          <table:table-cell table:style-name="ce2" table:formula="of:=[.E53]/([.D53]+[.E53]+[.F53]+[.G53]+[.H53])" office:value-type="float" office:value="0.170078633461831" calcext:value-type="float">
            <text:p>0.1700786335</text:p>
          </table:table-cell>
          <table:table-cell table:style-name="ce2" table:formula="of:=[.F53]/([.D53]+[.E53]+[.F53]+[.G53]+[.H53])" office:value-type="float" office:value="0.223726544392396" calcext:value-type="float">
            <text:p>0.2237265444</text:p>
          </table:table-cell>
          <table:table-cell table:style-name="ce3" table:formula="of:=[.G53]/([.D53]+[.E53]+[.F53]+[.G53]+[.H53])" office:value-type="float" office:value="0.145372062894648" calcext:value-type="float">
            <text:p>0.1453720629</text:p>
          </table:table-cell>
          <table:table-cell table:style-name="ce2" table:formula="of:=[.H53]/([.D53]+[.E53]+[.F53]+[.G53]+[.H53])" office:value-type="float" office:value="0.145372062894648" calcext:value-type="float">
            <text:p>0.1453720629</text:p>
          </table:table-cell>
          <table:table-cell table:number-columns-repeated="1016"/>
        </table:table-row>
        <table:table-row table:style-name="ro2">
          <table:table-cell table:formula="of:=[.D54]+[.E54]+[.F54]" office:value-type="float" office:value="0.709255874210705" calcext:value-type="float">
            <text:p>0.7092558742</text:p>
          </table:table-cell>
          <table:table-cell table:formula="of:=[.D54]+[.G54]+[.H54]" office:value-type="float" office:value="0.606194822145773" calcext:value-type="float">
            <text:p>0.6061948221</text:p>
          </table:table-cell>
          <table:table-cell table:formula="of:=[.F54]" office:value-type="float" office:value="0.223726544392396" calcext:value-type="float">
            <text:p>0.2237265444</text:p>
          </table:table-cell>
          <table:table-cell table:formula="of:=[.A54]+[.B54]" office:value-type="float" office:value="0.854626738079478" calcext:value-type="float">
            <text:p>0.8546267381</text:p>
          </table:table-cell>
          <table:table-cell table:formula="of:=[.A54]" office:value-type="float" office:value="0.460824190811289" calcext:value-type="float">
            <text:p>0.4608241908</text:p>
          </table:table-cell>
          <table:table-cell table:formula="of:=[.A54]+[.C54]" office:value-type="float" office:value="0.606197452731811" calcext:value-type="float">
            <text:p>0.6061974527</text:p>
          </table:table-cell>
          <table:table-cell table:formula="of:=[.B54]" office:value-type="float" office:value="0.393802547268189" calcext:value-type="float">
            <text:p>0.3938025473</text:p>
          </table:table-cell>
          <table:table-cell table:formula="of:=[.B54]" office:value-type="float" office:value="0.393802547268189" calcext:value-type="float">
            <text:p>0.3938025473</text:p>
          </table:table-cell>
          <table:table-cell table:number-columns-repeated="1016"/>
        </table:table-row>
        <table:table-row table:style-name="ro3">
          <table:table-cell table:style-name="ce2" table:formula="of:=[.A55]/([.A55]+[.B55]+[.C55])" office:value-type="float" office:value="0.460801950180619" calcext:value-type="float">
            <text:p>0.4608019502</text:p>
          </table:table-cell>
          <table:table-cell table:style-name="ce2" table:formula="of:=[.B55]/([.A55]+[.B55]+[.C55])" office:value-type="float" office:value="0.393843415882913" calcext:value-type="float">
            <text:p>0.3938434159</text:p>
          </table:table-cell>
          <table:table-cell table:style-name="ce2" table:formula="of:=[.C55]/([.A55]+[.B55]+[.C55])" office:value-type="float" office:value="0.145354633936468" calcext:value-type="float">
            <text:p>0.1453546339</text:p>
          </table:table-cell>
          <table:table-cell table:style-name="ce2" table:formula="of:=[.D55]/([.D55]+[.E55]+[.F55]+[.G55]+[.H55])" office:value-type="float" office:value="0.31544731624415" calcext:value-type="float">
            <text:p>0.3154473162</text:p>
          </table:table-cell>
          <table:table-cell table:style-name="ce2" table:formula="of:=[.E55]/([.D55]+[.E55]+[.F55]+[.G55]+[.H55])" office:value-type="float" office:value="0.170092682307682" calcext:value-type="float">
            <text:p>0.1700926823</text:p>
          </table:table-cell>
          <table:table-cell table:style-name="ce2" table:formula="of:=[.F55]/([.D55]+[.E55]+[.F55]+[.G55]+[.H55])" office:value-type="float" office:value="0.223750733575231" calcext:value-type="float">
            <text:p>0.2237507336</text:p>
          </table:table-cell>
          <table:table-cell table:style-name="ce3" table:formula="of:=[.G55]/([.D55]+[.E55]+[.F55]+[.G55]+[.H55])" office:value-type="float" office:value="0.145354633936468" calcext:value-type="float">
            <text:p>0.1453546339</text:p>
          </table:table-cell>
          <table:table-cell table:style-name="ce2" table:formula="of:=[.H55]/([.D55]+[.E55]+[.F55]+[.G55]+[.H55])" office:value-type="float" office:value="0.145354633936468" calcext:value-type="float">
            <text:p>0.1453546339</text:p>
          </table:table-cell>
          <table:table-cell table:number-columns-repeated="1016"/>
        </table:table-row>
        <table:table-row table:style-name="ro2">
          <table:table-cell table:formula="of:=[.D56]+[.E56]+[.F56]" office:value-type="float" office:value="0.709290732127064" calcext:value-type="float">
            <text:p>0.7092907321</text:p>
          </table:table-cell>
          <table:table-cell table:formula="of:=[.D56]+[.G56]+[.H56]" office:value-type="float" office:value="0.606156584117087" calcext:value-type="float">
            <text:p>0.6061565841</text:p>
          </table:table-cell>
          <table:table-cell table:formula="of:=[.F56]" office:value-type="float" office:value="0.223750733575231" calcext:value-type="float">
            <text:p>0.2237507336</text:p>
          </table:table-cell>
          <table:table-cell table:formula="of:=[.A56]+[.B56]" office:value-type="float" office:value="0.854645366063532" calcext:value-type="float">
            <text:p>0.8546453661</text:p>
          </table:table-cell>
          <table:table-cell table:formula="of:=[.A56]" office:value-type="float" office:value="0.460801950180619" calcext:value-type="float">
            <text:p>0.4608019502</text:p>
          </table:table-cell>
          <table:table-cell table:formula="of:=[.A56]+[.C56]" office:value-type="float" office:value="0.606156584117087" calcext:value-type="float">
            <text:p>0.6061565841</text:p>
          </table:table-cell>
          <table:table-cell table:formula="of:=[.B56]" office:value-type="float" office:value="0.393843415882913" calcext:value-type="float">
            <text:p>0.3938434159</text:p>
          </table:table-cell>
          <table:table-cell table:formula="of:=[.B56]" office:value-type="float" office:value="0.393843415882913" calcext:value-type="float">
            <text:p>0.3938434159</text:p>
          </table:table-cell>
          <table:table-cell table:number-columns-repeated="1016"/>
        </table:table-row>
        <table:table-row table:style-name="ro3">
          <table:table-cell table:style-name="ce2" table:formula="of:=[.A57]/([.A57]+[.B57]+[.C57])" office:value-type="float" office:value="0.460818367207713" calcext:value-type="float">
            <text:p>0.4608183672</text:p>
          </table:table-cell>
          <table:table-cell table:style-name="ce2" table:formula="of:=[.B57]/([.A57]+[.B57]+[.C57])" office:value-type="float" office:value="0.393813248521343" calcext:value-type="float">
            <text:p>0.3938132485</text:p>
          </table:table-cell>
          <table:table-cell table:style-name="ce2" table:formula="of:=[.C57]/([.A57]+[.B57]+[.C57])" office:value-type="float" office:value="0.145368384270944" calcext:value-type="float">
            <text:p>0.1453683843</text:p>
          </table:table-cell>
          <table:table-cell table:style-name="ce2" table:formula="of:=[.D57]/([.D57]+[.E57]+[.F57]+[.G57]+[.H57])" office:value-type="float" office:value="0.31544985406293" calcext:value-type="float">
            <text:p>0.3154498541</text:p>
          </table:table-cell>
          <table:table-cell table:style-name="ce2" table:formula="of:=[.E57]/([.D57]+[.E57]+[.F57]+[.G57]+[.H57])" office:value-type="float" office:value="0.170082134307839" calcext:value-type="float">
            <text:p>0.1700821343</text:p>
          </table:table-cell>
          <table:table-cell table:style-name="ce2" table:formula="of:=[.F57]/([.D57]+[.E57]+[.F57]+[.G57]+[.H57])" office:value-type="float" office:value="0.223732572119048" calcext:value-type="float">
            <text:p>0.2237325721</text:p>
          </table:table-cell>
          <table:table-cell table:style-name="ce3" table:formula="of:=[.G57]/([.D57]+[.E57]+[.F57]+[.G57]+[.H57])" office:value-type="float" office:value="0.145367719755091" calcext:value-type="float">
            <text:p>0.1453677198</text:p>
          </table:table-cell>
          <table:table-cell table:style-name="ce2" table:formula="of:=[.H57]/([.D57]+[.E57]+[.F57]+[.G57]+[.H57])" office:value-type="float" office:value="0.145367719755091" calcext:value-type="float">
            <text:p>0.1453677198</text:p>
          </table:table-cell>
          <table:table-cell table:number-columns-repeated="1016"/>
        </table:table-row>
        <table:table-row table:style-name="ro2">
          <table:table-cell table:formula="of:=[.D58]+[.E58]+[.F58]" office:value-type="float" office:value="0.709264560489817" calcext:value-type="float">
            <text:p>0.7092645605</text:p>
          </table:table-cell>
          <table:table-cell table:formula="of:=[.D58]+[.G58]+[.H58]" office:value-type="float" office:value="0.606185293573113" calcext:value-type="float">
            <text:p>0.6061852936</text:p>
          </table:table-cell>
          <table:table-cell table:formula="of:=[.F58]" office:value-type="float" office:value="0.223732572119048" calcext:value-type="float">
            <text:p>0.2237325721</text:p>
          </table:table-cell>
          <table:table-cell table:formula="of:=[.A58]+[.B58]" office:value-type="float" office:value="0.854631615729056" calcext:value-type="float">
            <text:p>0.8546316157</text:p>
          </table:table-cell>
          <table:table-cell table:formula="of:=[.A58]" office:value-type="float" office:value="0.460818367207713" calcext:value-type="float">
            <text:p>0.4608183672</text:p>
          </table:table-cell>
          <table:table-cell table:formula="of:=[.A58]+[.C58]" office:value-type="float" office:value="0.606186751478657" calcext:value-type="float">
            <text:p>0.6061867515</text:p>
          </table:table-cell>
          <table:table-cell table:formula="of:=[.B58]" office:value-type="float" office:value="0.393813248521343" calcext:value-type="float">
            <text:p>0.3938132485</text:p>
          </table:table-cell>
          <table:table-cell table:formula="of:=[.B58]" office:value-type="float" office:value="0.393813248521343" calcext:value-type="float">
            <text:p>0.3938132485</text:p>
          </table:table-cell>
          <table:table-cell table:number-columns-repeated="1016"/>
        </table:table-row>
        <table:table-row table:style-name="ro3">
          <table:table-cell table:style-name="ce2" table:formula="of:=[.A59]/([.A59]+[.B59]+[.C59])" office:value-type="float" office:value="0.460806041197589" calcext:value-type="float">
            <text:p>0.4608060412</text:p>
          </table:table-cell>
          <table:table-cell table:style-name="ce2" table:formula="of:=[.B59]/([.A59]+[.B59]+[.C59])" office:value-type="float" office:value="0.39383589837157" calcext:value-type="float">
            <text:p>0.3938358984</text:p>
          </table:table-cell>
          <table:table-cell table:style-name="ce2" table:formula="of:=[.C59]/([.A59]+[.B59]+[.C59])" office:value-type="float" office:value="0.145358060430841" calcext:value-type="float">
            <text:p>0.1453580604</text:p>
          </table:table-cell>
          <table:table-cell table:style-name="ce2" table:formula="of:=[.D59]/([.D59]+[.E59]+[.F59]+[.G59]+[.H59])" office:value-type="float" office:value="0.315447980766748" calcext:value-type="float">
            <text:p>0.3154479808</text:p>
          </table:table-cell>
          <table:table-cell table:style-name="ce2" table:formula="of:=[.E59]/([.D59]+[.E59]+[.F59]+[.G59]+[.H59])" office:value-type="float" office:value="0.170089920335907" calcext:value-type="float">
            <text:p>0.1700899203</text:p>
          </table:table-cell>
          <table:table-cell table:style-name="ce2" table:formula="of:=[.F59]/([.D59]+[.E59]+[.F59]+[.G59]+[.H59])" office:value-type="float" office:value="0.223745978035663" calcext:value-type="float">
            <text:p>0.223745978</text:p>
          </table:table-cell>
          <table:table-cell table:style-name="ce3" table:formula="of:=[.G59]/([.D59]+[.E59]+[.F59]+[.G59]+[.H59])" office:value-type="float" office:value="0.145358060430841" calcext:value-type="float">
            <text:p>0.1453580604</text:p>
          </table:table-cell>
          <table:table-cell table:style-name="ce2" table:formula="of:=[.H59]/([.D59]+[.E59]+[.F59]+[.G59]+[.H59])" office:value-type="float" office:value="0.145358060430841" calcext:value-type="float">
            <text:p>0.1453580604</text:p>
          </table:table-cell>
          <table:table-cell table:number-columns-repeated="1016"/>
        </table:table-row>
        <table:table-row table:style-name="ro2">
          <table:table-cell table:formula="of:=[.D60]+[.E60]+[.F60]" office:value-type="float" office:value="0.709283879138318" calcext:value-type="float">
            <text:p>0.7092838791</text:p>
          </table:table-cell>
          <table:table-cell table:formula="of:=[.D60]+[.G60]+[.H60]" office:value-type="float" office:value="0.60616410162843" calcext:value-type="float">
            <text:p>0.6061641016</text:p>
          </table:table-cell>
          <table:table-cell table:formula="of:=[.F60]" office:value-type="float" office:value="0.223745978035663" calcext:value-type="float">
            <text:p>0.223745978</text:p>
          </table:table-cell>
          <table:table-cell table:formula="of:=[.A60]+[.B60]" office:value-type="float" office:value="0.854641939569159" calcext:value-type="float">
            <text:p>0.8546419396</text:p>
          </table:table-cell>
          <table:table-cell table:formula="of:=[.A60]" office:value-type="float" office:value="0.460806041197589" calcext:value-type="float">
            <text:p>0.4608060412</text:p>
          </table:table-cell>
          <table:table-cell table:formula="of:=[.A60]+[.C60]" office:value-type="float" office:value="0.60616410162843" calcext:value-type="float">
            <text:p>0.6061641016</text:p>
          </table:table-cell>
          <table:table-cell table:formula="of:=[.B60]" office:value-type="float" office:value="0.39383589837157" calcext:value-type="float">
            <text:p>0.3938358984</text:p>
          </table:table-cell>
          <table:table-cell table:formula="of:=[.B60]" office:value-type="float" office:value="0.39383589837157" calcext:value-type="float">
            <text:p>0.3938358984</text:p>
          </table:table-cell>
          <table:table-cell table:number-columns-repeated="1016"/>
        </table:table-row>
        <table:table-row table:style-name="ro3">
          <table:table-cell table:style-name="ce2" table:formula="of:=[.A61]/([.A61]+[.B61]+[.C61])" office:value-type="float" office:value="0.460815139691807" calcext:value-type="float">
            <text:p>0.4608151397</text:p>
          </table:table-cell>
          <table:table-cell table:style-name="ce2" table:formula="of:=[.B61]/([.A61]+[.B61]+[.C61])" office:value-type="float" office:value="0.393819179293078" calcext:value-type="float">
            <text:p>0.3938191793</text:p>
          </table:table-cell>
          <table:table-cell table:style-name="ce2" table:formula="of:=[.C61]/([.A61]+[.B61]+[.C61])" office:value-type="float" office:value="0.145365681015115" calcext:value-type="float">
            <text:p>0.145365681</text:p>
          </table:table-cell>
          <table:table-cell table:style-name="ce2" table:formula="of:=[.D61]/([.D61]+[.E61]+[.F61]+[.G61]+[.H61])" office:value-type="float" office:value="0.315449387253201" calcext:value-type="float">
            <text:p>0.3154493873</text:p>
          </table:table-cell>
          <table:table-cell table:style-name="ce2" table:formula="of:=[.E61]/([.D61]+[.E61]+[.F61]+[.G61]+[.H61])" office:value-type="float" office:value="0.170084074520883" calcext:value-type="float">
            <text:p>0.1700840745</text:p>
          </table:table-cell>
          <table:table-cell table:style-name="ce2" table:formula="of:=[.F61]/([.D61]+[.E61]+[.F61]+[.G61]+[.H61])" office:value-type="float" office:value="0.223735912761279" calcext:value-type="float">
            <text:p>0.2237359128</text:p>
          </table:table-cell>
          <table:table-cell table:style-name="ce3" table:formula="of:=[.G61]/([.D61]+[.E61]+[.F61]+[.G61]+[.H61])" office:value-type="float" office:value="0.145365312732318" calcext:value-type="float">
            <text:p>0.1453653127</text:p>
          </table:table-cell>
          <table:table-cell table:style-name="ce2" table:formula="of:=[.H61]/([.D61]+[.E61]+[.F61]+[.G61]+[.H61])" office:value-type="float" office:value="0.145365312732318" calcext:value-type="float">
            <text:p>0.1453653127</text:p>
          </table:table-cell>
          <table:table-cell table:number-columns-repeated="1016"/>
        </table:table-row>
        <table:table-row table:style-name="ro2">
          <table:table-cell table:formula="of:=[.D62]+[.E62]+[.F62]" office:value-type="float" office:value="0.709269374535363" calcext:value-type="float">
            <text:p>0.7092693745</text:p>
          </table:table-cell>
          <table:table-cell table:formula="of:=[.D62]+[.G62]+[.H62]" office:value-type="float" office:value="0.606180012717838" calcext:value-type="float">
            <text:p>0.6061800127</text:p>
          </table:table-cell>
          <table:table-cell table:formula="of:=[.F62]" office:value-type="float" office:value="0.223735912761279" calcext:value-type="float">
            <text:p>0.2237359128</text:p>
          </table:table-cell>
          <table:table-cell table:formula="of:=[.A62]+[.B62]" office:value-type="float" office:value="0.854634318984885" calcext:value-type="float">
            <text:p>0.854634319</text:p>
          </table:table-cell>
          <table:table-cell table:formula="of:=[.A62]" office:value-type="float" office:value="0.460815139691807" calcext:value-type="float">
            <text:p>0.4608151397</text:p>
          </table:table-cell>
          <table:table-cell table:formula="of:=[.A62]+[.C62]" office:value-type="float" office:value="0.606180820706922" calcext:value-type="float">
            <text:p>0.6061808207</text:p>
          </table:table-cell>
          <table:table-cell table:formula="of:=[.B62]" office:value-type="float" office:value="0.393819179293078" calcext:value-type="float">
            <text:p>0.3938191793</text:p>
          </table:table-cell>
          <table:table-cell table:formula="of:=[.B62]" office:value-type="float" office:value="0.393819179293078" calcext:value-type="float">
            <text:p>0.3938191793</text:p>
          </table:table-cell>
          <table:table-cell table:number-columns-repeated="1016"/>
        </table:table-row>
        <table:table-row table:style-name="ro3">
          <table:table-cell table:style-name="ce2" table:formula="of:=[.A63]/([.A63]+[.B63]+[.C63])" office:value-type="float" office:value="0.460808308478966" calcext:value-type="float">
            <text:p>0.4608083085</text:p>
          </table:table-cell>
          <table:table-cell table:style-name="ce2" table:formula="of:=[.B63]/([.A63]+[.B63]+[.C63])" office:value-type="float" office:value="0.393831732093683" calcext:value-type="float">
            <text:p>0.3938317321</text:p>
          </table:table-cell>
          <table:table-cell table:style-name="ce2" table:formula="of:=[.C63]/([.A63]+[.B63]+[.C63])" office:value-type="float" office:value="0.14535995942735" calcext:value-type="float">
            <text:p>0.1453599594</text:p>
          </table:table-cell>
          <table:table-cell table:style-name="ce2" table:formula="of:=[.D63]/([.D63]+[.E63]+[.F63]+[.G63]+[.H63])" office:value-type="float" office:value="0.315448349051616" calcext:value-type="float">
            <text:p>0.3154483491</text:p>
          </table:table-cell>
          <table:table-cell table:style-name="ce2" table:formula="of:=[.E63]/([.D63]+[.E63]+[.F63]+[.G63]+[.H63])" office:value-type="float" office:value="0.170088389624266" calcext:value-type="float">
            <text:p>0.1700883896</text:p>
          </table:table-cell>
          <table:table-cell table:style-name="ce2" table:formula="of:=[.F63]/([.D63]+[.E63]+[.F63]+[.G63]+[.H63])" office:value-type="float" office:value="0.223743342469417" calcext:value-type="float">
            <text:p>0.2237433425</text:p>
          </table:table-cell>
          <table:table-cell table:style-name="ce3" table:formula="of:=[.G63]/([.D63]+[.E63]+[.F63]+[.G63]+[.H63])" office:value-type="float" office:value="0.14535995942735" calcext:value-type="float">
            <text:p>0.1453599594</text:p>
          </table:table-cell>
          <table:table-cell table:style-name="ce2" table:formula="of:=[.H63]/([.D63]+[.E63]+[.F63]+[.G63]+[.H63])" office:value-type="float" office:value="0.14535995942735" calcext:value-type="float">
            <text:p>0.1453599594</text:p>
          </table:table-cell>
          <table:table-cell table:number-columns-repeated="1016"/>
        </table:table-row>
        <table:table-row table:style-name="ro2">
          <table:table-cell table:formula="of:=[.D64]+[.E64]+[.F64]" office:value-type="float" office:value="0.7092800811453" calcext:value-type="float">
            <text:p>0.7092800811</text:p>
          </table:table-cell>
          <table:table-cell table:formula="of:=[.D64]+[.G64]+[.H64]" office:value-type="float" office:value="0.606168267906317" calcext:value-type="float">
            <text:p>0.6061682679</text:p>
          </table:table-cell>
          <table:table-cell table:formula="of:=[.F64]" office:value-type="float" office:value="0.223743342469417" calcext:value-type="float">
            <text:p>0.2237433425</text:p>
          </table:table-cell>
          <table:table-cell table:formula="of:=[.A64]+[.B64]" office:value-type="float" office:value="0.85464004057265" calcext:value-type="float">
            <text:p>0.8546400406</text:p>
          </table:table-cell>
          <table:table-cell table:formula="of:=[.A64]" office:value-type="float" office:value="0.460808308478966" calcext:value-type="float">
            <text:p>0.4608083085</text:p>
          </table:table-cell>
          <table:table-cell table:formula="of:=[.A64]+[.C64]" office:value-type="float" office:value="0.606168267906317" calcext:value-type="float">
            <text:p>0.6061682679</text:p>
          </table:table-cell>
          <table:table-cell table:formula="of:=[.B64]" office:value-type="float" office:value="0.393831732093683" calcext:value-type="float">
            <text:p>0.3938317321</text:p>
          </table:table-cell>
          <table:table-cell table:formula="of:=[.B64]" office:value-type="float" office:value="0.393831732093683" calcext:value-type="float">
            <text:p>0.3938317321</text:p>
          </table:table-cell>
          <table:table-cell table:number-columns-repeated="1016"/>
        </table:table-row>
        <table:table-row table:style-name="ro3">
          <table:table-cell table:style-name="ce2" table:formula="of:=[.A65]/([.A65]+[.B65]+[.C65])" office:value-type="float" office:value="0.460813350963704" calcext:value-type="float">
            <text:p>0.460813351</text:p>
          </table:table-cell>
          <table:table-cell table:style-name="ce2" table:formula="of:=[.B65]/([.A65]+[.B65]+[.C65])" office:value-type="float" office:value="0.393822466198021" calcext:value-type="float">
            <text:p>0.3938224662</text:p>
          </table:table-cell>
          <table:table-cell table:style-name="ce2" table:formula="of:=[.C65]/([.A65]+[.B65]+[.C65])" office:value-type="float" office:value="0.145364182838275" calcext:value-type="float">
            <text:p>0.1453641828</text:p>
          </table:table-cell>
          <table:table-cell table:style-name="ce2" table:formula="of:=[.D65]/([.D65]+[.E65]+[.F65]+[.G65]+[.H65])" office:value-type="float" office:value="0.315449128541692" calcext:value-type="float">
            <text:p>0.3154491285</text:p>
          </table:table-cell>
          <table:table-cell table:style-name="ce2" table:formula="of:=[.E65]/([.D65]+[.E65]+[.F65]+[.G65]+[.H65])" office:value-type="float" office:value="0.170085149810044" calcext:value-type="float">
            <text:p>0.1700851498</text:p>
          </table:table-cell>
          <table:table-cell table:style-name="ce2" table:formula="of:=[.F65]/([.D65]+[.E65]+[.F65]+[.G65]+[.H65])" office:value-type="float" office:value="0.223737764184968" calcext:value-type="float">
            <text:p>0.2237377642</text:p>
          </table:table-cell>
          <table:table-cell table:style-name="ce3" table:formula="of:=[.G65]/([.D65]+[.E65]+[.F65]+[.G65]+[.H65])" office:value-type="float" office:value="0.145363978731648" calcext:value-type="float">
            <text:p>0.1453639787</text:p>
          </table:table-cell>
          <table:table-cell table:style-name="ce2" table:formula="of:=[.H65]/([.D65]+[.E65]+[.F65]+[.G65]+[.H65])" office:value-type="float" office:value="0.145363978731648" calcext:value-type="float">
            <text:p>0.1453639787</text:p>
          </table:table-cell>
          <table:table-cell table:number-columns-repeated="1016"/>
        </table:table-row>
        <table:table-row table:style-name="ro2">
          <table:table-cell table:formula="of:=[.D66]+[.E66]+[.F66]" office:value-type="float" office:value="0.709272042536704" calcext:value-type="float">
            <text:p>0.7092720425</text:p>
          </table:table-cell>
          <table:table-cell table:formula="of:=[.D66]+[.G66]+[.H66]" office:value-type="float" office:value="0.606177086004989" calcext:value-type="float">
            <text:p>0.606177086</text:p>
          </table:table-cell>
          <table:table-cell table:formula="of:=[.F66]" office:value-type="float" office:value="0.223737764184968" calcext:value-type="float">
            <text:p>0.2237377642</text:p>
          </table:table-cell>
          <table:table-cell table:formula="of:=[.A66]+[.B66]" office:value-type="float" office:value="0.854635817161725" calcext:value-type="float">
            <text:p>0.8546358172</text:p>
          </table:table-cell>
          <table:table-cell table:formula="of:=[.A66]" office:value-type="float" office:value="0.460813350963704" calcext:value-type="float">
            <text:p>0.460813351</text:p>
          </table:table-cell>
          <table:table-cell table:formula="of:=[.A66]+[.C66]" office:value-type="float" office:value="0.606177533801979" calcext:value-type="float">
            <text:p>0.6061775338</text:p>
          </table:table-cell>
          <table:table-cell table:formula="of:=[.B66]" office:value-type="float" office:value="0.393822466198021" calcext:value-type="float">
            <text:p>0.3938224662</text:p>
          </table:table-cell>
          <table:table-cell table:formula="of:=[.B66]" office:value-type="float" office:value="0.393822466198021" calcext:value-type="float">
            <text:p>0.3938224662</text:p>
          </table:table-cell>
          <table:table-cell table:number-columns-repeated="1016"/>
        </table:table-row>
        <table:table-row table:style-name="ro3">
          <table:table-cell table:style-name="ce2" table:formula="of:=[.A67]/([.A67]+[.B67]+[.C67])" office:value-type="float" office:value="0.460809565029645" calcext:value-type="float">
            <text:p>0.460809565</text:p>
          </table:table-cell>
          <table:table-cell table:style-name="ce2" table:formula="of:=[.B67]/([.A67]+[.B67]+[.C67])" office:value-type="float" office:value="0.393829423099588" calcext:value-type="float">
            <text:p>0.3938294231</text:p>
          </table:table-cell>
          <table:table-cell table:style-name="ce2" table:formula="of:=[.C67]/([.A67]+[.B67]+[.C67])" office:value-type="float" office:value="0.145361011870766" calcext:value-type="float">
            <text:p>0.1453610119</text:p>
          </table:table-cell>
          <table:table-cell table:style-name="ce2" table:formula="of:=[.D67]/([.D67]+[.E67]+[.F67]+[.G67]+[.H67])" office:value-type="float" office:value="0.315448553158879" calcext:value-type="float">
            <text:p>0.3154485532</text:p>
          </table:table-cell>
          <table:table-cell table:style-name="ce2" table:formula="of:=[.E67]/([.D67]+[.E67]+[.F67]+[.G67]+[.H67])" office:value-type="float" office:value="0.170087541288113" calcext:value-type="float">
            <text:p>0.1700875413</text:p>
          </table:table-cell>
          <table:table-cell table:style-name="ce2" table:formula="of:=[.F67]/([.D67]+[.E67]+[.F67]+[.G67]+[.H67])" office:value-type="float" office:value="0.223741881811475" calcext:value-type="float">
            <text:p>0.2237418818</text:p>
          </table:table-cell>
          <table:table-cell table:style-name="ce3" table:formula="of:=[.G67]/([.D67]+[.E67]+[.F67]+[.G67]+[.H67])" office:value-type="float" office:value="0.145361011870766" calcext:value-type="float">
            <text:p>0.1453610119</text:p>
          </table:table-cell>
          <table:table-cell table:style-name="ce2" table:formula="of:=[.H67]/([.D67]+[.E67]+[.F67]+[.G67]+[.H67])" office:value-type="float" office:value="0.145361011870766" calcext:value-type="float">
            <text:p>0.1453610119</text:p>
          </table:table-cell>
          <table:table-cell table:number-columns-repeated="1016"/>
        </table:table-row>
        <table:table-row table:style-name="ro2">
          <table:table-cell table:formula="of:=[.D68]+[.E68]+[.F68]" office:value-type="float" office:value="0.709277976258468" calcext:value-type="float">
            <text:p>0.7092779763</text:p>
          </table:table-cell>
          <table:table-cell table:formula="of:=[.D68]+[.G68]+[.H68]" office:value-type="float" office:value="0.606170576900412" calcext:value-type="float">
            <text:p>0.6061705769</text:p>
          </table:table-cell>
          <table:table-cell table:formula="of:=[.F68]" office:value-type="float" office:value="0.223741881811475" calcext:value-type="float">
            <text:p>0.2237418818</text:p>
          </table:table-cell>
          <table:table-cell table:formula="of:=[.A68]+[.B68]" office:value-type="float" office:value="0.854638988129234" calcext:value-type="float">
            <text:p>0.8546389881</text:p>
          </table:table-cell>
          <table:table-cell table:formula="of:=[.A68]" office:value-type="float" office:value="0.460809565029645" calcext:value-type="float">
            <text:p>0.460809565</text:p>
          </table:table-cell>
          <table:table-cell table:formula="of:=[.A68]+[.C68]" office:value-type="float" office:value="0.606170576900412" calcext:value-type="float">
            <text:p>0.6061705769</text:p>
          </table:table-cell>
          <table:table-cell table:formula="of:=[.B68]" office:value-type="float" office:value="0.393829423099588" calcext:value-type="float">
            <text:p>0.3938294231</text:p>
          </table:table-cell>
          <table:table-cell table:formula="of:=[.B68]" office:value-type="float" office:value="0.393829423099588" calcext:value-type="float">
            <text:p>0.3938294231</text:p>
          </table:table-cell>
          <table:table-cell table:number-columns-repeated="1016"/>
        </table:table-row>
        <table:table-row table:style-name="ro3">
          <table:table-cell table:style-name="ce2" table:formula="of:=[.A69]/([.A69]+[.B69]+[.C69])" office:value-type="float" office:value="0.460812359629904" calcext:value-type="float">
            <text:p>0.4608123596</text:p>
          </table:table-cell>
          <table:table-cell table:style-name="ce2" table:formula="of:=[.B69]/([.A69]+[.B69]+[.C69])" office:value-type="float" office:value="0.393824287838747" calcext:value-type="float">
            <text:p>0.3938242878</text:p>
          </table:table-cell>
          <table:table-cell table:style-name="ce2" table:formula="of:=[.C69]/([.A69]+[.B69]+[.C69])" office:value-type="float" office:value="0.145363352531348" calcext:value-type="float">
            <text:p>0.1453633525</text:p>
          </table:table-cell>
          <table:table-cell table:style-name="ce2" table:formula="of:=[.D69]/([.D69]+[.E69]+[.F69]+[.G69]+[.H69])" office:value-type="float" office:value="0.315448985160798" calcext:value-type="float">
            <text:p>0.3154489852</text:p>
          </table:table-cell>
          <table:table-cell table:style-name="ce2" table:formula="of:=[.E69]/([.D69]+[.E69]+[.F69]+[.G69]+[.H69])" office:value-type="float" office:value="0.170085745747665" calcext:value-type="float">
            <text:p>0.1700857457</text:p>
          </table:table-cell>
          <table:table-cell table:style-name="ce2" table:formula="of:=[.F69]/([.D69]+[.E69]+[.F69]+[.G69]+[.H69])" office:value-type="float" office:value="0.223738790265271" calcext:value-type="float">
            <text:p>0.2237387903</text:p>
          </table:table-cell>
          <table:table-cell table:style-name="ce3" table:formula="of:=[.G69]/([.D69]+[.E69]+[.F69]+[.G69]+[.H69])" office:value-type="float" office:value="0.145363239413133" calcext:value-type="float">
            <text:p>0.1453632394</text:p>
          </table:table-cell>
          <table:table-cell table:style-name="ce2" table:formula="of:=[.H69]/([.D69]+[.E69]+[.F69]+[.G69]+[.H69])" office:value-type="float" office:value="0.145363239413133" calcext:value-type="float">
            <text:p>0.1453632394</text:p>
          </table:table-cell>
          <table:table-cell table:number-columns-repeated="1016"/>
        </table:table-row>
        <table:table-row table:style-name="ro2">
          <table:table-cell table:formula="of:=[.D70]+[.E70]+[.F70]" office:value-type="float" office:value="0.709273521173734" calcext:value-type="float">
            <text:p>0.7092735212</text:p>
          </table:table-cell>
          <table:table-cell table:formula="of:=[.D70]+[.G70]+[.H70]" office:value-type="float" office:value="0.606175463987064" calcext:value-type="float">
            <text:p>0.606175464</text:p>
          </table:table-cell>
          <table:table-cell table:formula="of:=[.F70]" office:value-type="float" office:value="0.223738790265271" calcext:value-type="float">
            <text:p>0.2237387903</text:p>
          </table:table-cell>
          <table:table-cell table:formula="of:=[.A70]+[.B70]" office:value-type="float" office:value="0.854636647468652" calcext:value-type="float">
            <text:p>0.8546366475</text:p>
          </table:table-cell>
          <table:table-cell table:formula="of:=[.A70]" office:value-type="float" office:value="0.460812359629904" calcext:value-type="float">
            <text:p>0.4608123596</text:p>
          </table:table-cell>
          <table:table-cell table:formula="of:=[.A70]+[.C70]" office:value-type="float" office:value="0.606175712161253" calcext:value-type="float">
            <text:p>0.6061757122</text:p>
          </table:table-cell>
          <table:table-cell table:formula="of:=[.B70]" office:value-type="float" office:value="0.393824287838747" calcext:value-type="float">
            <text:p>0.3938242878</text:p>
          </table:table-cell>
          <table:table-cell table:formula="of:=[.B70]" office:value-type="float" office:value="0.393824287838747" calcext:value-type="float">
            <text:p>0.3938242878</text:p>
          </table:table-cell>
          <table:table-cell table:number-columns-repeated="1016"/>
        </table:table-row>
        <table:table-row table:style-name="ro3">
          <table:table-cell table:style-name="ce2" table:formula="of:=[.A71]/([.A71]+[.B71]+[.C71])" office:value-type="float" office:value="0.460810261423365" calcext:value-type="float">
            <text:p>0.4608102614</text:p>
          </table:table-cell>
          <table:table-cell table:style-name="ce2" table:formula="of:=[.B71]/([.A71]+[.B71]+[.C71])" office:value-type="float" office:value="0.393828143430561" calcext:value-type="float">
            <text:p>0.3938281434</text:p>
          </table:table-cell>
          <table:table-cell table:style-name="ce2" table:formula="of:=[.C71]/([.A71]+[.B71]+[.C71])" office:value-type="float" office:value="0.145361595146074" calcext:value-type="float">
            <text:p>0.1453615951</text:p>
          </table:table-cell>
          <table:table-cell table:style-name="ce2" table:formula="of:=[.D71]/([.D71]+[.E71]+[.F71]+[.G71]+[.H71])" office:value-type="float" office:value="0.31544866627729" calcext:value-type="float">
            <text:p>0.3154486663</text:p>
          </table:table-cell>
          <table:table-cell table:style-name="ce2" table:formula="of:=[.E71]/([.D71]+[.E71]+[.F71]+[.G71]+[.H71])" office:value-type="float" office:value="0.170087071131216" calcext:value-type="float">
            <text:p>0.1700870711</text:p>
          </table:table-cell>
          <table:table-cell table:style-name="ce2" table:formula="of:=[.F71]/([.D71]+[.E71]+[.F71]+[.G71]+[.H71])" office:value-type="float" office:value="0.223741072299345" calcext:value-type="float">
            <text:p>0.2237410723</text:p>
          </table:table-cell>
          <table:table-cell table:style-name="ce3" table:formula="of:=[.G71]/([.D71]+[.E71]+[.F71]+[.G71]+[.H71])" office:value-type="float" office:value="0.145361595146074" calcext:value-type="float">
            <text:p>0.1453615951</text:p>
          </table:table-cell>
          <table:table-cell table:style-name="ce2" table:formula="of:=[.H71]/([.D71]+[.E71]+[.F71]+[.G71]+[.H71])" office:value-type="float" office:value="0.145361595146074" calcext:value-type="float">
            <text:p>0.1453615951</text:p>
          </table:table-cell>
          <table:table-cell table:number-columns-repeated="1016"/>
        </table:table-row>
        <table:table-row table:style-name="ro2">
          <table:table-cell table:formula="of:=[.D72]+[.E72]+[.F72]" office:value-type="float" office:value="0.709276809707851" calcext:value-type="float">
            <text:p>0.7092768097</text:p>
          </table:table-cell>
          <table:table-cell table:formula="of:=[.D72]+[.G72]+[.H72]" office:value-type="float" office:value="0.606171856569439" calcext:value-type="float">
            <text:p>0.6061718566</text:p>
          </table:table-cell>
          <table:table-cell table:formula="of:=[.F72]" office:value-type="float" office:value="0.223741072299345" calcext:value-type="float">
            <text:p>0.2237410723</text:p>
          </table:table-cell>
          <table:table-cell table:formula="of:=[.A72]+[.B72]" office:value-type="float" office:value="0.854638404853926" calcext:value-type="float">
            <text:p>0.8546384049</text:p>
          </table:table-cell>
          <table:table-cell table:formula="of:=[.A72]" office:value-type="float" office:value="0.460810261423365" calcext:value-type="float">
            <text:p>0.4608102614</text:p>
          </table:table-cell>
          <table:table-cell table:formula="of:=[.A72]+[.C72]" office:value-type="float" office:value="0.606171856569439" calcext:value-type="float">
            <text:p>0.6061718566</text:p>
          </table:table-cell>
          <table:table-cell table:formula="of:=[.B72]" office:value-type="float" office:value="0.393828143430561" calcext:value-type="float">
            <text:p>0.3938281434</text:p>
          </table:table-cell>
          <table:table-cell table:formula="of:=[.B72]" office:value-type="float" office:value="0.393828143430561" calcext:value-type="float">
            <text:p>0.3938281434</text:p>
          </table:table-cell>
          <table:table-cell table:number-columns-repeated="1016"/>
        </table:table-row>
        <table:table-row table:style-name="ro3">
          <table:table-cell table:style-name="ce2" table:formula="of:=[.A73]/([.A73]+[.B73]+[.C73])" office:value-type="float" office:value="0.460811810221496" calcext:value-type="float">
            <text:p>0.4608118102</text:p>
          </table:table-cell>
          <table:table-cell table:style-name="ce2" table:formula="of:=[.B73]/([.A73]+[.B73]+[.C73])" office:value-type="float" office:value="0.393825297412648" calcext:value-type="float">
            <text:p>0.3938252974</text:p>
          </table:table-cell>
          <table:table-cell table:style-name="ce2" table:formula="of:=[.C73]/([.A73]+[.B73]+[.C73])" office:value-type="float" office:value="0.145362892365856" calcext:value-type="float">
            <text:p>0.1453628924</text:p>
          </table:table-cell>
          <table:table-cell table:style-name="ce2" table:formula="of:=[.D73]/([.D73]+[.E73]+[.F73]+[.G73]+[.H73])" office:value-type="float" office:value="0.315448905697489" calcext:value-type="float">
            <text:p>0.3154489057</text:p>
          </table:table-cell>
          <table:table-cell table:style-name="ce2" table:formula="of:=[.E73]/([.D73]+[.E73]+[.F73]+[.G73]+[.H73])" office:value-type="float" office:value="0.170086076023016" calcext:value-type="float">
            <text:p>0.170086076</text:p>
          </table:table-cell>
          <table:table-cell table:style-name="ce2" table:formula="of:=[.F73]/([.D73]+[.E73]+[.F73]+[.G73]+[.H73])" office:value-type="float" office:value="0.223739358930549" calcext:value-type="float">
            <text:p>0.2237393589</text:p>
          </table:table-cell>
          <table:table-cell table:style-name="ce3" table:formula="of:=[.G73]/([.D73]+[.E73]+[.F73]+[.G73]+[.H73])" office:value-type="float" office:value="0.145362829674473" calcext:value-type="float">
            <text:p>0.1453628297</text:p>
          </table:table-cell>
          <table:table-cell table:style-name="ce2" table:formula="of:=[.H73]/([.D73]+[.E73]+[.F73]+[.G73]+[.H73])" office:value-type="float" office:value="0.145362829674473" calcext:value-type="float">
            <text:p>0.1453628297</text:p>
          </table:table-cell>
          <table:table-cell table:number-columns-repeated="1016"/>
        </table:table-row>
        <table:table-row table:style-name="ro2">
          <table:table-cell table:formula="of:=[.D74]+[.E74]+[.F74]" office:value-type="float" office:value="0.709274340651055" calcext:value-type="float">
            <text:p>0.7092743407</text:p>
          </table:table-cell>
          <table:table-cell table:formula="of:=[.D74]+[.G74]+[.H74]" office:value-type="float" office:value="0.606174565046434" calcext:value-type="float">
            <text:p>0.606174565</text:p>
          </table:table-cell>
          <table:table-cell table:formula="of:=[.F74]" office:value-type="float" office:value="0.223739358930549" calcext:value-type="float">
            <text:p>0.2237393589</text:p>
          </table:table-cell>
          <table:table-cell table:formula="of:=[.A74]+[.B74]" office:value-type="float" office:value="0.854637107634144" calcext:value-type="float">
            <text:p>0.8546371076</text:p>
          </table:table-cell>
          <table:table-cell table:formula="of:=[.A74]" office:value-type="float" office:value="0.460811810221496" calcext:value-type="float">
            <text:p>0.4608118102</text:p>
          </table:table-cell>
          <table:table-cell table:formula="of:=[.A74]+[.C74]" office:value-type="float" office:value="0.606174702587352" calcext:value-type="float">
            <text:p>0.6061747026</text:p>
          </table:table-cell>
          <table:table-cell table:formula="of:=[.B74]" office:value-type="float" office:value="0.393825297412648" calcext:value-type="float">
            <text:p>0.3938252974</text:p>
          </table:table-cell>
          <table:table-cell table:formula="of:=[.B74]" office:value-type="float" office:value="0.393825297412648" calcext:value-type="float">
            <text:p>0.3938252974</text:p>
          </table:table-cell>
          <table:table-cell table:number-columns-repeated="1016"/>
        </table:table-row>
        <table:table-row table:style-name="ro3">
          <table:table-cell table:style-name="ce2" table:formula="of:=[.A75]/([.A75]+[.B75]+[.C75])" office:value-type="float" office:value="0.460810647372275" calcext:value-type="float">
            <text:p>0.4608106474</text:p>
          </table:table-cell>
          <table:table-cell table:style-name="ce2" table:formula="of:=[.B75]/([.A75]+[.B75]+[.C75])" office:value-type="float" office:value="0.393827434224184" calcext:value-type="float">
            <text:p>0.3938274342</text:p>
          </table:table-cell>
          <table:table-cell table:style-name="ce2" table:formula="of:=[.C75]/([.A75]+[.B75]+[.C75])" office:value-type="float" office:value="0.145361918403541" calcext:value-type="float">
            <text:p>0.1453619184</text:p>
          </table:table-cell>
          <table:table-cell table:style-name="ce2" table:formula="of:=[.D75]/([.D75]+[.E75]+[.F75]+[.G75]+[.H75])" office:value-type="float" office:value="0.315448728968733" calcext:value-type="float">
            <text:p>0.315448729</text:p>
          </table:table-cell>
          <table:table-cell table:style-name="ce2" table:formula="of:=[.E75]/([.D75]+[.E75]+[.F75]+[.G75]+[.H75])" office:value-type="float" office:value="0.170086810565192" calcext:value-type="float">
            <text:p>0.1700868106</text:p>
          </table:table-cell>
          <table:table-cell table:style-name="ce2" table:formula="of:=[.F75]/([.D75]+[.E75]+[.F75]+[.G75]+[.H75])" office:value-type="float" office:value="0.223740623658992" calcext:value-type="float">
            <text:p>0.2237406237</text:p>
          </table:table-cell>
          <table:table-cell table:style-name="ce3" table:formula="of:=[.G75]/([.D75]+[.E75]+[.F75]+[.G75]+[.H75])" office:value-type="float" office:value="0.145361918403541" calcext:value-type="float">
            <text:p>0.1453619184</text:p>
          </table:table-cell>
          <table:table-cell table:style-name="ce2" table:formula="of:=[.H75]/([.D75]+[.E75]+[.F75]+[.G75]+[.H75])" office:value-type="float" office:value="0.145361918403541" calcext:value-type="float">
            <text:p>0.1453619184</text:p>
          </table:table-cell>
          <table:table-cell table:number-columns-repeated="1016"/>
        </table:table-row>
        <table:table-row table:style-name="ro2">
          <table:table-cell table:formula="of:=[.D76]+[.E76]+[.F76]" office:value-type="float" office:value="0.709276163192917" calcext:value-type="float">
            <text:p>0.7092761632</text:p>
          </table:table-cell>
          <table:table-cell table:formula="of:=[.D76]+[.G76]+[.H76]" office:value-type="float" office:value="0.606172565775816" calcext:value-type="float">
            <text:p>0.6061725658</text:p>
          </table:table-cell>
          <table:table-cell table:formula="of:=[.F76]" office:value-type="float" office:value="0.223740623658992" calcext:value-type="float">
            <text:p>0.2237406237</text:p>
          </table:table-cell>
          <table:table-cell table:formula="of:=[.A76]+[.B76]" office:value-type="float" office:value="0.854638081596459" calcext:value-type="float">
            <text:p>0.8546380816</text:p>
          </table:table-cell>
          <table:table-cell table:formula="of:=[.A76]" office:value-type="float" office:value="0.460810647372275" calcext:value-type="float">
            <text:p>0.4608106474</text:p>
          </table:table-cell>
          <table:table-cell table:formula="of:=[.A76]+[.C76]" office:value-type="float" office:value="0.606172565775816" calcext:value-type="float">
            <text:p>0.6061725658</text:p>
          </table:table-cell>
          <table:table-cell table:formula="of:=[.B76]" office:value-type="float" office:value="0.393827434224184" calcext:value-type="float">
            <text:p>0.3938274342</text:p>
          </table:table-cell>
          <table:table-cell table:formula="of:=[.B76]" office:value-type="float" office:value="0.393827434224184" calcext:value-type="float">
            <text:p>0.3938274342</text:p>
          </table:table-cell>
          <table:table-cell table:number-columns-repeated="1016"/>
        </table:table-row>
        <table:table-row table:style-name="ro3">
          <table:table-cell table:style-name="ce2" table:formula="of:=[.A77]/([.A77]+[.B77]+[.C77])" office:value-type="float" office:value="0.460811505733217" calcext:value-type="float">
            <text:p>0.4608115057</text:p>
          </table:table-cell>
          <table:table-cell table:style-name="ce2" table:formula="of:=[.B77]/([.A77]+[.B77]+[.C77])" office:value-type="float" office:value="0.393825856929786" calcext:value-type="float">
            <text:p>0.3938258569</text:p>
          </table:table-cell>
          <table:table-cell table:style-name="ce2" table:formula="of:=[.C77]/([.A77]+[.B77]+[.C77])" office:value-type="float" office:value="0.145362637336997" calcext:value-type="float">
            <text:p>0.1453626373</text:p>
          </table:table-cell>
          <table:table-cell table:style-name="ce2" table:formula="of:=[.D77]/([.D77]+[.E77]+[.F77]+[.G77]+[.H77])" office:value-type="float" office:value="0.315448861658037" calcext:value-type="float">
            <text:p>0.3154488617</text:p>
          </table:table-cell>
          <table:table-cell table:style-name="ce2" table:formula="of:=[.E77]/([.D77]+[.E77]+[.F77]+[.G77]+[.H77])" office:value-type="float" office:value="0.170086259065301" calcext:value-type="float">
            <text:p>0.1700862591</text:p>
          </table:table-cell>
          <table:table-cell table:style-name="ce2" table:formula="of:=[.F77]/([.D77]+[.E77]+[.F77]+[.G77]+[.H77])" office:value-type="float" office:value="0.223739674091191" calcext:value-type="float">
            <text:p>0.2237396741</text:p>
          </table:table-cell>
          <table:table-cell table:style-name="ce3" table:formula="of:=[.G77]/([.D77]+[.E77]+[.F77]+[.G77]+[.H77])" office:value-type="float" office:value="0.145362602592736" calcext:value-type="float">
            <text:p>0.1453626026</text:p>
          </table:table-cell>
          <table:table-cell table:style-name="ce2" table:formula="of:=[.H77]/([.D77]+[.E77]+[.F77]+[.G77]+[.H77])" office:value-type="float" office:value="0.145362602592736" calcext:value-type="float">
            <text:p>0.1453626026</text:p>
          </table:table-cell>
          <table:table-cell table:number-columns-repeated="1016"/>
        </table:table-row>
        <table:table-row table:style-name="ro2">
          <table:table-cell table:formula="of:=[.D78]+[.E78]+[.F78]" office:value-type="float" office:value="0.709274794814529" calcext:value-type="float">
            <text:p>0.7092747948</text:p>
          </table:table-cell>
          <table:table-cell table:formula="of:=[.D78]+[.G78]+[.H78]" office:value-type="float" office:value="0.606174066843508" calcext:value-type="float">
            <text:p>0.6061740668</text:p>
          </table:table-cell>
          <table:table-cell table:formula="of:=[.F78]" office:value-type="float" office:value="0.223739674091191" calcext:value-type="float">
            <text:p>0.2237396741</text:p>
          </table:table-cell>
          <table:table-cell table:formula="of:=[.A78]+[.B78]" office:value-type="float" office:value="0.854637362663003" calcext:value-type="float">
            <text:p>0.8546373627</text:p>
          </table:table-cell>
          <table:table-cell table:formula="of:=[.A78]" office:value-type="float" office:value="0.460811505733217" calcext:value-type="float">
            <text:p>0.4608115057</text:p>
          </table:table-cell>
          <table:table-cell table:formula="of:=[.A78]+[.C78]" office:value-type="float" office:value="0.606174143070214" calcext:value-type="float">
            <text:p>0.6061741431</text:p>
          </table:table-cell>
          <table:table-cell table:formula="of:=[.B78]" office:value-type="float" office:value="0.393825856929786" calcext:value-type="float">
            <text:p>0.3938258569</text:p>
          </table:table-cell>
          <table:table-cell table:formula="of:=[.B78]" office:value-type="float" office:value="0.393825856929786" calcext:value-type="float">
            <text:p>0.3938258569</text:p>
          </table:table-cell>
          <table:table-cell table:number-columns-repeated="1016"/>
        </table:table-row>
        <table:table-row table:style-name="ro3">
          <table:table-cell table:style-name="ce2" table:formula="of:=[.A79]/([.A79]+[.B79]+[.C79])" office:value-type="float" office:value="0.460810861269361" calcext:value-type="float">
            <text:p>0.4608108613</text:p>
          </table:table-cell>
          <table:table-cell table:style-name="ce2" table:formula="of:=[.B79]/([.A79]+[.B79]+[.C79])" office:value-type="float" office:value="0.393827041174291" calcext:value-type="float">
            <text:p>0.3938270412</text:p>
          </table:table-cell>
          <table:table-cell table:style-name="ce2" table:formula="of:=[.C79]/([.A79]+[.B79]+[.C79])" office:value-type="float" office:value="0.145362097556348" calcext:value-type="float">
            <text:p>0.1453620976</text:p>
          </table:table-cell>
          <table:table-cell table:style-name="ce2" table:formula="of:=[.D79]/([.D79]+[.E79]+[.F79]+[.G79]+[.H79])" office:value-type="float" office:value="0.315448763713013" calcext:value-type="float">
            <text:p>0.3154487637</text:p>
          </table:table-cell>
          <table:table-cell table:style-name="ce2" table:formula="of:=[.E79]/([.D79]+[.E79]+[.F79]+[.G79]+[.H79])" office:value-type="float" office:value="0.170086666156666" calcext:value-type="float">
            <text:p>0.1700866662</text:p>
          </table:table-cell>
          <table:table-cell table:style-name="ce2" table:formula="of:=[.F79]/([.D79]+[.E79]+[.F79]+[.G79]+[.H79])" office:value-type="float" office:value="0.223740375017625" calcext:value-type="float">
            <text:p>0.223740375</text:p>
          </table:table-cell>
          <table:table-cell table:style-name="ce3" table:formula="of:=[.G79]/([.D79]+[.E79]+[.F79]+[.G79]+[.H79])" office:value-type="float" office:value="0.145362097556348" calcext:value-type="float">
            <text:p>0.1453620976</text:p>
          </table:table-cell>
          <table:table-cell table:style-name="ce2" table:formula="of:=[.H79]/([.D79]+[.E79]+[.F79]+[.G79]+[.H79])" office:value-type="float" office:value="0.145362097556348" calcext:value-type="float">
            <text:p>0.1453620976</text:p>
          </table:table-cell>
          <table:table-cell table:number-columns-repeated="1016"/>
        </table:table-row>
        <table:table-row table:style-name="ro2">
          <table:table-cell table:formula="of:=[.D80]+[.E80]+[.F80]" office:value-type="float" office:value="0.709275804887304" calcext:value-type="float">
            <text:p>0.7092758049</text:p>
          </table:table-cell>
          <table:table-cell table:formula="of:=[.D80]+[.G80]+[.H80]" office:value-type="float" office:value="0.606172958825709" calcext:value-type="float">
            <text:p>0.6061729588</text:p>
          </table:table-cell>
          <table:table-cell table:formula="of:=[.F80]" office:value-type="float" office:value="0.223740375017625" calcext:value-type="float">
            <text:p>0.223740375</text:p>
          </table:table-cell>
          <table:table-cell table:formula="of:=[.A80]+[.B80]" office:value-type="float" office:value="0.854637902443652" calcext:value-type="float">
            <text:p>0.8546379024</text:p>
          </table:table-cell>
          <table:table-cell table:formula="of:=[.A80]" office:value-type="float" office:value="0.460810861269361" calcext:value-type="float">
            <text:p>0.4608108613</text:p>
          </table:table-cell>
          <table:table-cell table:formula="of:=[.A80]+[.C80]" office:value-type="float" office:value="0.606172958825709" calcext:value-type="float">
            <text:p>0.6061729588</text:p>
          </table:table-cell>
          <table:table-cell table:formula="of:=[.B80]" office:value-type="float" office:value="0.393827041174291" calcext:value-type="float">
            <text:p>0.3938270412</text:p>
          </table:table-cell>
          <table:table-cell table:formula="of:=[.B80]" office:value-type="float" office:value="0.393827041174291" calcext:value-type="float">
            <text:p>0.3938270412</text:p>
          </table:table-cell>
          <table:table-cell table:number-columns-repeated="1016"/>
        </table:table-row>
        <table:table-row table:style-name="ro3">
          <table:table-cell table:style-name="ce2" table:formula="of:=[.A81]/([.A81]+[.B81]+[.C81])" office:value-type="float" office:value="0.460811336982433" calcext:value-type="float">
            <text:p>0.460811337</text:p>
          </table:table-cell>
          <table:table-cell table:style-name="ce2" table:formula="of:=[.B81]/([.A81]+[.B81]+[.C81])" office:value-type="float" office:value="0.393826167020394" calcext:value-type="float">
            <text:p>0.393826167</text:p>
          </table:table-cell>
          <table:table-cell table:style-name="ce2" table:formula="of:=[.C81]/([.A81]+[.B81]+[.C81])" office:value-type="float" office:value="0.145362495997173" calcext:value-type="float">
            <text:p>0.145362496</text:p>
          </table:table-cell>
          <table:table-cell table:style-name="ce2" table:formula="of:=[.D81]/([.D81]+[.E81]+[.F81]+[.G81]+[.H81])" office:value-type="float" office:value="0.315448837250884" calcext:value-type="float">
            <text:p>0.3154488373</text:p>
          </table:table-cell>
          <table:table-cell table:style-name="ce2" table:formula="of:=[.E81]/([.D81]+[.E81]+[.F81]+[.G81]+[.H81])" office:value-type="float" office:value="0.170086360509365" calcext:value-type="float">
            <text:p>0.1700863605</text:p>
          </table:table-cell>
          <table:table-cell table:style-name="ce2" table:formula="of:=[.F81]/([.D81]+[.E81]+[.F81]+[.G81]+[.H81])" office:value-type="float" office:value="0.223739848756714" calcext:value-type="float">
            <text:p>0.2237398488</text:p>
          </table:table-cell>
          <table:table-cell table:style-name="ce3" table:formula="of:=[.G81]/([.D81]+[.E81]+[.F81]+[.G81]+[.H81])" office:value-type="float" office:value="0.145362476741519" calcext:value-type="float">
            <text:p>0.1453624767</text:p>
          </table:table-cell>
          <table:table-cell table:style-name="ce2" table:formula="of:=[.H81]/([.D81]+[.E81]+[.F81]+[.G81]+[.H81])" office:value-type="float" office:value="0.145362476741519" calcext:value-type="float">
            <text:p>0.1453624767</text:p>
          </table:table-cell>
          <table:table-cell table:number-columns-repeated="1016"/>
        </table:table-row>
        <table:table-row table:style-name="ro2">
          <table:table-cell table:formula="of:=[.D82]+[.E82]+[.F82]" office:value-type="float" office:value="0.709275046516962" calcext:value-type="float">
            <text:p>0.7092750465</text:p>
          </table:table-cell>
          <table:table-cell table:formula="of:=[.D82]+[.G82]+[.H82]" office:value-type="float" office:value="0.606173790733922" calcext:value-type="float">
            <text:p>0.6061737907</text:p>
          </table:table-cell>
          <table:table-cell table:formula="of:=[.F82]" office:value-type="float" office:value="0.223739848756714" calcext:value-type="float">
            <text:p>0.2237398488</text:p>
          </table:table-cell>
          <table:table-cell table:formula="of:=[.A82]+[.B82]" office:value-type="float" office:value="0.854637504002827" calcext:value-type="float">
            <text:p>0.854637504</text:p>
          </table:table-cell>
          <table:table-cell table:formula="of:=[.A82]" office:value-type="float" office:value="0.460811336982433" calcext:value-type="float">
            <text:p>0.460811337</text:p>
          </table:table-cell>
          <table:table-cell table:formula="of:=[.A82]+[.C82]" office:value-type="float" office:value="0.606173832979606" calcext:value-type="float">
            <text:p>0.606173833</text:p>
          </table:table-cell>
          <table:table-cell table:formula="of:=[.B82]" office:value-type="float" office:value="0.393826167020394" calcext:value-type="float">
            <text:p>0.393826167</text:p>
          </table:table-cell>
          <table:table-cell table:formula="of:=[.B82]" office:value-type="float" office:value="0.393826167020394" calcext:value-type="float">
            <text:p>0.393826167</text:p>
          </table:table-cell>
          <table:table-cell table:number-columns-repeated="1016"/>
        </table:table-row>
        <table:table-row table:style-name="ro3">
          <table:table-cell table:style-name="ce2" table:formula="of:=[.A83]/([.A83]+[.B83]+[.C83])" office:value-type="float" office:value="0.460810979813466" calcext:value-type="float">
            <text:p>0.4608109798</text:p>
          </table:table-cell>
          <table:table-cell table:style-name="ce2" table:formula="of:=[.B83]/([.A83]+[.B83]+[.C83])" office:value-type="float" office:value="0.393826823341742" calcext:value-type="float">
            <text:p>0.3938268233</text:p>
          </table:table-cell>
          <table:table-cell table:style-name="ce2" table:formula="of:=[.C83]/([.A83]+[.B83]+[.C83])" office:value-type="float" office:value="0.145362196844792" calcext:value-type="float">
            <text:p>0.1453621968</text:p>
          </table:table-cell>
          <table:table-cell table:style-name="ce2" table:formula="of:=[.D83]/([.D83]+[.E83]+[.F83]+[.G83]+[.H83])" office:value-type="float" office:value="0.315448782968674" calcext:value-type="float">
            <text:p>0.315448783</text:p>
          </table:table-cell>
          <table:table-cell table:style-name="ce2" table:formula="of:=[.E83]/([.D83]+[.E83]+[.F83]+[.G83]+[.H83])" office:value-type="float" office:value="0.170086586123881" calcext:value-type="float">
            <text:p>0.1700865861</text:p>
          </table:table-cell>
          <table:table-cell table:style-name="ce2" table:formula="of:=[.F83]/([.D83]+[.E83]+[.F83]+[.G83]+[.H83])" office:value-type="float" office:value="0.223740237217861" calcext:value-type="float">
            <text:p>0.2237402372</text:p>
          </table:table-cell>
          <table:table-cell table:style-name="ce3" table:formula="of:=[.G83]/([.D83]+[.E83]+[.F83]+[.G83]+[.H83])" office:value-type="float" office:value="0.145362196844792" calcext:value-type="float">
            <text:p>0.1453621968</text:p>
          </table:table-cell>
          <table:table-cell table:style-name="ce2" table:formula="of:=[.H83]/([.D83]+[.E83]+[.F83]+[.G83]+[.H83])" office:value-type="float" office:value="0.145362196844792" calcext:value-type="float">
            <text:p>0.1453621968</text:p>
          </table:table-cell>
          <table:table-cell table:number-columns-repeated="1016"/>
        </table:table-row>
        <table:table-row table:style-name="ro2">
          <table:table-cell table:formula="of:=[.D84]+[.E84]+[.F84]" office:value-type="float" office:value="0.709275606310415" calcext:value-type="float">
            <text:p>0.7092756063</text:p>
          </table:table-cell>
          <table:table-cell table:formula="of:=[.D84]+[.G84]+[.H84]" office:value-type="float" office:value="0.606173176658258" calcext:value-type="float">
            <text:p>0.6061731767</text:p>
          </table:table-cell>
          <table:table-cell table:formula="of:=[.F84]" office:value-type="float" office:value="0.223740237217861" calcext:value-type="float">
            <text:p>0.2237402372</text:p>
          </table:table-cell>
          <table:table-cell table:formula="of:=[.A84]+[.B84]" office:value-type="float" office:value="0.854637803155208" calcext:value-type="float">
            <text:p>0.8546378032</text:p>
          </table:table-cell>
          <table:table-cell table:formula="of:=[.A84]" office:value-type="float" office:value="0.460810979813466" calcext:value-type="float">
            <text:p>0.4608109798</text:p>
          </table:table-cell>
          <table:table-cell table:formula="of:=[.A84]+[.C84]" office:value-type="float" office:value="0.606173176658258" calcext:value-type="float">
            <text:p>0.6061731767</text:p>
          </table:table-cell>
          <table:table-cell table:formula="of:=[.B84]" office:value-type="float" office:value="0.393826823341742" calcext:value-type="float">
            <text:p>0.3938268233</text:p>
          </table:table-cell>
          <table:table-cell table:formula="of:=[.B84]" office:value-type="float" office:value="0.393826823341742" calcext:value-type="float">
            <text:p>0.3938268233</text:p>
          </table:table-cell>
          <table:table-cell table:number-columns-repeated="1016"/>
        </table:table-row>
        <table:table-row table:style-name="ro3">
          <table:table-cell table:style-name="ce2" table:formula="of:=[.A85]/([.A85]+[.B85]+[.C85])" office:value-type="float" office:value="0.460811243458882" calcext:value-type="float">
            <text:p>0.4608112435</text:p>
          </table:table-cell>
          <table:table-cell table:style-name="ce2" table:formula="of:=[.B85]/([.A85]+[.B85]+[.C85])" office:value-type="float" office:value="0.393826338876038" calcext:value-type="float">
            <text:p>0.3938263389</text:p>
          </table:table-cell>
          <table:table-cell table:style-name="ce2" table:formula="of:=[.C85]/([.A85]+[.B85]+[.C85])" office:value-type="float" office:value="0.14536241766508" calcext:value-type="float">
            <text:p>0.1453624177</text:p>
          </table:table-cell>
          <table:table-cell table:style-name="ce2" table:formula="of:=[.D85]/([.D85]+[.E85]+[.F85]+[.G85]+[.H85])" office:value-type="float" office:value="0.31544882372417" calcext:value-type="float">
            <text:p>0.3154488237</text:p>
          </table:table-cell>
          <table:table-cell table:style-name="ce2" table:formula="of:=[.E85]/([.D85]+[.E85]+[.F85]+[.G85]+[.H85])" office:value-type="float" office:value="0.170086416730786" calcext:value-type="float">
            <text:p>0.1700864167</text:p>
          </table:table-cell>
          <table:table-cell table:style-name="ce2" table:formula="of:=[.F85]/([.D85]+[.E85]+[.F85]+[.G85]+[.H85])" office:value-type="float" office:value="0.223739945558276" calcext:value-type="float">
            <text:p>0.2237399456</text:p>
          </table:table-cell>
          <table:table-cell table:style-name="ce3" table:formula="of:=[.G85]/([.D85]+[.E85]+[.F85]+[.G85]+[.H85])" office:value-type="float" office:value="0.145362406993384" calcext:value-type="float">
            <text:p>0.145362407</text:p>
          </table:table-cell>
          <table:table-cell table:style-name="ce2" table:formula="of:=[.H85]/([.D85]+[.E85]+[.F85]+[.G85]+[.H85])" office:value-type="float" office:value="0.145362406993384" calcext:value-type="float">
            <text:p>0.145362407</text:p>
          </table:table-cell>
          <table:table-cell table:number-columns-repeated="1016"/>
        </table:table-row>
        <table:table-row table:style-name="ro2">
          <table:table-cell table:formula="of:=[.D86]+[.E86]+[.F86]" office:value-type="float" office:value="0.709275186013232" calcext:value-type="float">
            <text:p>0.709275186</text:p>
          </table:table-cell>
          <table:table-cell table:formula="of:=[.D86]+[.G86]+[.H86]" office:value-type="float" office:value="0.606173637710938" calcext:value-type="float">
            <text:p>0.6061736377</text:p>
          </table:table-cell>
          <table:table-cell table:formula="of:=[.F86]" office:value-type="float" office:value="0.223739945558276" calcext:value-type="float">
            <text:p>0.2237399456</text:p>
          </table:table-cell>
          <table:table-cell table:formula="of:=[.A86]+[.B86]" office:value-type="float" office:value="0.85463758233492" calcext:value-type="float">
            <text:p>0.8546375823</text:p>
          </table:table-cell>
          <table:table-cell table:formula="of:=[.A86]" office:value-type="float" office:value="0.460811243458882" calcext:value-type="float">
            <text:p>0.4608112435</text:p>
          </table:table-cell>
          <table:table-cell table:formula="of:=[.A86]+[.C86]" office:value-type="float" office:value="0.606173661123963" calcext:value-type="float">
            <text:p>0.6061736611</text:p>
          </table:table-cell>
          <table:table-cell table:formula="of:=[.B86]" office:value-type="float" office:value="0.393826338876038" calcext:value-type="float">
            <text:p>0.3938263389</text:p>
          </table:table-cell>
          <table:table-cell table:formula="of:=[.B86]" office:value-type="float" office:value="0.393826338876038" calcext:value-type="float">
            <text:p>0.3938263389</text:p>
          </table:table-cell>
          <table:table-cell table:number-columns-repeated="1016"/>
        </table:table-row>
        <table:table-row table:style-name="ro3">
          <table:table-cell table:style-name="ce2" table:formula="of:=[.A87]/([.A87]+[.B87]+[.C87])" office:value-type="float" office:value="0.460811045511909" calcext:value-type="float">
            <text:p>0.4608110455</text:p>
          </table:table-cell>
          <table:table-cell table:style-name="ce2" table:formula="of:=[.B87]/([.A87]+[.B87]+[.C87])" office:value-type="float" office:value="0.393826702616554" calcext:value-type="float">
            <text:p>0.3938267026</text:p>
          </table:table-cell>
          <table:table-cell table:style-name="ce2" table:formula="of:=[.C87]/([.A87]+[.B87]+[.C87])" office:value-type="float" office:value="0.145362251871537" calcext:value-type="float">
            <text:p>0.1453622519</text:p>
          </table:table-cell>
          <table:table-cell table:style-name="ce2" table:formula="of:=[.D87]/([.D87]+[.E87]+[.F87]+[.G87]+[.H87])" office:value-type="float" office:value="0.315448793640371" calcext:value-type="float">
            <text:p>0.3154487936</text:p>
          </table:table-cell>
          <table:table-cell table:style-name="ce2" table:formula="of:=[.E87]/([.D87]+[.E87]+[.F87]+[.G87]+[.H87])" office:value-type="float" office:value="0.170086541768834" calcext:value-type="float">
            <text:p>0.1700865418</text:p>
          </table:table-cell>
          <table:table-cell table:style-name="ce2" table:formula="of:=[.F87]/([.D87]+[.E87]+[.F87]+[.G87]+[.H87])" office:value-type="float" office:value="0.22374016084772" calcext:value-type="float">
            <text:p>0.2237401608</text:p>
          </table:table-cell>
          <table:table-cell table:style-name="ce3" table:formula="of:=[.G87]/([.D87]+[.E87]+[.F87]+[.G87]+[.H87])" office:value-type="float" office:value="0.145362251871537" calcext:value-type="float">
            <text:p>0.1453622519</text:p>
          </table:table-cell>
          <table:table-cell table:style-name="ce2" table:formula="of:=[.H87]/([.D87]+[.E87]+[.F87]+[.G87]+[.H87])" office:value-type="float" office:value="0.145362251871537" calcext:value-type="float">
            <text:p>0.1453622519</text:p>
          </table:table-cell>
          <table:table-cell table:number-columns-repeated="1016"/>
        </table:table-row>
        <table:table-row table:style-name="ro2">
          <table:table-cell table:formula="of:=[.D88]+[.E88]+[.F88]" office:value-type="float" office:value="0.709275496256926" calcext:value-type="float">
            <text:p>0.7092754963</text:p>
          </table:table-cell>
          <table:table-cell table:formula="of:=[.D88]+[.G88]+[.H88]" office:value-type="float" office:value="0.606173297383446" calcext:value-type="float">
            <text:p>0.6061732974</text:p>
          </table:table-cell>
          <table:table-cell table:formula="of:=[.F88]" office:value-type="float" office:value="0.22374016084772" calcext:value-type="float">
            <text:p>0.2237401608</text:p>
          </table:table-cell>
          <table:table-cell table:formula="of:=[.A88]+[.B88]" office:value-type="float" office:value="0.854637748128463" calcext:value-type="float">
            <text:p>0.8546377481</text:p>
          </table:table-cell>
          <table:table-cell table:formula="of:=[.A88]" office:value-type="float" office:value="0.460811045511909" calcext:value-type="float">
            <text:p>0.4608110455</text:p>
          </table:table-cell>
          <table:table-cell table:formula="of:=[.A88]+[.C88]" office:value-type="float" office:value="0.606173297383446" calcext:value-type="float">
            <text:p>0.6061732974</text:p>
          </table:table-cell>
          <table:table-cell table:formula="of:=[.B88]" office:value-type="float" office:value="0.393826702616554" calcext:value-type="float">
            <text:p>0.3938267026</text:p>
          </table:table-cell>
          <table:table-cell table:formula="of:=[.B88]" office:value-type="float" office:value="0.393826702616554" calcext:value-type="float">
            <text:p>0.3938267026</text:p>
          </table:table-cell>
          <table:table-cell table:number-columns-repeated="1016"/>
        </table:table-row>
        <table:table-row table:style-name="ro3">
          <table:table-cell table:style-name="ce2" table:formula="of:=[.A89]/([.A89]+[.B89]+[.C89])" office:value-type="float" office:value="0.460811191627099" calcext:value-type="float">
            <text:p>0.4608111916</text:p>
          </table:table-cell>
          <table:table-cell table:style-name="ce2" table:formula="of:=[.B89]/([.A89]+[.B89]+[.C89])" office:value-type="float" office:value="0.393826434120331" calcext:value-type="float">
            <text:p>0.3938264341</text:p>
          </table:table-cell>
          <table:table-cell table:style-name="ce2" table:formula="of:=[.C89]/([.A89]+[.B89]+[.C89])" office:value-type="float" office:value="0.14536237425257" calcext:value-type="float">
            <text:p>0.1453623743</text:p>
          </table:table-cell>
          <table:table-cell table:style-name="ce2" table:formula="of:=[.D89]/([.D89]+[.E89]+[.F89]+[.G89]+[.H89])" office:value-type="float" office:value="0.315448816227516" calcext:value-type="float">
            <text:p>0.3154488162</text:p>
          </table:table-cell>
          <table:table-cell table:style-name="ce2" table:formula="of:=[.E89]/([.D89]+[.E89]+[.F89]+[.G89]+[.H89])" office:value-type="float" office:value="0.170086447889318" calcext:value-type="float">
            <text:p>0.1700864479</text:p>
          </table:table-cell>
          <table:table-cell table:style-name="ce2" table:formula="of:=[.F89]/([.D89]+[.E89]+[.F89]+[.G89]+[.H89])" office:value-type="float" office:value="0.22373999920677" calcext:value-type="float">
            <text:p>0.2237399992</text:p>
          </table:table-cell>
          <table:table-cell table:style-name="ce3" table:formula="of:=[.G89]/([.D89]+[.E89]+[.F89]+[.G89]+[.H89])" office:value-type="float" office:value="0.145362368338198" calcext:value-type="float">
            <text:p>0.1453623683</text:p>
          </table:table-cell>
          <table:table-cell table:style-name="ce2" table:formula="of:=[.H89]/([.D89]+[.E89]+[.F89]+[.G89]+[.H89])" office:value-type="float" office:value="0.145362368338198" calcext:value-type="float">
            <text:p>0.1453623683</text:p>
          </table:table-cell>
          <table:table-cell table:number-columns-repeated="1016"/>
        </table:table-row>
        <table:table-row table:style-name="ro2">
          <table:table-cell table:formula="of:=[.D90]+[.E90]+[.F90]" office:value-type="float" office:value="0.709275263323603" calcext:value-type="float">
            <text:p>0.7092752633</text:p>
          </table:table-cell>
          <table:table-cell table:formula="of:=[.D90]+[.G90]+[.H90]" office:value-type="float" office:value="0.606173552903913" calcext:value-type="float">
            <text:p>0.6061735529</text:p>
          </table:table-cell>
          <table:table-cell table:formula="of:=[.F90]" office:value-type="float" office:value="0.22373999920677" calcext:value-type="float">
            <text:p>0.2237399992</text:p>
          </table:table-cell>
          <table:table-cell table:formula="of:=[.A90]+[.B90]" office:value-type="float" office:value="0.85463762574743" calcext:value-type="float">
            <text:p>0.8546376257</text:p>
          </table:table-cell>
          <table:table-cell table:formula="of:=[.A90]" office:value-type="float" office:value="0.460811191627099" calcext:value-type="float">
            <text:p>0.4608111916</text:p>
          </table:table-cell>
          <table:table-cell table:formula="of:=[.A90]+[.C90]" office:value-type="float" office:value="0.606173565879669" calcext:value-type="float">
            <text:p>0.6061735659</text:p>
          </table:table-cell>
          <table:table-cell table:formula="of:=[.B90]" office:value-type="float" office:value="0.393826434120331" calcext:value-type="float">
            <text:p>0.3938264341</text:p>
          </table:table-cell>
          <table:table-cell table:formula="of:=[.B90]" office:value-type="float" office:value="0.393826434120331" calcext:value-type="float">
            <text:p>0.3938264341</text:p>
          </table:table-cell>
          <table:table-cell table:number-columns-repeated="1016"/>
        </table:table-row>
        <table:table-row table:style-name="ro3">
          <table:table-cell table:style-name="ce2" table:formula="of:=[.A91]/([.A91]+[.B91]+[.C91])" office:value-type="float" office:value="0.460811081922707" calcext:value-type="float">
            <text:p>0.4608110819</text:p>
          </table:table-cell>
          <table:table-cell table:style-name="ce2" table:formula="of:=[.B91]/([.A91]+[.B91]+[.C91])" office:value-type="float" office:value="0.393826635709329" calcext:value-type="float">
            <text:p>0.3938266357</text:p>
          </table:table-cell>
          <table:table-cell table:style-name="ce2" table:formula="of:=[.C91]/([.A91]+[.B91]+[.C91])" office:value-type="float" office:value="0.145362282367964" calcext:value-type="float">
            <text:p>0.1453622824</text:p>
          </table:table-cell>
          <table:table-cell table:style-name="ce2" table:formula="of:=[.D91]/([.D91]+[.E91]+[.F91]+[.G91]+[.H91])" office:value-type="float" office:value="0.315448799554744" calcext:value-type="float">
            <text:p>0.3154487996</text:p>
          </table:table-cell>
          <table:table-cell table:style-name="ce2" table:formula="of:=[.E91]/([.D91]+[.E91]+[.F91]+[.G91]+[.H91])" office:value-type="float" office:value="0.17008651718678" calcext:value-type="float">
            <text:p>0.1700865172</text:p>
          </table:table-cell>
          <table:table-cell table:style-name="ce2" table:formula="of:=[.F91]/([.D91]+[.E91]+[.F91]+[.G91]+[.H91])" office:value-type="float" office:value="0.223740118522549" calcext:value-type="float">
            <text:p>0.2237401185</text:p>
          </table:table-cell>
          <table:table-cell table:style-name="ce3" table:formula="of:=[.G91]/([.D91]+[.E91]+[.F91]+[.G91]+[.H91])" office:value-type="float" office:value="0.145362282367964" calcext:value-type="float">
            <text:p>0.1453622824</text:p>
          </table:table-cell>
          <table:table-cell table:style-name="ce2" table:formula="of:=[.H91]/([.D91]+[.E91]+[.F91]+[.G91]+[.H91])" office:value-type="float" office:value="0.145362282367964" calcext:value-type="float">
            <text:p>0.1453622824</text:p>
          </table:table-cell>
          <table:table-cell table:number-columns-repeated="1016"/>
        </table:table-row>
        <table:table-row table:style-name="ro2">
          <table:table-cell table:formula="of:=[.D92]+[.E92]+[.F92]" office:value-type="float" office:value="0.709275435264073" calcext:value-type="float">
            <text:p>0.7092754353</text:p>
          </table:table-cell>
          <table:table-cell table:formula="of:=[.D92]+[.G92]+[.H92]" office:value-type="float" office:value="0.606173364290671" calcext:value-type="float">
            <text:p>0.6061733643</text:p>
          </table:table-cell>
          <table:table-cell table:formula="of:=[.F92]" office:value-type="float" office:value="0.223740118522549" calcext:value-type="float">
            <text:p>0.2237401185</text:p>
          </table:table-cell>
          <table:table-cell table:formula="of:=[.A92]+[.B92]" office:value-type="float" office:value="0.854637717632036" calcext:value-type="float">
            <text:p>0.8546377176</text:p>
          </table:table-cell>
          <table:table-cell table:formula="of:=[.A92]" office:value-type="float" office:value="0.460811081922707" calcext:value-type="float">
            <text:p>0.4608110819</text:p>
          </table:table-cell>
          <table:table-cell table:formula="of:=[.A92]+[.C92]" office:value-type="float" office:value="0.606173364290671" calcext:value-type="float">
            <text:p>0.6061733643</text:p>
          </table:table-cell>
          <table:table-cell table:formula="of:=[.B92]" office:value-type="float" office:value="0.393826635709329" calcext:value-type="float">
            <text:p>0.3938266357</text:p>
          </table:table-cell>
          <table:table-cell table:formula="of:=[.B92]" office:value-type="float" office:value="0.393826635709329" calcext:value-type="float">
            <text:p>0.3938266357</text:p>
          </table:table-cell>
          <table:table-cell table:number-columns-repeated="1016"/>
        </table:table-row>
        <table:table-row table:style-name="ro3">
          <table:table-cell table:style-name="ce2" table:formula="of:=[.A93]/([.A93]+[.B93]+[.C93])" office:value-type="float" office:value="0.460811162901353" calcext:value-type="float">
            <text:p>0.4608111629</text:p>
          </table:table-cell>
          <table:table-cell table:style-name="ce2" table:formula="of:=[.B93]/([.A93]+[.B93]+[.C93])" office:value-type="float" office:value="0.393826486905768" calcext:value-type="float">
            <text:p>0.3938264869</text:p>
          </table:table-cell>
          <table:table-cell table:style-name="ce2" table:formula="of:=[.C93]/([.A93]+[.B93]+[.C93])" office:value-type="float" office:value="0.145362350192878" calcext:value-type="float">
            <text:p>0.1453623502</text:p>
          </table:table-cell>
          <table:table-cell table:style-name="ce2" table:formula="of:=[.D93]/([.D93]+[.E93]+[.F93]+[.G93]+[.H93])" office:value-type="float" office:value="0.315448812072788" calcext:value-type="float">
            <text:p>0.3154488121</text:p>
          </table:table-cell>
          <table:table-cell table:style-name="ce2" table:formula="of:=[.E93]/([.D93]+[.E93]+[.F93]+[.G93]+[.H93])" office:value-type="float" office:value="0.170086465157719" calcext:value-type="float">
            <text:p>0.1700864652</text:p>
          </table:table-cell>
          <table:table-cell table:style-name="ce2" table:formula="of:=[.F93]/([.D93]+[.E93]+[.F93]+[.G93]+[.H93])" office:value-type="float" office:value="0.223740028939356" calcext:value-type="float">
            <text:p>0.2237400289</text:p>
          </table:table-cell>
          <table:table-cell table:style-name="ce3" table:formula="of:=[.G93]/([.D93]+[.E93]+[.F93]+[.G93]+[.H93])" office:value-type="float" office:value="0.145362346915068" calcext:value-type="float">
            <text:p>0.1453623469</text:p>
          </table:table-cell>
          <table:table-cell table:style-name="ce2" table:formula="of:=[.H93]/([.D93]+[.E93]+[.F93]+[.G93]+[.H93])" office:value-type="float" office:value="0.145362346915068" calcext:value-type="float">
            <text:p>0.1453623469</text:p>
          </table:table-cell>
          <table:table-cell table:number-columns-repeated="1016"/>
        </table:table-row>
        <table:table-row table:style-name="ro2">
          <table:table-cell table:formula="of:=[.D94]+[.E94]+[.F94]" office:value-type="float" office:value="0.709275306169863" calcext:value-type="float">
            <text:p>0.7092753062</text:p>
          </table:table-cell>
          <table:table-cell table:formula="of:=[.D94]+[.G94]+[.H94]" office:value-type="float" office:value="0.606173505902925" calcext:value-type="float">
            <text:p>0.6061735059</text:p>
          </table:table-cell>
          <table:table-cell table:formula="of:=[.F94]" office:value-type="float" office:value="0.223740028939356" calcext:value-type="float">
            <text:p>0.2237400289</text:p>
          </table:table-cell>
          <table:table-cell table:formula="of:=[.A94]+[.B94]" office:value-type="float" office:value="0.854637649807122" calcext:value-type="float">
            <text:p>0.8546376498</text:p>
          </table:table-cell>
          <table:table-cell table:formula="of:=[.A94]" office:value-type="float" office:value="0.460811162901353" calcext:value-type="float">
            <text:p>0.4608111629</text:p>
          </table:table-cell>
          <table:table-cell table:formula="of:=[.A94]+[.C94]" office:value-type="float" office:value="0.606173513094231" calcext:value-type="float">
            <text:p>0.6061735131</text:p>
          </table:table-cell>
          <table:table-cell table:formula="of:=[.B94]" office:value-type="float" office:value="0.393826486905768" calcext:value-type="float">
            <text:p>0.3938264869</text:p>
          </table:table-cell>
          <table:table-cell table:formula="of:=[.B94]" office:value-type="float" office:value="0.393826486905768" calcext:value-type="float">
            <text:p>0.3938264869</text:p>
          </table:table-cell>
          <table:table-cell table:number-columns-repeated="1016"/>
        </table:table-row>
        <table:table-row table:style-name="ro3">
          <table:table-cell table:style-name="ce2" table:formula="of:=[.A95]/([.A95]+[.B95]+[.C95])" office:value-type="float" office:value="0.460811102101972" calcext:value-type="float">
            <text:p>0.4608111021</text:p>
          </table:table-cell>
          <table:table-cell table:style-name="ce2" table:formula="of:=[.B95]/([.A95]+[.B95]+[.C95])" office:value-type="float" office:value="0.39382659862861" calcext:value-type="float">
            <text:p>0.3938265986</text:p>
          </table:table-cell>
          <table:table-cell table:style-name="ce2" table:formula="of:=[.C95]/([.A95]+[.B95]+[.C95])" office:value-type="float" office:value="0.145362299269418" calcext:value-type="float">
            <text:p>0.1453622993</text:p>
          </table:table-cell>
          <table:table-cell table:style-name="ce2" table:formula="of:=[.D95]/([.D95]+[.E95]+[.F95]+[.G95]+[.H95])" office:value-type="float" office:value="0.315448802832554" calcext:value-type="float">
            <text:p>0.3154488028</text:p>
          </table:table-cell>
          <table:table-cell table:style-name="ce2" table:formula="of:=[.E95]/([.D95]+[.E95]+[.F95]+[.G95]+[.H95])" office:value-type="float" office:value="0.170086503563136" calcext:value-type="float">
            <text:p>0.1700865036</text:p>
          </table:table-cell>
          <table:table-cell table:style-name="ce2" table:formula="of:=[.F95]/([.D95]+[.E95]+[.F95]+[.G95]+[.H95])" office:value-type="float" office:value="0.223740095065474" calcext:value-type="float">
            <text:p>0.2237400951</text:p>
          </table:table-cell>
          <table:table-cell table:style-name="ce3" table:formula="of:=[.G95]/([.D95]+[.E95]+[.F95]+[.G95]+[.H95])" office:value-type="float" office:value="0.145362299269418" calcext:value-type="float">
            <text:p>0.1453622993</text:p>
          </table:table-cell>
          <table:table-cell table:style-name="ce2" table:formula="of:=[.H95]/([.D95]+[.E95]+[.F95]+[.G95]+[.H95])" office:value-type="float" office:value="0.145362299269418" calcext:value-type="float">
            <text:p>0.1453622993</text:p>
          </table:table-cell>
          <table:table-cell table:number-columns-repeated="1016"/>
        </table:table-row>
        <table:table-row table:style-name="ro2">
          <table:table-cell table:formula="of:=[.D96]+[.E96]+[.F96]" office:value-type="float" office:value="0.709275401461164" calcext:value-type="float">
            <text:p>0.7092754015</text:p>
          </table:table-cell>
          <table:table-cell table:formula="of:=[.D96]+[.G96]+[.H96]" office:value-type="float" office:value="0.60617340137139" calcext:value-type="float">
            <text:p>0.6061734014</text:p>
          </table:table-cell>
          <table:table-cell table:formula="of:=[.F96]" office:value-type="float" office:value="0.223740095065474" calcext:value-type="float">
            <text:p>0.2237400951</text:p>
          </table:table-cell>
          <table:table-cell table:formula="of:=[.A96]+[.B96]" office:value-type="float" office:value="0.854637700730582" calcext:value-type="float">
            <text:p>0.8546377007</text:p>
          </table:table-cell>
          <table:table-cell table:formula="of:=[.A96]" office:value-type="float" office:value="0.460811102101972" calcext:value-type="float">
            <text:p>0.4608111021</text:p>
          </table:table-cell>
          <table:table-cell table:formula="of:=[.A96]+[.C96]" office:value-type="float" office:value="0.60617340137139" calcext:value-type="float">
            <text:p>0.6061734014</text:p>
          </table:table-cell>
          <table:table-cell table:formula="of:=[.B96]" office:value-type="float" office:value="0.39382659862861" calcext:value-type="float">
            <text:p>0.3938265986</text:p>
          </table:table-cell>
          <table:table-cell table:formula="of:=[.B96]" office:value-type="float" office:value="0.39382659862861" calcext:value-type="float">
            <text:p>0.3938265986</text:p>
          </table:table-cell>
          <table:table-cell table:number-columns-repeated="1016"/>
        </table:table-row>
        <table:table-row table:style-name="ro3">
          <table:table-cell table:style-name="ce2" table:formula="of:=[.A97]/([.A97]+[.B97]+[.C97])" office:value-type="float" office:value="0.460811146981229" calcext:value-type="float">
            <text:p>0.460811147</text:p>
          </table:table-cell>
          <table:table-cell table:style-name="ce2" table:formula="of:=[.B97]/([.A97]+[.B97]+[.C97])" office:value-type="float" office:value="0.393826516160039" calcext:value-type="float">
            <text:p>0.3938265162</text:p>
          </table:table-cell>
          <table:table-cell table:style-name="ce2" table:formula="of:=[.C97]/([.A97]+[.B97]+[.C97])" office:value-type="float" office:value="0.145362336858732" calcext:value-type="float">
            <text:p>0.1453623369</text:p>
          </table:table-cell>
          <table:table-cell table:style-name="ce2" table:formula="of:=[.D97]/([.D97]+[.E97]+[.F97]+[.G97]+[.H97])" office:value-type="float" office:value="0.315448809770192" calcext:value-type="float">
            <text:p>0.3154488098</text:p>
          </table:table-cell>
          <table:table-cell table:style-name="ce2" table:formula="of:=[.E97]/([.D97]+[.E97]+[.F97]+[.G97]+[.H97])" office:value-type="float" office:value="0.170086474728058" calcext:value-type="float">
            <text:p>0.1700864747</text:p>
          </table:table-cell>
          <table:table-cell table:style-name="ce2" table:formula="of:=[.F97]/([.D97]+[.E97]+[.F97]+[.G97]+[.H97])" office:value-type="float" office:value="0.223740045417483" calcext:value-type="float">
            <text:p>0.2237400454</text:p>
          </table:table-cell>
          <table:table-cell table:style-name="ce3" table:formula="of:=[.G97]/([.D97]+[.E97]+[.F97]+[.G97]+[.H97])" office:value-type="float" office:value="0.145362335042134" calcext:value-type="float">
            <text:p>0.145362335</text:p>
          </table:table-cell>
          <table:table-cell table:style-name="ce2" table:formula="of:=[.H97]/([.D97]+[.E97]+[.F97]+[.G97]+[.H97])" office:value-type="float" office:value="0.145362335042134" calcext:value-type="float">
            <text:p>0.145362335</text:p>
          </table:table-cell>
          <table:table-cell table:number-columns-repeated="1016"/>
        </table:table-row>
        <table:table-row table:style-name="ro2">
          <table:table-cell table:formula="of:=[.D98]+[.E98]+[.F98]" office:value-type="float" office:value="0.709275329915732" calcext:value-type="float">
            <text:p>0.7092753299</text:p>
          </table:table-cell>
          <table:table-cell table:formula="of:=[.D98]+[.G98]+[.H98]" office:value-type="float" office:value="0.60617347985446" calcext:value-type="float">
            <text:p>0.6061734799</text:p>
          </table:table-cell>
          <table:table-cell table:formula="of:=[.F98]" office:value-type="float" office:value="0.223740045417483" calcext:value-type="float">
            <text:p>0.2237400454</text:p>
          </table:table-cell>
          <table:table-cell table:formula="of:=[.A98]+[.B98]" office:value-type="float" office:value="0.854637663141268" calcext:value-type="float">
            <text:p>0.8546376631</text:p>
          </table:table-cell>
          <table:table-cell table:formula="of:=[.A98]" office:value-type="float" office:value="0.460811146981229" calcext:value-type="float">
            <text:p>0.460811147</text:p>
          </table:table-cell>
          <table:table-cell table:formula="of:=[.A98]+[.C98]" office:value-type="float" office:value="0.606173483839961" calcext:value-type="float">
            <text:p>0.6061734838</text:p>
          </table:table-cell>
          <table:table-cell table:formula="of:=[.B98]" office:value-type="float" office:value="0.393826516160039" calcext:value-type="float">
            <text:p>0.3938265162</text:p>
          </table:table-cell>
          <table:table-cell table:formula="of:=[.B98]" office:value-type="float" office:value="0.393826516160039" calcext:value-type="float">
            <text:p>0.3938265162</text:p>
          </table:table-cell>
          <table:table-cell table:number-columns-repeated="1016"/>
        </table:table-row>
        <table:table-row table:style-name="ro3">
          <table:table-cell table:style-name="ce2" table:formula="of:=[.A99]/([.A99]+[.B99]+[.C99])" office:value-type="float" office:value="0.460811113285543" calcext:value-type="float">
            <text:p>0.4608111133</text:p>
          </table:table-cell>
          <table:table-cell table:style-name="ce2" table:formula="of:=[.B99]/([.A99]+[.B99]+[.C99])" office:value-type="float" office:value="0.393826578078067" calcext:value-type="float">
            <text:p>0.3938265781</text:p>
          </table:table-cell>
          <table:table-cell table:style-name="ce2" table:formula="of:=[.C99]/([.A99]+[.B99]+[.C99])" office:value-type="float" office:value="0.14536230863639" calcext:value-type="float">
            <text:p>0.1453623086</text:p>
          </table:table-cell>
          <table:table-cell table:style-name="ce2" table:formula="of:=[.D99]/([.D99]+[.E99]+[.F99]+[.G99]+[.H99])" office:value-type="float" office:value="0.315448804649152" calcext:value-type="float">
            <text:p>0.3154488046</text:p>
          </table:table-cell>
          <table:table-cell table:style-name="ce2" table:formula="of:=[.E99]/([.D99]+[.E99]+[.F99]+[.G99]+[.H99])" office:value-type="float" office:value="0.170086496012762" calcext:value-type="float">
            <text:p>0.170086496</text:p>
          </table:table-cell>
          <table:table-cell table:style-name="ce2" table:formula="of:=[.F99]/([.D99]+[.E99]+[.F99]+[.G99]+[.H99])" office:value-type="float" office:value="0.223740082065305" calcext:value-type="float">
            <text:p>0.2237400821</text:p>
          </table:table-cell>
          <table:table-cell table:style-name="ce3" table:formula="of:=[.G99]/([.D99]+[.E99]+[.F99]+[.G99]+[.H99])" office:value-type="float" office:value="0.14536230863639" calcext:value-type="float">
            <text:p>0.1453623086</text:p>
          </table:table-cell>
          <table:table-cell table:style-name="ce2" table:formula="of:=[.H99]/([.D99]+[.E99]+[.F99]+[.G99]+[.H99])" office:value-type="float" office:value="0.14536230863639" calcext:value-type="float">
            <text:p>0.1453623086</text:p>
          </table:table-cell>
          <table:table-cell table:number-columns-repeated="1016"/>
        </table:table-row>
        <table:table-row table:style-name="ro2">
          <table:table-cell table:formula="of:=[.D100]+[.E100]+[.F100]" office:value-type="float" office:value="0.709275382727219" calcext:value-type="float">
            <text:p>0.7092753827</text:p>
          </table:table-cell>
          <table:table-cell table:formula="of:=[.D100]+[.G100]+[.H100]" office:value-type="float" office:value="0.606173421921933" calcext:value-type="float">
            <text:p>0.6061734219</text:p>
          </table:table-cell>
          <table:table-cell table:formula="of:=[.F100]" office:value-type="float" office:value="0.223740082065305" calcext:value-type="float">
            <text:p>0.2237400821</text:p>
          </table:table-cell>
          <table:table-cell table:formula="of:=[.A100]+[.B100]" office:value-type="float" office:value="0.85463769136361" calcext:value-type="float">
            <text:p>0.8546376914</text:p>
          </table:table-cell>
          <table:table-cell table:formula="of:=[.A100]" office:value-type="float" office:value="0.460811113285543" calcext:value-type="float">
            <text:p>0.4608111133</text:p>
          </table:table-cell>
          <table:table-cell table:formula="of:=[.A100]+[.C100]" office:value-type="float" office:value="0.606173421921933" calcext:value-type="float">
            <text:p>0.6061734219</text:p>
          </table:table-cell>
          <table:table-cell table:formula="of:=[.B100]" office:value-type="float" office:value="0.393826578078067" calcext:value-type="float">
            <text:p>0.3938265781</text:p>
          </table:table-cell>
          <table:table-cell table:formula="of:=[.B100]" office:value-type="float" office:value="0.393826578078067" calcext:value-type="float">
            <text:p>0.3938265781</text:p>
          </table:table-cell>
          <table:table-cell table:number-columns-repeated="1016"/>
        </table:table-row>
        <table:table-row table:style-name="ro3">
          <table:table-cell table:style-name="ce2" table:formula="of:=[.A101]/([.A101]+[.B101]+[.C101])" office:value-type="float" office:value="0.46081113815812" calcext:value-type="float">
            <text:p>0.4608111382</text:p>
          </table:table-cell>
          <table:table-cell table:style-name="ce2" table:formula="of:=[.B101]/([.A101]+[.B101]+[.C101])" office:value-type="float" office:value="0.393826532373078" calcext:value-type="float">
            <text:p>0.3938265324</text:p>
          </table:table-cell>
          <table:table-cell table:style-name="ce2" table:formula="of:=[.C101]/([.A101]+[.B101]+[.C101])" office:value-type="float" office:value="0.145362329468802" calcext:value-type="float">
            <text:p>0.1453623295</text:p>
          </table:table-cell>
          <table:table-cell table:style-name="ce2" table:formula="of:=[.D101]/([.D101]+[.E101]+[.F101]+[.G101]+[.H101])" office:value-type="float" office:value="0.315448808494067" calcext:value-type="float">
            <text:p>0.3154488085</text:p>
          </table:table-cell>
          <table:table-cell table:style-name="ce2" table:formula="of:=[.E101]/([.D101]+[.E101]+[.F101]+[.G101]+[.H101])" office:value-type="float" office:value="0.170086480032044" calcext:value-type="float">
            <text:p>0.17008648</text:p>
          </table:table-cell>
          <table:table-cell table:style-name="ce2" table:formula="of:=[.F101]/([.D101]+[.E101]+[.F101]+[.G101]+[.H101])" office:value-type="float" office:value="0.223740054549842" calcext:value-type="float">
            <text:p>0.2237400545</text:p>
          </table:table-cell>
          <table:table-cell table:style-name="ce3" table:formula="of:=[.G101]/([.D101]+[.E101]+[.F101]+[.G101]+[.H101])" office:value-type="float" office:value="0.145362328462023" calcext:value-type="float">
            <text:p>0.1453623285</text:p>
          </table:table-cell>
          <table:table-cell table:style-name="ce2" table:formula="of:=[.H101]/([.D101]+[.E101]+[.F101]+[.G101]+[.H101])" office:value-type="float" office:value="0.145362328462023" calcext:value-type="float">
            <text:p>0.1453623285</text:p>
          </table:table-cell>
          <table:table-cell table:number-columns-repeated="1016"/>
        </table:table-row>
        <table:table-row table:style-name="ro2">
          <table:table-cell table:formula="of:=[.D102]+[.E102]+[.F102]" office:value-type="float" office:value="0.709275343075954" calcext:value-type="float">
            <text:p>0.7092753431</text:p>
          </table:table-cell>
          <table:table-cell table:formula="of:=[.D102]+[.G102]+[.H102]" office:value-type="float" office:value="0.606173465418113" calcext:value-type="float">
            <text:p>0.6061734654</text:p>
          </table:table-cell>
          <table:table-cell table:formula="of:=[.F102]" office:value-type="float" office:value="0.223740054549842" calcext:value-type="float">
            <text:p>0.2237400545</text:p>
          </table:table-cell>
          <table:table-cell table:formula="of:=[.A102]+[.B102]" office:value-type="float" office:value="0.854637670531198" calcext:value-type="float">
            <text:p>0.8546376705</text:p>
          </table:table-cell>
          <table:table-cell table:formula="of:=[.A102]" office:value-type="float" office:value="0.46081113815812" calcext:value-type="float">
            <text:p>0.4608111382</text:p>
          </table:table-cell>
          <table:table-cell table:formula="of:=[.A102]+[.C102]" office:value-type="float" office:value="0.606173467626922" calcext:value-type="float">
            <text:p>0.6061734676</text:p>
          </table:table-cell>
          <table:table-cell table:formula="of:=[.B102]" office:value-type="float" office:value="0.393826532373078" calcext:value-type="float">
            <text:p>0.3938265324</text:p>
          </table:table-cell>
          <table:table-cell table:formula="of:=[.B102]" office:value-type="float" office:value="0.393826532373078" calcext:value-type="float">
            <text:p>0.3938265324</text:p>
          </table:table-cell>
          <table:table-cell table:number-columns-repeated="1016"/>
        </table:table-row>
        <table:table-row table:style-name="ro3">
          <table:table-cell table:style-name="ce2" table:formula="of:=[.A103]/([.A103]+[.B103]+[.C103])" office:value-type="float" office:value="0.4608111194836" calcext:value-type="float">
            <text:p>0.4608111195</text:p>
          </table:table-cell>
          <table:table-cell table:style-name="ce2" table:formula="of:=[.B103]/([.A103]+[.B103]+[.C103])" office:value-type="float" office:value="0.39382656668873" calcext:value-type="float">
            <text:p>0.3938265667</text:p>
          </table:table-cell>
          <table:table-cell table:style-name="ce2" table:formula="of:=[.C103]/([.A103]+[.B103]+[.C103])" office:value-type="float" office:value="0.145362313827669" calcext:value-type="float">
            <text:p>0.1453623138</text:p>
          </table:table-cell>
          <table:table-cell table:style-name="ce2" table:formula="of:=[.D103]/([.D103]+[.E103]+[.F103]+[.G103]+[.H103])" office:value-type="float" office:value="0.315448805655931" calcext:value-type="float">
            <text:p>0.3154488057</text:p>
          </table:table-cell>
          <table:table-cell table:style-name="ce2" table:formula="of:=[.E103]/([.D103]+[.E103]+[.F103]+[.G103]+[.H103])" office:value-type="float" office:value="0.170086491828262" calcext:value-type="float">
            <text:p>0.1700864918</text:p>
          </table:table-cell>
          <table:table-cell table:style-name="ce2" table:formula="of:=[.F103]/([.D103]+[.E103]+[.F103]+[.G103]+[.H103])" office:value-type="float" office:value="0.223740074860469" calcext:value-type="float">
            <text:p>0.2237400749</text:p>
          </table:table-cell>
          <table:table-cell table:style-name="ce3" table:formula="of:=[.G103]/([.D103]+[.E103]+[.F103]+[.G103]+[.H103])" office:value-type="float" office:value="0.145362313827669" calcext:value-type="float">
            <text:p>0.1453623138</text:p>
          </table:table-cell>
          <table:table-cell table:style-name="ce2" table:formula="of:=[.H103]/([.D103]+[.E103]+[.F103]+[.G103]+[.H103])" office:value-type="float" office:value="0.145362313827669" calcext:value-type="float">
            <text:p>0.1453623138</text:p>
          </table:table-cell>
          <table:table-cell table:number-columns-repeated="1016"/>
        </table:table-row>
        <table:table-row table:style-name="ro2">
          <table:table-cell table:formula="of:=[.D104]+[.E104]+[.F104]" office:value-type="float" office:value="0.709275372344661" calcext:value-type="float">
            <text:p>0.7092753723</text:p>
          </table:table-cell>
          <table:table-cell table:formula="of:=[.D104]+[.G104]+[.H104]" office:value-type="float" office:value="0.60617343331127" calcext:value-type="float">
            <text:p>0.6061734333</text:p>
          </table:table-cell>
          <table:table-cell table:formula="of:=[.F104]" office:value-type="float" office:value="0.223740074860469" calcext:value-type="float">
            <text:p>0.2237400749</text:p>
          </table:table-cell>
          <table:table-cell table:formula="of:=[.A104]+[.B104]" office:value-type="float" office:value="0.854637686172331" calcext:value-type="float">
            <text:p>0.8546376862</text:p>
          </table:table-cell>
          <table:table-cell table:formula="of:=[.A104]" office:value-type="float" office:value="0.4608111194836" calcext:value-type="float">
            <text:p>0.4608111195</text:p>
          </table:table-cell>
          <table:table-cell table:formula="of:=[.A104]+[.C104]" office:value-type="float" office:value="0.60617343331127" calcext:value-type="float">
            <text:p>0.6061734333</text:p>
          </table:table-cell>
          <table:table-cell table:formula="of:=[.B104]" office:value-type="float" office:value="0.39382656668873" calcext:value-type="float">
            <text:p>0.3938265667</text:p>
          </table:table-cell>
          <table:table-cell table:formula="of:=[.B104]" office:value-type="float" office:value="0.39382656668873" calcext:value-type="float">
            <text:p>0.3938265667</text:p>
          </table:table-cell>
          <table:table-cell table:number-columns-repeated="1016"/>
        </table:table-row>
        <table:table-row table:style-name="ro3">
          <table:table-cell table:style-name="ce2" table:formula="of:=[.A105]/([.A105]+[.B105]+[.C105])" office:value-type="float" office:value="0.460811133268257" calcext:value-type="float">
            <text:p>0.4608111333</text:p>
          </table:table-cell>
          <table:table-cell table:style-name="ce2" table:formula="of:=[.B105]/([.A105]+[.B105]+[.C105])" office:value-type="float" office:value="0.393826541358522" calcext:value-type="float">
            <text:p>0.3938265414</text:p>
          </table:table-cell>
          <table:table-cell table:style-name="ce2" table:formula="of:=[.C105]/([.A105]+[.B105]+[.C105])" office:value-type="float" office:value="0.145362325373221" calcext:value-type="float">
            <text:p>0.1453623254</text:p>
          </table:table-cell>
          <table:table-cell table:style-name="ce2" table:formula="of:=[.D105]/([.D105]+[.E105]+[.F105]+[.G105]+[.H105])" office:value-type="float" office:value="0.315448807786825" calcext:value-type="float">
            <text:p>0.3154488078</text:p>
          </table:table-cell>
          <table:table-cell table:style-name="ce2" table:formula="of:=[.E105]/([.D105]+[.E105]+[.F105]+[.G105]+[.H105])" office:value-type="float" office:value="0.170086482971572" calcext:value-type="float">
            <text:p>0.170086483</text:p>
          </table:table-cell>
          <table:table-cell table:style-name="ce2" table:formula="of:=[.F105]/([.D105]+[.E105]+[.F105]+[.G105]+[.H105])" office:value-type="float" office:value="0.223740059611096" calcext:value-type="float">
            <text:p>0.2237400596</text:p>
          </table:table-cell>
          <table:table-cell table:style-name="ce3" table:formula="of:=[.G105]/([.D105]+[.E105]+[.F105]+[.G105]+[.H105])" office:value-type="float" office:value="0.145362324815253" calcext:value-type="float">
            <text:p>0.1453623248</text:p>
          </table:table-cell>
          <table:table-cell table:style-name="ce2" table:formula="of:=[.H105]/([.D105]+[.E105]+[.F105]+[.G105]+[.H105])" office:value-type="float" office:value="0.145362324815253" calcext:value-type="float">
            <text:p>0.1453623248</text:p>
          </table:table-cell>
          <table:table-cell table:number-columns-repeated="1016"/>
        </table:table-row>
        <table:table-row table:style-name="ro2">
          <table:table-cell table:formula="of:=[.D106]+[.E106]+[.F106]" office:value-type="float" office:value="0.709275350369494" calcext:value-type="float">
            <text:p>0.7092753504</text:p>
          </table:table-cell>
          <table:table-cell table:formula="of:=[.D106]+[.G106]+[.H106]" office:value-type="float" office:value="0.606173457417331" calcext:value-type="float">
            <text:p>0.6061734574</text:p>
          </table:table-cell>
          <table:table-cell table:formula="of:=[.F106]" office:value-type="float" office:value="0.223740059611096" calcext:value-type="float">
            <text:p>0.2237400596</text:p>
          </table:table-cell>
          <table:table-cell table:formula="of:=[.A106]+[.B106]" office:value-type="float" office:value="0.854637674626779" calcext:value-type="float">
            <text:p>0.8546376746</text:p>
          </table:table-cell>
          <table:table-cell table:formula="of:=[.A106]" office:value-type="float" office:value="0.460811133268257" calcext:value-type="float">
            <text:p>0.4608111333</text:p>
          </table:table-cell>
          <table:table-cell table:formula="of:=[.A106]+[.C106]" office:value-type="float" office:value="0.606173458641478" calcext:value-type="float">
            <text:p>0.6061734586</text:p>
          </table:table-cell>
          <table:table-cell table:formula="of:=[.B106]" office:value-type="float" office:value="0.393826541358522" calcext:value-type="float">
            <text:p>0.3938265414</text:p>
          </table:table-cell>
          <table:table-cell table:formula="of:=[.B106]" office:value-type="float" office:value="0.393826541358522" calcext:value-type="float">
            <text:p>0.3938265414</text:p>
          </table:table-cell>
          <table:table-cell table:number-columns-repeated="1016"/>
        </table:table-row>
        <table:table-row table:style-name="ro3">
          <table:table-cell table:style-name="ce2" table:formula="of:=[.A107]/([.A107]+[.B107]+[.C107])" office:value-type="float" office:value="0.460811122918632" calcext:value-type="float">
            <text:p>0.4608111229</text:p>
          </table:table-cell>
          <table:table-cell table:style-name="ce2" table:formula="of:=[.B107]/([.A107]+[.B107]+[.C107])" office:value-type="float" office:value="0.393826560376635" calcext:value-type="float">
            <text:p>0.3938265604</text:p>
          </table:table-cell>
          <table:table-cell table:style-name="ce2" table:formula="of:=[.C107]/([.A107]+[.B107]+[.C107])" office:value-type="float" office:value="0.145362316704733" calcext:value-type="float">
            <text:p>0.1453623167</text:p>
          </table:table-cell>
          <table:table-cell table:style-name="ce2" table:formula="of:=[.D107]/([.D107]+[.E107]+[.F107]+[.G107]+[.H107])" office:value-type="float" office:value="0.315448806213899" calcext:value-type="float">
            <text:p>0.3154488062</text:p>
          </table:table-cell>
          <table:table-cell table:style-name="ce2" table:formula="of:=[.E107]/([.D107]+[.E107]+[.F107]+[.G107]+[.H107])" office:value-type="float" office:value="0.170086489509166" calcext:value-type="float">
            <text:p>0.1700864895</text:p>
          </table:table-cell>
          <table:table-cell table:style-name="ce2" table:formula="of:=[.F107]/([.D107]+[.E107]+[.F107]+[.G107]+[.H107])" office:value-type="float" office:value="0.223740070867469" calcext:value-type="float">
            <text:p>0.2237400709</text:p>
          </table:table-cell>
          <table:table-cell table:style-name="ce3" table:formula="of:=[.G107]/([.D107]+[.E107]+[.F107]+[.G107]+[.H107])" office:value-type="float" office:value="0.145362316704733" calcext:value-type="float">
            <text:p>0.1453623167</text:p>
          </table:table-cell>
          <table:table-cell table:style-name="ce2" table:formula="of:=[.H107]/([.D107]+[.E107]+[.F107]+[.G107]+[.H107])" office:value-type="float" office:value="0.145362316704733" calcext:value-type="float">
            <text:p>0.1453623167</text:p>
          </table:table-cell>
          <table:table-cell table:number-columns-repeated="1016"/>
        </table:table-row>
        <table:table-row table:style-name="ro2">
          <table:table-cell table:formula="of:=[.D108]+[.E108]+[.F108]" office:value-type="float" office:value="0.709275366590534" calcext:value-type="float">
            <text:p>0.7092753666</text:p>
          </table:table-cell>
          <table:table-cell table:formula="of:=[.D108]+[.G108]+[.H108]" office:value-type="float" office:value="0.606173439623365" calcext:value-type="float">
            <text:p>0.6061734396</text:p>
          </table:table-cell>
          <table:table-cell table:formula="of:=[.F108]" office:value-type="float" office:value="0.223740070867469" calcext:value-type="float">
            <text:p>0.2237400709</text:p>
          </table:table-cell>
          <table:table-cell table:formula="of:=[.A108]+[.B108]" office:value-type="float" office:value="0.854637683295267" calcext:value-type="float">
            <text:p>0.8546376833</text:p>
          </table:table-cell>
          <table:table-cell table:formula="of:=[.A108]" office:value-type="float" office:value="0.460811122918632" calcext:value-type="float">
            <text:p>0.4608111229</text:p>
          </table:table-cell>
          <table:table-cell table:formula="of:=[.A108]+[.C108]" office:value-type="float" office:value="0.606173439623365" calcext:value-type="float">
            <text:p>0.6061734396</text:p>
          </table:table-cell>
          <table:table-cell table:formula="of:=[.B108]" office:value-type="float" office:value="0.393826560376635" calcext:value-type="float">
            <text:p>0.3938265604</text:p>
          </table:table-cell>
          <table:table-cell table:formula="of:=[.B108]" office:value-type="float" office:value="0.393826560376635" calcext:value-type="float">
            <text:p>0.3938265604</text:p>
          </table:table-cell>
          <table:table-cell table:number-columns-repeated="1016"/>
        </table:table-row>
        <table:table-row table:style-name="ro3">
          <table:table-cell table:style-name="ce2" table:formula="of:=[.A109]/([.A109]+[.B109]+[.C109])" office:value-type="float" office:value="0.46081113055824" calcext:value-type="float">
            <text:p>0.4608111306</text:p>
          </table:table-cell>
          <table:table-cell table:style-name="ce2" table:formula="of:=[.B109]/([.A109]+[.B109]+[.C109])" office:value-type="float" office:value="0.393826546338355" calcext:value-type="float">
            <text:p>0.3938265463</text:p>
          </table:table-cell>
          <table:table-cell table:style-name="ce2" table:formula="of:=[.C109]/([.A109]+[.B109]+[.C109])" office:value-type="float" office:value="0.145362323103405" calcext:value-type="float">
            <text:p>0.1453623231</text:p>
          </table:table-cell>
          <table:table-cell table:style-name="ce2" table:formula="of:=[.D109]/([.D109]+[.E109]+[.F109]+[.G109]+[.H109])" office:value-type="float" office:value="0.315448807394864" calcext:value-type="float">
            <text:p>0.3154488074</text:p>
          </table:table-cell>
          <table:table-cell table:style-name="ce2" table:formula="of:=[.E109]/([.D109]+[.E109]+[.F109]+[.G109]+[.H109])" office:value-type="float" office:value="0.170086484600691" calcext:value-type="float">
            <text:p>0.1700864846</text:p>
          </table:table-cell>
          <table:table-cell table:style-name="ce2" table:formula="of:=[.F109]/([.D109]+[.E109]+[.F109]+[.G109]+[.H109])" office:value-type="float" office:value="0.223740062416099" calcext:value-type="float">
            <text:p>0.2237400624</text:p>
          </table:table-cell>
          <table:table-cell table:style-name="ce3" table:formula="of:=[.G109]/([.D109]+[.E109]+[.F109]+[.G109]+[.H109])" office:value-type="float" office:value="0.145362322794173" calcext:value-type="float">
            <text:p>0.1453623228</text:p>
          </table:table-cell>
          <table:table-cell table:style-name="ce2" table:formula="of:=[.H109]/([.D109]+[.E109]+[.F109]+[.G109]+[.H109])" office:value-type="float" office:value="0.145362322794173" calcext:value-type="float">
            <text:p>0.1453623228</text:p>
          </table:table-cell>
          <table:table-cell table:number-columns-repeated="1016"/>
        </table:table-row>
        <table:table-row table:style-name="ro2">
          <table:table-cell table:formula="of:=[.D110]+[.E110]+[.F110]" office:value-type="float" office:value="0.709275354411654" calcext:value-type="float">
            <text:p>0.7092753544</text:p>
          </table:table-cell>
          <table:table-cell table:formula="of:=[.D110]+[.G110]+[.H110]" office:value-type="float" office:value="0.60617345298321" calcext:value-type="float">
            <text:p>0.606173453</text:p>
          </table:table-cell>
          <table:table-cell table:formula="of:=[.F110]" office:value-type="float" office:value="0.223740062416099" calcext:value-type="float">
            <text:p>0.2237400624</text:p>
          </table:table-cell>
          <table:table-cell table:formula="of:=[.A110]+[.B110]" office:value-type="float" office:value="0.854637676896595" calcext:value-type="float">
            <text:p>0.8546376769</text:p>
          </table:table-cell>
          <table:table-cell table:formula="of:=[.A110]" office:value-type="float" office:value="0.46081113055824" calcext:value-type="float">
            <text:p>0.4608111306</text:p>
          </table:table-cell>
          <table:table-cell table:formula="of:=[.A110]+[.C110]" office:value-type="float" office:value="0.606173453661645" calcext:value-type="float">
            <text:p>0.6061734537</text:p>
          </table:table-cell>
          <table:table-cell table:formula="of:=[.B110]" office:value-type="float" office:value="0.393826546338355" calcext:value-type="float">
            <text:p>0.3938265463</text:p>
          </table:table-cell>
          <table:table-cell table:formula="of:=[.B110]" office:value-type="float" office:value="0.393826546338355" calcext:value-type="float">
            <text:p>0.3938265463</text:p>
          </table:table-cell>
          <table:table-cell table:number-columns-repeated="1016"/>
        </table:table-row>
        <table:table-row table:style-name="ro3">
          <table:table-cell table:style-name="ce2" table:formula="of:=[.A111]/([.A111]+[.B111]+[.C111])" office:value-type="float" office:value="0.460811124822365" calcext:value-type="float">
            <text:p>0.4608111248</text:p>
          </table:table-cell>
          <table:table-cell table:style-name="ce2" table:formula="of:=[.B111]/([.A111]+[.B111]+[.C111])" office:value-type="float" office:value="0.393826556878402" calcext:value-type="float">
            <text:p>0.3938265569</text:p>
          </table:table-cell>
          <table:table-cell table:style-name="ce2" table:formula="of:=[.C111]/([.A111]+[.B111]+[.C111])" office:value-type="float" office:value="0.145362318299234" calcext:value-type="float">
            <text:p>0.1453623183</text:p>
          </table:table-cell>
          <table:table-cell table:style-name="ce2" table:formula="of:=[.D111]/([.D111]+[.E111]+[.F111]+[.G111]+[.H111])" office:value-type="float" office:value="0.315448806523131" calcext:value-type="float">
            <text:p>0.3154488065</text:p>
          </table:table-cell>
          <table:table-cell table:style-name="ce2" table:formula="of:=[.E111]/([.D111]+[.E111]+[.F111]+[.G111]+[.H111])" office:value-type="float" office:value="0.170086488223897" calcext:value-type="float">
            <text:p>0.1700864882</text:p>
          </table:table-cell>
          <table:table-cell table:style-name="ce2" table:formula="of:=[.F111]/([.D111]+[.E111]+[.F111]+[.G111]+[.H111])" office:value-type="float" office:value="0.223740068654505" calcext:value-type="float">
            <text:p>0.2237400687</text:p>
          </table:table-cell>
          <table:table-cell table:style-name="ce3" table:formula="of:=[.G111]/([.D111]+[.E111]+[.F111]+[.G111]+[.H111])" office:value-type="float" office:value="0.145362318299234" calcext:value-type="float">
            <text:p>0.1453623183</text:p>
          </table:table-cell>
          <table:table-cell table:style-name="ce2" table:formula="of:=[.H111]/([.D111]+[.E111]+[.F111]+[.G111]+[.H111])" office:value-type="float" office:value="0.145362318299234" calcext:value-type="float">
            <text:p>0.1453623183</text:p>
          </table:table-cell>
          <table:table-cell table:number-columns-repeated="1016"/>
        </table:table-row>
        <table:table-row table:style-name="ro2">
          <table:table-cell table:formula="of:=[.D112]+[.E112]+[.F112]" office:value-type="float" office:value="0.709275363401533" calcext:value-type="float">
            <text:p>0.7092753634</text:p>
          </table:table-cell>
          <table:table-cell table:formula="of:=[.D112]+[.G112]+[.H112]" office:value-type="float" office:value="0.606173443121598" calcext:value-type="float">
            <text:p>0.6061734431</text:p>
          </table:table-cell>
          <table:table-cell table:formula="of:=[.F112]" office:value-type="float" office:value="0.223740068654505" calcext:value-type="float">
            <text:p>0.2237400687</text:p>
          </table:table-cell>
          <table:table-cell table:formula="of:=[.A112]+[.B112]" office:value-type="float" office:value="0.854637681700766" calcext:value-type="float">
            <text:p>0.8546376817</text:p>
          </table:table-cell>
          <table:table-cell table:formula="of:=[.A112]" office:value-type="float" office:value="0.460811124822365" calcext:value-type="float">
            <text:p>0.4608111248</text:p>
          </table:table-cell>
          <table:table-cell table:formula="of:=[.A112]+[.C112]" office:value-type="float" office:value="0.606173443121598" calcext:value-type="float">
            <text:p>0.6061734431</text:p>
          </table:table-cell>
          <table:table-cell table:formula="of:=[.B112]" office:value-type="float" office:value="0.393826556878402" calcext:value-type="float">
            <text:p>0.3938265569</text:p>
          </table:table-cell>
          <table:table-cell table:formula="of:=[.B112]" office:value-type="float" office:value="0.393826556878402" calcext:value-type="float">
            <text:p>0.3938265569</text:p>
          </table:table-cell>
          <table:table-cell table:number-columns-repeated="1016"/>
        </table:table-row>
        <table:table-row table:style-name="ro3">
          <table:table-cell table:style-name="ce2" table:formula="of:=[.A113]/([.A113]+[.B113]+[.C113])" office:value-type="float" office:value="0.46081112905632" calcext:value-type="float">
            <text:p>0.4608111291</text:p>
          </table:table-cell>
          <table:table-cell table:style-name="ce2" table:formula="of:=[.B113]/([.A113]+[.B113]+[.C113])" office:value-type="float" office:value="0.393826549098232" calcext:value-type="float">
            <text:p>0.3938265491</text:p>
          </table:table-cell>
          <table:table-cell table:style-name="ce2" table:formula="of:=[.C113]/([.A113]+[.B113]+[.C113])" office:value-type="float" office:value="0.145362321845448" calcext:value-type="float">
            <text:p>0.1453623218</text:p>
          </table:table-cell>
          <table:table-cell table:style-name="ce2" table:formula="of:=[.D113]/([.D113]+[.E113]+[.F113]+[.G113]+[.H113])" office:value-type="float" office:value="0.315448807177635" calcext:value-type="float">
            <text:p>0.3154488072</text:p>
          </table:table-cell>
          <table:table-cell table:style-name="ce2" table:formula="of:=[.E113]/([.D113]+[.E113]+[.F113]+[.G113]+[.H113])" office:value-type="float" office:value="0.170086485503566" calcext:value-type="float">
            <text:p>0.1700864855</text:p>
          </table:table-cell>
          <table:table-cell table:style-name="ce2" table:formula="of:=[.F113]/([.D113]+[.E113]+[.F113]+[.G113]+[.H113])" office:value-type="float" office:value="0.223740063970662" calcext:value-type="float">
            <text:p>0.223740064</text:p>
          </table:table-cell>
          <table:table-cell table:style-name="ce3" table:formula="of:=[.G113]/([.D113]+[.E113]+[.F113]+[.G113]+[.H113])" office:value-type="float" office:value="0.145362321674068" calcext:value-type="float">
            <text:p>0.1453623217</text:p>
          </table:table-cell>
          <table:table-cell table:style-name="ce2" table:formula="of:=[.H113]/([.D113]+[.E113]+[.F113]+[.G113]+[.H113])" office:value-type="float" office:value="0.145362321674068" calcext:value-type="float">
            <text:p>0.1453623217</text:p>
          </table:table-cell>
          <table:table-cell table:number-columns-repeated="1016"/>
        </table:table-row>
        <table:table-row table:style-name="ro2">
          <table:table-cell table:formula="of:=[.D114]+[.E114]+[.F114]" office:value-type="float" office:value="0.709275356651864" calcext:value-type="float">
            <text:p>0.7092753567</text:p>
          </table:table-cell>
          <table:table-cell table:formula="of:=[.D114]+[.G114]+[.H114]" office:value-type="float" office:value="0.606173450525771" calcext:value-type="float">
            <text:p>0.6061734505</text:p>
          </table:table-cell>
          <table:table-cell table:formula="of:=[.F114]" office:value-type="float" office:value="0.223740063970662" calcext:value-type="float">
            <text:p>0.223740064</text:p>
          </table:table-cell>
          <table:table-cell table:formula="of:=[.A114]+[.B114]" office:value-type="float" office:value="0.854637678154552" calcext:value-type="float">
            <text:p>0.8546376782</text:p>
          </table:table-cell>
          <table:table-cell table:formula="of:=[.A114]" office:value-type="float" office:value="0.46081112905632" calcext:value-type="float">
            <text:p>0.4608111291</text:p>
          </table:table-cell>
          <table:table-cell table:formula="of:=[.A114]+[.C114]" office:value-type="float" office:value="0.606173450901768" calcext:value-type="float">
            <text:p>0.6061734509</text:p>
          </table:table-cell>
          <table:table-cell table:formula="of:=[.B114]" office:value-type="float" office:value="0.393826549098232" calcext:value-type="float">
            <text:p>0.3938265491</text:p>
          </table:table-cell>
          <table:table-cell table:formula="of:=[.B114]" office:value-type="float" office:value="0.393826549098232" calcext:value-type="float">
            <text:p>0.3938265491</text:p>
          </table:table-cell>
          <table:table-cell table:number-columns-repeated="1016"/>
        </table:table-row>
        <table:table-row table:style-name="ro3">
          <table:table-cell table:style-name="ce2" table:formula="of:=[.A115]/([.A115]+[.B115]+[.C115])" office:value-type="float" office:value="0.460811125877434" calcext:value-type="float">
            <text:p>0.4608111259</text:p>
          </table:table-cell>
          <table:table-cell table:style-name="ce2" table:formula="of:=[.B115]/([.A115]+[.B115]+[.C115])" office:value-type="float" office:value="0.393826554939643" calcext:value-type="float">
            <text:p>0.3938265549</text:p>
          </table:table-cell>
          <table:table-cell table:style-name="ce2" table:formula="of:=[.C115]/([.A115]+[.B115]+[.C115])" office:value-type="float" office:value="0.145362319182923" calcext:value-type="float">
            <text:p>0.1453623192</text:p>
          </table:table-cell>
          <table:table-cell table:style-name="ce2" table:formula="of:=[.D115]/([.D115]+[.E115]+[.F115]+[.G115]+[.H115])" office:value-type="float" office:value="0.315448806694511" calcext:value-type="float">
            <text:p>0.3154488067</text:p>
          </table:table-cell>
          <table:table-cell table:style-name="ce2" table:formula="of:=[.E115]/([.D115]+[.E115]+[.F115]+[.G115]+[.H115])" office:value-type="float" office:value="0.170086487511587" calcext:value-type="float">
            <text:p>0.1700864875</text:p>
          </table:table-cell>
          <table:table-cell table:style-name="ce2" table:formula="of:=[.F115]/([.D115]+[.E115]+[.F115]+[.G115]+[.H115])" office:value-type="float" office:value="0.223740067428055" calcext:value-type="float">
            <text:p>0.2237400674</text:p>
          </table:table-cell>
          <table:table-cell table:style-name="ce3" table:formula="of:=[.G115]/([.D115]+[.E115]+[.F115]+[.G115]+[.H115])" office:value-type="float" office:value="0.145362319182923" calcext:value-type="float">
            <text:p>0.1453623192</text:p>
          </table:table-cell>
          <table:table-cell table:style-name="ce2" table:formula="of:=[.H115]/([.D115]+[.E115]+[.F115]+[.G115]+[.H115])" office:value-type="float" office:value="0.145362319182923" calcext:value-type="float">
            <text:p>0.1453623192</text:p>
          </table:table-cell>
          <table:table-cell table:number-columns-repeated="1016"/>
        </table:table-row>
        <table:table-row table:style-name="ro2">
          <table:table-cell table:formula="of:=[.D116]+[.E116]+[.F116]" office:value-type="float" office:value="0.709275361634153" calcext:value-type="float">
            <text:p>0.7092753616</text:p>
          </table:table-cell>
          <table:table-cell table:formula="of:=[.D116]+[.G116]+[.H116]" office:value-type="float" office:value="0.606173445060357" calcext:value-type="float">
            <text:p>0.6061734451</text:p>
          </table:table-cell>
          <table:table-cell table:formula="of:=[.F116]" office:value-type="float" office:value="0.223740067428055" calcext:value-type="float">
            <text:p>0.2237400674</text:p>
          </table:table-cell>
          <table:table-cell table:formula="of:=[.A116]+[.B116]" office:value-type="float" office:value="0.854637680817076" calcext:value-type="float">
            <text:p>0.8546376808</text:p>
          </table:table-cell>
          <table:table-cell table:formula="of:=[.A116]" office:value-type="float" office:value="0.460811125877434" calcext:value-type="float">
            <text:p>0.4608111259</text:p>
          </table:table-cell>
          <table:table-cell table:formula="of:=[.A116]+[.C116]" office:value-type="float" office:value="0.606173445060357" calcext:value-type="float">
            <text:p>0.6061734451</text:p>
          </table:table-cell>
          <table:table-cell table:formula="of:=[.B116]" office:value-type="float" office:value="0.393826554939643" calcext:value-type="float">
            <text:p>0.3938265549</text:p>
          </table:table-cell>
          <table:table-cell table:formula="of:=[.B116]" office:value-type="float" office:value="0.393826554939643" calcext:value-type="float">
            <text:p>0.3938265549</text:p>
          </table:table-cell>
          <table:table-cell table:number-columns-repeated="1016"/>
        </table:table-row>
        <table:table-row table:style-name="ro3">
          <table:table-cell table:style-name="ce2" table:formula="of:=[.A117]/([.A117]+[.B117]+[.C117])" office:value-type="float" office:value="0.460811128223938" calcext:value-type="float">
            <text:p>0.4608111282</text:p>
          </table:table-cell>
          <table:table-cell table:style-name="ce2" table:formula="of:=[.B117]/([.A117]+[.B117]+[.C117])" office:value-type="float" office:value="0.393826550627787" calcext:value-type="float">
            <text:p>0.3938265506</text:p>
          </table:table-cell>
          <table:table-cell table:style-name="ce2" table:formula="of:=[.C117]/([.A117]+[.B117]+[.C117])" office:value-type="float" office:value="0.145362321148274" calcext:value-type="float">
            <text:p>0.1453623211</text:p>
          </table:table-cell>
          <table:table-cell table:style-name="ce2" table:formula="of:=[.D117]/([.D117]+[.E117]+[.F117]+[.G117]+[.H117])" office:value-type="float" office:value="0.315448807057244" calcext:value-type="float">
            <text:p>0.3154488071</text:p>
          </table:table-cell>
          <table:table-cell table:style-name="ce2" table:formula="of:=[.E117]/([.D117]+[.E117]+[.F117]+[.G117]+[.H117])" office:value-type="float" office:value="0.17008648600395" calcext:value-type="float">
            <text:p>0.170086486</text:p>
          </table:table-cell>
          <table:table-cell table:style-name="ce2" table:formula="of:=[.F117]/([.D117]+[.E117]+[.F117]+[.G117]+[.H117])" office:value-type="float" office:value="0.223740064832218" calcext:value-type="float">
            <text:p>0.2237400648</text:p>
          </table:table-cell>
          <table:table-cell table:style-name="ce3" table:formula="of:=[.G117]/([.D117]+[.E117]+[.F117]+[.G117]+[.H117])" office:value-type="float" office:value="0.145362321053294" calcext:value-type="float">
            <text:p>0.1453623211</text:p>
          </table:table-cell>
          <table:table-cell table:style-name="ce2" table:formula="of:=[.H117]/([.D117]+[.E117]+[.F117]+[.G117]+[.H117])" office:value-type="float" office:value="0.145362321053294" calcext:value-type="float">
            <text:p>0.1453623211</text:p>
          </table:table-cell>
          <table:table-cell table:number-columns-repeated="1016"/>
        </table:table-row>
        <table:table-row table:style-name="ro2">
          <table:table-cell table:formula="of:=[.D118]+[.E118]+[.F118]" office:value-type="float" office:value="0.709275357893412" calcext:value-type="float">
            <text:p>0.7092753579</text:p>
          </table:table-cell>
          <table:table-cell table:formula="of:=[.D118]+[.G118]+[.H118]" office:value-type="float" office:value="0.606173449163832" calcext:value-type="float">
            <text:p>0.6061734492</text:p>
          </table:table-cell>
          <table:table-cell table:formula="of:=[.F118]" office:value-type="float" office:value="0.223740064832218" calcext:value-type="float">
            <text:p>0.2237400648</text:p>
          </table:table-cell>
          <table:table-cell table:formula="of:=[.A118]+[.B118]" office:value-type="float" office:value="0.854637678851725" calcext:value-type="float">
            <text:p>0.8546376789</text:p>
          </table:table-cell>
          <table:table-cell table:formula="of:=[.A118]" office:value-type="float" office:value="0.460811128223938" calcext:value-type="float">
            <text:p>0.4608111282</text:p>
          </table:table-cell>
          <table:table-cell table:formula="of:=[.A118]+[.C118]" office:value-type="float" office:value="0.606173449372213" calcext:value-type="float">
            <text:p>0.6061734494</text:p>
          </table:table-cell>
          <table:table-cell table:formula="of:=[.B118]" office:value-type="float" office:value="0.393826550627787" calcext:value-type="float">
            <text:p>0.3938265506</text:p>
          </table:table-cell>
          <table:table-cell table:formula="of:=[.B118]" office:value-type="float" office:value="0.393826550627787" calcext:value-type="float">
            <text:p>0.3938265506</text:p>
          </table:table-cell>
          <table:table-cell table:number-columns-repeated="1016"/>
        </table:table-row>
        <table:table-row table:style-name="ro3">
          <table:table-cell table:style-name="ce2" table:formula="of:=[.A119]/([.A119]+[.B119]+[.C119])" office:value-type="float" office:value="0.460811126462165" calcext:value-type="float">
            <text:p>0.4608111265</text:p>
          </table:table-cell>
          <table:table-cell table:style-name="ce2" table:formula="of:=[.B119]/([.A119]+[.B119]+[.C119])" office:value-type="float" office:value="0.393826553865161" calcext:value-type="float">
            <text:p>0.3938265539</text:p>
          </table:table-cell>
          <table:table-cell table:style-name="ce2" table:formula="of:=[.C119]/([.A119]+[.B119]+[.C119])" office:value-type="float" office:value="0.145362319672674" calcext:value-type="float">
            <text:p>0.1453623197</text:p>
          </table:table-cell>
          <table:table-cell table:style-name="ce2" table:formula="of:=[.D119]/([.D119]+[.E119]+[.F119]+[.G119]+[.H119])" office:value-type="float" office:value="0.315448806789491" calcext:value-type="float">
            <text:p>0.3154488068</text:p>
          </table:table-cell>
          <table:table-cell table:style-name="ce2" table:formula="of:=[.E119]/([.D119]+[.E119]+[.F119]+[.G119]+[.H119])" office:value-type="float" office:value="0.170086487116817" calcext:value-type="float">
            <text:p>0.1700864871</text:p>
          </table:table-cell>
          <table:table-cell table:style-name="ce2" table:formula="of:=[.F119]/([.D119]+[.E119]+[.F119]+[.G119]+[.H119])" office:value-type="float" office:value="0.223740066748344" calcext:value-type="float">
            <text:p>0.2237400667</text:p>
          </table:table-cell>
          <table:table-cell table:style-name="ce3" table:formula="of:=[.G119]/([.D119]+[.E119]+[.F119]+[.G119]+[.H119])" office:value-type="float" office:value="0.145362319672674" calcext:value-type="float">
            <text:p>0.1453623197</text:p>
          </table:table-cell>
          <table:table-cell table:style-name="ce2" table:formula="of:=[.H119]/([.D119]+[.E119]+[.F119]+[.G119]+[.H119])" office:value-type="float" office:value="0.145362319672674" calcext:value-type="float">
            <text:p>0.1453623197</text:p>
          </table:table-cell>
          <table:table-cell table:number-columns-repeated="1016"/>
        </table:table-row>
        <table:table-row table:style-name="ro2">
          <table:table-cell table:formula="of:=[.D120]+[.E120]+[.F120]" office:value-type="float" office:value="0.709275360654652" calcext:value-type="float">
            <text:p>0.7092753607</text:p>
          </table:table-cell>
          <table:table-cell table:formula="of:=[.D120]+[.G120]+[.H120]" office:value-type="float" office:value="0.606173446134839" calcext:value-type="float">
            <text:p>0.6061734461</text:p>
          </table:table-cell>
          <table:table-cell table:formula="of:=[.F120]" office:value-type="float" office:value="0.223740066748344" calcext:value-type="float">
            <text:p>0.2237400667</text:p>
          </table:table-cell>
          <table:table-cell table:formula="of:=[.A120]+[.B120]" office:value-type="float" office:value="0.854637680327326" calcext:value-type="float">
            <text:p>0.8546376803</text:p>
          </table:table-cell>
          <table:table-cell table:formula="of:=[.A120]" office:value-type="float" office:value="0.460811126462165" calcext:value-type="float">
            <text:p>0.4608111265</text:p>
          </table:table-cell>
          <table:table-cell table:formula="of:=[.A120]+[.C120]" office:value-type="float" office:value="0.606173446134839" calcext:value-type="float">
            <text:p>0.6061734461</text:p>
          </table:table-cell>
          <table:table-cell table:formula="of:=[.B120]" office:value-type="float" office:value="0.393826553865161" calcext:value-type="float">
            <text:p>0.3938265539</text:p>
          </table:table-cell>
          <table:table-cell table:formula="of:=[.B120]" office:value-type="float" office:value="0.393826553865161" calcext:value-type="float">
            <text:p>0.3938265539</text:p>
          </table:table-cell>
          <table:table-cell table:number-columns-repeated="1016"/>
        </table:table-row>
        <table:table-row table:style-name="ro3">
          <table:table-cell table:style-name="ce2" table:formula="of:=[.A121]/([.A121]+[.B121]+[.C121])" office:value-type="float" office:value="0.460811127762624" calcext:value-type="float">
            <text:p>0.4608111278</text:p>
          </table:table-cell>
          <table:table-cell table:style-name="ce2" table:formula="of:=[.B121]/([.A121]+[.B121]+[.C121])" office:value-type="float" office:value="0.393826551475483" calcext:value-type="float">
            <text:p>0.3938265515</text:p>
          </table:table-cell>
          <table:table-cell table:style-name="ce2" table:formula="of:=[.C121]/([.A121]+[.B121]+[.C121])" office:value-type="float" office:value="0.145362320761893" calcext:value-type="float">
            <text:p>0.1453623208</text:p>
          </table:table-cell>
          <table:table-cell table:style-name="ce2" table:formula="of:=[.D121]/([.D121]+[.E121]+[.F121]+[.G121]+[.H121])" office:value-type="float" office:value="0.315448806990522" calcext:value-type="float">
            <text:p>0.315448807</text:p>
          </table:table-cell>
          <table:table-cell table:style-name="ce2" table:formula="of:=[.E121]/([.D121]+[.E121]+[.F121]+[.G121]+[.H121])" office:value-type="float" office:value="0.170086486281268" calcext:value-type="float">
            <text:p>0.1700864863</text:p>
          </table:table-cell>
          <table:table-cell table:style-name="ce2" table:formula="of:=[.F121]/([.D121]+[.E121]+[.F121]+[.G121]+[.H121])" office:value-type="float" office:value="0.223740065309702" calcext:value-type="float">
            <text:p>0.2237400653</text:p>
          </table:table-cell>
          <table:table-cell table:style-name="ce3" table:formula="of:=[.G121]/([.D121]+[.E121]+[.F121]+[.G121]+[.H121])" office:value-type="float" office:value="0.145362320709254" calcext:value-type="float">
            <text:p>0.1453623207</text:p>
          </table:table-cell>
          <table:table-cell table:style-name="ce2" table:formula="of:=[.H121]/([.D121]+[.E121]+[.F121]+[.G121]+[.H121])" office:value-type="float" office:value="0.145362320709254" calcext:value-type="float">
            <text:p>0.1453623207</text:p>
          </table:table-cell>
          <table:table-cell table:number-columns-repeated="1016"/>
        </table:table-row>
        <table:table-row table:style-name="ro2">
          <table:table-cell table:formula="of:=[.D122]+[.E122]+[.F122]" office:value-type="float" office:value="0.709275358581492" calcext:value-type="float">
            <text:p>0.7092753586</text:p>
          </table:table-cell>
          <table:table-cell table:formula="of:=[.D122]+[.G122]+[.H122]" office:value-type="float" office:value="0.60617344840903" calcext:value-type="float">
            <text:p>0.6061734484</text:p>
          </table:table-cell>
          <table:table-cell table:formula="of:=[.F122]" office:value-type="float" office:value="0.223740065309702" calcext:value-type="float">
            <text:p>0.2237400653</text:p>
          </table:table-cell>
          <table:table-cell table:formula="of:=[.A122]+[.B122]" office:value-type="float" office:value="0.854637679238107" calcext:value-type="float">
            <text:p>0.8546376792</text:p>
          </table:table-cell>
          <table:table-cell table:formula="of:=[.A122]" office:value-type="float" office:value="0.460811127762624" calcext:value-type="float">
            <text:p>0.4608111278</text:p>
          </table:table-cell>
          <table:table-cell table:formula="of:=[.A122]+[.C122]" office:value-type="float" office:value="0.606173448524517" calcext:value-type="float">
            <text:p>0.6061734485</text:p>
          </table:table-cell>
          <table:table-cell table:formula="of:=[.B122]" office:value-type="float" office:value="0.393826551475483" calcext:value-type="float">
            <text:p>0.3938265515</text:p>
          </table:table-cell>
          <table:table-cell table:formula="of:=[.B122]" office:value-type="float" office:value="0.393826551475483" calcext:value-type="float">
            <text:p>0.3938265515</text:p>
          </table:table-cell>
          <table:table-cell table:number-columns-repeated="1016"/>
        </table:table-row>
        <table:table-row table:style-name="ro3">
          <table:table-cell table:style-name="ce2" table:formula="of:=[.A123]/([.A123]+[.B123]+[.C123])" office:value-type="float" office:value="0.460811126786229" calcext:value-type="float">
            <text:p>0.4608111268</text:p>
          </table:table-cell>
          <table:table-cell table:style-name="ce2" table:formula="of:=[.B123]/([.A123]+[.B123]+[.C123])" office:value-type="float" office:value="0.393826553269671" calcext:value-type="float">
            <text:p>0.3938265533</text:p>
          </table:table-cell>
          <table:table-cell table:style-name="ce2" table:formula="of:=[.C123]/([.A123]+[.B123]+[.C123])" office:value-type="float" office:value="0.145362319944099" calcext:value-type="float">
            <text:p>0.1453623199</text:p>
          </table:table-cell>
          <table:table-cell table:style-name="ce2" table:formula="of:=[.D123]/([.D123]+[.E123]+[.F123]+[.G123]+[.H123])" office:value-type="float" office:value="0.31544880684213" calcext:value-type="float">
            <text:p>0.3154488068</text:p>
          </table:table-cell>
          <table:table-cell table:style-name="ce2" table:formula="of:=[.E123]/([.D123]+[.E123]+[.F123]+[.G123]+[.H123])" office:value-type="float" office:value="0.170086486898031" calcext:value-type="float">
            <text:p>0.1700864869</text:p>
          </table:table-cell>
          <table:table-cell table:style-name="ce2" table:formula="of:=[.F123]/([.D123]+[.E123]+[.F123]+[.G123]+[.H123])" office:value-type="float" office:value="0.22374006637164" calcext:value-type="float">
            <text:p>0.2237400664</text:p>
          </table:table-cell>
          <table:table-cell table:style-name="ce3" table:formula="of:=[.G123]/([.D123]+[.E123]+[.F123]+[.G123]+[.H123])" office:value-type="float" office:value="0.145362319944099" calcext:value-type="float">
            <text:p>0.1453623199</text:p>
          </table:table-cell>
          <table:table-cell table:style-name="ce2" table:formula="of:=[.H123]/([.D123]+[.E123]+[.F123]+[.G123]+[.H123])" office:value-type="float" office:value="0.145362319944099" calcext:value-type="float">
            <text:p>0.1453623199</text:p>
          </table:table-cell>
          <table:table-cell table:number-columns-repeated="1016"/>
        </table:table-row>
        <table:table-row table:style-name="ro2">
          <table:table-cell table:formula="of:=[.D124]+[.E124]+[.F124]" office:value-type="float" office:value="0.709275360111802" calcext:value-type="float">
            <text:p>0.7092753601</text:p>
          </table:table-cell>
          <table:table-cell table:formula="of:=[.D124]+[.G124]+[.H124]" office:value-type="float" office:value="0.606173446730329" calcext:value-type="float">
            <text:p>0.6061734467</text:p>
          </table:table-cell>
          <table:table-cell table:formula="of:=[.F124]" office:value-type="float" office:value="0.22374006637164" calcext:value-type="float">
            <text:p>0.2237400664</text:p>
          </table:table-cell>
          <table:table-cell table:formula="of:=[.A124]+[.B124]" office:value-type="float" office:value="0.854637680055901" calcext:value-type="float">
            <text:p>0.8546376801</text:p>
          </table:table-cell>
          <table:table-cell table:formula="of:=[.A124]" office:value-type="float" office:value="0.460811126786229" calcext:value-type="float">
            <text:p>0.4608111268</text:p>
          </table:table-cell>
          <table:table-cell table:formula="of:=[.A124]+[.C124]" office:value-type="float" office:value="0.606173446730329" calcext:value-type="float">
            <text:p>0.6061734467</text:p>
          </table:table-cell>
          <table:table-cell table:formula="of:=[.B124]" office:value-type="float" office:value="0.393826553269671" calcext:value-type="float">
            <text:p>0.3938265533</text:p>
          </table:table-cell>
          <table:table-cell table:formula="of:=[.B124]" office:value-type="float" office:value="0.393826553269671" calcext:value-type="float">
            <text:p>0.3938265533</text:p>
          </table:table-cell>
          <table:table-cell table:number-columns-repeated="1016"/>
        </table:table-row>
        <table:table-row table:style-name="ro3">
          <table:table-cell table:style-name="ce2" table:formula="of:=[.A125]/([.A125]+[.B125]+[.C125])" office:value-type="float" office:value="0.460811127506958" calcext:value-type="float">
            <text:p>0.4608111275</text:p>
          </table:table-cell>
          <table:table-cell table:style-name="ce2" table:formula="of:=[.B125]/([.A125]+[.B125]+[.C125])" office:value-type="float" office:value="0.393826551945286" calcext:value-type="float">
            <text:p>0.3938265519</text:p>
          </table:table-cell>
          <table:table-cell table:style-name="ce2" table:formula="of:=[.C125]/([.A125]+[.B125]+[.C125])" office:value-type="float" office:value="0.145362320547756" calcext:value-type="float">
            <text:p>0.1453623205</text:p>
          </table:table-cell>
          <table:table-cell table:style-name="ce2" table:formula="of:=[.D125]/([.D125]+[.E125]+[.F125]+[.G125]+[.H125])" office:value-type="float" office:value="0.315448806953544" calcext:value-type="float">
            <text:p>0.315448807</text:p>
          </table:table-cell>
          <table:table-cell table:style-name="ce2" table:formula="of:=[.E125]/([.D125]+[.E125]+[.F125]+[.G125]+[.H125])" office:value-type="float" office:value="0.170086486434961" calcext:value-type="float">
            <text:p>0.1700864864</text:p>
          </table:table-cell>
          <table:table-cell table:style-name="ce2" table:formula="of:=[.F125]/([.D125]+[.E125]+[.F125]+[.G125]+[.H125])" office:value-type="float" office:value="0.223740065574329" calcext:value-type="float">
            <text:p>0.2237400656</text:p>
          </table:table-cell>
          <table:table-cell table:style-name="ce3" table:formula="of:=[.G125]/([.D125]+[.E125]+[.F125]+[.G125]+[.H125])" office:value-type="float" office:value="0.145362320518583" calcext:value-type="float">
            <text:p>0.1453623205</text:p>
          </table:table-cell>
          <table:table-cell table:style-name="ce2" table:formula="of:=[.H125]/([.D125]+[.E125]+[.F125]+[.G125]+[.H125])" office:value-type="float" office:value="0.145362320518583" calcext:value-type="float">
            <text:p>0.1453623205</text:p>
          </table:table-cell>
          <table:table-cell table:number-columns-repeated="1016"/>
        </table:table-row>
        <table:table-row table:style-name="ro2">
          <table:table-cell table:formula="of:=[.D126]+[.E126]+[.F126]" office:value-type="float" office:value="0.709275358962834" calcext:value-type="float">
            <text:p>0.709275359</text:p>
          </table:table-cell>
          <table:table-cell table:formula="of:=[.D126]+[.G126]+[.H126]" office:value-type="float" office:value="0.60617344799071" calcext:value-type="float">
            <text:p>0.606173448</text:p>
          </table:table-cell>
          <table:table-cell table:formula="of:=[.F126]" office:value-type="float" office:value="0.223740065574329" calcext:value-type="float">
            <text:p>0.2237400656</text:p>
          </table:table-cell>
          <table:table-cell table:formula="of:=[.A126]+[.B126]" office:value-type="float" office:value="0.854637679452244" calcext:value-type="float">
            <text:p>0.8546376795</text:p>
          </table:table-cell>
          <table:table-cell table:formula="of:=[.A126]" office:value-type="float" office:value="0.460811127506958" calcext:value-type="float">
            <text:p>0.4608111275</text:p>
          </table:table-cell>
          <table:table-cell table:formula="of:=[.A126]+[.C126]" office:value-type="float" office:value="0.606173448054714" calcext:value-type="float">
            <text:p>0.6061734481</text:p>
          </table:table-cell>
          <table:table-cell table:formula="of:=[.B126]" office:value-type="float" office:value="0.393826551945286" calcext:value-type="float">
            <text:p>0.3938265519</text:p>
          </table:table-cell>
          <table:table-cell table:formula="of:=[.B126]" office:value-type="float" office:value="0.393826551945286" calcext:value-type="float">
            <text:p>0.3938265519</text:p>
          </table:table-cell>
          <table:table-cell table:number-columns-repeated="1016"/>
        </table:table-row>
        <table:table-row table:style-name="ro3">
          <table:table-cell table:style-name="ce2" table:formula="of:=[.A127]/([.A127]+[.B127]+[.C127])" office:value-type="float" office:value="0.46081112696583" calcext:value-type="float">
            <text:p>0.460811127</text:p>
          </table:table-cell>
          <table:table-cell table:style-name="ce2" table:formula="of:=[.B127]/([.A127]+[.B127]+[.C127])" office:value-type="float" office:value="0.393826552939644" calcext:value-type="float">
            <text:p>0.3938265529</text:p>
          </table:table-cell>
          <table:table-cell table:style-name="ce2" table:formula="of:=[.C127]/([.A127]+[.B127]+[.C127])" office:value-type="float" office:value="0.145362320094526" calcext:value-type="float">
            <text:p>0.1453623201</text:p>
          </table:table-cell>
          <table:table-cell table:style-name="ce2" table:formula="of:=[.D127]/([.D127]+[.E127]+[.F127]+[.G127]+[.H127])" office:value-type="float" office:value="0.315448806871304" calcext:value-type="float">
            <text:p>0.3154488069</text:p>
          </table:table-cell>
          <table:table-cell table:style-name="ce2" table:formula="of:=[.E127]/([.D127]+[.E127]+[.F127]+[.G127]+[.H127])" office:value-type="float" office:value="0.170086486776778" calcext:value-type="float">
            <text:p>0.1700864868</text:p>
          </table:table-cell>
          <table:table-cell table:style-name="ce2" table:formula="of:=[.F127]/([.D127]+[.E127]+[.F127]+[.G127]+[.H127])" office:value-type="float" office:value="0.223740066162867" calcext:value-type="float">
            <text:p>0.2237400662</text:p>
          </table:table-cell>
          <table:table-cell table:style-name="ce3" table:formula="of:=[.G127]/([.D127]+[.E127]+[.F127]+[.G127]+[.H127])" office:value-type="float" office:value="0.145362320094526" calcext:value-type="float">
            <text:p>0.1453623201</text:p>
          </table:table-cell>
          <table:table-cell table:style-name="ce2" table:formula="of:=[.H127]/([.D127]+[.E127]+[.F127]+[.G127]+[.H127])" office:value-type="float" office:value="0.145362320094526" calcext:value-type="float">
            <text:p>0.1453623201</text:p>
          </table:table-cell>
          <table:table-cell table:number-columns-repeated="1016"/>
        </table:table-row>
        <table:table-row table:style-name="ro2">
          <table:table-cell table:formula="of:=[.D128]+[.E128]+[.F128]" office:value-type="float" office:value="0.709275359810948" calcext:value-type="float">
            <text:p>0.7092753598</text:p>
          </table:table-cell>
          <table:table-cell table:formula="of:=[.D128]+[.G128]+[.H128]" office:value-type="float" office:value="0.606173447060356" calcext:value-type="float">
            <text:p>0.6061734471</text:p>
          </table:table-cell>
          <table:table-cell table:formula="of:=[.F128]" office:value-type="float" office:value="0.223740066162867" calcext:value-type="float">
            <text:p>0.2237400662</text:p>
          </table:table-cell>
          <table:table-cell table:formula="of:=[.A128]+[.B128]" office:value-type="float" office:value="0.854637679905474" calcext:value-type="float">
            <text:p>0.8546376799</text:p>
          </table:table-cell>
          <table:table-cell table:formula="of:=[.A128]" office:value-type="float" office:value="0.46081112696583" calcext:value-type="float">
            <text:p>0.460811127</text:p>
          </table:table-cell>
          <table:table-cell table:formula="of:=[.A128]+[.C128]" office:value-type="float" office:value="0.606173447060356" calcext:value-type="float">
            <text:p>0.6061734471</text:p>
          </table:table-cell>
          <table:table-cell table:formula="of:=[.B128]" office:value-type="float" office:value="0.393826552939644" calcext:value-type="float">
            <text:p>0.3938265529</text:p>
          </table:table-cell>
          <table:table-cell table:formula="of:=[.B128]" office:value-type="float" office:value="0.393826552939644" calcext:value-type="float">
            <text:p>0.3938265529</text:p>
          </table:table-cell>
          <table:table-cell table:number-columns-repeated="1016"/>
        </table:table-row>
        <table:table-row table:style-name="ro3">
          <table:table-cell table:style-name="ce2" table:formula="of:=[.A129]/([.A129]+[.B129]+[.C129])" office:value-type="float" office:value="0.460811127365265" calcext:value-type="float">
            <text:p>0.4608111274</text:p>
          </table:table-cell>
          <table:table-cell table:style-name="ce2" table:formula="of:=[.B129]/([.A129]+[.B129]+[.C129])" office:value-type="float" office:value="0.393826552205655" calcext:value-type="float">
            <text:p>0.3938265522</text:p>
          </table:table-cell>
          <table:table-cell table:style-name="ce2" table:formula="of:=[.C129]/([.A129]+[.B129]+[.C129])" office:value-type="float" office:value="0.145362320429079" calcext:value-type="float">
            <text:p>0.1453623204</text:p>
          </table:table-cell>
          <table:table-cell table:style-name="ce2" table:formula="of:=[.D129]/([.D129]+[.E129]+[.F129]+[.G129]+[.H129])" office:value-type="float" office:value="0.31544880693305" calcext:value-type="float">
            <text:p>0.3154488069</text:p>
          </table:table-cell>
          <table:table-cell table:style-name="ce2" table:formula="of:=[.E129]/([.D129]+[.E129]+[.F129]+[.G129]+[.H129])" office:value-type="float" office:value="0.170086486520139" calcext:value-type="float">
            <text:p>0.1700864865</text:p>
          </table:table-cell>
          <table:table-cell table:style-name="ce2" table:formula="of:=[.F129]/([.D129]+[.E129]+[.F129]+[.G129]+[.H129])" office:value-type="float" office:value="0.223740065720988" calcext:value-type="float">
            <text:p>0.2237400657</text:p>
          </table:table-cell>
          <table:table-cell table:style-name="ce3" table:formula="of:=[.G129]/([.D129]+[.E129]+[.F129]+[.G129]+[.H129])" office:value-type="float" office:value="0.145362320412911" calcext:value-type="float">
            <text:p>0.1453623204</text:p>
          </table:table-cell>
          <table:table-cell table:style-name="ce2" table:formula="of:=[.H129]/([.D129]+[.E129]+[.F129]+[.G129]+[.H129])" office:value-type="float" office:value="0.145362320412911" calcext:value-type="float">
            <text:p>0.1453623204</text:p>
          </table:table-cell>
          <table:table-cell table:number-columns-repeated="1016"/>
        </table:table-row>
        <table:table-row table:style-name="ro2">
          <table:table-cell table:formula="of:=[.D130]+[.E130]+[.F130]" office:value-type="float" office:value="0.709275359174177" calcext:value-type="float">
            <text:p>0.7092753592</text:p>
          </table:table-cell>
          <table:table-cell table:formula="of:=[.D130]+[.G130]+[.H130]" office:value-type="float" office:value="0.606173447758873" calcext:value-type="float">
            <text:p>0.6061734478</text:p>
          </table:table-cell>
          <table:table-cell table:formula="of:=[.F130]" office:value-type="float" office:value="0.223740065720988" calcext:value-type="float">
            <text:p>0.2237400657</text:p>
          </table:table-cell>
          <table:table-cell table:formula="of:=[.A130]+[.B130]" office:value-type="float" office:value="0.854637679570921" calcext:value-type="float">
            <text:p>0.8546376796</text:p>
          </table:table-cell>
          <table:table-cell table:formula="of:=[.A130]" office:value-type="float" office:value="0.460811127365265" calcext:value-type="float">
            <text:p>0.4608111274</text:p>
          </table:table-cell>
          <table:table-cell table:formula="of:=[.A130]+[.C130]" office:value-type="float" office:value="0.606173447794345" calcext:value-type="float">
            <text:p>0.6061734478</text:p>
          </table:table-cell>
          <table:table-cell table:formula="of:=[.B130]" office:value-type="float" office:value="0.393826552205655" calcext:value-type="float">
            <text:p>0.3938265522</text:p>
          </table:table-cell>
          <table:table-cell table:formula="of:=[.B130]" office:value-type="float" office:value="0.393826552205655" calcext:value-type="float">
            <text:p>0.3938265522</text:p>
          </table:table-cell>
          <table:table-cell table:number-columns-repeated="1016"/>
        </table:table-row>
        <table:table-row table:style-name="ro3">
          <table:table-cell table:style-name="ce2" table:formula="of:=[.A131]/([.A131]+[.B131]+[.C131])" office:value-type="float" office:value="0.460811127065366" calcext:value-type="float">
            <text:p>0.4608111271</text:p>
          </table:table-cell>
          <table:table-cell table:style-name="ce2" table:formula="of:=[.B131]/([.A131]+[.B131]+[.C131])" office:value-type="float" office:value="0.39382655275674" calcext:value-type="float">
            <text:p>0.3938265528</text:p>
          </table:table-cell>
          <table:table-cell table:style-name="ce2" table:formula="of:=[.C131]/([.A131]+[.B131]+[.C131])" office:value-type="float" office:value="0.145362320177894" calcext:value-type="float">
            <text:p>0.1453623202</text:p>
          </table:table-cell>
          <table:table-cell table:style-name="ce2" table:formula="of:=[.D131]/([.D131]+[.E131]+[.F131]+[.G131]+[.H131])" office:value-type="float" office:value="0.315448806887472" calcext:value-type="float">
            <text:p>0.3154488069</text:p>
          </table:table-cell>
          <table:table-cell table:style-name="ce2" table:formula="of:=[.E131]/([.D131]+[.E131]+[.F131]+[.G131]+[.H131])" office:value-type="float" office:value="0.170086486709578" calcext:value-type="float">
            <text:p>0.1700864867</text:p>
          </table:table-cell>
          <table:table-cell table:style-name="ce2" table:formula="of:=[.F131]/([.D131]+[.E131]+[.F131]+[.G131]+[.H131])" office:value-type="float" office:value="0.223740066047162" calcext:value-type="float">
            <text:p>0.223740066</text:p>
          </table:table-cell>
          <table:table-cell table:style-name="ce3" table:formula="of:=[.G131]/([.D131]+[.E131]+[.F131]+[.G131]+[.H131])" office:value-type="float" office:value="0.145362320177894" calcext:value-type="float">
            <text:p>0.1453623202</text:p>
          </table:table-cell>
          <table:table-cell table:style-name="ce2" table:formula="of:=[.H131]/([.D131]+[.E131]+[.F131]+[.G131]+[.H131])" office:value-type="float" office:value="0.145362320177894" calcext:value-type="float">
            <text:p>0.1453623202</text:p>
          </table:table-cell>
          <table:table-cell table:number-columns-repeated="1016"/>
        </table:table-row>
        <table:table-row table:style-name="ro2">
          <table:table-cell table:formula="of:=[.D132]+[.E132]+[.F132]" office:value-type="float" office:value="0.709275359644212" calcext:value-type="float">
            <text:p>0.7092753596</text:p>
          </table:table-cell>
          <table:table-cell table:formula="of:=[.D132]+[.G132]+[.H132]" office:value-type="float" office:value="0.60617344724326" calcext:value-type="float">
            <text:p>0.6061734472</text:p>
          </table:table-cell>
          <table:table-cell table:formula="of:=[.F132]" office:value-type="float" office:value="0.223740066047162" calcext:value-type="float">
            <text:p>0.223740066</text:p>
          </table:table-cell>
          <table:table-cell table:formula="of:=[.A132]+[.B132]" office:value-type="float" office:value="0.854637679822106" calcext:value-type="float">
            <text:p>0.8546376798</text:p>
          </table:table-cell>
          <table:table-cell table:formula="of:=[.A132]" office:value-type="float" office:value="0.460811127065366" calcext:value-type="float">
            <text:p>0.4608111271</text:p>
          </table:table-cell>
          <table:table-cell table:formula="of:=[.A132]+[.C132]" office:value-type="float" office:value="0.60617344724326" calcext:value-type="float">
            <text:p>0.6061734472</text:p>
          </table:table-cell>
          <table:table-cell table:formula="of:=[.B132]" office:value-type="float" office:value="0.39382655275674" calcext:value-type="float">
            <text:p>0.3938265528</text:p>
          </table:table-cell>
          <table:table-cell table:formula="of:=[.B132]" office:value-type="float" office:value="0.39382655275674" calcext:value-type="float">
            <text:p>0.3938265528</text:p>
          </table:table-cell>
          <table:table-cell table:number-columns-repeated="1016"/>
        </table:table-row>
        <table:table-row table:style-name="ro3">
          <table:table-cell table:style-name="ce2" table:formula="of:=[.A133]/([.A133]+[.B133]+[.C133])" office:value-type="float" office:value="0.460811127286738" calcext:value-type="float">
            <text:p>0.4608111273</text:p>
          </table:table-cell>
          <table:table-cell table:style-name="ce2" table:formula="of:=[.B133]/([.A133]+[.B133]+[.C133])" office:value-type="float" office:value="0.393826552349955" calcext:value-type="float">
            <text:p>0.3938265523</text:p>
          </table:table-cell>
          <table:table-cell table:style-name="ce2" table:formula="of:=[.C133]/([.A133]+[.B133]+[.C133])" office:value-type="float" office:value="0.145362320363307" calcext:value-type="float">
            <text:p>0.1453623204</text:p>
          </table:table-cell>
          <table:table-cell table:style-name="ce2" table:formula="of:=[.D133]/([.D133]+[.E133]+[.F133]+[.G133]+[.H133])" office:value-type="float" office:value="0.315448806921693" calcext:value-type="float">
            <text:p>0.3154488069</text:p>
          </table:table-cell>
          <table:table-cell table:style-name="ce2" table:formula="of:=[.E133]/([.D133]+[.E133]+[.F133]+[.G133]+[.H133])" office:value-type="float" office:value="0.170086486567346" calcext:value-type="float">
            <text:p>0.1700864866</text:p>
          </table:table-cell>
          <table:table-cell table:style-name="ce2" table:formula="of:=[.F133]/([.D133]+[.E133]+[.F133]+[.G133]+[.H133])" office:value-type="float" office:value="0.223740065802268" calcext:value-type="float">
            <text:p>0.2237400658</text:p>
          </table:table-cell>
          <table:table-cell table:style-name="ce3" table:formula="of:=[.G133]/([.D133]+[.E133]+[.F133]+[.G133]+[.H133])" office:value-type="float" office:value="0.145362320354347" calcext:value-type="float">
            <text:p>0.1453623204</text:p>
          </table:table-cell>
          <table:table-cell table:style-name="ce2" table:formula="of:=[.H133]/([.D133]+[.E133]+[.F133]+[.G133]+[.H133])" office:value-type="float" office:value="0.145362320354347" calcext:value-type="float">
            <text:p>0.1453623204</text:p>
          </table:table-cell>
          <table:table-cell table:number-columns-repeated="1016"/>
        </table:table-row>
        <table:table-row table:style-name="ro2">
          <table:table-cell table:formula="of:=[.D134]+[.E134]+[.F134]" office:value-type="float" office:value="0.709275359291307" calcext:value-type="float">
            <text:p>0.7092753593</text:p>
          </table:table-cell>
          <table:table-cell table:formula="of:=[.D134]+[.G134]+[.H134]" office:value-type="float" office:value="0.606173447630386" calcext:value-type="float">
            <text:p>0.6061734476</text:p>
          </table:table-cell>
          <table:table-cell table:formula="of:=[.F134]" office:value-type="float" office:value="0.223740065802268" calcext:value-type="float">
            <text:p>0.2237400658</text:p>
          </table:table-cell>
          <table:table-cell table:formula="of:=[.A134]+[.B134]" office:value-type="float" office:value="0.854637679636693" calcext:value-type="float">
            <text:p>0.8546376796</text:p>
          </table:table-cell>
          <table:table-cell table:formula="of:=[.A134]" office:value-type="float" office:value="0.460811127286738" calcext:value-type="float">
            <text:p>0.4608111273</text:p>
          </table:table-cell>
          <table:table-cell table:formula="of:=[.A134]+[.C134]" office:value-type="float" office:value="0.606173447650045" calcext:value-type="float">
            <text:p>0.6061734477</text:p>
          </table:table-cell>
          <table:table-cell table:formula="of:=[.B134]" office:value-type="float" office:value="0.393826552349955" calcext:value-type="float">
            <text:p>0.3938265523</text:p>
          </table:table-cell>
          <table:table-cell table:formula="of:=[.B134]" office:value-type="float" office:value="0.393826552349955" calcext:value-type="float">
            <text:p>0.3938265523</text:p>
          </table:table-cell>
          <table:table-cell table:number-columns-repeated="1016"/>
        </table:table-row>
        <table:table-row table:style-name="ro3">
          <table:table-cell table:style-name="ce2" table:formula="of:=[.A135]/([.A135]+[.B135]+[.C135])" office:value-type="float" office:value="0.46081112712053" calcext:value-type="float">
            <text:p>0.4608111271</text:p>
          </table:table-cell>
          <table:table-cell table:style-name="ce2" table:formula="of:=[.B135]/([.A135]+[.B135]+[.C135])" office:value-type="float" office:value="0.393826552655372" calcext:value-type="float">
            <text:p>0.3938265527</text:p>
          </table:table-cell>
          <table:table-cell table:style-name="ce2" table:formula="of:=[.C135]/([.A135]+[.B135]+[.C135])" office:value-type="float" office:value="0.145362320224098" calcext:value-type="float">
            <text:p>0.1453623202</text:p>
          </table:table-cell>
          <table:table-cell table:style-name="ce2" table:formula="of:=[.D135]/([.D135]+[.E135]+[.F135]+[.G135]+[.H135])" office:value-type="float" office:value="0.315448806896432" calcext:value-type="float">
            <text:p>0.3154488069</text:p>
          </table:table-cell>
          <table:table-cell table:style-name="ce2" table:formula="of:=[.E135]/([.D135]+[.E135]+[.F135]+[.G135]+[.H135])" office:value-type="float" office:value="0.170086486672335" calcext:value-type="float">
            <text:p>0.1700864867</text:p>
          </table:table-cell>
          <table:table-cell table:style-name="ce2" table:formula="of:=[.F135]/([.D135]+[.E135]+[.F135]+[.G135]+[.H135])" office:value-type="float" office:value="0.223740065983037" calcext:value-type="float">
            <text:p>0.223740066</text:p>
          </table:table-cell>
          <table:table-cell table:style-name="ce3" table:formula="of:=[.G135]/([.D135]+[.E135]+[.F135]+[.G135]+[.H135])" office:value-type="float" office:value="0.145362320224098" calcext:value-type="float">
            <text:p>0.1453623202</text:p>
          </table:table-cell>
          <table:table-cell table:style-name="ce2" table:formula="of:=[.H135]/([.D135]+[.E135]+[.F135]+[.G135]+[.H135])" office:value-type="float" office:value="0.145362320224098" calcext:value-type="float">
            <text:p>0.1453623202</text:p>
          </table:table-cell>
          <table:table-cell table:number-columns-repeated="1016"/>
        </table:table-row>
        <table:table-row table:style-name="ro2">
          <table:table-cell table:formula="of:=[.D136]+[.E136]+[.F136]" office:value-type="float" office:value="0.709275359551805" calcext:value-type="float">
            <text:p>0.7092753596</text:p>
          </table:table-cell>
          <table:table-cell table:formula="of:=[.D136]+[.G136]+[.H136]" office:value-type="float" office:value="0.606173447344628" calcext:value-type="float">
            <text:p>0.6061734473</text:p>
          </table:table-cell>
          <table:table-cell table:formula="of:=[.F136]" office:value-type="float" office:value="0.223740065983037" calcext:value-type="float">
            <text:p>0.223740066</text:p>
          </table:table-cell>
          <table:table-cell table:formula="of:=[.A136]+[.B136]" office:value-type="float" office:value="0.854637679775902" calcext:value-type="float">
            <text:p>0.8546376798</text:p>
          </table:table-cell>
          <table:table-cell table:formula="of:=[.A136]" office:value-type="float" office:value="0.46081112712053" calcext:value-type="float">
            <text:p>0.4608111271</text:p>
          </table:table-cell>
          <table:table-cell table:formula="of:=[.A136]+[.C136]" office:value-type="float" office:value="0.606173447344628" calcext:value-type="float">
            <text:p>0.6061734473</text:p>
          </table:table-cell>
          <table:table-cell table:formula="of:=[.B136]" office:value-type="float" office:value="0.393826552655372" calcext:value-type="float">
            <text:p>0.3938265527</text:p>
          </table:table-cell>
          <table:table-cell table:formula="of:=[.B136]" office:value-type="float" office:value="0.393826552655372" calcext:value-type="float">
            <text:p>0.3938265527</text:p>
          </table:table-cell>
          <table:table-cell table:number-columns-repeated="1016"/>
        </table:table-row>
        <table:table-row table:style-name="ro3">
          <table:table-cell table:style-name="ce2" table:formula="of:=[.A137]/([.A137]+[.B137]+[.C137])" office:value-type="float" office:value="0.460811127243217" calcext:value-type="float">
            <text:p>0.4608111272</text:p>
          </table:table-cell>
          <table:table-cell table:style-name="ce2" table:formula="of:=[.B137]/([.A137]+[.B137]+[.C137])" office:value-type="float" office:value="0.393826552429928" calcext:value-type="float">
            <text:p>0.3938265524</text:p>
          </table:table-cell>
          <table:table-cell table:style-name="ce2" table:formula="of:=[.C137]/([.A137]+[.B137]+[.C137])" office:value-type="float" office:value="0.145362320326856" calcext:value-type="float">
            <text:p>0.1453623203</text:p>
          </table:table-cell>
          <table:table-cell table:style-name="ce2" table:formula="of:=[.D137]/([.D137]+[.E137]+[.F137]+[.G137]+[.H137])" office:value-type="float" office:value="0.315448806915398" calcext:value-type="float">
            <text:p>0.3154488069</text:p>
          </table:table-cell>
          <table:table-cell table:style-name="ce2" table:formula="of:=[.E137]/([.D137]+[.E137]+[.F137]+[.G137]+[.H137])" office:value-type="float" office:value="0.170086486593508" calcext:value-type="float">
            <text:p>0.1700864866</text:p>
          </table:table-cell>
          <table:table-cell table:style-name="ce2" table:formula="of:=[.F137]/([.D137]+[.E137]+[.F137]+[.G137]+[.H137])" office:value-type="float" office:value="0.223740065847315" calcext:value-type="float">
            <text:p>0.2237400658</text:p>
          </table:table-cell>
          <table:table-cell table:style-name="ce3" table:formula="of:=[.G137]/([.D137]+[.E137]+[.F137]+[.G137]+[.H137])" office:value-type="float" office:value="0.14536232032189" calcext:value-type="float">
            <text:p>0.1453623203</text:p>
          </table:table-cell>
          <table:table-cell table:style-name="ce2" table:formula="of:=[.H137]/([.D137]+[.E137]+[.F137]+[.G137]+[.H137])" office:value-type="float" office:value="0.1453623203218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38]+[.E138]+[.F138]" office:value-type="float" office:value="0.709275359356221" calcext:value-type="float">
            <text:p>0.7092753594</text:p>
          </table:table-cell>
          <table:table-cell table:formula="of:=[.D138]+[.G138]+[.H138]" office:value-type="float" office:value="0.606173447559177" calcext:value-type="float">
            <text:p>0.6061734476</text:p>
          </table:table-cell>
          <table:table-cell table:formula="of:=[.F138]" office:value-type="float" office:value="0.223740065847315" calcext:value-type="float">
            <text:p>0.2237400658</text:p>
          </table:table-cell>
          <table:table-cell table:formula="of:=[.A138]+[.B138]" office:value-type="float" office:value="0.854637679673144" calcext:value-type="float">
            <text:p>0.8546376797</text:p>
          </table:table-cell>
          <table:table-cell table:formula="of:=[.A138]" office:value-type="float" office:value="0.460811127243217" calcext:value-type="float">
            <text:p>0.4608111272</text:p>
          </table:table-cell>
          <table:table-cell table:formula="of:=[.A138]+[.C138]" office:value-type="float" office:value="0.606173447570072" calcext:value-type="float">
            <text:p>0.6061734476</text:p>
          </table:table-cell>
          <table:table-cell table:formula="of:=[.B138]" office:value-type="float" office:value="0.393826552429928" calcext:value-type="float">
            <text:p>0.3938265524</text:p>
          </table:table-cell>
          <table:table-cell table:formula="of:=[.B138]" office:value-type="float" office:value="0.393826552429928" calcext:value-type="float">
            <text:p>0.3938265524</text:p>
          </table:table-cell>
          <table:table-cell table:number-columns-repeated="1016"/>
        </table:table-row>
        <table:table-row table:style-name="ro3">
          <table:table-cell table:style-name="ce2" table:formula="of:=[.A139]/([.A139]+[.B139]+[.C139])" office:value-type="float" office:value="0.460811127151103" calcext:value-type="float">
            <text:p>0.4608111272</text:p>
          </table:table-cell>
          <table:table-cell table:style-name="ce2" table:formula="of:=[.B139]/([.A139]+[.B139]+[.C139])" office:value-type="float" office:value="0.393826552599193" calcext:value-type="float">
            <text:p>0.3938265526</text:p>
          </table:table-cell>
          <table:table-cell table:style-name="ce2" table:formula="of:=[.C139]/([.A139]+[.B139]+[.C139])" office:value-type="float" office:value="0.145362320249704" calcext:value-type="float">
            <text:p>0.1453623202</text:p>
          </table:table-cell>
          <table:table-cell table:style-name="ce2" table:formula="of:=[.D139]/([.D139]+[.E139]+[.F139]+[.G139]+[.H139])" office:value-type="float" office:value="0.315448806901398" calcext:value-type="float">
            <text:p>0.3154488069</text:p>
          </table:table-cell>
          <table:table-cell table:style-name="ce2" table:formula="of:=[.E139]/([.D139]+[.E139]+[.F139]+[.G139]+[.H139])" office:value-type="float" office:value="0.170086486651694" calcext:value-type="float">
            <text:p>0.1700864867</text:p>
          </table:table-cell>
          <table:table-cell table:style-name="ce2" table:formula="of:=[.F139]/([.D139]+[.E139]+[.F139]+[.G139]+[.H139])" office:value-type="float" office:value="0.223740065947499" calcext:value-type="float">
            <text:p>0.2237400659</text:p>
          </table:table-cell>
          <table:table-cell table:style-name="ce3" table:formula="of:=[.G139]/([.D139]+[.E139]+[.F139]+[.G139]+[.H139])" office:value-type="float" office:value="0.145362320249704" calcext:value-type="float">
            <text:p>0.1453623202</text:p>
          </table:table-cell>
          <table:table-cell table:style-name="ce2" table:formula="of:=[.H139]/([.D139]+[.E139]+[.F139]+[.G139]+[.H139])" office:value-type="float" office:value="0.145362320249704" calcext:value-type="float">
            <text:p>0.1453623202</text:p>
          </table:table-cell>
          <table:table-cell table:number-columns-repeated="1016"/>
        </table:table-row>
        <table:table-row table:style-name="ro2">
          <table:table-cell table:formula="of:=[.D140]+[.E140]+[.F140]" office:value-type="float" office:value="0.709275359500592" calcext:value-type="float">
            <text:p>0.7092753595</text:p>
          </table:table-cell>
          <table:table-cell table:formula="of:=[.D140]+[.G140]+[.H140]" office:value-type="float" office:value="0.606173447400807" calcext:value-type="float">
            <text:p>0.6061734474</text:p>
          </table:table-cell>
          <table:table-cell table:formula="of:=[.F140]" office:value-type="float" office:value="0.223740065947499" calcext:value-type="float">
            <text:p>0.2237400659</text:p>
          </table:table-cell>
          <table:table-cell table:formula="of:=[.A140]+[.B140]" office:value-type="float" office:value="0.854637679750296" calcext:value-type="float">
            <text:p>0.8546376798</text:p>
          </table:table-cell>
          <table:table-cell table:formula="of:=[.A140]" office:value-type="float" office:value="0.460811127151103" calcext:value-type="float">
            <text:p>0.4608111272</text:p>
          </table:table-cell>
          <table:table-cell table:formula="of:=[.A140]+[.C140]" office:value-type="float" office:value="0.606173447400807" calcext:value-type="float">
            <text:p>0.6061734474</text:p>
          </table:table-cell>
          <table:table-cell table:formula="of:=[.B140]" office:value-type="float" office:value="0.393826552599193" calcext:value-type="float">
            <text:p>0.3938265526</text:p>
          </table:table-cell>
          <table:table-cell table:formula="of:=[.B140]" office:value-type="float" office:value="0.393826552599193" calcext:value-type="float">
            <text:p>0.3938265526</text:p>
          </table:table-cell>
          <table:table-cell table:number-columns-repeated="1016"/>
        </table:table-row>
        <table:table-row table:style-name="ro3">
          <table:table-cell table:style-name="ce2" table:formula="of:=[.A141]/([.A141]+[.B141]+[.C141])" office:value-type="float" office:value="0.460811127219097" calcext:value-type="float">
            <text:p>0.4608111272</text:p>
          </table:table-cell>
          <table:table-cell table:style-name="ce2" table:formula="of:=[.B141]/([.A141]+[.B141]+[.C141])" office:value-type="float" office:value="0.393826552474249" calcext:value-type="float">
            <text:p>0.3938265525</text:p>
          </table:table-cell>
          <table:table-cell table:style-name="ce2" table:formula="of:=[.C141]/([.A141]+[.B141]+[.C141])" office:value-type="float" office:value="0.145362320306654" calcext:value-type="float">
            <text:p>0.1453623203</text:p>
          </table:table-cell>
          <table:table-cell table:style-name="ce2" table:formula="of:=[.D141]/([.D141]+[.E141]+[.F141]+[.G141]+[.H141])" office:value-type="float" office:value="0.315448806911909" calcext:value-type="float">
            <text:p>0.3154488069</text:p>
          </table:table-cell>
          <table:table-cell table:style-name="ce2" table:formula="of:=[.E141]/([.D141]+[.E141]+[.F141]+[.G141]+[.H141])" office:value-type="float" office:value="0.170086486608008" calcext:value-type="float">
            <text:p>0.1700864866</text:p>
          </table:table-cell>
          <table:table-cell table:style-name="ce2" table:formula="of:=[.F141]/([.D141]+[.E141]+[.F141]+[.G141]+[.H141])" office:value-type="float" office:value="0.22374006587228" calcext:value-type="float">
            <text:p>0.2237400659</text:p>
          </table:table-cell>
          <table:table-cell table:style-name="ce3" table:formula="of:=[.G141]/([.D141]+[.E141]+[.F141]+[.G141]+[.H141])" office:value-type="float" office:value="0.145362320303902" calcext:value-type="float">
            <text:p>0.1453623203</text:p>
          </table:table-cell>
          <table:table-cell table:style-name="ce2" table:formula="of:=[.H141]/([.D141]+[.E141]+[.F141]+[.G141]+[.H141])" office:value-type="float" office:value="0.145362320303902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42]+[.E142]+[.F142]" office:value-type="float" office:value="0.709275359392197" calcext:value-type="float">
            <text:p>0.7092753594</text:p>
          </table:table-cell>
          <table:table-cell table:formula="of:=[.D142]+[.G142]+[.H142]" office:value-type="float" office:value="0.606173447519713" calcext:value-type="float">
            <text:p>0.6061734475</text:p>
          </table:table-cell>
          <table:table-cell table:formula="of:=[.F142]" office:value-type="float" office:value="0.22374006587228" calcext:value-type="float">
            <text:p>0.2237400659</text:p>
          </table:table-cell>
          <table:table-cell table:formula="of:=[.A142]+[.B142]" office:value-type="float" office:value="0.854637679693346" calcext:value-type="float">
            <text:p>0.8546376797</text:p>
          </table:table-cell>
          <table:table-cell table:formula="of:=[.A142]" office:value-type="float" office:value="0.460811127219097" calcext:value-type="float">
            <text:p>0.4608111272</text:p>
          </table:table-cell>
          <table:table-cell table:formula="of:=[.A142]+[.C142]" office:value-type="float" office:value="0.606173447525751" calcext:value-type="float">
            <text:p>0.6061734475</text:p>
          </table:table-cell>
          <table:table-cell table:formula="of:=[.B142]" office:value-type="float" office:value="0.393826552474249" calcext:value-type="float">
            <text:p>0.3938265525</text:p>
          </table:table-cell>
          <table:table-cell table:formula="of:=[.B142]" office:value-type="float" office:value="0.393826552474249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43]/([.A143]+[.B143]+[.C143])" office:value-type="float" office:value="0.460811127168046" calcext:value-type="float">
            <text:p>0.4608111272</text:p>
          </table:table-cell>
          <table:table-cell table:style-name="ce2" table:formula="of:=[.B143]/([.A143]+[.B143]+[.C143])" office:value-type="float" office:value="0.393826552568058" calcext:value-type="float">
            <text:p>0.3938265526</text:p>
          </table:table-cell>
          <table:table-cell table:style-name="ce2" table:formula="of:=[.C143]/([.A143]+[.B143]+[.C143])" office:value-type="float" office:value="0.145362320263896" calcext:value-type="float">
            <text:p>0.1453623203</text:p>
          </table:table-cell>
          <table:table-cell table:style-name="ce2" table:formula="of:=[.D143]/([.D143]+[.E143]+[.F143]+[.G143]+[.H143])" office:value-type="float" office:value="0.315448806904151" calcext:value-type="float">
            <text:p>0.3154488069</text:p>
          </table:table-cell>
          <table:table-cell table:style-name="ce2" table:formula="of:=[.E143]/([.D143]+[.E143]+[.F143]+[.G143]+[.H143])" office:value-type="float" office:value="0.170086486640255" calcext:value-type="float">
            <text:p>0.1700864866</text:p>
          </table:table-cell>
          <table:table-cell table:style-name="ce2" table:formula="of:=[.F143]/([.D143]+[.E143]+[.F143]+[.G143]+[.H143])" office:value-type="float" office:value="0.223740065927803" calcext:value-type="float">
            <text:p>0.2237400659</text:p>
          </table:table-cell>
          <table:table-cell table:style-name="ce3" table:formula="of:=[.G143]/([.D143]+[.E143]+[.F143]+[.G143]+[.H143])" office:value-type="float" office:value="0.145362320263896" calcext:value-type="float">
            <text:p>0.1453623203</text:p>
          </table:table-cell>
          <table:table-cell table:style-name="ce2" table:formula="of:=[.H143]/([.D143]+[.E143]+[.F143]+[.G143]+[.H143])" office:value-type="float" office:value="0.145362320263896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44]+[.E144]+[.F144]" office:value-type="float" office:value="0.709275359472209" calcext:value-type="float">
            <text:p>0.7092753595</text:p>
          </table:table-cell>
          <table:table-cell table:formula="of:=[.D144]+[.G144]+[.H144]" office:value-type="float" office:value="0.606173447431942" calcext:value-type="float">
            <text:p>0.6061734474</text:p>
          </table:table-cell>
          <table:table-cell table:formula="of:=[.F144]" office:value-type="float" office:value="0.223740065927803" calcext:value-type="float">
            <text:p>0.2237400659</text:p>
          </table:table-cell>
          <table:table-cell table:formula="of:=[.A144]+[.B144]" office:value-type="float" office:value="0.854637679736104" calcext:value-type="float">
            <text:p>0.8546376797</text:p>
          </table:table-cell>
          <table:table-cell table:formula="of:=[.A144]" office:value-type="float" office:value="0.460811127168046" calcext:value-type="float">
            <text:p>0.4608111272</text:p>
          </table:table-cell>
          <table:table-cell table:formula="of:=[.A144]+[.C144]" office:value-type="float" office:value="0.606173447431942" calcext:value-type="float">
            <text:p>0.6061734474</text:p>
          </table:table-cell>
          <table:table-cell table:formula="of:=[.B144]" office:value-type="float" office:value="0.393826552568058" calcext:value-type="float">
            <text:p>0.3938265526</text:p>
          </table:table-cell>
          <table:table-cell table:formula="of:=[.B144]" office:value-type="float" office:value="0.393826552568058" calcext:value-type="float">
            <text:p>0.3938265526</text:p>
          </table:table-cell>
          <table:table-cell table:number-columns-repeated="1016"/>
        </table:table-row>
        <table:table-row table:style-name="ro3">
          <table:table-cell table:style-name="ce2" table:formula="of:=[.A145]/([.A145]+[.B145]+[.C145])" office:value-type="float" office:value="0.460811127205729" calcext:value-type="float">
            <text:p>0.4608111272</text:p>
          </table:table-cell>
          <table:table-cell table:style-name="ce2" table:formula="of:=[.B145]/([.A145]+[.B145]+[.C145])" office:value-type="float" office:value="0.393826552498813" calcext:value-type="float">
            <text:p>0.3938265525</text:p>
          </table:table-cell>
          <table:table-cell table:style-name="ce2" table:formula="of:=[.C145]/([.A145]+[.B145]+[.C145])" office:value-type="float" office:value="0.145362320295458" calcext:value-type="float">
            <text:p>0.1453623203</text:p>
          </table:table-cell>
          <table:table-cell table:style-name="ce2" table:formula="of:=[.D145]/([.D145]+[.E145]+[.F145]+[.G145]+[.H145])" office:value-type="float" office:value="0.315448806909976" calcext:value-type="float">
            <text:p>0.3154488069</text:p>
          </table:table-cell>
          <table:table-cell table:style-name="ce2" table:formula="of:=[.E145]/([.D145]+[.E145]+[.F145]+[.G145]+[.H145])" office:value-type="float" office:value="0.170086486616043" calcext:value-type="float">
            <text:p>0.1700864866</text:p>
          </table:table-cell>
          <table:table-cell table:style-name="ce2" table:formula="of:=[.F145]/([.D145]+[.E145]+[.F145]+[.G145]+[.H145])" office:value-type="float" office:value="0.223740065886116" calcext:value-type="float">
            <text:p>0.2237400659</text:p>
          </table:table-cell>
          <table:table-cell table:style-name="ce3" table:formula="of:=[.G145]/([.D145]+[.E145]+[.F145]+[.G145]+[.H145])" office:value-type="float" office:value="0.145362320293932" calcext:value-type="float">
            <text:p>0.1453623203</text:p>
          </table:table-cell>
          <table:table-cell table:style-name="ce2" table:formula="of:=[.H145]/([.D145]+[.E145]+[.F145]+[.G145]+[.H145])" office:value-type="float" office:value="0.145362320293932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46]+[.E146]+[.F146]" office:value-type="float" office:value="0.709275359412135" calcext:value-type="float">
            <text:p>0.7092753594</text:p>
          </table:table-cell>
          <table:table-cell table:formula="of:=[.D146]+[.G146]+[.H146]" office:value-type="float" office:value="0.606173447497841" calcext:value-type="float">
            <text:p>0.6061734475</text:p>
          </table:table-cell>
          <table:table-cell table:formula="of:=[.F146]" office:value-type="float" office:value="0.223740065886116" calcext:value-type="float">
            <text:p>0.2237400659</text:p>
          </table:table-cell>
          <table:table-cell table:formula="of:=[.A146]+[.B146]" office:value-type="float" office:value="0.854637679704542" calcext:value-type="float">
            <text:p>0.8546376797</text:p>
          </table:table-cell>
          <table:table-cell table:formula="of:=[.A146]" office:value-type="float" office:value="0.460811127205729" calcext:value-type="float">
            <text:p>0.4608111272</text:p>
          </table:table-cell>
          <table:table-cell table:formula="of:=[.A146]+[.C146]" office:value-type="float" office:value="0.606173447501187" calcext:value-type="float">
            <text:p>0.6061734475</text:p>
          </table:table-cell>
          <table:table-cell table:formula="of:=[.B146]" office:value-type="float" office:value="0.393826552498813" calcext:value-type="float">
            <text:p>0.3938265525</text:p>
          </table:table-cell>
          <table:table-cell table:formula="of:=[.B146]" office:value-type="float" office:value="0.393826552498813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47]/([.A147]+[.B147]+[.C147])" office:value-type="float" office:value="0.460811127177437" calcext:value-type="float">
            <text:p>0.4608111272</text:p>
          </table:table-cell>
          <table:table-cell table:style-name="ce2" table:formula="of:=[.B147]/([.A147]+[.B147]+[.C147])" office:value-type="float" office:value="0.393826552550803" calcext:value-type="float">
            <text:p>0.3938265526</text:p>
          </table:table-cell>
          <table:table-cell table:style-name="ce2" table:formula="of:=[.C147]/([.A147]+[.B147]+[.C147])" office:value-type="float" office:value="0.145362320271761" calcext:value-type="float">
            <text:p>0.1453623203</text:p>
          </table:table-cell>
          <table:table-cell table:style-name="ce2" table:formula="of:=[.D147]/([.D147]+[.E147]+[.F147]+[.G147]+[.H147])" office:value-type="float" office:value="0.315448806905676" calcext:value-type="float">
            <text:p>0.3154488069</text:p>
          </table:table-cell>
          <table:table-cell table:style-name="ce2" table:formula="of:=[.E147]/([.D147]+[.E147]+[.F147]+[.G147]+[.H147])" office:value-type="float" office:value="0.170086486633915" calcext:value-type="float">
            <text:p>0.1700864866</text:p>
          </table:table-cell>
          <table:table-cell table:style-name="ce2" table:formula="of:=[.F147]/([.D147]+[.E147]+[.F147]+[.G147]+[.H147])" office:value-type="float" office:value="0.223740065916887" calcext:value-type="float">
            <text:p>0.2237400659</text:p>
          </table:table-cell>
          <table:table-cell table:style-name="ce3" table:formula="of:=[.G147]/([.D147]+[.E147]+[.F147]+[.G147]+[.H147])" office:value-type="float" office:value="0.145362320271761" calcext:value-type="float">
            <text:p>0.1453623203</text:p>
          </table:table-cell>
          <table:table-cell table:style-name="ce2" table:formula="of:=[.H147]/([.D147]+[.E147]+[.F147]+[.G147]+[.H147])" office:value-type="float" office:value="0.145362320271761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48]+[.E148]+[.F148]" office:value-type="float" office:value="0.709275359456479" calcext:value-type="float">
            <text:p>0.7092753595</text:p>
          </table:table-cell>
          <table:table-cell table:formula="of:=[.D148]+[.G148]+[.H148]" office:value-type="float" office:value="0.606173447449197" calcext:value-type="float">
            <text:p>0.6061734474</text:p>
          </table:table-cell>
          <table:table-cell table:formula="of:=[.F148]" office:value-type="float" office:value="0.223740065916887" calcext:value-type="float">
            <text:p>0.2237400659</text:p>
          </table:table-cell>
          <table:table-cell table:formula="of:=[.A148]+[.B148]" office:value-type="float" office:value="0.854637679728239" calcext:value-type="float">
            <text:p>0.8546376797</text:p>
          </table:table-cell>
          <table:table-cell table:formula="of:=[.A148]" office:value-type="float" office:value="0.460811127177437" calcext:value-type="float">
            <text:p>0.4608111272</text:p>
          </table:table-cell>
          <table:table-cell table:formula="of:=[.A148]+[.C148]" office:value-type="float" office:value="0.606173447449197" calcext:value-type="float">
            <text:p>0.6061734474</text:p>
          </table:table-cell>
          <table:table-cell table:formula="of:=[.B148]" office:value-type="float" office:value="0.393826552550803" calcext:value-type="float">
            <text:p>0.3938265526</text:p>
          </table:table-cell>
          <table:table-cell table:formula="of:=[.B148]" office:value-type="float" office:value="0.393826552550803" calcext:value-type="float">
            <text:p>0.3938265526</text:p>
          </table:table-cell>
          <table:table-cell table:number-columns-repeated="1016"/>
        </table:table-row>
        <table:table-row table:style-name="ro3">
          <table:table-cell table:style-name="ce2" table:formula="of:=[.A149]/([.A149]+[.B149]+[.C149])" office:value-type="float" office:value="0.460811127198321" calcext:value-type="float">
            <text:p>0.4608111272</text:p>
          </table:table-cell>
          <table:table-cell table:style-name="ce2" table:formula="of:=[.B149]/([.A149]+[.B149]+[.C149])" office:value-type="float" office:value="0.393826552512426" calcext:value-type="float">
            <text:p>0.3938265525</text:p>
          </table:table-cell>
          <table:table-cell table:style-name="ce2" table:formula="of:=[.C149]/([.A149]+[.B149]+[.C149])" office:value-type="float" office:value="0.145362320289253" calcext:value-type="float">
            <text:p>0.1453623203</text:p>
          </table:table-cell>
          <table:table-cell table:style-name="ce2" table:formula="of:=[.D149]/([.D149]+[.E149]+[.F149]+[.G149]+[.H149])" office:value-type="float" office:value="0.315448806908904" calcext:value-type="float">
            <text:p>0.3154488069</text:p>
          </table:table-cell>
          <table:table-cell table:style-name="ce2" table:formula="of:=[.E149]/([.D149]+[.E149]+[.F149]+[.G149]+[.H149])" office:value-type="float" office:value="0.170086486620497" calcext:value-type="float">
            <text:p>0.1700864866</text:p>
          </table:table-cell>
          <table:table-cell table:style-name="ce2" table:formula="of:=[.F149]/([.D149]+[.E149]+[.F149]+[.G149]+[.H149])" office:value-type="float" office:value="0.223740065893784" calcext:value-type="float">
            <text:p>0.2237400659</text:p>
          </table:table-cell>
          <table:table-cell table:style-name="ce3" table:formula="of:=[.G149]/([.D149]+[.E149]+[.F149]+[.G149]+[.H149])" office:value-type="float" office:value="0.145362320288407" calcext:value-type="float">
            <text:p>0.1453623203</text:p>
          </table:table-cell>
          <table:table-cell table:style-name="ce2" table:formula="of:=[.H149]/([.D149]+[.E149]+[.F149]+[.G149]+[.H149])" office:value-type="float" office:value="0.145362320288407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50]+[.E150]+[.F150]" office:value-type="float" office:value="0.709275359423185" calcext:value-type="float">
            <text:p>0.7092753594</text:p>
          </table:table-cell>
          <table:table-cell table:formula="of:=[.D150]+[.G150]+[.H150]" office:value-type="float" office:value="0.606173447485719" calcext:value-type="float">
            <text:p>0.6061734475</text:p>
          </table:table-cell>
          <table:table-cell table:formula="of:=[.F150]" office:value-type="float" office:value="0.223740065893784" calcext:value-type="float">
            <text:p>0.2237400659</text:p>
          </table:table-cell>
          <table:table-cell table:formula="of:=[.A150]+[.B150]" office:value-type="float" office:value="0.854637679710747" calcext:value-type="float">
            <text:p>0.8546376797</text:p>
          </table:table-cell>
          <table:table-cell table:formula="of:=[.A150]" office:value-type="float" office:value="0.460811127198321" calcext:value-type="float">
            <text:p>0.4608111272</text:p>
          </table:table-cell>
          <table:table-cell table:formula="of:=[.A150]+[.C150]" office:value-type="float" office:value="0.606173447487574" calcext:value-type="float">
            <text:p>0.6061734475</text:p>
          </table:table-cell>
          <table:table-cell table:formula="of:=[.B150]" office:value-type="float" office:value="0.393826552512426" calcext:value-type="float">
            <text:p>0.3938265525</text:p>
          </table:table-cell>
          <table:table-cell table:formula="of:=[.B150]" office:value-type="float" office:value="0.393826552512426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51]/([.A151]+[.B151]+[.C151])" office:value-type="float" office:value="0.460811127182641" calcext:value-type="float">
            <text:p>0.4608111272</text:p>
          </table:table-cell>
          <table:table-cell table:style-name="ce2" table:formula="of:=[.B151]/([.A151]+[.B151]+[.C151])" office:value-type="float" office:value="0.39382655254124" calcext:value-type="float">
            <text:p>0.3938265525</text:p>
          </table:table-cell>
          <table:table-cell table:style-name="ce2" table:formula="of:=[.C151]/([.A151]+[.B151]+[.C151])" office:value-type="float" office:value="0.14536232027612" calcext:value-type="float">
            <text:p>0.1453623203</text:p>
          </table:table-cell>
          <table:table-cell table:style-name="ce2" table:formula="of:=[.D151]/([.D151]+[.E151]+[.F151]+[.G151]+[.H151])" office:value-type="float" office:value="0.315448806906521" calcext:value-type="float">
            <text:p>0.3154488069</text:p>
          </table:table-cell>
          <table:table-cell table:style-name="ce2" table:formula="of:=[.E151]/([.D151]+[.E151]+[.F151]+[.G151]+[.H151])" office:value-type="float" office:value="0.170086486630402" calcext:value-type="float">
            <text:p>0.1700864866</text:p>
          </table:table-cell>
          <table:table-cell table:style-name="ce2" table:formula="of:=[.F151]/([.D151]+[.E151]+[.F151]+[.G151]+[.H151])" office:value-type="float" office:value="0.223740065910838" calcext:value-type="float">
            <text:p>0.2237400659</text:p>
          </table:table-cell>
          <table:table-cell table:style-name="ce3" table:formula="of:=[.G151]/([.D151]+[.E151]+[.F151]+[.G151]+[.H151])" office:value-type="float" office:value="0.14536232027612" calcext:value-type="float">
            <text:p>0.1453623203</text:p>
          </table:table-cell>
          <table:table-cell table:style-name="ce2" table:formula="of:=[.H151]/([.D151]+[.E151]+[.F151]+[.G151]+[.H151])" office:value-type="float" office:value="0.14536232027612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52]+[.E152]+[.F152]" office:value-type="float" office:value="0.709275359447761" calcext:value-type="float">
            <text:p>0.7092753594</text:p>
          </table:table-cell>
          <table:table-cell table:formula="of:=[.D152]+[.G152]+[.H152]" office:value-type="float" office:value="0.606173447458761" calcext:value-type="float">
            <text:p>0.6061734475</text:p>
          </table:table-cell>
          <table:table-cell table:formula="of:=[.F152]" office:value-type="float" office:value="0.223740065910838" calcext:value-type="float">
            <text:p>0.2237400659</text:p>
          </table:table-cell>
          <table:table-cell table:formula="of:=[.A152]+[.B152]" office:value-type="float" office:value="0.85463767972388" calcext:value-type="float">
            <text:p>0.8546376797</text:p>
          </table:table-cell>
          <table:table-cell table:formula="of:=[.A152]" office:value-type="float" office:value="0.460811127182641" calcext:value-type="float">
            <text:p>0.4608111272</text:p>
          </table:table-cell>
          <table:table-cell table:formula="of:=[.A152]+[.C152]" office:value-type="float" office:value="0.60617344745876" calcext:value-type="float">
            <text:p>0.6061734475</text:p>
          </table:table-cell>
          <table:table-cell table:formula="of:=[.B152]" office:value-type="float" office:value="0.39382655254124" calcext:value-type="float">
            <text:p>0.3938265525</text:p>
          </table:table-cell>
          <table:table-cell table:formula="of:=[.B152]" office:value-type="float" office:value="0.39382655254124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53]/([.A153]+[.B153]+[.C153])" office:value-type="float" office:value="0.460811127194215" calcext:value-type="float">
            <text:p>0.4608111272</text:p>
          </table:table-cell>
          <table:table-cell table:style-name="ce2" table:formula="of:=[.B153]/([.A153]+[.B153]+[.C153])" office:value-type="float" office:value="0.393826552519971" calcext:value-type="float">
            <text:p>0.3938265525</text:p>
          </table:table-cell>
          <table:table-cell table:style-name="ce2" table:formula="of:=[.C153]/([.A153]+[.B153]+[.C153])" office:value-type="float" office:value="0.145362320285814" calcext:value-type="float">
            <text:p>0.1453623203</text:p>
          </table:table-cell>
          <table:table-cell table:style-name="ce2" table:formula="of:=[.D153]/([.D153]+[.E153]+[.F153]+[.G153]+[.H153])" office:value-type="float" office:value="0.31544880690831" calcext:value-type="float">
            <text:p>0.3154488069</text:p>
          </table:table-cell>
          <table:table-cell table:style-name="ce2" table:formula="of:=[.E153]/([.D153]+[.E153]+[.F153]+[.G153]+[.H153])" office:value-type="float" office:value="0.170086486622965" calcext:value-type="float">
            <text:p>0.1700864866</text:p>
          </table:table-cell>
          <table:table-cell table:style-name="ce2" table:formula="of:=[.F153]/([.D153]+[.E153]+[.F153]+[.G153]+[.H153])" office:value-type="float" office:value="0.223740065898033" calcext:value-type="float">
            <text:p>0.2237400659</text:p>
          </table:table-cell>
          <table:table-cell table:style-name="ce3" table:formula="of:=[.G153]/([.D153]+[.E153]+[.F153]+[.G153]+[.H153])" office:value-type="float" office:value="0.145362320285345" calcext:value-type="float">
            <text:p>0.1453623203</text:p>
          </table:table-cell>
          <table:table-cell table:style-name="ce2" table:formula="of:=[.H153]/([.D153]+[.E153]+[.F153]+[.G153]+[.H153])" office:value-type="float" office:value="0.145362320285345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54]+[.E154]+[.F154]" office:value-type="float" office:value="0.709275359429309" calcext:value-type="float">
            <text:p>0.7092753594</text:p>
          </table:table-cell>
          <table:table-cell table:formula="of:=[.D154]+[.G154]+[.H154]" office:value-type="float" office:value="0.606173447479001" calcext:value-type="float">
            <text:p>0.6061734475</text:p>
          </table:table-cell>
          <table:table-cell table:formula="of:=[.F154]" office:value-type="float" office:value="0.223740065898033" calcext:value-type="float">
            <text:p>0.2237400659</text:p>
          </table:table-cell>
          <table:table-cell table:formula="of:=[.A154]+[.B154]" office:value-type="float" office:value="0.854637679714186" calcext:value-type="float">
            <text:p>0.8546376797</text:p>
          </table:table-cell>
          <table:table-cell table:formula="of:=[.A154]" office:value-type="float" office:value="0.460811127194215" calcext:value-type="float">
            <text:p>0.4608111272</text:p>
          </table:table-cell>
          <table:table-cell table:formula="of:=[.A154]+[.C154]" office:value-type="float" office:value="0.606173447480029" calcext:value-type="float">
            <text:p>0.6061734475</text:p>
          </table:table-cell>
          <table:table-cell table:formula="of:=[.B154]" office:value-type="float" office:value="0.393826552519971" calcext:value-type="float">
            <text:p>0.3938265525</text:p>
          </table:table-cell>
          <table:table-cell table:formula="of:=[.B154]" office:value-type="float" office:value="0.39382655251997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55]/([.A155]+[.B155]+[.C155])" office:value-type="float" office:value="0.460811127185525" calcext:value-type="float">
            <text:p>0.4608111272</text:p>
          </table:table-cell>
          <table:table-cell table:style-name="ce2" table:formula="of:=[.B155]/([.A155]+[.B155]+[.C155])" office:value-type="float" office:value="0.39382655253594" calcext:value-type="float">
            <text:p>0.3938265525</text:p>
          </table:table-cell>
          <table:table-cell table:style-name="ce2" table:formula="of:=[.C155]/([.A155]+[.B155]+[.C155])" office:value-type="float" office:value="0.145362320278535" calcext:value-type="float">
            <text:p>0.1453623203</text:p>
          </table:table-cell>
          <table:table-cell table:style-name="ce2" table:formula="of:=[.D155]/([.D155]+[.E155]+[.F155]+[.G155]+[.H155])" office:value-type="float" office:value="0.31544880690699" calcext:value-type="float">
            <text:p>0.3154488069</text:p>
          </table:table-cell>
          <table:table-cell table:style-name="ce2" table:formula="of:=[.E155]/([.D155]+[.E155]+[.F155]+[.G155]+[.H155])" office:value-type="float" office:value="0.170086486628455" calcext:value-type="float">
            <text:p>0.1700864866</text:p>
          </table:table-cell>
          <table:table-cell table:style-name="ce2" table:formula="of:=[.F155]/([.D155]+[.E155]+[.F155]+[.G155]+[.H155])" office:value-type="float" office:value="0.223740065907485" calcext:value-type="float">
            <text:p>0.2237400659</text:p>
          </table:table-cell>
          <table:table-cell table:style-name="ce3" table:formula="of:=[.G155]/([.D155]+[.E155]+[.F155]+[.G155]+[.H155])" office:value-type="float" office:value="0.145362320278535" calcext:value-type="float">
            <text:p>0.1453623203</text:p>
          </table:table-cell>
          <table:table-cell table:style-name="ce2" table:formula="of:=[.H155]/([.D155]+[.E155]+[.F155]+[.G155]+[.H155])" office:value-type="float" office:value="0.145362320278535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56]+[.E156]+[.F156]" office:value-type="float" office:value="0.709275359442929" calcext:value-type="float">
            <text:p>0.7092753594</text:p>
          </table:table-cell>
          <table:table-cell table:formula="of:=[.D156]+[.G156]+[.H156]" office:value-type="float" office:value="0.60617344746406" calcext:value-type="float">
            <text:p>0.6061734475</text:p>
          </table:table-cell>
          <table:table-cell table:formula="of:=[.F156]" office:value-type="float" office:value="0.223740065907485" calcext:value-type="float">
            <text:p>0.2237400659</text:p>
          </table:table-cell>
          <table:table-cell table:formula="of:=[.A156]+[.B156]" office:value-type="float" office:value="0.854637679721465" calcext:value-type="float">
            <text:p>0.8546376797</text:p>
          </table:table-cell>
          <table:table-cell table:formula="of:=[.A156]" office:value-type="float" office:value="0.460811127185525" calcext:value-type="float">
            <text:p>0.4608111272</text:p>
          </table:table-cell>
          <table:table-cell table:formula="of:=[.A156]+[.C156]" office:value-type="float" office:value="0.60617344746406" calcext:value-type="float">
            <text:p>0.6061734475</text:p>
          </table:table-cell>
          <table:table-cell table:formula="of:=[.B156]" office:value-type="float" office:value="0.39382655253594" calcext:value-type="float">
            <text:p>0.3938265525</text:p>
          </table:table-cell>
          <table:table-cell table:formula="of:=[.B156]" office:value-type="float" office:value="0.39382655253594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57]/([.A157]+[.B157]+[.C157])" office:value-type="float" office:value="0.46081112719194" calcext:value-type="float">
            <text:p>0.4608111272</text:p>
          </table:table-cell>
          <table:table-cell table:style-name="ce2" table:formula="of:=[.B157]/([.A157]+[.B157]+[.C157])" office:value-type="float" office:value="0.393826552524152" calcext:value-type="float">
            <text:p>0.3938265525</text:p>
          </table:table-cell>
          <table:table-cell table:style-name="ce2" table:formula="of:=[.C157]/([.A157]+[.B157]+[.C157])" office:value-type="float" office:value="0.145362320283908" calcext:value-type="float">
            <text:p>0.1453623203</text:p>
          </table:table-cell>
          <table:table-cell table:style-name="ce2" table:formula="of:=[.D157]/([.D157]+[.E157]+[.F157]+[.G157]+[.H157])" office:value-type="float" office:value="0.315448806907981" calcext:value-type="float">
            <text:p>0.3154488069</text:p>
          </table:table-cell>
          <table:table-cell table:style-name="ce2" table:formula="of:=[.E157]/([.D157]+[.E157]+[.F157]+[.G157]+[.H157])" office:value-type="float" office:value="0.170086486624333" calcext:value-type="float">
            <text:p>0.1700864866</text:p>
          </table:table-cell>
          <table:table-cell table:style-name="ce2" table:formula="of:=[.F157]/([.D157]+[.E157]+[.F157]+[.G157]+[.H157])" office:value-type="float" office:value="0.223740065900389" calcext:value-type="float">
            <text:p>0.2237400659</text:p>
          </table:table-cell>
          <table:table-cell table:style-name="ce3" table:formula="of:=[.G157]/([.D157]+[.E157]+[.F157]+[.G157]+[.H157])" office:value-type="float" office:value="0.145362320283648" calcext:value-type="float">
            <text:p>0.1453623203</text:p>
          </table:table-cell>
          <table:table-cell table:style-name="ce2" table:formula="of:=[.H157]/([.D157]+[.E157]+[.F157]+[.G157]+[.H157])" office:value-type="float" office:value="0.145362320283648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58]+[.E158]+[.F158]" office:value-type="float" office:value="0.709275359432703" calcext:value-type="float">
            <text:p>0.7092753594</text:p>
          </table:table-cell>
          <table:table-cell table:formula="of:=[.D158]+[.G158]+[.H158]" office:value-type="float" office:value="0.606173447475278" calcext:value-type="float">
            <text:p>0.6061734475</text:p>
          </table:table-cell>
          <table:table-cell table:formula="of:=[.F158]" office:value-type="float" office:value="0.223740065900389" calcext:value-type="float">
            <text:p>0.2237400659</text:p>
          </table:table-cell>
          <table:table-cell table:formula="of:=[.A158]+[.B158]" office:value-type="float" office:value="0.854637679716092" calcext:value-type="float">
            <text:p>0.8546376797</text:p>
          </table:table-cell>
          <table:table-cell table:formula="of:=[.A158]" office:value-type="float" office:value="0.46081112719194" calcext:value-type="float">
            <text:p>0.4608111272</text:p>
          </table:table-cell>
          <table:table-cell table:formula="of:=[.A158]+[.C158]" office:value-type="float" office:value="0.606173447475848" calcext:value-type="float">
            <text:p>0.6061734475</text:p>
          </table:table-cell>
          <table:table-cell table:formula="of:=[.B158]" office:value-type="float" office:value="0.393826552524152" calcext:value-type="float">
            <text:p>0.3938265525</text:p>
          </table:table-cell>
          <table:table-cell table:formula="of:=[.B158]" office:value-type="float" office:value="0.393826552524152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59]/([.A159]+[.B159]+[.C159])" office:value-type="float" office:value="0.460811127187124" calcext:value-type="float">
            <text:p>0.4608111272</text:p>
          </table:table-cell>
          <table:table-cell table:style-name="ce2" table:formula="of:=[.B159]/([.A159]+[.B159]+[.C159])" office:value-type="float" office:value="0.393826552533002" calcext:value-type="float">
            <text:p>0.3938265525</text:p>
          </table:table-cell>
          <table:table-cell table:style-name="ce2" table:formula="of:=[.C159]/([.A159]+[.B159]+[.C159])" office:value-type="float" office:value="0.145362320279874" calcext:value-type="float">
            <text:p>0.1453623203</text:p>
          </table:table-cell>
          <table:table-cell table:style-name="ce2" table:formula="of:=[.D159]/([.D159]+[.E159]+[.F159]+[.G159]+[.H159])" office:value-type="float" office:value="0.315448806907249" calcext:value-type="float">
            <text:p>0.3154488069</text:p>
          </table:table-cell>
          <table:table-cell table:style-name="ce2" table:formula="of:=[.E159]/([.D159]+[.E159]+[.F159]+[.G159]+[.H159])" office:value-type="float" office:value="0.170086486627375" calcext:value-type="float">
            <text:p>0.1700864866</text:p>
          </table:table-cell>
          <table:table-cell table:style-name="ce2" table:formula="of:=[.F159]/([.D159]+[.E159]+[.F159]+[.G159]+[.H159])" office:value-type="float" office:value="0.223740065905627" calcext:value-type="float">
            <text:p>0.2237400659</text:p>
          </table:table-cell>
          <table:table-cell table:style-name="ce3" table:formula="of:=[.G159]/([.D159]+[.E159]+[.F159]+[.G159]+[.H159])" office:value-type="float" office:value="0.145362320279874" calcext:value-type="float">
            <text:p>0.1453623203</text:p>
          </table:table-cell>
          <table:table-cell table:style-name="ce2" table:formula="of:=[.H159]/([.D159]+[.E159]+[.F159]+[.G159]+[.H159])" office:value-type="float" office:value="0.145362320279874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60]+[.E160]+[.F160]" office:value-type="float" office:value="0.709275359440252" calcext:value-type="float">
            <text:p>0.7092753594</text:p>
          </table:table-cell>
          <table:table-cell table:formula="of:=[.D160]+[.G160]+[.H160]" office:value-type="float" office:value="0.606173447466998" calcext:value-type="float">
            <text:p>0.6061734475</text:p>
          </table:table-cell>
          <table:table-cell table:formula="of:=[.F160]" office:value-type="float" office:value="0.223740065905627" calcext:value-type="float">
            <text:p>0.2237400659</text:p>
          </table:table-cell>
          <table:table-cell table:formula="of:=[.A160]+[.B160]" office:value-type="float" office:value="0.854637679720126" calcext:value-type="float">
            <text:p>0.8546376797</text:p>
          </table:table-cell>
          <table:table-cell table:formula="of:=[.A160]" office:value-type="float" office:value="0.460811127187124" calcext:value-type="float">
            <text:p>0.4608111272</text:p>
          </table:table-cell>
          <table:table-cell table:formula="of:=[.A160]+[.C160]" office:value-type="float" office:value="0.606173447466998" calcext:value-type="float">
            <text:p>0.6061734475</text:p>
          </table:table-cell>
          <table:table-cell table:formula="of:=[.B160]" office:value-type="float" office:value="0.393826552533002" calcext:value-type="float">
            <text:p>0.3938265525</text:p>
          </table:table-cell>
          <table:table-cell table:formula="of:=[.B160]" office:value-type="float" office:value="0.393826552533002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61]/([.A161]+[.B161]+[.C161])" office:value-type="float" office:value="0.460811127190679" calcext:value-type="float">
            <text:p>0.4608111272</text:p>
          </table:table-cell>
          <table:table-cell table:style-name="ce2" table:formula="of:=[.B161]/([.A161]+[.B161]+[.C161])" office:value-type="float" office:value="0.39382655252647" calcext:value-type="float">
            <text:p>0.3938265525</text:p>
          </table:table-cell>
          <table:table-cell table:style-name="ce2" table:formula="of:=[.C161]/([.A161]+[.B161]+[.C161])" office:value-type="float" office:value="0.145362320282852" calcext:value-type="float">
            <text:p>0.1453623203</text:p>
          </table:table-cell>
          <table:table-cell table:style-name="ce2" table:formula="of:=[.D161]/([.D161]+[.E161]+[.F161]+[.G161]+[.H161])" office:value-type="float" office:value="0.315448806907799" calcext:value-type="float">
            <text:p>0.3154488069</text:p>
          </table:table-cell>
          <table:table-cell table:style-name="ce2" table:formula="of:=[.E161]/([.D161]+[.E161]+[.F161]+[.G161]+[.H161])" office:value-type="float" office:value="0.170086486625091" calcext:value-type="float">
            <text:p>0.1700864866</text:p>
          </table:table-cell>
          <table:table-cell table:style-name="ce2" table:formula="of:=[.F161]/([.D161]+[.E161]+[.F161]+[.G161]+[.H161])" office:value-type="float" office:value="0.223740065901694" calcext:value-type="float">
            <text:p>0.2237400659</text:p>
          </table:table-cell>
          <table:table-cell table:style-name="ce3" table:formula="of:=[.G161]/([.D161]+[.E161]+[.F161]+[.G161]+[.H161])" office:value-type="float" office:value="0.145362320282708" calcext:value-type="float">
            <text:p>0.1453623203</text:p>
          </table:table-cell>
          <table:table-cell table:style-name="ce2" table:formula="of:=[.H161]/([.D161]+[.E161]+[.F161]+[.G161]+[.H161])" office:value-type="float" office:value="0.145362320282708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62]+[.E162]+[.F162]" office:value-type="float" office:value="0.709275359434584" calcext:value-type="float">
            <text:p>0.7092753594</text:p>
          </table:table-cell>
          <table:table-cell table:formula="of:=[.D162]+[.G162]+[.H162]" office:value-type="float" office:value="0.606173447473215" calcext:value-type="float">
            <text:p>0.6061734475</text:p>
          </table:table-cell>
          <table:table-cell table:formula="of:=[.F162]" office:value-type="float" office:value="0.223740065901694" calcext:value-type="float">
            <text:p>0.2237400659</text:p>
          </table:table-cell>
          <table:table-cell table:formula="of:=[.A162]+[.B162]" office:value-type="float" office:value="0.854637679717148" calcext:value-type="float">
            <text:p>0.8546376797</text:p>
          </table:table-cell>
          <table:table-cell table:formula="of:=[.A162]" office:value-type="float" office:value="0.460811127190679" calcext:value-type="float">
            <text:p>0.4608111272</text:p>
          </table:table-cell>
          <table:table-cell table:formula="of:=[.A162]+[.C162]" office:value-type="float" office:value="0.60617344747353" calcext:value-type="float">
            <text:p>0.6061734475</text:p>
          </table:table-cell>
          <table:table-cell table:formula="of:=[.B162]" office:value-type="float" office:value="0.39382655252647" calcext:value-type="float">
            <text:p>0.3938265525</text:p>
          </table:table-cell>
          <table:table-cell table:formula="of:=[.B162]" office:value-type="float" office:value="0.39382655252647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63]/([.A163]+[.B163]+[.C163])" office:value-type="float" office:value="0.460811127188009" calcext:value-type="float">
            <text:p>0.4608111272</text:p>
          </table:table-cell>
          <table:table-cell table:style-name="ce2" table:formula="of:=[.B163]/([.A163]+[.B163]+[.C163])" office:value-type="float" office:value="0.393826552531374" calcext:value-type="float">
            <text:p>0.3938265525</text:p>
          </table:table-cell>
          <table:table-cell table:style-name="ce2" table:formula="of:=[.C163]/([.A163]+[.B163]+[.C163])" office:value-type="float" office:value="0.145362320280616" calcext:value-type="float">
            <text:p>0.1453623203</text:p>
          </table:table-cell>
          <table:table-cell table:style-name="ce2" table:formula="of:=[.D163]/([.D163]+[.E163]+[.F163]+[.G163]+[.H163])" office:value-type="float" office:value="0.315448806907393" calcext:value-type="float">
            <text:p>0.3154488069</text:p>
          </table:table-cell>
          <table:table-cell table:style-name="ce2" table:formula="of:=[.E163]/([.D163]+[.E163]+[.F163]+[.G163]+[.H163])" office:value-type="float" office:value="0.170086486626777" calcext:value-type="float">
            <text:p>0.1700864866</text:p>
          </table:table-cell>
          <table:table-cell table:style-name="ce2" table:formula="of:=[.F163]/([.D163]+[.E163]+[.F163]+[.G163]+[.H163])" office:value-type="float" office:value="0.223740065904597" calcext:value-type="float">
            <text:p>0.2237400659</text:p>
          </table:table-cell>
          <table:table-cell table:style-name="ce3" table:formula="of:=[.G163]/([.D163]+[.E163]+[.F163]+[.G163]+[.H163])" office:value-type="float" office:value="0.145362320280616" calcext:value-type="float">
            <text:p>0.1453623203</text:p>
          </table:table-cell>
          <table:table-cell table:style-name="ce2" table:formula="of:=[.H163]/([.D163]+[.E163]+[.F163]+[.G163]+[.H163])" office:value-type="float" office:value="0.145362320280616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64]+[.E164]+[.F164]" office:value-type="float" office:value="0.709275359438768" calcext:value-type="float">
            <text:p>0.7092753594</text:p>
          </table:table-cell>
          <table:table-cell table:formula="of:=[.D164]+[.G164]+[.H164]" office:value-type="float" office:value="0.606173447468626" calcext:value-type="float">
            <text:p>0.6061734475</text:p>
          </table:table-cell>
          <table:table-cell table:formula="of:=[.F164]" office:value-type="float" office:value="0.223740065904597" calcext:value-type="float">
            <text:p>0.2237400659</text:p>
          </table:table-cell>
          <table:table-cell table:formula="of:=[.A164]+[.B164]" office:value-type="float" office:value="0.854637679719384" calcext:value-type="float">
            <text:p>0.8546376797</text:p>
          </table:table-cell>
          <table:table-cell table:formula="of:=[.A164]" office:value-type="float" office:value="0.460811127188009" calcext:value-type="float">
            <text:p>0.4608111272</text:p>
          </table:table-cell>
          <table:table-cell table:formula="of:=[.A164]+[.C164]" office:value-type="float" office:value="0.606173447468626" calcext:value-type="float">
            <text:p>0.6061734475</text:p>
          </table:table-cell>
          <table:table-cell table:formula="of:=[.B164]" office:value-type="float" office:value="0.393826552531374" calcext:value-type="float">
            <text:p>0.3938265525</text:p>
          </table:table-cell>
          <table:table-cell table:formula="of:=[.B164]" office:value-type="float" office:value="0.393826552531374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65]/([.A165]+[.B165]+[.C165])" office:value-type="float" office:value="0.46081112718998" calcext:value-type="float">
            <text:p>0.4608111272</text:p>
          </table:table-cell>
          <table:table-cell table:style-name="ce2" table:formula="of:=[.B165]/([.A165]+[.B165]+[.C165])" office:value-type="float" office:value="0.393826552527754" calcext:value-type="float">
            <text:p>0.3938265525</text:p>
          </table:table-cell>
          <table:table-cell table:style-name="ce2" table:formula="of:=[.C165]/([.A165]+[.B165]+[.C165])" office:value-type="float" office:value="0.145362320282266" calcext:value-type="float">
            <text:p>0.1453623203</text:p>
          </table:table-cell>
          <table:table-cell table:style-name="ce2" table:formula="of:=[.D165]/([.D165]+[.E165]+[.F165]+[.G165]+[.H165])" office:value-type="float" office:value="0.315448806907698" calcext:value-type="float">
            <text:p>0.3154488069</text:p>
          </table:table-cell>
          <table:table-cell table:style-name="ce2" table:formula="of:=[.E165]/([.D165]+[.E165]+[.F165]+[.G165]+[.H165])" office:value-type="float" office:value="0.170086486625511" calcext:value-type="float">
            <text:p>0.1700864866</text:p>
          </table:table-cell>
          <table:table-cell table:style-name="ce2" table:formula="of:=[.F165]/([.D165]+[.E165]+[.F165]+[.G165]+[.H165])" office:value-type="float" office:value="0.223740065902417" calcext:value-type="float">
            <text:p>0.2237400659</text:p>
          </table:table-cell>
          <table:table-cell table:style-name="ce3" table:formula="of:=[.G165]/([.D165]+[.E165]+[.F165]+[.G165]+[.H165])" office:value-type="float" office:value="0.145362320282187" calcext:value-type="float">
            <text:p>0.1453623203</text:p>
          </table:table-cell>
          <table:table-cell table:style-name="ce2" table:formula="of:=[.H165]/([.D165]+[.E165]+[.F165]+[.G165]+[.H165])" office:value-type="float" office:value="0.145362320282187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66]+[.E166]+[.F166]" office:value-type="float" office:value="0.709275359435627" calcext:value-type="float">
            <text:p>0.7092753594</text:p>
          </table:table-cell>
          <table:table-cell table:formula="of:=[.D166]+[.G166]+[.H166]" office:value-type="float" office:value="0.606173447472071" calcext:value-type="float">
            <text:p>0.6061734475</text:p>
          </table:table-cell>
          <table:table-cell table:formula="of:=[.F166]" office:value-type="float" office:value="0.223740065902417" calcext:value-type="float">
            <text:p>0.2237400659</text:p>
          </table:table-cell>
          <table:table-cell table:formula="of:=[.A166]+[.B166]" office:value-type="float" office:value="0.854637679717734" calcext:value-type="float">
            <text:p>0.8546376797</text:p>
          </table:table-cell>
          <table:table-cell table:formula="of:=[.A166]" office:value-type="float" office:value="0.46081112718998" calcext:value-type="float">
            <text:p>0.4608111272</text:p>
          </table:table-cell>
          <table:table-cell table:formula="of:=[.A166]+[.C166]" office:value-type="float" office:value="0.606173447472246" calcext:value-type="float">
            <text:p>0.6061734475</text:p>
          </table:table-cell>
          <table:table-cell table:formula="of:=[.B166]" office:value-type="float" office:value="0.393826552527754" calcext:value-type="float">
            <text:p>0.3938265525</text:p>
          </table:table-cell>
          <table:table-cell table:formula="of:=[.B166]" office:value-type="float" office:value="0.393826552527754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67]/([.A167]+[.B167]+[.C167])" office:value-type="float" office:value="0.460811127188501" calcext:value-type="float">
            <text:p>0.4608111272</text:p>
          </table:table-cell>
          <table:table-cell table:style-name="ce2" table:formula="of:=[.B167]/([.A167]+[.B167]+[.C167])" office:value-type="float" office:value="0.393826552530472" calcext:value-type="float">
            <text:p>0.3938265525</text:p>
          </table:table-cell>
          <table:table-cell table:style-name="ce2" table:formula="of:=[.C167]/([.A167]+[.B167]+[.C167])" office:value-type="float" office:value="0.145362320281027" calcext:value-type="float">
            <text:p>0.1453623203</text:p>
          </table:table-cell>
          <table:table-cell table:style-name="ce2" table:formula="of:=[.D167]/([.D167]+[.E167]+[.F167]+[.G167]+[.H167])" office:value-type="float" office:value="0.315448806907473" calcext:value-type="float">
            <text:p>0.3154488069</text:p>
          </table:table-cell>
          <table:table-cell table:style-name="ce2" table:formula="of:=[.E167]/([.D167]+[.E167]+[.F167]+[.G167]+[.H167])" office:value-type="float" office:value="0.170086486626446" calcext:value-type="float">
            <text:p>0.1700864866</text:p>
          </table:table-cell>
          <table:table-cell table:style-name="ce2" table:formula="of:=[.F167]/([.D167]+[.E167]+[.F167]+[.G167]+[.H167])" office:value-type="float" office:value="0.223740065904026" calcext:value-type="float">
            <text:p>0.2237400659</text:p>
          </table:table-cell>
          <table:table-cell table:style-name="ce3" table:formula="of:=[.G167]/([.D167]+[.E167]+[.F167]+[.G167]+[.H167])" office:value-type="float" office:value="0.145362320281027" calcext:value-type="float">
            <text:p>0.1453623203</text:p>
          </table:table-cell>
          <table:table-cell table:style-name="ce2" table:formula="of:=[.H167]/([.D167]+[.E167]+[.F167]+[.G167]+[.H167])" office:value-type="float" office:value="0.145362320281027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68]+[.E168]+[.F168]" office:value-type="float" office:value="0.709275359437945" calcext:value-type="float">
            <text:p>0.7092753594</text:p>
          </table:table-cell>
          <table:table-cell table:formula="of:=[.D168]+[.G168]+[.H168]" office:value-type="float" office:value="0.606173447469528" calcext:value-type="float">
            <text:p>0.6061734475</text:p>
          </table:table-cell>
          <table:table-cell table:formula="of:=[.F168]" office:value-type="float" office:value="0.223740065904026" calcext:value-type="float">
            <text:p>0.2237400659</text:p>
          </table:table-cell>
          <table:table-cell table:formula="of:=[.A168]+[.B168]" office:value-type="float" office:value="0.854637679718973" calcext:value-type="float">
            <text:p>0.8546376797</text:p>
          </table:table-cell>
          <table:table-cell table:formula="of:=[.A168]" office:value-type="float" office:value="0.460811127188501" calcext:value-type="float">
            <text:p>0.4608111272</text:p>
          </table:table-cell>
          <table:table-cell table:formula="of:=[.A168]+[.C168]" office:value-type="float" office:value="0.606173447469528" calcext:value-type="float">
            <text:p>0.6061734475</text:p>
          </table:table-cell>
          <table:table-cell table:formula="of:=[.B168]" office:value-type="float" office:value="0.393826552530472" calcext:value-type="float">
            <text:p>0.3938265525</text:p>
          </table:table-cell>
          <table:table-cell table:formula="of:=[.B168]" office:value-type="float" office:value="0.393826552530472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69]/([.A169]+[.B169]+[.C169])" office:value-type="float" office:value="0.460811127189592" calcext:value-type="float">
            <text:p>0.4608111272</text:p>
          </table:table-cell>
          <table:table-cell table:style-name="ce2" table:formula="of:=[.B169]/([.A169]+[.B169]+[.C169])" office:value-type="float" office:value="0.393826552528466" calcext:value-type="float">
            <text:p>0.3938265525</text:p>
          </table:table-cell>
          <table:table-cell table:style-name="ce2" table:formula="of:=[.C169]/([.A169]+[.B169]+[.C169])" office:value-type="float" office:value="0.145362320281942" calcext:value-type="float">
            <text:p>0.1453623203</text:p>
          </table:table-cell>
          <table:table-cell table:style-name="ce2" table:formula="of:=[.D169]/([.D169]+[.E169]+[.F169]+[.G169]+[.H169])" office:value-type="float" office:value="0.315448806907642" calcext:value-type="float">
            <text:p>0.3154488069</text:p>
          </table:table-cell>
          <table:table-cell table:style-name="ce2" table:formula="of:=[.E169]/([.D169]+[.E169]+[.F169]+[.G169]+[.H169])" office:value-type="float" office:value="0.170086486625744" calcext:value-type="float">
            <text:p>0.1700864866</text:p>
          </table:table-cell>
          <table:table-cell table:style-name="ce2" table:formula="of:=[.F169]/([.D169]+[.E169]+[.F169]+[.G169]+[.H169])" office:value-type="float" office:value="0.223740065902818" calcext:value-type="float">
            <text:p>0.2237400659</text:p>
          </table:table-cell>
          <table:table-cell table:style-name="ce3" table:formula="of:=[.G169]/([.D169]+[.E169]+[.F169]+[.G169]+[.H169])" office:value-type="float" office:value="0.145362320281898" calcext:value-type="float">
            <text:p>0.1453623203</text:p>
          </table:table-cell>
          <table:table-cell table:style-name="ce2" table:formula="of:=[.H169]/([.D169]+[.E169]+[.F169]+[.G169]+[.H169])" office:value-type="float" office:value="0.145362320281898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70]+[.E170]+[.F170]" office:value-type="float" office:value="0.709275359436205" calcext:value-type="float">
            <text:p>0.7092753594</text:p>
          </table:table-cell>
          <table:table-cell table:formula="of:=[.D170]+[.G170]+[.H170]" office:value-type="float" office:value="0.606173447471437" calcext:value-type="float">
            <text:p>0.6061734475</text:p>
          </table:table-cell>
          <table:table-cell table:formula="of:=[.F170]" office:value-type="float" office:value="0.223740065902818" calcext:value-type="float">
            <text:p>0.2237400659</text:p>
          </table:table-cell>
          <table:table-cell table:formula="of:=[.A170]+[.B170]" office:value-type="float" office:value="0.854637679718058" calcext:value-type="float">
            <text:p>0.8546376797</text:p>
          </table:table-cell>
          <table:table-cell table:formula="of:=[.A170]" office:value-type="float" office:value="0.460811127189592" calcext:value-type="float">
            <text:p>0.4608111272</text:p>
          </table:table-cell>
          <table:table-cell table:formula="of:=[.A170]+[.C170]" office:value-type="float" office:value="0.606173447471534" calcext:value-type="float">
            <text:p>0.6061734475</text:p>
          </table:table-cell>
          <table:table-cell table:formula="of:=[.B170]" office:value-type="float" office:value="0.393826552528466" calcext:value-type="float">
            <text:p>0.3938265525</text:p>
          </table:table-cell>
          <table:table-cell table:formula="of:=[.B170]" office:value-type="float" office:value="0.393826552528466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71]/([.A171]+[.B171]+[.C171])" office:value-type="float" office:value="0.460811127188773" calcext:value-type="float">
            <text:p>0.4608111272</text:p>
          </table:table-cell>
          <table:table-cell table:style-name="ce2" table:formula="of:=[.B171]/([.A171]+[.B171]+[.C171])" office:value-type="float" office:value="0.393826552529972" calcext:value-type="float">
            <text:p>0.3938265525</text:p>
          </table:table-cell>
          <table:table-cell table:style-name="ce2" table:formula="of:=[.C171]/([.A171]+[.B171]+[.C171])" office:value-type="float" office:value="0.145362320281255" calcext:value-type="float">
            <text:p>0.1453623203</text:p>
          </table:table-cell>
          <table:table-cell table:style-name="ce2" table:formula="of:=[.D171]/([.D171]+[.E171]+[.F171]+[.G171]+[.H171])" office:value-type="float" office:value="0.315448806907517" calcext:value-type="float">
            <text:p>0.3154488069</text:p>
          </table:table-cell>
          <table:table-cell table:style-name="ce2" table:formula="of:=[.E171]/([.D171]+[.E171]+[.F171]+[.G171]+[.H171])" office:value-type="float" office:value="0.170086486626262" calcext:value-type="float">
            <text:p>0.1700864866</text:p>
          </table:table-cell>
          <table:table-cell table:style-name="ce2" table:formula="of:=[.F171]/([.D171]+[.E171]+[.F171]+[.G171]+[.H171])" office:value-type="float" office:value="0.22374006590371" calcext:value-type="float">
            <text:p>0.2237400659</text:p>
          </table:table-cell>
          <table:table-cell table:style-name="ce3" table:formula="of:=[.G171]/([.D171]+[.E171]+[.F171]+[.G171]+[.H171])" office:value-type="float" office:value="0.145362320281255" calcext:value-type="float">
            <text:p>0.1453623203</text:p>
          </table:table-cell>
          <table:table-cell table:style-name="ce2" table:formula="of:=[.H171]/([.D171]+[.E171]+[.F171]+[.G171]+[.H171])" office:value-type="float" office:value="0.145362320281255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72]+[.E172]+[.F172]" office:value-type="float" office:value="0.709275359437489" calcext:value-type="float">
            <text:p>0.7092753594</text:p>
          </table:table-cell>
          <table:table-cell table:formula="of:=[.D172]+[.G172]+[.H172]" office:value-type="float" office:value="0.606173447470028" calcext:value-type="float">
            <text:p>0.6061734475</text:p>
          </table:table-cell>
          <table:table-cell table:formula="of:=[.F172]" office:value-type="float" office:value="0.22374006590371" calcext:value-type="float">
            <text:p>0.2237400659</text:p>
          </table:table-cell>
          <table:table-cell table:formula="of:=[.A172]+[.B172]" office:value-type="float" office:value="0.854637679718745" calcext:value-type="float">
            <text:p>0.8546376797</text:p>
          </table:table-cell>
          <table:table-cell table:formula="of:=[.A172]" office:value-type="float" office:value="0.460811127188773" calcext:value-type="float">
            <text:p>0.4608111272</text:p>
          </table:table-cell>
          <table:table-cell table:formula="of:=[.A172]+[.C172]" office:value-type="float" office:value="0.606173447470028" calcext:value-type="float">
            <text:p>0.6061734475</text:p>
          </table:table-cell>
          <table:table-cell table:formula="of:=[.B172]" office:value-type="float" office:value="0.393826552529972" calcext:value-type="float">
            <text:p>0.3938265525</text:p>
          </table:table-cell>
          <table:table-cell table:formula="of:=[.B172]" office:value-type="float" office:value="0.393826552529972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73]/([.A173]+[.B173]+[.C173])" office:value-type="float" office:value="0.460811127189378" calcext:value-type="float">
            <text:p>0.4608111272</text:p>
          </table:table-cell>
          <table:table-cell table:style-name="ce2" table:formula="of:=[.B173]/([.A173]+[.B173]+[.C173])" office:value-type="float" office:value="0.39382655252886" calcext:value-type="float">
            <text:p>0.3938265525</text:p>
          </table:table-cell>
          <table:table-cell table:style-name="ce2" table:formula="of:=[.C173]/([.A173]+[.B173]+[.C173])" office:value-type="float" office:value="0.145362320281762" calcext:value-type="float">
            <text:p>0.1453623203</text:p>
          </table:table-cell>
          <table:table-cell table:style-name="ce2" table:formula="of:=[.D173]/([.D173]+[.E173]+[.F173]+[.G173]+[.H173])" office:value-type="float" office:value="0.315448806907611" calcext:value-type="float">
            <text:p>0.3154488069</text:p>
          </table:table-cell>
          <table:table-cell table:style-name="ce2" table:formula="of:=[.E173]/([.D173]+[.E173]+[.F173]+[.G173]+[.H173])" office:value-type="float" office:value="0.170086486625873" calcext:value-type="float">
            <text:p>0.1700864866</text:p>
          </table:table-cell>
          <table:table-cell table:style-name="ce2" table:formula="of:=[.F173]/([.D173]+[.E173]+[.F173]+[.G173]+[.H173])" office:value-type="float" office:value="0.223740065903041" calcext:value-type="float">
            <text:p>0.2237400659</text:p>
          </table:table-cell>
          <table:table-cell table:style-name="ce3" table:formula="of:=[.G173]/([.D173]+[.E173]+[.F173]+[.G173]+[.H173])" office:value-type="float" office:value="0.145362320281738" calcext:value-type="float">
            <text:p>0.1453623203</text:p>
          </table:table-cell>
          <table:table-cell table:style-name="ce2" table:formula="of:=[.H173]/([.D173]+[.E173]+[.F173]+[.G173]+[.H173])" office:value-type="float" office:value="0.145362320281738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74]+[.E174]+[.F174]" office:value-type="float" office:value="0.709275359436525" calcext:value-type="float">
            <text:p>0.7092753594</text:p>
          </table:table-cell>
          <table:table-cell table:formula="of:=[.D174]+[.G174]+[.H174]" office:value-type="float" office:value="0.606173447471086" calcext:value-type="float">
            <text:p>0.6061734475</text:p>
          </table:table-cell>
          <table:table-cell table:formula="of:=[.F174]" office:value-type="float" office:value="0.223740065903041" calcext:value-type="float">
            <text:p>0.2237400659</text:p>
          </table:table-cell>
          <table:table-cell table:formula="of:=[.A174]+[.B174]" office:value-type="float" office:value="0.854637679718238" calcext:value-type="float">
            <text:p>0.8546376797</text:p>
          </table:table-cell>
          <table:table-cell table:formula="of:=[.A174]" office:value-type="float" office:value="0.460811127189378" calcext:value-type="float">
            <text:p>0.4608111272</text:p>
          </table:table-cell>
          <table:table-cell table:formula="of:=[.A174]+[.C174]" office:value-type="float" office:value="0.60617344747114" calcext:value-type="float">
            <text:p>0.6061734475</text:p>
          </table:table-cell>
          <table:table-cell table:formula="of:=[.B174]" office:value-type="float" office:value="0.39382655252886" calcext:value-type="float">
            <text:p>0.3938265525</text:p>
          </table:table-cell>
          <table:table-cell table:formula="of:=[.B174]" office:value-type="float" office:value="0.39382655252886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75]/([.A175]+[.B175]+[.C175])" office:value-type="float" office:value="0.460811127188923" calcext:value-type="float">
            <text:p>0.4608111272</text:p>
          </table:table-cell>
          <table:table-cell table:style-name="ce2" table:formula="of:=[.B175]/([.A175]+[.B175]+[.C175])" office:value-type="float" office:value="0.393826552529695" calcext:value-type="float">
            <text:p>0.3938265525</text:p>
          </table:table-cell>
          <table:table-cell table:style-name="ce2" table:formula="of:=[.C175]/([.A175]+[.B175]+[.C175])" office:value-type="float" office:value="0.145362320281382" calcext:value-type="float">
            <text:p>0.1453623203</text:p>
          </table:table-cell>
          <table:table-cell table:style-name="ce2" table:formula="of:=[.D175]/([.D175]+[.E175]+[.F175]+[.G175]+[.H175])" office:value-type="float" office:value="0.315448806907542" calcext:value-type="float">
            <text:p>0.3154488069</text:p>
          </table:table-cell>
          <table:table-cell table:style-name="ce2" table:formula="of:=[.E175]/([.D175]+[.E175]+[.F175]+[.G175]+[.H175])" office:value-type="float" office:value="0.17008648662616" calcext:value-type="float">
            <text:p>0.1700864866</text:p>
          </table:table-cell>
          <table:table-cell table:style-name="ce2" table:formula="of:=[.F175]/([.D175]+[.E175]+[.F175]+[.G175]+[.H175])" office:value-type="float" office:value="0.223740065903535" calcext:value-type="float">
            <text:p>0.2237400659</text:p>
          </table:table-cell>
          <table:table-cell table:style-name="ce3" table:formula="of:=[.G175]/([.D175]+[.E175]+[.F175]+[.G175]+[.H175])" office:value-type="float" office:value="0.145362320281382" calcext:value-type="float">
            <text:p>0.1453623203</text:p>
          </table:table-cell>
          <table:table-cell table:style-name="ce2" table:formula="of:=[.H175]/([.D175]+[.E175]+[.F175]+[.G175]+[.H175])" office:value-type="float" office:value="0.145362320281382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76]+[.E176]+[.F176]" office:value-type="float" office:value="0.709275359437237" calcext:value-type="float">
            <text:p>0.7092753594</text:p>
          </table:table-cell>
          <table:table-cell table:formula="of:=[.D176]+[.G176]+[.H176]" office:value-type="float" office:value="0.606173447470305" calcext:value-type="float">
            <text:p>0.6061734475</text:p>
          </table:table-cell>
          <table:table-cell table:formula="of:=[.F176]" office:value-type="float" office:value="0.223740065903535" calcext:value-type="float">
            <text:p>0.2237400659</text:p>
          </table:table-cell>
          <table:table-cell table:formula="of:=[.A176]+[.B176]" office:value-type="float" office:value="0.854637679718618" calcext:value-type="float">
            <text:p>0.8546376797</text:p>
          </table:table-cell>
          <table:table-cell table:formula="of:=[.A176]" office:value-type="float" office:value="0.460811127188923" calcext:value-type="float">
            <text:p>0.4608111272</text:p>
          </table:table-cell>
          <table:table-cell table:formula="of:=[.A176]+[.C176]" office:value-type="float" office:value="0.606173447470305" calcext:value-type="float">
            <text:p>0.6061734475</text:p>
          </table:table-cell>
          <table:table-cell table:formula="of:=[.B176]" office:value-type="float" office:value="0.393826552529695" calcext:value-type="float">
            <text:p>0.3938265525</text:p>
          </table:table-cell>
          <table:table-cell table:formula="of:=[.B176]" office:value-type="float" office:value="0.393826552529695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77]/([.A177]+[.B177]+[.C177])" office:value-type="float" office:value="0.460811127189259" calcext:value-type="float">
            <text:p>0.4608111272</text:p>
          </table:table-cell>
          <table:table-cell table:style-name="ce2" table:formula="of:=[.B177]/([.A177]+[.B177]+[.C177])" office:value-type="float" office:value="0.393826552529079" calcext:value-type="float">
            <text:p>0.3938265525</text:p>
          </table:table-cell>
          <table:table-cell table:style-name="ce2" table:formula="of:=[.C177]/([.A177]+[.B177]+[.C177])" office:value-type="float" office:value="0.145362320281662" calcext:value-type="float">
            <text:p>0.1453623203</text:p>
          </table:table-cell>
          <table:table-cell table:style-name="ce2" table:formula="of:=[.D177]/([.D177]+[.E177]+[.F177]+[.G177]+[.H177])" office:value-type="float" office:value="0.315448806907594" calcext:value-type="float">
            <text:p>0.3154488069</text:p>
          </table:table-cell>
          <table:table-cell table:style-name="ce2" table:formula="of:=[.E177]/([.D177]+[.E177]+[.F177]+[.G177]+[.H177])" office:value-type="float" office:value="0.170086486625945" calcext:value-type="float">
            <text:p>0.1700864866</text:p>
          </table:table-cell>
          <table:table-cell table:style-name="ce2" table:formula="of:=[.F177]/([.D177]+[.E177]+[.F177]+[.G177]+[.H177])" office:value-type="float" office:value="0.223740065903164" calcext:value-type="float">
            <text:p>0.2237400659</text:p>
          </table:table-cell>
          <table:table-cell table:style-name="ce3" table:formula="of:=[.G177]/([.D177]+[.E177]+[.F177]+[.G177]+[.H177])" office:value-type="float" office:value="0.145362320281649" calcext:value-type="float">
            <text:p>0.1453623203</text:p>
          </table:table-cell>
          <table:table-cell table:style-name="ce2" table:formula="of:=[.H177]/([.D177]+[.E177]+[.F177]+[.G177]+[.H177])" office:value-type="float" office:value="0.14536232028164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78]+[.E178]+[.F178]" office:value-type="float" office:value="0.709275359436702" calcext:value-type="float">
            <text:p>0.7092753594</text:p>
          </table:table-cell>
          <table:table-cell table:formula="of:=[.D178]+[.G178]+[.H178]" office:value-type="float" office:value="0.606173447470892" calcext:value-type="float">
            <text:p>0.6061734475</text:p>
          </table:table-cell>
          <table:table-cell table:formula="of:=[.F178]" office:value-type="float" office:value="0.223740065903164" calcext:value-type="float">
            <text:p>0.2237400659</text:p>
          </table:table-cell>
          <table:table-cell table:formula="of:=[.A178]+[.B178]" office:value-type="float" office:value="0.854637679718337" calcext:value-type="float">
            <text:p>0.8546376797</text:p>
          </table:table-cell>
          <table:table-cell table:formula="of:=[.A178]" office:value-type="float" office:value="0.460811127189259" calcext:value-type="float">
            <text:p>0.4608111272</text:p>
          </table:table-cell>
          <table:table-cell table:formula="of:=[.A178]+[.C178]" office:value-type="float" office:value="0.606173447470921" calcext:value-type="float">
            <text:p>0.6061734475</text:p>
          </table:table-cell>
          <table:table-cell table:formula="of:=[.B178]" office:value-type="float" office:value="0.393826552529079" calcext:value-type="float">
            <text:p>0.3938265525</text:p>
          </table:table-cell>
          <table:table-cell table:formula="of:=[.B178]" office:value-type="float" office:value="0.393826552529079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79]/([.A179]+[.B179]+[.C179])" office:value-type="float" office:value="0.460811127189007" calcext:value-type="float">
            <text:p>0.4608111272</text:p>
          </table:table-cell>
          <table:table-cell table:style-name="ce2" table:formula="of:=[.B179]/([.A179]+[.B179]+[.C179])" office:value-type="float" office:value="0.393826552529541" calcext:value-type="float">
            <text:p>0.3938265525</text:p>
          </table:table-cell>
          <table:table-cell table:style-name="ce2" table:formula="of:=[.C179]/([.A179]+[.B179]+[.C179])" office:value-type="float" office:value="0.145362320281452" calcext:value-type="float">
            <text:p>0.1453623203</text:p>
          </table:table-cell>
          <table:table-cell table:style-name="ce2" table:formula="of:=[.D179]/([.D179]+[.E179]+[.F179]+[.G179]+[.H179])" office:value-type="float" office:value="0.315448806907555" calcext:value-type="float">
            <text:p>0.3154488069</text:p>
          </table:table-cell>
          <table:table-cell table:style-name="ce2" table:formula="of:=[.E179]/([.D179]+[.E179]+[.F179]+[.G179]+[.H179])" office:value-type="float" office:value="0.170086486626104" calcext:value-type="float">
            <text:p>0.1700864866</text:p>
          </table:table-cell>
          <table:table-cell table:style-name="ce2" table:formula="of:=[.F179]/([.D179]+[.E179]+[.F179]+[.G179]+[.H179])" office:value-type="float" office:value="0.223740065903438" calcext:value-type="float">
            <text:p>0.2237400659</text:p>
          </table:table-cell>
          <table:table-cell table:style-name="ce3" table:formula="of:=[.G179]/([.D179]+[.E179]+[.F179]+[.G179]+[.H179])" office:value-type="float" office:value="0.145362320281452" calcext:value-type="float">
            <text:p>0.1453623203</text:p>
          </table:table-cell>
          <table:table-cell table:style-name="ce2" table:formula="of:=[.H179]/([.D179]+[.E179]+[.F179]+[.G179]+[.H179])" office:value-type="float" office:value="0.145362320281452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80]+[.E180]+[.F180]" office:value-type="float" office:value="0.709275359437097" calcext:value-type="float">
            <text:p>0.7092753594</text:p>
          </table:table-cell>
          <table:table-cell table:formula="of:=[.D180]+[.G180]+[.H180]" office:value-type="float" office:value="0.606173447470459" calcext:value-type="float">
            <text:p>0.6061734475</text:p>
          </table:table-cell>
          <table:table-cell table:formula="of:=[.F180]" office:value-type="float" office:value="0.223740065903438" calcext:value-type="float">
            <text:p>0.2237400659</text:p>
          </table:table-cell>
          <table:table-cell table:formula="of:=[.A180]+[.B180]" office:value-type="float" office:value="0.854637679718548" calcext:value-type="float">
            <text:p>0.8546376797</text:p>
          </table:table-cell>
          <table:table-cell table:formula="of:=[.A180]" office:value-type="float" office:value="0.460811127189007" calcext:value-type="float">
            <text:p>0.4608111272</text:p>
          </table:table-cell>
          <table:table-cell table:formula="of:=[.A180]+[.C180]" office:value-type="float" office:value="0.606173447470459" calcext:value-type="float">
            <text:p>0.6061734475</text:p>
          </table:table-cell>
          <table:table-cell table:formula="of:=[.B180]" office:value-type="float" office:value="0.393826552529541" calcext:value-type="float">
            <text:p>0.3938265525</text:p>
          </table:table-cell>
          <table:table-cell table:formula="of:=[.B180]" office:value-type="float" office:value="0.39382655252954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81]/([.A181]+[.B181]+[.C181])" office:value-type="float" office:value="0.460811127189193" calcext:value-type="float">
            <text:p>0.4608111272</text:p>
          </table:table-cell>
          <table:table-cell table:style-name="ce2" table:formula="of:=[.B181]/([.A181]+[.B181]+[.C181])" office:value-type="float" office:value="0.3938265525292" calcext:value-type="float">
            <text:p>0.3938265525</text:p>
          </table:table-cell>
          <table:table-cell table:style-name="ce2" table:formula="of:=[.C181]/([.A181]+[.B181]+[.C181])" office:value-type="float" office:value="0.145362320281607" calcext:value-type="float">
            <text:p>0.1453623203</text:p>
          </table:table-cell>
          <table:table-cell table:style-name="ce2" table:formula="of:=[.D181]/([.D181]+[.E181]+[.F181]+[.G181]+[.H181])" office:value-type="float" office:value="0.315448806907584" calcext:value-type="float">
            <text:p>0.3154488069</text:p>
          </table:table-cell>
          <table:table-cell table:style-name="ce2" table:formula="of:=[.E181]/([.D181]+[.E181]+[.F181]+[.G181]+[.H181])" office:value-type="float" office:value="0.170086486625984" calcext:value-type="float">
            <text:p>0.1700864866</text:p>
          </table:table-cell>
          <table:table-cell table:style-name="ce2" table:formula="of:=[.F181]/([.D181]+[.E181]+[.F181]+[.G181]+[.H181])" office:value-type="float" office:value="0.223740065903232" calcext:value-type="float">
            <text:p>0.2237400659</text:p>
          </table:table-cell>
          <table:table-cell table:style-name="ce3" table:formula="of:=[.G181]/([.D181]+[.E181]+[.F181]+[.G181]+[.H181])" office:value-type="float" office:value="0.1453623202816" calcext:value-type="float">
            <text:p>0.1453623203</text:p>
          </table:table-cell>
          <table:table-cell table:style-name="ce2" table:formula="of:=[.H181]/([.D181]+[.E181]+[.F181]+[.G181]+[.H181])" office:value-type="float" office:value="0.1453623202816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82]+[.E182]+[.F182]" office:value-type="float" office:value="0.709275359436801" calcext:value-type="float">
            <text:p>0.7092753594</text:p>
          </table:table-cell>
          <table:table-cell table:formula="of:=[.D182]+[.G182]+[.H182]" office:value-type="float" office:value="0.606173447470783" calcext:value-type="float">
            <text:p>0.6061734475</text:p>
          </table:table-cell>
          <table:table-cell table:formula="of:=[.F182]" office:value-type="float" office:value="0.223740065903232" calcext:value-type="float">
            <text:p>0.2237400659</text:p>
          </table:table-cell>
          <table:table-cell table:formula="of:=[.A182]+[.B182]" office:value-type="float" office:value="0.854637679718393" calcext:value-type="float">
            <text:p>0.8546376797</text:p>
          </table:table-cell>
          <table:table-cell table:formula="of:=[.A182]" office:value-type="float" office:value="0.460811127189193" calcext:value-type="float">
            <text:p>0.4608111272</text:p>
          </table:table-cell>
          <table:table-cell table:formula="of:=[.A182]+[.C182]" office:value-type="float" office:value="0.6061734474708" calcext:value-type="float">
            <text:p>0.6061734475</text:p>
          </table:table-cell>
          <table:table-cell table:formula="of:=[.B182]" office:value-type="float" office:value="0.3938265525292" calcext:value-type="float">
            <text:p>0.3938265525</text:p>
          </table:table-cell>
          <table:table-cell table:formula="of:=[.B182]" office:value-type="float" office:value="0.3938265525292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83]/([.A183]+[.B183]+[.C183])" office:value-type="float" office:value="0.460811127189053" calcext:value-type="float">
            <text:p>0.4608111272</text:p>
          </table:table-cell>
          <table:table-cell table:style-name="ce2" table:formula="of:=[.B183]/([.A183]+[.B183]+[.C183])" office:value-type="float" office:value="0.393826552529456" calcext:value-type="float">
            <text:p>0.3938265525</text:p>
          </table:table-cell>
          <table:table-cell table:style-name="ce2" table:formula="of:=[.C183]/([.A183]+[.B183]+[.C183])" office:value-type="float" office:value="0.14536232028149" calcext:value-type="float">
            <text:p>0.1453623203</text:p>
          </table:table-cell>
          <table:table-cell table:style-name="ce2" table:formula="of:=[.D183]/([.D183]+[.E183]+[.F183]+[.G183]+[.H183])" office:value-type="float" office:value="0.315448806907563" calcext:value-type="float">
            <text:p>0.3154488069</text:p>
          </table:table-cell>
          <table:table-cell table:style-name="ce2" table:formula="of:=[.E183]/([.D183]+[.E183]+[.F183]+[.G183]+[.H183])" office:value-type="float" office:value="0.170086486626073" calcext:value-type="float">
            <text:p>0.1700864866</text:p>
          </table:table-cell>
          <table:table-cell table:style-name="ce2" table:formula="of:=[.F183]/([.D183]+[.E183]+[.F183]+[.G183]+[.H183])" office:value-type="float" office:value="0.223740065903384" calcext:value-type="float">
            <text:p>0.2237400659</text:p>
          </table:table-cell>
          <table:table-cell table:style-name="ce3" table:formula="of:=[.G183]/([.D183]+[.E183]+[.F183]+[.G183]+[.H183])" office:value-type="float" office:value="0.14536232028149" calcext:value-type="float">
            <text:p>0.1453623203</text:p>
          </table:table-cell>
          <table:table-cell table:style-name="ce2" table:formula="of:=[.H183]/([.D183]+[.E183]+[.F183]+[.G183]+[.H183])" office:value-type="float" office:value="0.1453623202814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84]+[.E184]+[.F184]" office:value-type="float" office:value="0.709275359437019" calcext:value-type="float">
            <text:p>0.7092753594</text:p>
          </table:table-cell>
          <table:table-cell table:formula="of:=[.D184]+[.G184]+[.H184]" office:value-type="float" office:value="0.606173447470544" calcext:value-type="float">
            <text:p>0.6061734475</text:p>
          </table:table-cell>
          <table:table-cell table:formula="of:=[.F184]" office:value-type="float" office:value="0.223740065903384" calcext:value-type="float">
            <text:p>0.2237400659</text:p>
          </table:table-cell>
          <table:table-cell table:formula="of:=[.A184]+[.B184]" office:value-type="float" office:value="0.85463767971851" calcext:value-type="float">
            <text:p>0.8546376797</text:p>
          </table:table-cell>
          <table:table-cell table:formula="of:=[.A184]" office:value-type="float" office:value="0.460811127189053" calcext:value-type="float">
            <text:p>0.4608111272</text:p>
          </table:table-cell>
          <table:table-cell table:formula="of:=[.A184]+[.C184]" office:value-type="float" office:value="0.606173447470544" calcext:value-type="float">
            <text:p>0.6061734475</text:p>
          </table:table-cell>
          <table:table-cell table:formula="of:=[.B184]" office:value-type="float" office:value="0.393826552529456" calcext:value-type="float">
            <text:p>0.3938265525</text:p>
          </table:table-cell>
          <table:table-cell table:formula="of:=[.B184]" office:value-type="float" office:value="0.393826552529456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85]/([.A185]+[.B185]+[.C185])" office:value-type="float" office:value="0.460811127189156" calcext:value-type="float">
            <text:p>0.4608111272</text:p>
          </table:table-cell>
          <table:table-cell table:style-name="ce2" table:formula="of:=[.B185]/([.A185]+[.B185]+[.C185])" office:value-type="float" office:value="0.393826552529267" calcext:value-type="float">
            <text:p>0.3938265525</text:p>
          </table:table-cell>
          <table:table-cell table:style-name="ce2" table:formula="of:=[.C185]/([.A185]+[.B185]+[.C185])" office:value-type="float" office:value="0.145362320281577" calcext:value-type="float">
            <text:p>0.1453623203</text:p>
          </table:table-cell>
          <table:table-cell table:style-name="ce2" table:formula="of:=[.D185]/([.D185]+[.E185]+[.F185]+[.G185]+[.H185])" office:value-type="float" office:value="0.315448806907579" calcext:value-type="float">
            <text:p>0.3154488069</text:p>
          </table:table-cell>
          <table:table-cell table:style-name="ce2" table:formula="of:=[.E185]/([.D185]+[.E185]+[.F185]+[.G185]+[.H185])" office:value-type="float" office:value="0.170086486626006" calcext:value-type="float">
            <text:p>0.1700864866</text:p>
          </table:table-cell>
          <table:table-cell table:style-name="ce2" table:formula="of:=[.F185]/([.D185]+[.E185]+[.F185]+[.G185]+[.H185])" office:value-type="float" office:value="0.22374006590327" calcext:value-type="float">
            <text:p>0.2237400659</text:p>
          </table:table-cell>
          <table:table-cell table:style-name="ce3" table:formula="of:=[.G185]/([.D185]+[.E185]+[.F185]+[.G185]+[.H185])" office:value-type="float" office:value="0.145362320281572" calcext:value-type="float">
            <text:p>0.1453623203</text:p>
          </table:table-cell>
          <table:table-cell table:style-name="ce2" table:formula="of:=[.H185]/([.D185]+[.E185]+[.F185]+[.G185]+[.H185])" office:value-type="float" office:value="0.145362320281572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86]+[.E186]+[.F186]" office:value-type="float" office:value="0.709275359436855" calcext:value-type="float">
            <text:p>0.7092753594</text:p>
          </table:table-cell>
          <table:table-cell table:formula="of:=[.D186]+[.G186]+[.H186]" office:value-type="float" office:value="0.606173447470724" calcext:value-type="float">
            <text:p>0.6061734475</text:p>
          </table:table-cell>
          <table:table-cell table:formula="of:=[.F186]" office:value-type="float" office:value="0.22374006590327" calcext:value-type="float">
            <text:p>0.2237400659</text:p>
          </table:table-cell>
          <table:table-cell table:formula="of:=[.A186]+[.B186]" office:value-type="float" office:value="0.854637679718423" calcext:value-type="float">
            <text:p>0.8546376797</text:p>
          </table:table-cell>
          <table:table-cell table:formula="of:=[.A186]" office:value-type="float" office:value="0.460811127189156" calcext:value-type="float">
            <text:p>0.4608111272</text:p>
          </table:table-cell>
          <table:table-cell table:formula="of:=[.A186]+[.C186]" office:value-type="float" office:value="0.606173447470733" calcext:value-type="float">
            <text:p>0.6061734475</text:p>
          </table:table-cell>
          <table:table-cell table:formula="of:=[.B186]" office:value-type="float" office:value="0.393826552529267" calcext:value-type="float">
            <text:p>0.3938265525</text:p>
          </table:table-cell>
          <table:table-cell table:formula="of:=[.B186]" office:value-type="float" office:value="0.393826552529267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87]/([.A187]+[.B187]+[.C187])" office:value-type="float" office:value="0.460811127189079" calcext:value-type="float">
            <text:p>0.4608111272</text:p>
          </table:table-cell>
          <table:table-cell table:style-name="ce2" table:formula="of:=[.B187]/([.A187]+[.B187]+[.C187])" office:value-type="float" office:value="0.393826552529409" calcext:value-type="float">
            <text:p>0.3938265525</text:p>
          </table:table-cell>
          <table:table-cell table:style-name="ce2" table:formula="of:=[.C187]/([.A187]+[.B187]+[.C187])" office:value-type="float" office:value="0.145362320281512" calcext:value-type="float">
            <text:p>0.1453623203</text:p>
          </table:table-cell>
          <table:table-cell table:style-name="ce2" table:formula="of:=[.D187]/([.D187]+[.E187]+[.F187]+[.G187]+[.H187])" office:value-type="float" office:value="0.315448806907567" calcext:value-type="float">
            <text:p>0.3154488069</text:p>
          </table:table-cell>
          <table:table-cell table:style-name="ce2" table:formula="of:=[.E187]/([.D187]+[.E187]+[.F187]+[.G187]+[.H187])" office:value-type="float" office:value="0.170086486626055" calcext:value-type="float">
            <text:p>0.1700864866</text:p>
          </table:table-cell>
          <table:table-cell table:style-name="ce2" table:formula="of:=[.F187]/([.D187]+[.E187]+[.F187]+[.G187]+[.H187])" office:value-type="float" office:value="0.223740065903354" calcext:value-type="float">
            <text:p>0.2237400659</text:p>
          </table:table-cell>
          <table:table-cell table:style-name="ce3" table:formula="of:=[.G187]/([.D187]+[.E187]+[.F187]+[.G187]+[.H187])" office:value-type="float" office:value="0.145362320281512" calcext:value-type="float">
            <text:p>0.1453623203</text:p>
          </table:table-cell>
          <table:table-cell table:style-name="ce2" table:formula="of:=[.H187]/([.D187]+[.E187]+[.F187]+[.G187]+[.H187])" office:value-type="float" office:value="0.145362320281512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88]+[.E188]+[.F188]" office:value-type="float" office:value="0.709275359436976" calcext:value-type="float">
            <text:p>0.7092753594</text:p>
          </table:table-cell>
          <table:table-cell table:formula="of:=[.D188]+[.G188]+[.H188]" office:value-type="float" office:value="0.606173447470591" calcext:value-type="float">
            <text:p>0.6061734475</text:p>
          </table:table-cell>
          <table:table-cell table:formula="of:=[.F188]" office:value-type="float" office:value="0.223740065903354" calcext:value-type="float">
            <text:p>0.2237400659</text:p>
          </table:table-cell>
          <table:table-cell table:formula="of:=[.A188]+[.B188]" office:value-type="float" office:value="0.854637679718488" calcext:value-type="float">
            <text:p>0.8546376797</text:p>
          </table:table-cell>
          <table:table-cell table:formula="of:=[.A188]" office:value-type="float" office:value="0.460811127189079" calcext:value-type="float">
            <text:p>0.4608111272</text:p>
          </table:table-cell>
          <table:table-cell table:formula="of:=[.A188]+[.C188]" office:value-type="float" office:value="0.606173447470591" calcext:value-type="float">
            <text:p>0.6061734475</text:p>
          </table:table-cell>
          <table:table-cell table:formula="of:=[.B188]" office:value-type="float" office:value="0.393826552529409" calcext:value-type="float">
            <text:p>0.3938265525</text:p>
          </table:table-cell>
          <table:table-cell table:formula="of:=[.B188]" office:value-type="float" office:value="0.393826552529409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89]/([.A189]+[.B189]+[.C189])" office:value-type="float" office:value="0.460811127189136" calcext:value-type="float">
            <text:p>0.4608111272</text:p>
          </table:table-cell>
          <table:table-cell table:style-name="ce2" table:formula="of:=[.B189]/([.A189]+[.B189]+[.C189])" office:value-type="float" office:value="0.393826552529304" calcext:value-type="float">
            <text:p>0.3938265525</text:p>
          </table:table-cell>
          <table:table-cell table:style-name="ce2" table:formula="of:=[.C189]/([.A189]+[.B189]+[.C189])" office:value-type="float" office:value="0.14536232028156" calcext:value-type="float">
            <text:p>0.1453623203</text:p>
          </table:table-cell>
          <table:table-cell table:style-name="ce2" table:formula="of:=[.D189]/([.D189]+[.E189]+[.F189]+[.G189]+[.H189])" office:value-type="float" office:value="0.315448806907576" calcext:value-type="float">
            <text:p>0.3154488069</text:p>
          </table:table-cell>
          <table:table-cell table:style-name="ce2" table:formula="of:=[.E189]/([.D189]+[.E189]+[.F189]+[.G189]+[.H189])" office:value-type="float" office:value="0.170086486626019" calcext:value-type="float">
            <text:p>0.1700864866</text:p>
          </table:table-cell>
          <table:table-cell table:style-name="ce2" table:formula="of:=[.F189]/([.D189]+[.E189]+[.F189]+[.G189]+[.H189])" office:value-type="float" office:value="0.223740065903291" calcext:value-type="float">
            <text:p>0.2237400659</text:p>
          </table:table-cell>
          <table:table-cell table:style-name="ce3" table:formula="of:=[.G189]/([.D189]+[.E189]+[.F189]+[.G189]+[.H189])" office:value-type="float" office:value="0.145362320281557" calcext:value-type="float">
            <text:p>0.1453623203</text:p>
          </table:table-cell>
          <table:table-cell table:style-name="ce2" table:formula="of:=[.H189]/([.D189]+[.E189]+[.F189]+[.G189]+[.H189])" office:value-type="float" office:value="0.145362320281557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90]+[.E190]+[.F190]" office:value-type="float" office:value="0.709275359436885" calcext:value-type="float">
            <text:p>0.7092753594</text:p>
          </table:table-cell>
          <table:table-cell table:formula="of:=[.D190]+[.G190]+[.H190]" office:value-type="float" office:value="0.606173447470691" calcext:value-type="float">
            <text:p>0.6061734475</text:p>
          </table:table-cell>
          <table:table-cell table:formula="of:=[.F190]" office:value-type="float" office:value="0.223740065903291" calcext:value-type="float">
            <text:p>0.2237400659</text:p>
          </table:table-cell>
          <table:table-cell table:formula="of:=[.A190]+[.B190]" office:value-type="float" office:value="0.85463767971844" calcext:value-type="float">
            <text:p>0.8546376797</text:p>
          </table:table-cell>
          <table:table-cell table:formula="of:=[.A190]" office:value-type="float" office:value="0.460811127189136" calcext:value-type="float">
            <text:p>0.4608111272</text:p>
          </table:table-cell>
          <table:table-cell table:formula="of:=[.A190]+[.C190]" office:value-type="float" office:value="0.606173447470696" calcext:value-type="float">
            <text:p>0.6061734475</text:p>
          </table:table-cell>
          <table:table-cell table:formula="of:=[.B190]" office:value-type="float" office:value="0.393826552529304" calcext:value-type="float">
            <text:p>0.3938265525</text:p>
          </table:table-cell>
          <table:table-cell table:formula="of:=[.B190]" office:value-type="float" office:value="0.393826552529304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91]/([.A191]+[.B191]+[.C191])" office:value-type="float" office:value="0.460811127189093" calcext:value-type="float">
            <text:p>0.4608111272</text:p>
          </table:table-cell>
          <table:table-cell table:style-name="ce2" table:formula="of:=[.B191]/([.A191]+[.B191]+[.C191])" office:value-type="float" office:value="0.393826552529383" calcext:value-type="float">
            <text:p>0.3938265525</text:p>
          </table:table-cell>
          <table:table-cell table:style-name="ce2" table:formula="of:=[.C191]/([.A191]+[.B191]+[.C191])" office:value-type="float" office:value="0.145362320281524" calcext:value-type="float">
            <text:p>0.1453623203</text:p>
          </table:table-cell>
          <table:table-cell table:style-name="ce2" table:formula="of:=[.D191]/([.D191]+[.E191]+[.F191]+[.G191]+[.H191])" office:value-type="float" office:value="0.315448806907569" calcext:value-type="float">
            <text:p>0.3154488069</text:p>
          </table:table-cell>
          <table:table-cell table:style-name="ce2" table:formula="of:=[.E191]/([.D191]+[.E191]+[.F191]+[.G191]+[.H191])" office:value-type="float" office:value="0.170086486626046" calcext:value-type="float">
            <text:p>0.1700864866</text:p>
          </table:table-cell>
          <table:table-cell table:style-name="ce2" table:formula="of:=[.F191]/([.D191]+[.E191]+[.F191]+[.G191]+[.H191])" office:value-type="float" office:value="0.223740065903337" calcext:value-type="float">
            <text:p>0.2237400659</text:p>
          </table:table-cell>
          <table:table-cell table:style-name="ce3" table:formula="of:=[.G191]/([.D191]+[.E191]+[.F191]+[.G191]+[.H191])" office:value-type="float" office:value="0.145362320281524" calcext:value-type="float">
            <text:p>0.1453623203</text:p>
          </table:table-cell>
          <table:table-cell table:style-name="ce2" table:formula="of:=[.H191]/([.D191]+[.E191]+[.F191]+[.G191]+[.H191])" office:value-type="float" office:value="0.145362320281524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92]+[.E192]+[.F192]" office:value-type="float" office:value="0.709275359436953" calcext:value-type="float">
            <text:p>0.7092753594</text:p>
          </table:table-cell>
          <table:table-cell table:formula="of:=[.D192]+[.G192]+[.H192]" office:value-type="float" office:value="0.606173447470617" calcext:value-type="float">
            <text:p>0.6061734475</text:p>
          </table:table-cell>
          <table:table-cell table:formula="of:=[.F192]" office:value-type="float" office:value="0.223740065903337" calcext:value-type="float">
            <text:p>0.2237400659</text:p>
          </table:table-cell>
          <table:table-cell table:formula="of:=[.A192]+[.B192]" office:value-type="float" office:value="0.854637679718476" calcext:value-type="float">
            <text:p>0.8546376797</text:p>
          </table:table-cell>
          <table:table-cell table:formula="of:=[.A192]" office:value-type="float" office:value="0.460811127189093" calcext:value-type="float">
            <text:p>0.4608111272</text:p>
          </table:table-cell>
          <table:table-cell table:formula="of:=[.A192]+[.C192]" office:value-type="float" office:value="0.606173447470617" calcext:value-type="float">
            <text:p>0.6061734475</text:p>
          </table:table-cell>
          <table:table-cell table:formula="of:=[.B192]" office:value-type="float" office:value="0.393826552529383" calcext:value-type="float">
            <text:p>0.3938265525</text:p>
          </table:table-cell>
          <table:table-cell table:formula="of:=[.B192]" office:value-type="float" office:value="0.393826552529383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93]/([.A193]+[.B193]+[.C193])" office:value-type="float" office:value="0.460811127189125" calcext:value-type="float">
            <text:p>0.4608111272</text:p>
          </table:table-cell>
          <table:table-cell table:style-name="ce2" table:formula="of:=[.B193]/([.A193]+[.B193]+[.C193])" office:value-type="float" office:value="0.393826552529325" calcext:value-type="float">
            <text:p>0.3938265525</text:p>
          </table:table-cell>
          <table:table-cell table:style-name="ce2" table:formula="of:=[.C193]/([.A193]+[.B193]+[.C193])" office:value-type="float" office:value="0.14536232028155" calcext:value-type="float">
            <text:p>0.1453623203</text:p>
          </table:table-cell>
          <table:table-cell table:style-name="ce2" table:formula="of:=[.D193]/([.D193]+[.E193]+[.F193]+[.G193]+[.H193])" office:value-type="float" office:value="0.315448806907574" calcext:value-type="float">
            <text:p>0.3154488069</text:p>
          </table:table-cell>
          <table:table-cell table:style-name="ce2" table:formula="of:=[.E193]/([.D193]+[.E193]+[.F193]+[.G193]+[.H193])" office:value-type="float" office:value="0.170086486626025" calcext:value-type="float">
            <text:p>0.1700864866</text:p>
          </table:table-cell>
          <table:table-cell table:style-name="ce2" table:formula="of:=[.F193]/([.D193]+[.E193]+[.F193]+[.G193]+[.H193])" office:value-type="float" office:value="0.223740065903302" calcext:value-type="float">
            <text:p>0.2237400659</text:p>
          </table:table-cell>
          <table:table-cell table:style-name="ce3" table:formula="of:=[.G193]/([.D193]+[.E193]+[.F193]+[.G193]+[.H193])" office:value-type="float" office:value="0.145362320281549" calcext:value-type="float">
            <text:p>0.1453623203</text:p>
          </table:table-cell>
          <table:table-cell table:style-name="ce2" table:formula="of:=[.H193]/([.D193]+[.E193]+[.F193]+[.G193]+[.H193])" office:value-type="float" office:value="0.14536232028154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94]+[.E194]+[.F194]" office:value-type="float" office:value="0.709275359436902" calcext:value-type="float">
            <text:p>0.7092753594</text:p>
          </table:table-cell>
          <table:table-cell table:formula="of:=[.D194]+[.G194]+[.H194]" office:value-type="float" office:value="0.606173447470672" calcext:value-type="float">
            <text:p>0.6061734475</text:p>
          </table:table-cell>
          <table:table-cell table:formula="of:=[.F194]" office:value-type="float" office:value="0.223740065903302" calcext:value-type="float">
            <text:p>0.2237400659</text:p>
          </table:table-cell>
          <table:table-cell table:formula="of:=[.A194]+[.B194]" office:value-type="float" office:value="0.85463767971845" calcext:value-type="float">
            <text:p>0.8546376797</text:p>
          </table:table-cell>
          <table:table-cell table:formula="of:=[.A194]" office:value-type="float" office:value="0.460811127189125" calcext:value-type="float">
            <text:p>0.4608111272</text:p>
          </table:table-cell>
          <table:table-cell table:formula="of:=[.A194]+[.C194]" office:value-type="float" office:value="0.606173447470675" calcext:value-type="float">
            <text:p>0.6061734475</text:p>
          </table:table-cell>
          <table:table-cell table:formula="of:=[.B194]" office:value-type="float" office:value="0.393826552529325" calcext:value-type="float">
            <text:p>0.3938265525</text:p>
          </table:table-cell>
          <table:table-cell table:formula="of:=[.B194]" office:value-type="float" office:value="0.393826552529325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95]/([.A195]+[.B195]+[.C195])" office:value-type="float" office:value="0.460811127189101" calcext:value-type="float">
            <text:p>0.4608111272</text:p>
          </table:table-cell>
          <table:table-cell table:style-name="ce2" table:formula="of:=[.B195]/([.A195]+[.B195]+[.C195])" office:value-type="float" office:value="0.393826552529369" calcext:value-type="float">
            <text:p>0.3938265525</text:p>
          </table:table-cell>
          <table:table-cell table:style-name="ce2" table:formula="of:=[.C195]/([.A195]+[.B195]+[.C195])" office:value-type="float" office:value="0.14536232028153" calcext:value-type="float">
            <text:p>0.1453623203</text:p>
          </table:table-cell>
          <table:table-cell table:style-name="ce2" table:formula="of:=[.D195]/([.D195]+[.E195]+[.F195]+[.G195]+[.H195])" office:value-type="float" office:value="0.315448806907571" calcext:value-type="float">
            <text:p>0.3154488069</text:p>
          </table:table-cell>
          <table:table-cell table:style-name="ce2" table:formula="of:=[.E195]/([.D195]+[.E195]+[.F195]+[.G195]+[.H195])" office:value-type="float" office:value="0.17008648662604" calcext:value-type="float">
            <text:p>0.1700864866</text:p>
          </table:table-cell>
          <table:table-cell table:style-name="ce2" table:formula="of:=[.F195]/([.D195]+[.E195]+[.F195]+[.G195]+[.H195])" office:value-type="float" office:value="0.223740065903328" calcext:value-type="float">
            <text:p>0.2237400659</text:p>
          </table:table-cell>
          <table:table-cell table:style-name="ce3" table:formula="of:=[.G195]/([.D195]+[.E195]+[.F195]+[.G195]+[.H195])" office:value-type="float" office:value="0.14536232028153" calcext:value-type="float">
            <text:p>0.1453623203</text:p>
          </table:table-cell>
          <table:table-cell table:style-name="ce2" table:formula="of:=[.H195]/([.D195]+[.E195]+[.F195]+[.G195]+[.H195])" office:value-type="float" office:value="0.14536232028153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96]+[.E196]+[.F196]" office:value-type="float" office:value="0.709275359436939" calcext:value-type="float">
            <text:p>0.7092753594</text:p>
          </table:table-cell>
          <table:table-cell table:formula="of:=[.D196]+[.G196]+[.H196]" office:value-type="float" office:value="0.606173447470631" calcext:value-type="float">
            <text:p>0.6061734475</text:p>
          </table:table-cell>
          <table:table-cell table:formula="of:=[.F196]" office:value-type="float" office:value="0.223740065903328" calcext:value-type="float">
            <text:p>0.2237400659</text:p>
          </table:table-cell>
          <table:table-cell table:formula="of:=[.A196]+[.B196]" office:value-type="float" office:value="0.85463767971847" calcext:value-type="float">
            <text:p>0.8546376797</text:p>
          </table:table-cell>
          <table:table-cell table:formula="of:=[.A196]" office:value-type="float" office:value="0.460811127189101" calcext:value-type="float">
            <text:p>0.4608111272</text:p>
          </table:table-cell>
          <table:table-cell table:formula="of:=[.A196]+[.C196]" office:value-type="float" office:value="0.606173447470631" calcext:value-type="float">
            <text:p>0.6061734475</text:p>
          </table:table-cell>
          <table:table-cell table:formula="of:=[.B196]" office:value-type="float" office:value="0.393826552529369" calcext:value-type="float">
            <text:p>0.3938265525</text:p>
          </table:table-cell>
          <table:table-cell table:formula="of:=[.B196]" office:value-type="float" office:value="0.393826552529369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97]/([.A197]+[.B197]+[.C197])" office:value-type="float" office:value="0.460811127189119" calcext:value-type="float">
            <text:p>0.4608111272</text:p>
          </table:table-cell>
          <table:table-cell table:style-name="ce2" table:formula="of:=[.B197]/([.A197]+[.B197]+[.C197])" office:value-type="float" office:value="0.393826552529336" calcext:value-type="float">
            <text:p>0.3938265525</text:p>
          </table:table-cell>
          <table:table-cell table:style-name="ce2" table:formula="of:=[.C197]/([.A197]+[.B197]+[.C197])" office:value-type="float" office:value="0.145362320281545" calcext:value-type="float">
            <text:p>0.1453623203</text:p>
          </table:table-cell>
          <table:table-cell table:style-name="ce2" table:formula="of:=[.D197]/([.D197]+[.E197]+[.F197]+[.G197]+[.H197])" office:value-type="float" office:value="0.315448806907573" calcext:value-type="float">
            <text:p>0.3154488069</text:p>
          </table:table-cell>
          <table:table-cell table:style-name="ce2" table:formula="of:=[.E197]/([.D197]+[.E197]+[.F197]+[.G197]+[.H197])" office:value-type="float" office:value="0.170086486626029" calcext:value-type="float">
            <text:p>0.1700864866</text:p>
          </table:table-cell>
          <table:table-cell table:style-name="ce2" table:formula="of:=[.F197]/([.D197]+[.E197]+[.F197]+[.G197]+[.H197])" office:value-type="float" office:value="0.223740065903309" calcext:value-type="float">
            <text:p>0.2237400659</text:p>
          </table:table-cell>
          <table:table-cell table:style-name="ce3" table:formula="of:=[.G197]/([.D197]+[.E197]+[.F197]+[.G197]+[.H197])" office:value-type="float" office:value="0.145362320281544" calcext:value-type="float">
            <text:p>0.1453623203</text:p>
          </table:table-cell>
          <table:table-cell table:style-name="ce2" table:formula="of:=[.H197]/([.D197]+[.E197]+[.F197]+[.G197]+[.H197])" office:value-type="float" office:value="0.145362320281544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198]+[.E198]+[.F198]" office:value-type="float" office:value="0.709275359436911" calcext:value-type="float">
            <text:p>0.7092753594</text:p>
          </table:table-cell>
          <table:table-cell table:formula="of:=[.D198]+[.G198]+[.H198]" office:value-type="float" office:value="0.606173447470662" calcext:value-type="float">
            <text:p>0.6061734475</text:p>
          </table:table-cell>
          <table:table-cell table:formula="of:=[.F198]" office:value-type="float" office:value="0.223740065903309" calcext:value-type="float">
            <text:p>0.2237400659</text:p>
          </table:table-cell>
          <table:table-cell table:formula="of:=[.A198]+[.B198]" office:value-type="float" office:value="0.854637679718455" calcext:value-type="float">
            <text:p>0.8546376797</text:p>
          </table:table-cell>
          <table:table-cell table:formula="of:=[.A198]" office:value-type="float" office:value="0.460811127189119" calcext:value-type="float">
            <text:p>0.4608111272</text:p>
          </table:table-cell>
          <table:table-cell table:formula="of:=[.A198]+[.C198]" office:value-type="float" office:value="0.606173447470664" calcext:value-type="float">
            <text:p>0.6061734475</text:p>
          </table:table-cell>
          <table:table-cell table:formula="of:=[.B198]" office:value-type="float" office:value="0.393826552529336" calcext:value-type="float">
            <text:p>0.3938265525</text:p>
          </table:table-cell>
          <table:table-cell table:formula="of:=[.B198]" office:value-type="float" office:value="0.393826552529336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199]/([.A199]+[.B199]+[.C199])" office:value-type="float" office:value="0.460811127189105" calcext:value-type="float">
            <text:p>0.4608111272</text:p>
          </table:table-cell>
          <table:table-cell table:style-name="ce2" table:formula="of:=[.B199]/([.A199]+[.B199]+[.C199])" office:value-type="float" office:value="0.393826552529361" calcext:value-type="float">
            <text:p>0.3938265525</text:p>
          </table:table-cell>
          <table:table-cell table:style-name="ce2" table:formula="of:=[.C199]/([.A199]+[.B199]+[.C199])" office:value-type="float" office:value="0.145362320281534" calcext:value-type="float">
            <text:p>0.1453623203</text:p>
          </table:table-cell>
          <table:table-cell table:style-name="ce2" table:formula="of:=[.D199]/([.D199]+[.E199]+[.F199]+[.G199]+[.H199])" office:value-type="float" office:value="0.315448806907571" calcext:value-type="float">
            <text:p>0.3154488069</text:p>
          </table:table-cell>
          <table:table-cell table:style-name="ce2" table:formula="of:=[.E199]/([.D199]+[.E199]+[.F199]+[.G199]+[.H199])" office:value-type="float" office:value="0.170086486626037" calcext:value-type="float">
            <text:p>0.1700864866</text:p>
          </table:table-cell>
          <table:table-cell table:style-name="ce2" table:formula="of:=[.F199]/([.D199]+[.E199]+[.F199]+[.G199]+[.H199])" office:value-type="float" office:value="0.223740065903323" calcext:value-type="float">
            <text:p>0.2237400659</text:p>
          </table:table-cell>
          <table:table-cell table:style-name="ce3" table:formula="of:=[.G199]/([.D199]+[.E199]+[.F199]+[.G199]+[.H199])" office:value-type="float" office:value="0.145362320281534" calcext:value-type="float">
            <text:p>0.1453623203</text:p>
          </table:table-cell>
          <table:table-cell table:style-name="ce2" table:formula="of:=[.H199]/([.D199]+[.E199]+[.F199]+[.G199]+[.H199])" office:value-type="float" office:value="0.145362320281534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00]+[.E200]+[.F200]" office:value-type="float" office:value="0.709275359436932" calcext:value-type="float">
            <text:p>0.7092753594</text:p>
          </table:table-cell>
          <table:table-cell table:formula="of:=[.D200]+[.G200]+[.H200]" office:value-type="float" office:value="0.606173447470639" calcext:value-type="float">
            <text:p>0.6061734475</text:p>
          </table:table-cell>
          <table:table-cell table:formula="of:=[.F200]" office:value-type="float" office:value="0.223740065903323" calcext:value-type="float">
            <text:p>0.2237400659</text:p>
          </table:table-cell>
          <table:table-cell table:formula="of:=[.A200]+[.B200]" office:value-type="float" office:value="0.854637679718466" calcext:value-type="float">
            <text:p>0.8546376797</text:p>
          </table:table-cell>
          <table:table-cell table:formula="of:=[.A200]" office:value-type="float" office:value="0.460811127189105" calcext:value-type="float">
            <text:p>0.4608111272</text:p>
          </table:table-cell>
          <table:table-cell table:formula="of:=[.A200]+[.C200]" office:value-type="float" office:value="0.606173447470639" calcext:value-type="float">
            <text:p>0.6061734475</text:p>
          </table:table-cell>
          <table:table-cell table:formula="of:=[.B200]" office:value-type="float" office:value="0.393826552529361" calcext:value-type="float">
            <text:p>0.3938265525</text:p>
          </table:table-cell>
          <table:table-cell table:formula="of:=[.B200]" office:value-type="float" office:value="0.39382655252936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01]/([.A201]+[.B201]+[.C201])" office:value-type="float" office:value="0.460811127189115" calcext:value-type="float">
            <text:p>0.4608111272</text:p>
          </table:table-cell>
          <table:table-cell table:style-name="ce2" table:formula="of:=[.B201]/([.A201]+[.B201]+[.C201])" office:value-type="float" office:value="0.393826552529343" calcext:value-type="float">
            <text:p>0.3938265525</text:p>
          </table:table-cell>
          <table:table-cell table:style-name="ce2" table:formula="of:=[.C201]/([.A201]+[.B201]+[.C201])" office:value-type="float" office:value="0.145362320281542" calcext:value-type="float">
            <text:p>0.1453623203</text:p>
          </table:table-cell>
          <table:table-cell table:style-name="ce2" table:formula="of:=[.D201]/([.D201]+[.E201]+[.F201]+[.G201]+[.H201])" office:value-type="float" office:value="0.315448806907573" calcext:value-type="float">
            <text:p>0.3154488069</text:p>
          </table:table-cell>
          <table:table-cell table:style-name="ce2" table:formula="of:=[.E201]/([.D201]+[.E201]+[.F201]+[.G201]+[.H201])" office:value-type="float" office:value="0.170086486626031" calcext:value-type="float">
            <text:p>0.1700864866</text:p>
          </table:table-cell>
          <table:table-cell table:style-name="ce2" table:formula="of:=[.F201]/([.D201]+[.E201]+[.F201]+[.G201]+[.H201])" office:value-type="float" office:value="0.223740065903312" calcext:value-type="float">
            <text:p>0.2237400659</text:p>
          </table:table-cell>
          <table:table-cell table:style-name="ce3" table:formula="of:=[.G201]/([.D201]+[.E201]+[.F201]+[.G201]+[.H201])" office:value-type="float" office:value="0.145362320281542" calcext:value-type="float">
            <text:p>0.1453623203</text:p>
          </table:table-cell>
          <table:table-cell table:style-name="ce2" table:formula="of:=[.H201]/([.D201]+[.E201]+[.F201]+[.G201]+[.H201])" office:value-type="float" office:value="0.145362320281542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02]+[.E202]+[.F202]" office:value-type="float" office:value="0.709275359436916" calcext:value-type="float">
            <text:p>0.7092753594</text:p>
          </table:table-cell>
          <table:table-cell table:formula="of:=[.D202]+[.G202]+[.H202]" office:value-type="float" office:value="0.606173447470656" calcext:value-type="float">
            <text:p>0.6061734475</text:p>
          </table:table-cell>
          <table:table-cell table:formula="of:=[.F202]" office:value-type="float" office:value="0.223740065903312" calcext:value-type="float">
            <text:p>0.2237400659</text:p>
          </table:table-cell>
          <table:table-cell table:formula="of:=[.A202]+[.B202]" office:value-type="float" office:value="0.854637679718458" calcext:value-type="float">
            <text:p>0.8546376797</text:p>
          </table:table-cell>
          <table:table-cell table:formula="of:=[.A202]" office:value-type="float" office:value="0.460811127189115" calcext:value-type="float">
            <text:p>0.4608111272</text:p>
          </table:table-cell>
          <table:table-cell table:formula="of:=[.A202]+[.C202]" office:value-type="float" office:value="0.606173447470657" calcext:value-type="float">
            <text:p>0.6061734475</text:p>
          </table:table-cell>
          <table:table-cell table:formula="of:=[.B202]" office:value-type="float" office:value="0.393826552529343" calcext:value-type="float">
            <text:p>0.3938265525</text:p>
          </table:table-cell>
          <table:table-cell table:formula="of:=[.B202]" office:value-type="float" office:value="0.393826552529343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03]/([.A203]+[.B203]+[.C203])" office:value-type="float" office:value="0.460811127189108" calcext:value-type="float">
            <text:p>0.4608111272</text:p>
          </table:table-cell>
          <table:table-cell table:style-name="ce2" table:formula="of:=[.B203]/([.A203]+[.B203]+[.C203])" office:value-type="float" office:value="0.393826552529356" calcext:value-type="float">
            <text:p>0.3938265525</text:p>
          </table:table-cell>
          <table:table-cell table:style-name="ce2" table:formula="of:=[.C203]/([.A203]+[.B203]+[.C203])" office:value-type="float" office:value="0.145362320281536" calcext:value-type="float">
            <text:p>0.1453623203</text:p>
          </table:table-cell>
          <table:table-cell table:style-name="ce2" table:formula="of:=[.D203]/([.D203]+[.E203]+[.F203]+[.G203]+[.H203])" office:value-type="float" office:value="0.315448806907572" calcext:value-type="float">
            <text:p>0.3154488069</text:p>
          </table:table-cell>
          <table:table-cell table:style-name="ce2" table:formula="of:=[.E203]/([.D203]+[.E203]+[.F203]+[.G203]+[.H203])" office:value-type="float" office:value="0.170086486626036" calcext:value-type="float">
            <text:p>0.1700864866</text:p>
          </table:table-cell>
          <table:table-cell table:style-name="ce2" table:formula="of:=[.F203]/([.D203]+[.E203]+[.F203]+[.G203]+[.H203])" office:value-type="float" office:value="0.22374006590332" calcext:value-type="float">
            <text:p>0.2237400659</text:p>
          </table:table-cell>
          <table:table-cell table:style-name="ce3" table:formula="of:=[.G203]/([.D203]+[.E203]+[.F203]+[.G203]+[.H203])" office:value-type="float" office:value="0.145362320281536" calcext:value-type="float">
            <text:p>0.1453623203</text:p>
          </table:table-cell>
          <table:table-cell table:style-name="ce2" table:formula="of:=[.H203]/([.D203]+[.E203]+[.F203]+[.G203]+[.H203])" office:value-type="float" office:value="0.145362320281536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04]+[.E204]+[.F204]" office:value-type="float" office:value="0.709275359436928" calcext:value-type="float">
            <text:p>0.7092753594</text:p>
          </table:table-cell>
          <table:table-cell table:formula="of:=[.D204]+[.G204]+[.H204]" office:value-type="float" office:value="0.606173447470644" calcext:value-type="float">
            <text:p>0.6061734475</text:p>
          </table:table-cell>
          <table:table-cell table:formula="of:=[.F204]" office:value-type="float" office:value="0.22374006590332" calcext:value-type="float">
            <text:p>0.2237400659</text:p>
          </table:table-cell>
          <table:table-cell table:formula="of:=[.A204]+[.B204]" office:value-type="float" office:value="0.854637679718464" calcext:value-type="float">
            <text:p>0.8546376797</text:p>
          </table:table-cell>
          <table:table-cell table:formula="of:=[.A204]" office:value-type="float" office:value="0.460811127189108" calcext:value-type="float">
            <text:p>0.4608111272</text:p>
          </table:table-cell>
          <table:table-cell table:formula="of:=[.A204]+[.C204]" office:value-type="float" office:value="0.606173447470644" calcext:value-type="float">
            <text:p>0.6061734475</text:p>
          </table:table-cell>
          <table:table-cell table:formula="of:=[.B204]" office:value-type="float" office:value="0.393826552529356" calcext:value-type="float">
            <text:p>0.3938265525</text:p>
          </table:table-cell>
          <table:table-cell table:formula="of:=[.B204]" office:value-type="float" office:value="0.393826552529356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05]/([.A205]+[.B205]+[.C205])" office:value-type="float" office:value="0.460811127189113" calcext:value-type="float">
            <text:p>0.4608111272</text:p>
          </table:table-cell>
          <table:table-cell table:style-name="ce2" table:formula="of:=[.B205]/([.A205]+[.B205]+[.C205])" office:value-type="float" office:value="0.393826552529346" calcext:value-type="float">
            <text:p>0.3938265525</text:p>
          </table:table-cell>
          <table:table-cell table:style-name="ce2" table:formula="of:=[.C205]/([.A205]+[.B205]+[.C205])" office:value-type="float" office:value="0.145362320281541" calcext:value-type="float">
            <text:p>0.1453623203</text:p>
          </table:table-cell>
          <table:table-cell table:style-name="ce2" table:formula="of:=[.D205]/([.D205]+[.E205]+[.F205]+[.G205]+[.H205])" office:value-type="float" office:value="0.315448806907573" calcext:value-type="float">
            <text:p>0.3154488069</text:p>
          </table:table-cell>
          <table:table-cell table:style-name="ce2" table:formula="of:=[.E205]/([.D205]+[.E205]+[.F205]+[.G205]+[.H205])" office:value-type="float" office:value="0.170086486626032" calcext:value-type="float">
            <text:p>0.1700864866</text:p>
          </table:table-cell>
          <table:table-cell table:style-name="ce2" table:formula="of:=[.F205]/([.D205]+[.E205]+[.F205]+[.G205]+[.H205])" office:value-type="float" office:value="0.223740065903314" calcext:value-type="float">
            <text:p>0.2237400659</text:p>
          </table:table-cell>
          <table:table-cell table:style-name="ce3" table:formula="of:=[.G205]/([.D205]+[.E205]+[.F205]+[.G205]+[.H205])" office:value-type="float" office:value="0.14536232028154" calcext:value-type="float">
            <text:p>0.1453623203</text:p>
          </table:table-cell>
          <table:table-cell table:style-name="ce2" table:formula="of:=[.H205]/([.D205]+[.E205]+[.F205]+[.G205]+[.H205])" office:value-type="float" office:value="0.14536232028154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06]+[.E206]+[.F206]" office:value-type="float" office:value="0.709275359436919" calcext:value-type="float">
            <text:p>0.7092753594</text:p>
          </table:table-cell>
          <table:table-cell table:formula="of:=[.D206]+[.G206]+[.H206]" office:value-type="float" office:value="0.606173447470653" calcext:value-type="float">
            <text:p>0.6061734475</text:p>
          </table:table-cell>
          <table:table-cell table:formula="of:=[.F206]" office:value-type="float" office:value="0.223740065903314" calcext:value-type="float">
            <text:p>0.2237400659</text:p>
          </table:table-cell>
          <table:table-cell table:formula="of:=[.A206]+[.B206]" office:value-type="float" office:value="0.854637679718459" calcext:value-type="float">
            <text:p>0.8546376797</text:p>
          </table:table-cell>
          <table:table-cell table:formula="of:=[.A206]" office:value-type="float" office:value="0.460811127189113" calcext:value-type="float">
            <text:p>0.4608111272</text:p>
          </table:table-cell>
          <table:table-cell table:formula="of:=[.A206]+[.C206]" office:value-type="float" office:value="0.606173447470654" calcext:value-type="float">
            <text:p>0.6061734475</text:p>
          </table:table-cell>
          <table:table-cell table:formula="of:=[.B206]" office:value-type="float" office:value="0.393826552529346" calcext:value-type="float">
            <text:p>0.3938265525</text:p>
          </table:table-cell>
          <table:table-cell table:formula="of:=[.B206]" office:value-type="float" office:value="0.393826552529346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07]/([.A207]+[.B207]+[.C207])" office:value-type="float" office:value="0.460811127189109" calcext:value-type="float">
            <text:p>0.4608111272</text:p>
          </table:table-cell>
          <table:table-cell table:style-name="ce2" table:formula="of:=[.B207]/([.A207]+[.B207]+[.C207])" office:value-type="float" office:value="0.393826552529354" calcext:value-type="float">
            <text:p>0.3938265525</text:p>
          </table:table-cell>
          <table:table-cell table:style-name="ce2" table:formula="of:=[.C207]/([.A207]+[.B207]+[.C207])" office:value-type="float" office:value="0.145362320281537" calcext:value-type="float">
            <text:p>0.1453623203</text:p>
          </table:table-cell>
          <table:table-cell table:style-name="ce2" table:formula="of:=[.D207]/([.D207]+[.E207]+[.F207]+[.G207]+[.H207])" office:value-type="float" office:value="0.315448806907572" calcext:value-type="float">
            <text:p>0.3154488069</text:p>
          </table:table-cell>
          <table:table-cell table:style-name="ce2" table:formula="of:=[.E207]/([.D207]+[.E207]+[.F207]+[.G207]+[.H207])" office:value-type="float" office:value="0.170086486626035" calcext:value-type="float">
            <text:p>0.1700864866</text:p>
          </table:table-cell>
          <table:table-cell table:style-name="ce2" table:formula="of:=[.F207]/([.D207]+[.E207]+[.F207]+[.G207]+[.H207])" office:value-type="float" office:value="0.223740065903319" calcext:value-type="float">
            <text:p>0.2237400659</text:p>
          </table:table-cell>
          <table:table-cell table:style-name="ce3" table:formula="of:=[.G207]/([.D207]+[.E207]+[.F207]+[.G207]+[.H207])" office:value-type="float" office:value="0.145362320281537" calcext:value-type="float">
            <text:p>0.1453623203</text:p>
          </table:table-cell>
          <table:table-cell table:style-name="ce2" table:formula="of:=[.H207]/([.D207]+[.E207]+[.F207]+[.G207]+[.H207])" office:value-type="float" office:value="0.145362320281537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08]+[.E208]+[.F208]" office:value-type="float" office:value="0.709275359436926" calcext:value-type="float">
            <text:p>0.7092753594</text:p>
          </table:table-cell>
          <table:table-cell table:formula="of:=[.D208]+[.G208]+[.H208]" office:value-type="float" office:value="0.606173447470646" calcext:value-type="float">
            <text:p>0.6061734475</text:p>
          </table:table-cell>
          <table:table-cell table:formula="of:=[.F208]" office:value-type="float" office:value="0.223740065903319" calcext:value-type="float">
            <text:p>0.2237400659</text:p>
          </table:table-cell>
          <table:table-cell table:formula="of:=[.A208]+[.B208]" office:value-type="float" office:value="0.854637679718463" calcext:value-type="float">
            <text:p>0.8546376797</text:p>
          </table:table-cell>
          <table:table-cell table:formula="of:=[.A208]" office:value-type="float" office:value="0.460811127189109" calcext:value-type="float">
            <text:p>0.4608111272</text:p>
          </table:table-cell>
          <table:table-cell table:formula="of:=[.A208]+[.C208]" office:value-type="float" office:value="0.606173447470646" calcext:value-type="float">
            <text:p>0.6061734475</text:p>
          </table:table-cell>
          <table:table-cell table:formula="of:=[.B208]" office:value-type="float" office:value="0.393826552529354" calcext:value-type="float">
            <text:p>0.3938265525</text:p>
          </table:table-cell>
          <table:table-cell table:formula="of:=[.B208]" office:value-type="float" office:value="0.393826552529354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09]/([.A209]+[.B209]+[.C209])" office:value-type="float" office:value="0.460811127189112" calcext:value-type="float">
            <text:p>0.4608111272</text:p>
          </table:table-cell>
          <table:table-cell table:style-name="ce2" table:formula="of:=[.B209]/([.A209]+[.B209]+[.C209])" office:value-type="float" office:value="0.393826552529348" calcext:value-type="float">
            <text:p>0.3938265525</text:p>
          </table:table-cell>
          <table:table-cell table:style-name="ce2" table:formula="of:=[.C209]/([.A209]+[.B209]+[.C209])" office:value-type="float" office:value="0.14536232028154" calcext:value-type="float">
            <text:p>0.1453623203</text:p>
          </table:table-cell>
          <table:table-cell table:style-name="ce2" table:formula="of:=[.D209]/([.D209]+[.E209]+[.F209]+[.G209]+[.H209])" office:value-type="float" office:value="0.315448806907572" calcext:value-type="float">
            <text:p>0.3154488069</text:p>
          </table:table-cell>
          <table:table-cell table:style-name="ce2" table:formula="of:=[.E209]/([.D209]+[.E209]+[.F209]+[.G209]+[.H209])" office:value-type="float" office:value="0.170086486626033" calcext:value-type="float">
            <text:p>0.1700864866</text:p>
          </table:table-cell>
          <table:table-cell table:style-name="ce2" table:formula="of:=[.F209]/([.D209]+[.E209]+[.F209]+[.G209]+[.H209])" office:value-type="float" office:value="0.223740065903315" calcext:value-type="float">
            <text:p>0.2237400659</text:p>
          </table:table-cell>
          <table:table-cell table:style-name="ce3" table:formula="of:=[.G209]/([.D209]+[.E209]+[.F209]+[.G209]+[.H209])" office:value-type="float" office:value="0.14536232028154" calcext:value-type="float">
            <text:p>0.1453623203</text:p>
          </table:table-cell>
          <table:table-cell table:style-name="ce2" table:formula="of:=[.H209]/([.D209]+[.E209]+[.F209]+[.G209]+[.H209])" office:value-type="float" office:value="0.14536232028154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10]+[.E210]+[.F210]" office:value-type="float" office:value="0.709275359436921" calcext:value-type="float">
            <text:p>0.7092753594</text:p>
          </table:table-cell>
          <table:table-cell table:formula="of:=[.D210]+[.G210]+[.H210]" office:value-type="float" office:value="0.606173447470652" calcext:value-type="float">
            <text:p>0.6061734475</text:p>
          </table:table-cell>
          <table:table-cell table:formula="of:=[.F210]" office:value-type="float" office:value="0.223740065903315" calcext:value-type="float">
            <text:p>0.2237400659</text:p>
          </table:table-cell>
          <table:table-cell table:formula="of:=[.A210]+[.B210]" office:value-type="float" office:value="0.85463767971846" calcext:value-type="float">
            <text:p>0.8546376797</text:p>
          </table:table-cell>
          <table:table-cell table:formula="of:=[.A210]" office:value-type="float" office:value="0.460811127189112" calcext:value-type="float">
            <text:p>0.4608111272</text:p>
          </table:table-cell>
          <table:table-cell table:formula="of:=[.A210]+[.C210]" office:value-type="float" office:value="0.606173447470652" calcext:value-type="float">
            <text:p>0.6061734475</text:p>
          </table:table-cell>
          <table:table-cell table:formula="of:=[.B210]" office:value-type="float" office:value="0.393826552529348" calcext:value-type="float">
            <text:p>0.3938265525</text:p>
          </table:table-cell>
          <table:table-cell table:formula="of:=[.B210]" office:value-type="float" office:value="0.393826552529348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11]/([.A211]+[.B211]+[.C211])" office:value-type="float" office:value="0.46081112718911" calcext:value-type="float">
            <text:p>0.4608111272</text:p>
          </table:table-cell>
          <table:table-cell table:style-name="ce2" table:formula="of:=[.B211]/([.A211]+[.B211]+[.C211])" office:value-type="float" office:value="0.393826552529352" calcext:value-type="float">
            <text:p>0.3938265525</text:p>
          </table:table-cell>
          <table:table-cell table:style-name="ce2" table:formula="of:=[.C211]/([.A211]+[.B211]+[.C211])" office:value-type="float" office:value="0.145362320281538" calcext:value-type="float">
            <text:p>0.1453623203</text:p>
          </table:table-cell>
          <table:table-cell table:style-name="ce2" table:formula="of:=[.D211]/([.D211]+[.E211]+[.F211]+[.G211]+[.H211])" office:value-type="float" office:value="0.315448806907572" calcext:value-type="float">
            <text:p>0.3154488069</text:p>
          </table:table-cell>
          <table:table-cell table:style-name="ce2" table:formula="of:=[.E211]/([.D211]+[.E211]+[.F211]+[.G211]+[.H211])" office:value-type="float" office:value="0.170086486626034" calcext:value-type="float">
            <text:p>0.1700864866</text:p>
          </table:table-cell>
          <table:table-cell table:style-name="ce2" table:formula="of:=[.F211]/([.D211]+[.E211]+[.F211]+[.G211]+[.H211])" office:value-type="float" office:value="0.223740065903318" calcext:value-type="float">
            <text:p>0.2237400659</text:p>
          </table:table-cell>
          <table:table-cell table:style-name="ce3" table:formula="of:=[.G211]/([.D211]+[.E211]+[.F211]+[.G211]+[.H211])" office:value-type="float" office:value="0.145362320281538" calcext:value-type="float">
            <text:p>0.1453623203</text:p>
          </table:table-cell>
          <table:table-cell table:style-name="ce2" table:formula="of:=[.H211]/([.D211]+[.E211]+[.F211]+[.G211]+[.H211])" office:value-type="float" office:value="0.145362320281538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12]+[.E212]+[.F212]" office:value-type="float" office:value="0.709275359436924" calcext:value-type="float">
            <text:p>0.7092753594</text:p>
          </table:table-cell>
          <table:table-cell table:formula="of:=[.D212]+[.G212]+[.H212]" office:value-type="float" office:value="0.606173447470648" calcext:value-type="float">
            <text:p>0.6061734475</text:p>
          </table:table-cell>
          <table:table-cell table:formula="of:=[.F212]" office:value-type="float" office:value="0.223740065903318" calcext:value-type="float">
            <text:p>0.2237400659</text:p>
          </table:table-cell>
          <table:table-cell table:formula="of:=[.A212]+[.B212]" office:value-type="float" office:value="0.854637679718462" calcext:value-type="float">
            <text:p>0.8546376797</text:p>
          </table:table-cell>
          <table:table-cell table:formula="of:=[.A212]" office:value-type="float" office:value="0.46081112718911" calcext:value-type="float">
            <text:p>0.4608111272</text:p>
          </table:table-cell>
          <table:table-cell table:formula="of:=[.A212]+[.C212]" office:value-type="float" office:value="0.606173447470648" calcext:value-type="float">
            <text:p>0.6061734475</text:p>
          </table:table-cell>
          <table:table-cell table:formula="of:=[.B212]" office:value-type="float" office:value="0.393826552529352" calcext:value-type="float">
            <text:p>0.3938265525</text:p>
          </table:table-cell>
          <table:table-cell table:formula="of:=[.B212]" office:value-type="float" office:value="0.393826552529352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13]/([.A213]+[.B213]+[.C213])" office:value-type="float" office:value="0.460811127189112" calcext:value-type="float">
            <text:p>0.4608111272</text:p>
          </table:table-cell>
          <table:table-cell table:style-name="ce2" table:formula="of:=[.B213]/([.A213]+[.B213]+[.C213])" office:value-type="float" office:value="0.393826552529349" calcext:value-type="float">
            <text:p>0.3938265525</text:p>
          </table:table-cell>
          <table:table-cell table:style-name="ce2" table:formula="of:=[.C213]/([.A213]+[.B213]+[.C213])" office:value-type="float" office:value="0.145362320281539" calcext:value-type="float">
            <text:p>0.1453623203</text:p>
          </table:table-cell>
          <table:table-cell table:style-name="ce2" table:formula="of:=[.D213]/([.D213]+[.E213]+[.F213]+[.G213]+[.H213])" office:value-type="float" office:value="0.315448806907572" calcext:value-type="float">
            <text:p>0.3154488069</text:p>
          </table:table-cell>
          <table:table-cell table:style-name="ce2" table:formula="of:=[.E213]/([.D213]+[.E213]+[.F213]+[.G213]+[.H213])" office:value-type="float" office:value="0.170086486626033" calcext:value-type="float">
            <text:p>0.1700864866</text:p>
          </table:table-cell>
          <table:table-cell table:style-name="ce2" table:formula="of:=[.F213]/([.D213]+[.E213]+[.F213]+[.G213]+[.H213])" office:value-type="float" office:value="0.223740065903316" calcext:value-type="float">
            <text:p>0.2237400659</text:p>
          </table:table-cell>
          <table:table-cell table:style-name="ce3" table:formula="of:=[.G213]/([.D213]+[.E213]+[.F213]+[.G213]+[.H213])" office:value-type="float" office:value="0.145362320281539" calcext:value-type="float">
            <text:p>0.1453623203</text:p>
          </table:table-cell>
          <table:table-cell table:style-name="ce2" table:formula="of:=[.H213]/([.D213]+[.E213]+[.F213]+[.G213]+[.H213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14]+[.E214]+[.F214]" office:value-type="float" office:value="0.709275359436922" calcext:value-type="float">
            <text:p>0.7092753594</text:p>
          </table:table-cell>
          <table:table-cell table:formula="of:=[.D214]+[.G214]+[.H214]" office:value-type="float" office:value="0.606173447470651" calcext:value-type="float">
            <text:p>0.6061734475</text:p>
          </table:table-cell>
          <table:table-cell table:formula="of:=[.F214]" office:value-type="float" office:value="0.223740065903316" calcext:value-type="float">
            <text:p>0.2237400659</text:p>
          </table:table-cell>
          <table:table-cell table:formula="of:=[.A214]+[.B214]" office:value-type="float" office:value="0.854637679718461" calcext:value-type="float">
            <text:p>0.8546376797</text:p>
          </table:table-cell>
          <table:table-cell table:formula="of:=[.A214]" office:value-type="float" office:value="0.460811127189112" calcext:value-type="float">
            <text:p>0.4608111272</text:p>
          </table:table-cell>
          <table:table-cell table:formula="of:=[.A214]+[.C214]" office:value-type="float" office:value="0.606173447470651" calcext:value-type="float">
            <text:p>0.6061734475</text:p>
          </table:table-cell>
          <table:table-cell table:formula="of:=[.B214]" office:value-type="float" office:value="0.393826552529349" calcext:value-type="float">
            <text:p>0.3938265525</text:p>
          </table:table-cell>
          <table:table-cell table:formula="of:=[.B214]" office:value-type="float" office:value="0.393826552529349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15]/([.A215]+[.B215]+[.C215])" office:value-type="float" office:value="0.46081112718911" calcext:value-type="float">
            <text:p>0.4608111272</text:p>
          </table:table-cell>
          <table:table-cell table:style-name="ce2" table:formula="of:=[.B215]/([.A215]+[.B215]+[.C215])" office:value-type="float" office:value="0.393826552529351" calcext:value-type="float">
            <text:p>0.3938265525</text:p>
          </table:table-cell>
          <table:table-cell table:style-name="ce2" table:formula="of:=[.C215]/([.A215]+[.B215]+[.C215])" office:value-type="float" office:value="0.145362320281538" calcext:value-type="float">
            <text:p>0.1453623203</text:p>
          </table:table-cell>
          <table:table-cell table:style-name="ce2" table:formula="of:=[.D215]/([.D215]+[.E215]+[.F215]+[.G215]+[.H215])" office:value-type="float" office:value="0.315448806907572" calcext:value-type="float">
            <text:p>0.3154488069</text:p>
          </table:table-cell>
          <table:table-cell table:style-name="ce2" table:formula="of:=[.E215]/([.D215]+[.E215]+[.F215]+[.G215]+[.H215])" office:value-type="float" office:value="0.170086486626034" calcext:value-type="float">
            <text:p>0.1700864866</text:p>
          </table:table-cell>
          <table:table-cell table:style-name="ce2" table:formula="of:=[.F215]/([.D215]+[.E215]+[.F215]+[.G215]+[.H215])" office:value-type="float" office:value="0.223740065903317" calcext:value-type="float">
            <text:p>0.2237400659</text:p>
          </table:table-cell>
          <table:table-cell table:style-name="ce3" table:formula="of:=[.G215]/([.D215]+[.E215]+[.F215]+[.G215]+[.H215])" office:value-type="float" office:value="0.145362320281538" calcext:value-type="float">
            <text:p>0.1453623203</text:p>
          </table:table-cell>
          <table:table-cell table:style-name="ce2" table:formula="of:=[.H215]/([.D215]+[.E215]+[.F215]+[.G215]+[.H215])" office:value-type="float" office:value="0.145362320281538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16]+[.E216]+[.F216]" office:value-type="float" office:value="0.709275359436924" calcext:value-type="float">
            <text:p>0.7092753594</text:p>
          </table:table-cell>
          <table:table-cell table:formula="of:=[.D216]+[.G216]+[.H216]" office:value-type="float" office:value="0.606173447470648" calcext:value-type="float">
            <text:p>0.6061734475</text:p>
          </table:table-cell>
          <table:table-cell table:formula="of:=[.F216]" office:value-type="float" office:value="0.223740065903317" calcext:value-type="float">
            <text:p>0.2237400659</text:p>
          </table:table-cell>
          <table:table-cell table:formula="of:=[.A216]+[.B216]" office:value-type="float" office:value="0.854637679718462" calcext:value-type="float">
            <text:p>0.8546376797</text:p>
          </table:table-cell>
          <table:table-cell table:formula="of:=[.A216]" office:value-type="float" office:value="0.46081112718911" calcext:value-type="float">
            <text:p>0.4608111272</text:p>
          </table:table-cell>
          <table:table-cell table:formula="of:=[.A216]+[.C216]" office:value-type="float" office:value="0.606173447470649" calcext:value-type="float">
            <text:p>0.6061734475</text:p>
          </table:table-cell>
          <table:table-cell table:formula="of:=[.B216]" office:value-type="float" office:value="0.393826552529351" calcext:value-type="float">
            <text:p>0.3938265525</text:p>
          </table:table-cell>
          <table:table-cell table:formula="of:=[.B216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17]/([.A217]+[.B217]+[.C217])" office:value-type="float" office:value="0.460811127189111" calcext:value-type="float">
            <text:p>0.4608111272</text:p>
          </table:table-cell>
          <table:table-cell table:style-name="ce2" table:formula="of:=[.B217]/([.A217]+[.B217]+[.C217])" office:value-type="float" office:value="0.39382655252935" calcext:value-type="float">
            <text:p>0.3938265525</text:p>
          </table:table-cell>
          <table:table-cell table:style-name="ce2" table:formula="of:=[.C217]/([.A217]+[.B217]+[.C217])" office:value-type="float" office:value="0.145362320281539" calcext:value-type="float">
            <text:p>0.1453623203</text:p>
          </table:table-cell>
          <table:table-cell table:style-name="ce2" table:formula="of:=[.D217]/([.D217]+[.E217]+[.F217]+[.G217]+[.H217])" office:value-type="float" office:value="0.315448806907572" calcext:value-type="float">
            <text:p>0.3154488069</text:p>
          </table:table-cell>
          <table:table-cell table:style-name="ce2" table:formula="of:=[.E217]/([.D217]+[.E217]+[.F217]+[.G217]+[.H217])" office:value-type="float" office:value="0.170086486626034" calcext:value-type="float">
            <text:p>0.1700864866</text:p>
          </table:table-cell>
          <table:table-cell table:style-name="ce2" table:formula="of:=[.F217]/([.D217]+[.E217]+[.F217]+[.G217]+[.H217])" office:value-type="float" office:value="0.223740065903316" calcext:value-type="float">
            <text:p>0.2237400659</text:p>
          </table:table-cell>
          <table:table-cell table:style-name="ce3" table:formula="of:=[.G217]/([.D217]+[.E217]+[.F217]+[.G217]+[.H217])" office:value-type="float" office:value="0.145362320281539" calcext:value-type="float">
            <text:p>0.1453623203</text:p>
          </table:table-cell>
          <table:table-cell table:style-name="ce2" table:formula="of:=[.H217]/([.D217]+[.E217]+[.F217]+[.G217]+[.H217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18]+[.E218]+[.F218]" office:value-type="float" office:value="0.709275359436922" calcext:value-type="float">
            <text:p>0.7092753594</text:p>
          </table:table-cell>
          <table:table-cell table:formula="of:=[.D218]+[.G218]+[.H218]" office:value-type="float" office:value="0.60617344747065" calcext:value-type="float">
            <text:p>0.6061734475</text:p>
          </table:table-cell>
          <table:table-cell table:formula="of:=[.F218]" office:value-type="float" office:value="0.223740065903316" calcext:value-type="float">
            <text:p>0.2237400659</text:p>
          </table:table-cell>
          <table:table-cell table:formula="of:=[.A218]+[.B218]" office:value-type="float" office:value="0.854637679718461" calcext:value-type="float">
            <text:p>0.8546376797</text:p>
          </table:table-cell>
          <table:table-cell table:formula="of:=[.A218]" office:value-type="float" office:value="0.460811127189111" calcext:value-type="float">
            <text:p>0.4608111272</text:p>
          </table:table-cell>
          <table:table-cell table:formula="of:=[.A218]+[.C218]" office:value-type="float" office:value="0.60617344747065" calcext:value-type="float">
            <text:p>0.6061734475</text:p>
          </table:table-cell>
          <table:table-cell table:formula="of:=[.B218]" office:value-type="float" office:value="0.39382655252935" calcext:value-type="float">
            <text:p>0.3938265525</text:p>
          </table:table-cell>
          <table:table-cell table:formula="of:=[.B218]" office:value-type="float" office:value="0.39382655252935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19]/([.A219]+[.B219]+[.C219])" office:value-type="float" office:value="0.460811127189111" calcext:value-type="float">
            <text:p>0.4608111272</text:p>
          </table:table-cell>
          <table:table-cell table:style-name="ce2" table:formula="of:=[.B219]/([.A219]+[.B219]+[.C219])" office:value-type="float" office:value="0.393826552529351" calcext:value-type="float">
            <text:p>0.3938265525</text:p>
          </table:table-cell>
          <table:table-cell table:style-name="ce2" table:formula="of:=[.C219]/([.A219]+[.B219]+[.C219])" office:value-type="float" office:value="0.145362320281538" calcext:value-type="float">
            <text:p>0.1453623203</text:p>
          </table:table-cell>
          <table:table-cell table:style-name="ce2" table:formula="of:=[.D219]/([.D219]+[.E219]+[.F219]+[.G219]+[.H219])" office:value-type="float" office:value="0.315448806907572" calcext:value-type="float">
            <text:p>0.3154488069</text:p>
          </table:table-cell>
          <table:table-cell table:style-name="ce2" table:formula="of:=[.E219]/([.D219]+[.E219]+[.F219]+[.G219]+[.H219])" office:value-type="float" office:value="0.170086486626034" calcext:value-type="float">
            <text:p>0.1700864866</text:p>
          </table:table-cell>
          <table:table-cell table:style-name="ce2" table:formula="of:=[.F219]/([.D219]+[.E219]+[.F219]+[.G219]+[.H219])" office:value-type="float" office:value="0.223740065903317" calcext:value-type="float">
            <text:p>0.2237400659</text:p>
          </table:table-cell>
          <table:table-cell table:style-name="ce3" table:formula="of:=[.G219]/([.D219]+[.E219]+[.F219]+[.G219]+[.H219])" office:value-type="float" office:value="0.145362320281538" calcext:value-type="float">
            <text:p>0.1453623203</text:p>
          </table:table-cell>
          <table:table-cell table:style-name="ce2" table:formula="of:=[.H219]/([.D219]+[.E219]+[.F219]+[.G219]+[.H219])" office:value-type="float" office:value="0.145362320281538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20]+[.E220]+[.F220]" office:value-type="float" office:value="0.709275359436923" calcext:value-type="float">
            <text:p>0.7092753594</text:p>
          </table:table-cell>
          <table:table-cell table:formula="of:=[.D220]+[.G220]+[.H220]" office:value-type="float" office:value="0.606173447470649" calcext:value-type="float">
            <text:p>0.6061734475</text:p>
          </table:table-cell>
          <table:table-cell table:formula="of:=[.F220]" office:value-type="float" office:value="0.223740065903317" calcext:value-type="float">
            <text:p>0.2237400659</text:p>
          </table:table-cell>
          <table:table-cell table:formula="of:=[.A220]+[.B220]" office:value-type="float" office:value="0.854637679718462" calcext:value-type="float">
            <text:p>0.8546376797</text:p>
          </table:table-cell>
          <table:table-cell table:formula="of:=[.A220]" office:value-type="float" office:value="0.460811127189111" calcext:value-type="float">
            <text:p>0.4608111272</text:p>
          </table:table-cell>
          <table:table-cell table:formula="of:=[.A220]+[.C220]" office:value-type="float" office:value="0.606173447470649" calcext:value-type="float">
            <text:p>0.6061734475</text:p>
          </table:table-cell>
          <table:table-cell table:formula="of:=[.B220]" office:value-type="float" office:value="0.393826552529351" calcext:value-type="float">
            <text:p>0.3938265525</text:p>
          </table:table-cell>
          <table:table-cell table:formula="of:=[.B220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21]/([.A221]+[.B221]+[.C221])" office:value-type="float" office:value="0.460811127189111" calcext:value-type="float">
            <text:p>0.4608111272</text:p>
          </table:table-cell>
          <table:table-cell table:style-name="ce2" table:formula="of:=[.B221]/([.A221]+[.B221]+[.C221])" office:value-type="float" office:value="0.39382655252935" calcext:value-type="float">
            <text:p>0.3938265525</text:p>
          </table:table-cell>
          <table:table-cell table:style-name="ce2" table:formula="of:=[.C221]/([.A221]+[.B221]+[.C221])" office:value-type="float" office:value="0.145362320281539" calcext:value-type="float">
            <text:p>0.1453623203</text:p>
          </table:table-cell>
          <table:table-cell table:style-name="ce2" table:formula="of:=[.D221]/([.D221]+[.E221]+[.F221]+[.G221]+[.H221])" office:value-type="float" office:value="0.315448806907572" calcext:value-type="float">
            <text:p>0.3154488069</text:p>
          </table:table-cell>
          <table:table-cell table:style-name="ce2" table:formula="of:=[.E221]/([.D221]+[.E221]+[.F221]+[.G221]+[.H221])" office:value-type="float" office:value="0.170086486626034" calcext:value-type="float">
            <text:p>0.1700864866</text:p>
          </table:table-cell>
          <table:table-cell table:style-name="ce2" table:formula="of:=[.F221]/([.D221]+[.E221]+[.F221]+[.G221]+[.H221])" office:value-type="float" office:value="0.223740065903317" calcext:value-type="float">
            <text:p>0.2237400659</text:p>
          </table:table-cell>
          <table:table-cell table:style-name="ce3" table:formula="of:=[.G221]/([.D221]+[.E221]+[.F221]+[.G221]+[.H221])" office:value-type="float" office:value="0.145362320281539" calcext:value-type="float">
            <text:p>0.1453623203</text:p>
          </table:table-cell>
          <table:table-cell table:style-name="ce2" table:formula="of:=[.H221]/([.D221]+[.E221]+[.F221]+[.G221]+[.H221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22]+[.E222]+[.F222]" office:value-type="float" office:value="0.709275359436923" calcext:value-type="float">
            <text:p>0.7092753594</text:p>
          </table:table-cell>
          <table:table-cell table:formula="of:=[.D222]+[.G222]+[.H222]" office:value-type="float" office:value="0.60617344747065" calcext:value-type="float">
            <text:p>0.6061734475</text:p>
          </table:table-cell>
          <table:table-cell table:formula="of:=[.F222]" office:value-type="float" office:value="0.223740065903317" calcext:value-type="float">
            <text:p>0.2237400659</text:p>
          </table:table-cell>
          <table:table-cell table:formula="of:=[.A222]+[.B222]" office:value-type="float" office:value="0.854637679718461" calcext:value-type="float">
            <text:p>0.8546376797</text:p>
          </table:table-cell>
          <table:table-cell table:formula="of:=[.A222]" office:value-type="float" office:value="0.460811127189111" calcext:value-type="float">
            <text:p>0.4608111272</text:p>
          </table:table-cell>
          <table:table-cell table:formula="of:=[.A222]+[.C222]" office:value-type="float" office:value="0.60617344747065" calcext:value-type="float">
            <text:p>0.6061734475</text:p>
          </table:table-cell>
          <table:table-cell table:formula="of:=[.B222]" office:value-type="float" office:value="0.39382655252935" calcext:value-type="float">
            <text:p>0.3938265525</text:p>
          </table:table-cell>
          <table:table-cell table:formula="of:=[.B222]" office:value-type="float" office:value="0.39382655252935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23]/([.A223]+[.B223]+[.C223])" office:value-type="float" office:value="0.460811127189111" calcext:value-type="float">
            <text:p>0.4608111272</text:p>
          </table:table-cell>
          <table:table-cell table:style-name="ce2" table:formula="of:=[.B223]/([.A223]+[.B223]+[.C223])" office:value-type="float" office:value="0.393826552529351" calcext:value-type="float">
            <text:p>0.3938265525</text:p>
          </table:table-cell>
          <table:table-cell table:style-name="ce2" table:formula="of:=[.C223]/([.A223]+[.B223]+[.C223])" office:value-type="float" office:value="0.145362320281538" calcext:value-type="float">
            <text:p>0.1453623203</text:p>
          </table:table-cell>
          <table:table-cell table:style-name="ce2" table:formula="of:=[.D223]/([.D223]+[.E223]+[.F223]+[.G223]+[.H223])" office:value-type="float" office:value="0.315448806907572" calcext:value-type="float">
            <text:p>0.3154488069</text:p>
          </table:table-cell>
          <table:table-cell table:style-name="ce2" table:formula="of:=[.E223]/([.D223]+[.E223]+[.F223]+[.G223]+[.H223])" office:value-type="float" office:value="0.170086486626034" calcext:value-type="float">
            <text:p>0.1700864866</text:p>
          </table:table-cell>
          <table:table-cell table:style-name="ce2" table:formula="of:=[.F223]/([.D223]+[.E223]+[.F223]+[.G223]+[.H223])" office:value-type="float" office:value="0.223740065903317" calcext:value-type="float">
            <text:p>0.2237400659</text:p>
          </table:table-cell>
          <table:table-cell table:style-name="ce3" table:formula="of:=[.G223]/([.D223]+[.E223]+[.F223]+[.G223]+[.H223])" office:value-type="float" office:value="0.145362320281538" calcext:value-type="float">
            <text:p>0.1453623203</text:p>
          </table:table-cell>
          <table:table-cell table:style-name="ce2" table:formula="of:=[.H223]/([.D223]+[.E223]+[.F223]+[.G223]+[.H223])" office:value-type="float" office:value="0.145362320281538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24]+[.E224]+[.F224]" office:value-type="float" office:value="0.709275359436923" calcext:value-type="float">
            <text:p>0.7092753594</text:p>
          </table:table-cell>
          <table:table-cell table:formula="of:=[.D224]+[.G224]+[.H224]" office:value-type="float" office:value="0.606173447470649" calcext:value-type="float">
            <text:p>0.6061734475</text:p>
          </table:table-cell>
          <table:table-cell table:formula="of:=[.F224]" office:value-type="float" office:value="0.223740065903317" calcext:value-type="float">
            <text:p>0.2237400659</text:p>
          </table:table-cell>
          <table:table-cell table:formula="of:=[.A224]+[.B224]" office:value-type="float" office:value="0.854637679718462" calcext:value-type="float">
            <text:p>0.8546376797</text:p>
          </table:table-cell>
          <table:table-cell table:formula="of:=[.A224]" office:value-type="float" office:value="0.460811127189111" calcext:value-type="float">
            <text:p>0.4608111272</text:p>
          </table:table-cell>
          <table:table-cell table:formula="of:=[.A224]+[.C224]" office:value-type="float" office:value="0.606173447470649" calcext:value-type="float">
            <text:p>0.6061734475</text:p>
          </table:table-cell>
          <table:table-cell table:formula="of:=[.B224]" office:value-type="float" office:value="0.393826552529351" calcext:value-type="float">
            <text:p>0.3938265525</text:p>
          </table:table-cell>
          <table:table-cell table:formula="of:=[.B224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25]/([.A225]+[.B225]+[.C225])" office:value-type="float" office:value="0.460811127189111" calcext:value-type="float">
            <text:p>0.4608111272</text:p>
          </table:table-cell>
          <table:table-cell table:style-name="ce2" table:formula="of:=[.B225]/([.A225]+[.B225]+[.C225])" office:value-type="float" office:value="0.39382655252935" calcext:value-type="float">
            <text:p>0.3938265525</text:p>
          </table:table-cell>
          <table:table-cell table:style-name="ce2" table:formula="of:=[.C225]/([.A225]+[.B225]+[.C225])" office:value-type="float" office:value="0.145362320281539" calcext:value-type="float">
            <text:p>0.1453623203</text:p>
          </table:table-cell>
          <table:table-cell table:style-name="ce2" table:formula="of:=[.D225]/([.D225]+[.E225]+[.F225]+[.G225]+[.H225])" office:value-type="float" office:value="0.315448806907572" calcext:value-type="float">
            <text:p>0.3154488069</text:p>
          </table:table-cell>
          <table:table-cell table:style-name="ce2" table:formula="of:=[.E225]/([.D225]+[.E225]+[.F225]+[.G225]+[.H225])" office:value-type="float" office:value="0.170086486626034" calcext:value-type="float">
            <text:p>0.1700864866</text:p>
          </table:table-cell>
          <table:table-cell table:style-name="ce2" table:formula="of:=[.F225]/([.D225]+[.E225]+[.F225]+[.G225]+[.H225])" office:value-type="float" office:value="0.223740065903317" calcext:value-type="float">
            <text:p>0.2237400659</text:p>
          </table:table-cell>
          <table:table-cell table:style-name="ce3" table:formula="of:=[.G225]/([.D225]+[.E225]+[.F225]+[.G225]+[.H225])" office:value-type="float" office:value="0.145362320281539" calcext:value-type="float">
            <text:p>0.1453623203</text:p>
          </table:table-cell>
          <table:table-cell table:style-name="ce2" table:formula="of:=[.H225]/([.D225]+[.E225]+[.F225]+[.G225]+[.H225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26]+[.E226]+[.F226]" office:value-type="float" office:value="0.709275359436923" calcext:value-type="float">
            <text:p>0.7092753594</text:p>
          </table:table-cell>
          <table:table-cell table:formula="of:=[.D226]+[.G226]+[.H226]" office:value-type="float" office:value="0.60617344747065" calcext:value-type="float">
            <text:p>0.6061734475</text:p>
          </table:table-cell>
          <table:table-cell table:formula="of:=[.F226]" office:value-type="float" office:value="0.223740065903317" calcext:value-type="float">
            <text:p>0.2237400659</text:p>
          </table:table-cell>
          <table:table-cell table:formula="of:=[.A226]+[.B226]" office:value-type="float" office:value="0.854637679718461" calcext:value-type="float">
            <text:p>0.8546376797</text:p>
          </table:table-cell>
          <table:table-cell table:formula="of:=[.A226]" office:value-type="float" office:value="0.460811127189111" calcext:value-type="float">
            <text:p>0.4608111272</text:p>
          </table:table-cell>
          <table:table-cell table:formula="of:=[.A226]+[.C226]" office:value-type="float" office:value="0.60617344747065" calcext:value-type="float">
            <text:p>0.6061734475</text:p>
          </table:table-cell>
          <table:table-cell table:formula="of:=[.B226]" office:value-type="float" office:value="0.39382655252935" calcext:value-type="float">
            <text:p>0.3938265525</text:p>
          </table:table-cell>
          <table:table-cell table:formula="of:=[.B226]" office:value-type="float" office:value="0.39382655252935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27]/([.A227]+[.B227]+[.C227])" office:value-type="float" office:value="0.460811127189111" calcext:value-type="float">
            <text:p>0.4608111272</text:p>
          </table:table-cell>
          <table:table-cell table:style-name="ce2" table:formula="of:=[.B227]/([.A227]+[.B227]+[.C227])" office:value-type="float" office:value="0.393826552529351" calcext:value-type="float">
            <text:p>0.3938265525</text:p>
          </table:table-cell>
          <table:table-cell table:style-name="ce2" table:formula="of:=[.C227]/([.A227]+[.B227]+[.C227])" office:value-type="float" office:value="0.145362320281539" calcext:value-type="float">
            <text:p>0.1453623203</text:p>
          </table:table-cell>
          <table:table-cell table:style-name="ce2" table:formula="of:=[.D227]/([.D227]+[.E227]+[.F227]+[.G227]+[.H227])" office:value-type="float" office:value="0.315448806907572" calcext:value-type="float">
            <text:p>0.3154488069</text:p>
          </table:table-cell>
          <table:table-cell table:style-name="ce2" table:formula="of:=[.E227]/([.D227]+[.E227]+[.F227]+[.G227]+[.H227])" office:value-type="float" office:value="0.170086486626034" calcext:value-type="float">
            <text:p>0.1700864866</text:p>
          </table:table-cell>
          <table:table-cell table:style-name="ce2" table:formula="of:=[.F227]/([.D227]+[.E227]+[.F227]+[.G227]+[.H227])" office:value-type="float" office:value="0.223740065903317" calcext:value-type="float">
            <text:p>0.2237400659</text:p>
          </table:table-cell>
          <table:table-cell table:style-name="ce3" table:formula="of:=[.G227]/([.D227]+[.E227]+[.F227]+[.G227]+[.H227])" office:value-type="float" office:value="0.145362320281539" calcext:value-type="float">
            <text:p>0.1453623203</text:p>
          </table:table-cell>
          <table:table-cell table:style-name="ce2" table:formula="of:=[.H227]/([.D227]+[.E227]+[.F227]+[.G227]+[.H227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28]+[.E228]+[.F228]" office:value-type="float" office:value="0.709275359436923" calcext:value-type="float">
            <text:p>0.7092753594</text:p>
          </table:table-cell>
          <table:table-cell table:formula="of:=[.D228]+[.G228]+[.H228]" office:value-type="float" office:value="0.606173447470649" calcext:value-type="float">
            <text:p>0.6061734475</text:p>
          </table:table-cell>
          <table:table-cell table:formula="of:=[.F228]" office:value-type="float" office:value="0.223740065903317" calcext:value-type="float">
            <text:p>0.2237400659</text:p>
          </table:table-cell>
          <table:table-cell table:formula="of:=[.A228]+[.B228]" office:value-type="float" office:value="0.854637679718462" calcext:value-type="float">
            <text:p>0.8546376797</text:p>
          </table:table-cell>
          <table:table-cell table:formula="of:=[.A228]" office:value-type="float" office:value="0.460811127189111" calcext:value-type="float">
            <text:p>0.4608111272</text:p>
          </table:table-cell>
          <table:table-cell table:formula="of:=[.A228]+[.C228]" office:value-type="float" office:value="0.606173447470649" calcext:value-type="float">
            <text:p>0.6061734475</text:p>
          </table:table-cell>
          <table:table-cell table:formula="of:=[.B228]" office:value-type="float" office:value="0.393826552529351" calcext:value-type="float">
            <text:p>0.3938265525</text:p>
          </table:table-cell>
          <table:table-cell table:formula="of:=[.B228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29]/([.A229]+[.B229]+[.C229])" office:value-type="float" office:value="0.460811127189111" calcext:value-type="float">
            <text:p>0.4608111272</text:p>
          </table:table-cell>
          <table:table-cell table:style-name="ce2" table:formula="of:=[.B229]/([.A229]+[.B229]+[.C229])" office:value-type="float" office:value="0.39382655252935" calcext:value-type="float">
            <text:p>0.3938265525</text:p>
          </table:table-cell>
          <table:table-cell table:style-name="ce2" table:formula="of:=[.C229]/([.A229]+[.B229]+[.C229])" office:value-type="float" office:value="0.145362320281539" calcext:value-type="float">
            <text:p>0.1453623203</text:p>
          </table:table-cell>
          <table:table-cell table:style-name="ce2" table:formula="of:=[.D229]/([.D229]+[.E229]+[.F229]+[.G229]+[.H229])" office:value-type="float" office:value="0.315448806907572" calcext:value-type="float">
            <text:p>0.3154488069</text:p>
          </table:table-cell>
          <table:table-cell table:style-name="ce2" table:formula="of:=[.E229]/([.D229]+[.E229]+[.F229]+[.G229]+[.H229])" office:value-type="float" office:value="0.170086486626034" calcext:value-type="float">
            <text:p>0.1700864866</text:p>
          </table:table-cell>
          <table:table-cell table:style-name="ce2" table:formula="of:=[.F229]/([.D229]+[.E229]+[.F229]+[.G229]+[.H229])" office:value-type="float" office:value="0.223740065903317" calcext:value-type="float">
            <text:p>0.2237400659</text:p>
          </table:table-cell>
          <table:table-cell table:style-name="ce3" table:formula="of:=[.G229]/([.D229]+[.E229]+[.F229]+[.G229]+[.H229])" office:value-type="float" office:value="0.145362320281539" calcext:value-type="float">
            <text:p>0.1453623203</text:p>
          </table:table-cell>
          <table:table-cell table:style-name="ce2" table:formula="of:=[.H229]/([.D229]+[.E229]+[.F229]+[.G229]+[.H229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30]+[.E230]+[.F230]" office:value-type="float" office:value="0.709275359436923" calcext:value-type="float">
            <text:p>0.7092753594</text:p>
          </table:table-cell>
          <table:table-cell table:formula="of:=[.D230]+[.G230]+[.H230]" office:value-type="float" office:value="0.60617344747065" calcext:value-type="float">
            <text:p>0.6061734475</text:p>
          </table:table-cell>
          <table:table-cell table:formula="of:=[.F230]" office:value-type="float" office:value="0.223740065903317" calcext:value-type="float">
            <text:p>0.2237400659</text:p>
          </table:table-cell>
          <table:table-cell table:formula="of:=[.A230]+[.B230]" office:value-type="float" office:value="0.854637679718461" calcext:value-type="float">
            <text:p>0.8546376797</text:p>
          </table:table-cell>
          <table:table-cell table:formula="of:=[.A230]" office:value-type="float" office:value="0.460811127189111" calcext:value-type="float">
            <text:p>0.4608111272</text:p>
          </table:table-cell>
          <table:table-cell table:formula="of:=[.A230]+[.C230]" office:value-type="float" office:value="0.60617344747065" calcext:value-type="float">
            <text:p>0.6061734475</text:p>
          </table:table-cell>
          <table:table-cell table:formula="of:=[.B230]" office:value-type="float" office:value="0.39382655252935" calcext:value-type="float">
            <text:p>0.3938265525</text:p>
          </table:table-cell>
          <table:table-cell table:formula="of:=[.B230]" office:value-type="float" office:value="0.39382655252935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31]/([.A231]+[.B231]+[.C231])" office:value-type="float" office:value="0.460811127189111" calcext:value-type="float">
            <text:p>0.4608111272</text:p>
          </table:table-cell>
          <table:table-cell table:style-name="ce2" table:formula="of:=[.B231]/([.A231]+[.B231]+[.C231])" office:value-type="float" office:value="0.393826552529351" calcext:value-type="float">
            <text:p>0.3938265525</text:p>
          </table:table-cell>
          <table:table-cell table:style-name="ce2" table:formula="of:=[.C231]/([.A231]+[.B231]+[.C231])" office:value-type="float" office:value="0.145362320281539" calcext:value-type="float">
            <text:p>0.1453623203</text:p>
          </table:table-cell>
          <table:table-cell table:style-name="ce2" table:formula="of:=[.D231]/([.D231]+[.E231]+[.F231]+[.G231]+[.H231])" office:value-type="float" office:value="0.315448806907572" calcext:value-type="float">
            <text:p>0.3154488069</text:p>
          </table:table-cell>
          <table:table-cell table:style-name="ce2" table:formula="of:=[.E231]/([.D231]+[.E231]+[.F231]+[.G231]+[.H231])" office:value-type="float" office:value="0.170086486626034" calcext:value-type="float">
            <text:p>0.1700864866</text:p>
          </table:table-cell>
          <table:table-cell table:style-name="ce2" table:formula="of:=[.F231]/([.D231]+[.E231]+[.F231]+[.G231]+[.H231])" office:value-type="float" office:value="0.223740065903317" calcext:value-type="float">
            <text:p>0.2237400659</text:p>
          </table:table-cell>
          <table:table-cell table:style-name="ce3" table:formula="of:=[.G231]/([.D231]+[.E231]+[.F231]+[.G231]+[.H231])" office:value-type="float" office:value="0.145362320281539" calcext:value-type="float">
            <text:p>0.1453623203</text:p>
          </table:table-cell>
          <table:table-cell table:style-name="ce2" table:formula="of:=[.H231]/([.D231]+[.E231]+[.F231]+[.G231]+[.H231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32]+[.E232]+[.F232]" office:value-type="float" office:value="0.709275359436923" calcext:value-type="float">
            <text:p>0.7092753594</text:p>
          </table:table-cell>
          <table:table-cell table:formula="of:=[.D232]+[.G232]+[.H232]" office:value-type="float" office:value="0.606173447470649" calcext:value-type="float">
            <text:p>0.6061734475</text:p>
          </table:table-cell>
          <table:table-cell table:formula="of:=[.F232]" office:value-type="float" office:value="0.223740065903317" calcext:value-type="float">
            <text:p>0.2237400659</text:p>
          </table:table-cell>
          <table:table-cell table:formula="of:=[.A232]+[.B232]" office:value-type="float" office:value="0.854637679718461" calcext:value-type="float">
            <text:p>0.8546376797</text:p>
          </table:table-cell>
          <table:table-cell table:formula="of:=[.A232]" office:value-type="float" office:value="0.460811127189111" calcext:value-type="float">
            <text:p>0.4608111272</text:p>
          </table:table-cell>
          <table:table-cell table:formula="of:=[.A232]+[.C232]" office:value-type="float" office:value="0.606173447470649" calcext:value-type="float">
            <text:p>0.6061734475</text:p>
          </table:table-cell>
          <table:table-cell table:formula="of:=[.B232]" office:value-type="float" office:value="0.393826552529351" calcext:value-type="float">
            <text:p>0.3938265525</text:p>
          </table:table-cell>
          <table:table-cell table:formula="of:=[.B232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33]/([.A233]+[.B233]+[.C233])" office:value-type="float" office:value="0.460811127189111" calcext:value-type="float">
            <text:p>0.4608111272</text:p>
          </table:table-cell>
          <table:table-cell table:style-name="ce2" table:formula="of:=[.B233]/([.A233]+[.B233]+[.C233])" office:value-type="float" office:value="0.39382655252935" calcext:value-type="float">
            <text:p>0.3938265525</text:p>
          </table:table-cell>
          <table:table-cell table:style-name="ce2" table:formula="of:=[.C233]/([.A233]+[.B233]+[.C233])" office:value-type="float" office:value="0.145362320281539" calcext:value-type="float">
            <text:p>0.1453623203</text:p>
          </table:table-cell>
          <table:table-cell table:style-name="ce2" table:formula="of:=[.D233]/([.D233]+[.E233]+[.F233]+[.G233]+[.H233])" office:value-type="float" office:value="0.315448806907572" calcext:value-type="float">
            <text:p>0.3154488069</text:p>
          </table:table-cell>
          <table:table-cell table:style-name="ce2" table:formula="of:=[.E233]/([.D233]+[.E233]+[.F233]+[.G233]+[.H233])" office:value-type="float" office:value="0.170086486626034" calcext:value-type="float">
            <text:p>0.1700864866</text:p>
          </table:table-cell>
          <table:table-cell table:style-name="ce2" table:formula="of:=[.F233]/([.D233]+[.E233]+[.F233]+[.G233]+[.H233])" office:value-type="float" office:value="0.223740065903317" calcext:value-type="float">
            <text:p>0.2237400659</text:p>
          </table:table-cell>
          <table:table-cell table:style-name="ce3" table:formula="of:=[.G233]/([.D233]+[.E233]+[.F233]+[.G233]+[.H233])" office:value-type="float" office:value="0.145362320281539" calcext:value-type="float">
            <text:p>0.1453623203</text:p>
          </table:table-cell>
          <table:table-cell table:style-name="ce2" table:formula="of:=[.H233]/([.D233]+[.E233]+[.F233]+[.G233]+[.H233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34]+[.E234]+[.F234]" office:value-type="float" office:value="0.709275359436923" calcext:value-type="float">
            <text:p>0.7092753594</text:p>
          </table:table-cell>
          <table:table-cell table:formula="of:=[.D234]+[.G234]+[.H234]" office:value-type="float" office:value="0.60617344747065" calcext:value-type="float">
            <text:p>0.6061734475</text:p>
          </table:table-cell>
          <table:table-cell table:formula="of:=[.F234]" office:value-type="float" office:value="0.223740065903317" calcext:value-type="float">
            <text:p>0.2237400659</text:p>
          </table:table-cell>
          <table:table-cell table:formula="of:=[.A234]+[.B234]" office:value-type="float" office:value="0.854637679718461" calcext:value-type="float">
            <text:p>0.8546376797</text:p>
          </table:table-cell>
          <table:table-cell table:formula="of:=[.A234]" office:value-type="float" office:value="0.460811127189111" calcext:value-type="float">
            <text:p>0.4608111272</text:p>
          </table:table-cell>
          <table:table-cell table:formula="of:=[.A234]+[.C234]" office:value-type="float" office:value="0.60617344747065" calcext:value-type="float">
            <text:p>0.6061734475</text:p>
          </table:table-cell>
          <table:table-cell table:formula="of:=[.B234]" office:value-type="float" office:value="0.39382655252935" calcext:value-type="float">
            <text:p>0.3938265525</text:p>
          </table:table-cell>
          <table:table-cell table:formula="of:=[.B234]" office:value-type="float" office:value="0.39382655252935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35]/([.A235]+[.B235]+[.C235])" office:value-type="float" office:value="0.460811127189111" calcext:value-type="float">
            <text:p>0.4608111272</text:p>
          </table:table-cell>
          <table:table-cell table:style-name="ce2" table:formula="of:=[.B235]/([.A235]+[.B235]+[.C235])" office:value-type="float" office:value="0.393826552529351" calcext:value-type="float">
            <text:p>0.3938265525</text:p>
          </table:table-cell>
          <table:table-cell table:style-name="ce2" table:formula="of:=[.C235]/([.A235]+[.B235]+[.C235])" office:value-type="float" office:value="0.145362320281539" calcext:value-type="float">
            <text:p>0.1453623203</text:p>
          </table:table-cell>
          <table:table-cell table:style-name="ce2" table:formula="of:=[.D235]/([.D235]+[.E235]+[.F235]+[.G235]+[.H235])" office:value-type="float" office:value="0.315448806907572" calcext:value-type="float">
            <text:p>0.3154488069</text:p>
          </table:table-cell>
          <table:table-cell table:style-name="ce2" table:formula="of:=[.E235]/([.D235]+[.E235]+[.F235]+[.G235]+[.H235])" office:value-type="float" office:value="0.170086486626034" calcext:value-type="float">
            <text:p>0.1700864866</text:p>
          </table:table-cell>
          <table:table-cell table:style-name="ce2" table:formula="of:=[.F235]/([.D235]+[.E235]+[.F235]+[.G235]+[.H235])" office:value-type="float" office:value="0.223740065903317" calcext:value-type="float">
            <text:p>0.2237400659</text:p>
          </table:table-cell>
          <table:table-cell table:style-name="ce3" table:formula="of:=[.G235]/([.D235]+[.E235]+[.F235]+[.G235]+[.H235])" office:value-type="float" office:value="0.145362320281539" calcext:value-type="float">
            <text:p>0.1453623203</text:p>
          </table:table-cell>
          <table:table-cell table:style-name="ce2" table:formula="of:=[.H235]/([.D235]+[.E235]+[.F235]+[.G235]+[.H235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36]+[.E236]+[.F236]" office:value-type="float" office:value="0.709275359436923" calcext:value-type="float">
            <text:p>0.7092753594</text:p>
          </table:table-cell>
          <table:table-cell table:formula="of:=[.D236]+[.G236]+[.H236]" office:value-type="float" office:value="0.606173447470649" calcext:value-type="float">
            <text:p>0.6061734475</text:p>
          </table:table-cell>
          <table:table-cell table:formula="of:=[.F236]" office:value-type="float" office:value="0.223740065903317" calcext:value-type="float">
            <text:p>0.2237400659</text:p>
          </table:table-cell>
          <table:table-cell table:formula="of:=[.A236]+[.B236]" office:value-type="float" office:value="0.854637679718461" calcext:value-type="float">
            <text:p>0.8546376797</text:p>
          </table:table-cell>
          <table:table-cell table:formula="of:=[.A236]" office:value-type="float" office:value="0.460811127189111" calcext:value-type="float">
            <text:p>0.4608111272</text:p>
          </table:table-cell>
          <table:table-cell table:formula="of:=[.A236]+[.C236]" office:value-type="float" office:value="0.606173447470649" calcext:value-type="float">
            <text:p>0.6061734475</text:p>
          </table:table-cell>
          <table:table-cell table:formula="of:=[.B236]" office:value-type="float" office:value="0.393826552529351" calcext:value-type="float">
            <text:p>0.3938265525</text:p>
          </table:table-cell>
          <table:table-cell table:formula="of:=[.B236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37]/([.A237]+[.B237]+[.C237])" office:value-type="float" office:value="0.460811127189111" calcext:value-type="float">
            <text:p>0.4608111272</text:p>
          </table:table-cell>
          <table:table-cell table:style-name="ce2" table:formula="of:=[.B237]/([.A237]+[.B237]+[.C237])" office:value-type="float" office:value="0.39382655252935" calcext:value-type="float">
            <text:p>0.3938265525</text:p>
          </table:table-cell>
          <table:table-cell table:style-name="ce2" table:formula="of:=[.C237]/([.A237]+[.B237]+[.C237])" office:value-type="float" office:value="0.145362320281539" calcext:value-type="float">
            <text:p>0.1453623203</text:p>
          </table:table-cell>
          <table:table-cell table:style-name="ce2" table:formula="of:=[.D237]/([.D237]+[.E237]+[.F237]+[.G237]+[.H237])" office:value-type="float" office:value="0.315448806907572" calcext:value-type="float">
            <text:p>0.3154488069</text:p>
          </table:table-cell>
          <table:table-cell table:style-name="ce2" table:formula="of:=[.E237]/([.D237]+[.E237]+[.F237]+[.G237]+[.H237])" office:value-type="float" office:value="0.170086486626034" calcext:value-type="float">
            <text:p>0.1700864866</text:p>
          </table:table-cell>
          <table:table-cell table:style-name="ce2" table:formula="of:=[.F237]/([.D237]+[.E237]+[.F237]+[.G237]+[.H237])" office:value-type="float" office:value="0.223740065903317" calcext:value-type="float">
            <text:p>0.2237400659</text:p>
          </table:table-cell>
          <table:table-cell table:style-name="ce3" table:formula="of:=[.G237]/([.D237]+[.E237]+[.F237]+[.G237]+[.H237])" office:value-type="float" office:value="0.145362320281539" calcext:value-type="float">
            <text:p>0.1453623203</text:p>
          </table:table-cell>
          <table:table-cell table:style-name="ce2" table:formula="of:=[.H237]/([.D237]+[.E237]+[.F237]+[.G237]+[.H237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38]+[.E238]+[.F238]" office:value-type="float" office:value="0.709275359436923" calcext:value-type="float">
            <text:p>0.7092753594</text:p>
          </table:table-cell>
          <table:table-cell table:formula="of:=[.D238]+[.G238]+[.H238]" office:value-type="float" office:value="0.60617344747065" calcext:value-type="float">
            <text:p>0.6061734475</text:p>
          </table:table-cell>
          <table:table-cell table:formula="of:=[.F238]" office:value-type="float" office:value="0.223740065903317" calcext:value-type="float">
            <text:p>0.2237400659</text:p>
          </table:table-cell>
          <table:table-cell table:formula="of:=[.A238]+[.B238]" office:value-type="float" office:value="0.854637679718461" calcext:value-type="float">
            <text:p>0.8546376797</text:p>
          </table:table-cell>
          <table:table-cell table:formula="of:=[.A238]" office:value-type="float" office:value="0.460811127189111" calcext:value-type="float">
            <text:p>0.4608111272</text:p>
          </table:table-cell>
          <table:table-cell table:formula="of:=[.A238]+[.C238]" office:value-type="float" office:value="0.60617344747065" calcext:value-type="float">
            <text:p>0.6061734475</text:p>
          </table:table-cell>
          <table:table-cell table:formula="of:=[.B238]" office:value-type="float" office:value="0.39382655252935" calcext:value-type="float">
            <text:p>0.3938265525</text:p>
          </table:table-cell>
          <table:table-cell table:formula="of:=[.B238]" office:value-type="float" office:value="0.39382655252935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39]/([.A239]+[.B239]+[.C239])" office:value-type="float" office:value="0.460811127189111" calcext:value-type="float">
            <text:p>0.4608111272</text:p>
          </table:table-cell>
          <table:table-cell table:style-name="ce2" table:formula="of:=[.B239]/([.A239]+[.B239]+[.C239])" office:value-type="float" office:value="0.393826552529351" calcext:value-type="float">
            <text:p>0.3938265525</text:p>
          </table:table-cell>
          <table:table-cell table:style-name="ce2" table:formula="of:=[.C239]/([.A239]+[.B239]+[.C239])" office:value-type="float" office:value="0.145362320281539" calcext:value-type="float">
            <text:p>0.1453623203</text:p>
          </table:table-cell>
          <table:table-cell table:style-name="ce2" table:formula="of:=[.D239]/([.D239]+[.E239]+[.F239]+[.G239]+[.H239])" office:value-type="float" office:value="0.315448806907572" calcext:value-type="float">
            <text:p>0.3154488069</text:p>
          </table:table-cell>
          <table:table-cell table:style-name="ce2" table:formula="of:=[.E239]/([.D239]+[.E239]+[.F239]+[.G239]+[.H239])" office:value-type="float" office:value="0.170086486626034" calcext:value-type="float">
            <text:p>0.1700864866</text:p>
          </table:table-cell>
          <table:table-cell table:style-name="ce2" table:formula="of:=[.F239]/([.D239]+[.E239]+[.F239]+[.G239]+[.H239])" office:value-type="float" office:value="0.223740065903317" calcext:value-type="float">
            <text:p>0.2237400659</text:p>
          </table:table-cell>
          <table:table-cell table:style-name="ce3" table:formula="of:=[.G239]/([.D239]+[.E239]+[.F239]+[.G239]+[.H239])" office:value-type="float" office:value="0.145362320281539" calcext:value-type="float">
            <text:p>0.1453623203</text:p>
          </table:table-cell>
          <table:table-cell table:style-name="ce2" table:formula="of:=[.H239]/([.D239]+[.E239]+[.F239]+[.G239]+[.H239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40]+[.E240]+[.F240]" office:value-type="float" office:value="0.709275359436923" calcext:value-type="float">
            <text:p>0.7092753594</text:p>
          </table:table-cell>
          <table:table-cell table:formula="of:=[.D240]+[.G240]+[.H240]" office:value-type="float" office:value="0.60617344747065" calcext:value-type="float">
            <text:p>0.6061734475</text:p>
          </table:table-cell>
          <table:table-cell table:formula="of:=[.F240]" office:value-type="float" office:value="0.223740065903317" calcext:value-type="float">
            <text:p>0.2237400659</text:p>
          </table:table-cell>
          <table:table-cell table:formula="of:=[.A240]+[.B240]" office:value-type="float" office:value="0.854637679718461" calcext:value-type="float">
            <text:p>0.8546376797</text:p>
          </table:table-cell>
          <table:table-cell table:formula="of:=[.A240]" office:value-type="float" office:value="0.460811127189111" calcext:value-type="float">
            <text:p>0.4608111272</text:p>
          </table:table-cell>
          <table:table-cell table:formula="of:=[.A240]+[.C240]" office:value-type="float" office:value="0.606173447470649" calcext:value-type="float">
            <text:p>0.6061734475</text:p>
          </table:table-cell>
          <table:table-cell table:formula="of:=[.B240]" office:value-type="float" office:value="0.393826552529351" calcext:value-type="float">
            <text:p>0.3938265525</text:p>
          </table:table-cell>
          <table:table-cell table:formula="of:=[.B240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41]/([.A241]+[.B241]+[.C241])" office:value-type="float" office:value="0.460811127189111" calcext:value-type="float">
            <text:p>0.4608111272</text:p>
          </table:table-cell>
          <table:table-cell table:style-name="ce2" table:formula="of:=[.B241]/([.A241]+[.B241]+[.C241])" office:value-type="float" office:value="0.393826552529351" calcext:value-type="float">
            <text:p>0.3938265525</text:p>
          </table:table-cell>
          <table:table-cell table:style-name="ce2" table:formula="of:=[.C241]/([.A241]+[.B241]+[.C241])" office:value-type="float" office:value="0.145362320281539" calcext:value-type="float">
            <text:p>0.1453623203</text:p>
          </table:table-cell>
          <table:table-cell table:style-name="ce2" table:formula="of:=[.D241]/([.D241]+[.E241]+[.F241]+[.G241]+[.H241])" office:value-type="float" office:value="0.315448806907572" calcext:value-type="float">
            <text:p>0.3154488069</text:p>
          </table:table-cell>
          <table:table-cell table:style-name="ce2" table:formula="of:=[.E241]/([.D241]+[.E241]+[.F241]+[.G241]+[.H241])" office:value-type="float" office:value="0.170086486626034" calcext:value-type="float">
            <text:p>0.1700864866</text:p>
          </table:table-cell>
          <table:table-cell table:style-name="ce2" table:formula="of:=[.F241]/([.D241]+[.E241]+[.F241]+[.G241]+[.H241])" office:value-type="float" office:value="0.223740065903317" calcext:value-type="float">
            <text:p>0.2237400659</text:p>
          </table:table-cell>
          <table:table-cell table:style-name="ce3" table:formula="of:=[.G241]/([.D241]+[.E241]+[.F241]+[.G241]+[.H241])" office:value-type="float" office:value="0.145362320281539" calcext:value-type="float">
            <text:p>0.1453623203</text:p>
          </table:table-cell>
          <table:table-cell table:style-name="ce2" table:formula="of:=[.H241]/([.D241]+[.E241]+[.F241]+[.G241]+[.H241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42]+[.E242]+[.F242]" office:value-type="float" office:value="0.709275359436923" calcext:value-type="float">
            <text:p>0.7092753594</text:p>
          </table:table-cell>
          <table:table-cell table:formula="of:=[.D242]+[.G242]+[.H242]" office:value-type="float" office:value="0.60617344747065" calcext:value-type="float">
            <text:p>0.6061734475</text:p>
          </table:table-cell>
          <table:table-cell table:formula="of:=[.F242]" office:value-type="float" office:value="0.223740065903317" calcext:value-type="float">
            <text:p>0.2237400659</text:p>
          </table:table-cell>
          <table:table-cell table:formula="of:=[.A242]+[.B242]" office:value-type="float" office:value="0.854637679718461" calcext:value-type="float">
            <text:p>0.8546376797</text:p>
          </table:table-cell>
          <table:table-cell table:formula="of:=[.A242]" office:value-type="float" office:value="0.460811127189111" calcext:value-type="float">
            <text:p>0.4608111272</text:p>
          </table:table-cell>
          <table:table-cell table:formula="of:=[.A242]+[.C242]" office:value-type="float" office:value="0.60617344747065" calcext:value-type="float">
            <text:p>0.6061734475</text:p>
          </table:table-cell>
          <table:table-cell table:formula="of:=[.B242]" office:value-type="float" office:value="0.393826552529351" calcext:value-type="float">
            <text:p>0.3938265525</text:p>
          </table:table-cell>
          <table:table-cell table:formula="of:=[.B242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43]/([.A243]+[.B243]+[.C243])" office:value-type="float" office:value="0.460811127189111" calcext:value-type="float">
            <text:p>0.4608111272</text:p>
          </table:table-cell>
          <table:table-cell table:style-name="ce2" table:formula="of:=[.B243]/([.A243]+[.B243]+[.C243])" office:value-type="float" office:value="0.393826552529351" calcext:value-type="float">
            <text:p>0.3938265525</text:p>
          </table:table-cell>
          <table:table-cell table:style-name="ce2" table:formula="of:=[.C243]/([.A243]+[.B243]+[.C243])" office:value-type="float" office:value="0.145362320281539" calcext:value-type="float">
            <text:p>0.1453623203</text:p>
          </table:table-cell>
          <table:table-cell table:style-name="ce2" table:formula="of:=[.D243]/([.D243]+[.E243]+[.F243]+[.G243]+[.H243])" office:value-type="float" office:value="0.315448806907572" calcext:value-type="float">
            <text:p>0.3154488069</text:p>
          </table:table-cell>
          <table:table-cell table:style-name="ce2" table:formula="of:=[.E243]/([.D243]+[.E243]+[.F243]+[.G243]+[.H243])" office:value-type="float" office:value="0.170086486626034" calcext:value-type="float">
            <text:p>0.1700864866</text:p>
          </table:table-cell>
          <table:table-cell table:style-name="ce2" table:formula="of:=[.F243]/([.D243]+[.E243]+[.F243]+[.G243]+[.H243])" office:value-type="float" office:value="0.223740065903317" calcext:value-type="float">
            <text:p>0.2237400659</text:p>
          </table:table-cell>
          <table:table-cell table:style-name="ce3" table:formula="of:=[.G243]/([.D243]+[.E243]+[.F243]+[.G243]+[.H243])" office:value-type="float" office:value="0.145362320281539" calcext:value-type="float">
            <text:p>0.1453623203</text:p>
          </table:table-cell>
          <table:table-cell table:style-name="ce2" table:formula="of:=[.H243]/([.D243]+[.E243]+[.F243]+[.G243]+[.H243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44]+[.E244]+[.F244]" office:value-type="float" office:value="0.709275359436923" calcext:value-type="float">
            <text:p>0.7092753594</text:p>
          </table:table-cell>
          <table:table-cell table:formula="of:=[.D244]+[.G244]+[.H244]" office:value-type="float" office:value="0.606173447470649" calcext:value-type="float">
            <text:p>0.6061734475</text:p>
          </table:table-cell>
          <table:table-cell table:formula="of:=[.F244]" office:value-type="float" office:value="0.223740065903317" calcext:value-type="float">
            <text:p>0.2237400659</text:p>
          </table:table-cell>
          <table:table-cell table:formula="of:=[.A244]+[.B244]" office:value-type="float" office:value="0.854637679718461" calcext:value-type="float">
            <text:p>0.8546376797</text:p>
          </table:table-cell>
          <table:table-cell table:formula="of:=[.A244]" office:value-type="float" office:value="0.460811127189111" calcext:value-type="float">
            <text:p>0.4608111272</text:p>
          </table:table-cell>
          <table:table-cell table:formula="of:=[.A244]+[.C244]" office:value-type="float" office:value="0.606173447470649" calcext:value-type="float">
            <text:p>0.6061734475</text:p>
          </table:table-cell>
          <table:table-cell table:formula="of:=[.B244]" office:value-type="float" office:value="0.393826552529351" calcext:value-type="float">
            <text:p>0.3938265525</text:p>
          </table:table-cell>
          <table:table-cell table:formula="of:=[.B244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45]/([.A245]+[.B245]+[.C245])" office:value-type="float" office:value="0.460811127189111" calcext:value-type="float">
            <text:p>0.4608111272</text:p>
          </table:table-cell>
          <table:table-cell table:style-name="ce2" table:formula="of:=[.B245]/([.A245]+[.B245]+[.C245])" office:value-type="float" office:value="0.39382655252935" calcext:value-type="float">
            <text:p>0.3938265525</text:p>
          </table:table-cell>
          <table:table-cell table:style-name="ce2" table:formula="of:=[.C245]/([.A245]+[.B245]+[.C245])" office:value-type="float" office:value="0.145362320281539" calcext:value-type="float">
            <text:p>0.1453623203</text:p>
          </table:table-cell>
          <table:table-cell table:style-name="ce2" table:formula="of:=[.D245]/([.D245]+[.E245]+[.F245]+[.G245]+[.H245])" office:value-type="float" office:value="0.315448806907572" calcext:value-type="float">
            <text:p>0.3154488069</text:p>
          </table:table-cell>
          <table:table-cell table:style-name="ce2" table:formula="of:=[.E245]/([.D245]+[.E245]+[.F245]+[.G245]+[.H245])" office:value-type="float" office:value="0.170086486626034" calcext:value-type="float">
            <text:p>0.1700864866</text:p>
          </table:table-cell>
          <table:table-cell table:style-name="ce2" table:formula="of:=[.F245]/([.D245]+[.E245]+[.F245]+[.G245]+[.H245])" office:value-type="float" office:value="0.223740065903317" calcext:value-type="float">
            <text:p>0.2237400659</text:p>
          </table:table-cell>
          <table:table-cell table:style-name="ce3" table:formula="of:=[.G245]/([.D245]+[.E245]+[.F245]+[.G245]+[.H245])" office:value-type="float" office:value="0.145362320281539" calcext:value-type="float">
            <text:p>0.1453623203</text:p>
          </table:table-cell>
          <table:table-cell table:style-name="ce2" table:formula="of:=[.H245]/([.D245]+[.E245]+[.F245]+[.G245]+[.H245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46]+[.E246]+[.F246]" office:value-type="float" office:value="0.709275359436923" calcext:value-type="float">
            <text:p>0.7092753594</text:p>
          </table:table-cell>
          <table:table-cell table:formula="of:=[.D246]+[.G246]+[.H246]" office:value-type="float" office:value="0.60617344747065" calcext:value-type="float">
            <text:p>0.6061734475</text:p>
          </table:table-cell>
          <table:table-cell table:formula="of:=[.F246]" office:value-type="float" office:value="0.223740065903317" calcext:value-type="float">
            <text:p>0.2237400659</text:p>
          </table:table-cell>
          <table:table-cell table:formula="of:=[.A246]+[.B246]" office:value-type="float" office:value="0.854637679718461" calcext:value-type="float">
            <text:p>0.8546376797</text:p>
          </table:table-cell>
          <table:table-cell table:formula="of:=[.A246]" office:value-type="float" office:value="0.460811127189111" calcext:value-type="float">
            <text:p>0.4608111272</text:p>
          </table:table-cell>
          <table:table-cell table:formula="of:=[.A246]+[.C246]" office:value-type="float" office:value="0.606173447470649" calcext:value-type="float">
            <text:p>0.6061734475</text:p>
          </table:table-cell>
          <table:table-cell table:formula="of:=[.B246]" office:value-type="float" office:value="0.39382655252935" calcext:value-type="float">
            <text:p>0.3938265525</text:p>
          </table:table-cell>
          <table:table-cell table:formula="of:=[.B246]" office:value-type="float" office:value="0.39382655252935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47]/([.A247]+[.B247]+[.C247])" office:value-type="float" office:value="0.460811127189111" calcext:value-type="float">
            <text:p>0.4608111272</text:p>
          </table:table-cell>
          <table:table-cell table:style-name="ce2" table:formula="of:=[.B247]/([.A247]+[.B247]+[.C247])" office:value-type="float" office:value="0.393826552529351" calcext:value-type="float">
            <text:p>0.3938265525</text:p>
          </table:table-cell>
          <table:table-cell table:style-name="ce2" table:formula="of:=[.C247]/([.A247]+[.B247]+[.C247])" office:value-type="float" office:value="0.145362320281539" calcext:value-type="float">
            <text:p>0.1453623203</text:p>
          </table:table-cell>
          <table:table-cell table:style-name="ce2" table:formula="of:=[.D247]/([.D247]+[.E247]+[.F247]+[.G247]+[.H247])" office:value-type="float" office:value="0.315448806907572" calcext:value-type="float">
            <text:p>0.3154488069</text:p>
          </table:table-cell>
          <table:table-cell table:style-name="ce2" table:formula="of:=[.E247]/([.D247]+[.E247]+[.F247]+[.G247]+[.H247])" office:value-type="float" office:value="0.170086486626034" calcext:value-type="float">
            <text:p>0.1700864866</text:p>
          </table:table-cell>
          <table:table-cell table:style-name="ce2" table:formula="of:=[.F247]/([.D247]+[.E247]+[.F247]+[.G247]+[.H247])" office:value-type="float" office:value="0.223740065903317" calcext:value-type="float">
            <text:p>0.2237400659</text:p>
          </table:table-cell>
          <table:table-cell table:style-name="ce3" table:formula="of:=[.G247]/([.D247]+[.E247]+[.F247]+[.G247]+[.H247])" office:value-type="float" office:value="0.145362320281539" calcext:value-type="float">
            <text:p>0.1453623203</text:p>
          </table:table-cell>
          <table:table-cell table:style-name="ce2" table:formula="of:=[.H247]/([.D247]+[.E247]+[.F247]+[.G247]+[.H247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48]+[.E248]+[.F248]" office:value-type="float" office:value="0.709275359436923" calcext:value-type="float">
            <text:p>0.7092753594</text:p>
          </table:table-cell>
          <table:table-cell table:formula="of:=[.D248]+[.G248]+[.H248]" office:value-type="float" office:value="0.60617344747065" calcext:value-type="float">
            <text:p>0.6061734475</text:p>
          </table:table-cell>
          <table:table-cell table:formula="of:=[.F248]" office:value-type="float" office:value="0.223740065903317" calcext:value-type="float">
            <text:p>0.2237400659</text:p>
          </table:table-cell>
          <table:table-cell table:formula="of:=[.A248]+[.B248]" office:value-type="float" office:value="0.854637679718461" calcext:value-type="float">
            <text:p>0.8546376797</text:p>
          </table:table-cell>
          <table:table-cell table:formula="of:=[.A248]" office:value-type="float" office:value="0.460811127189111" calcext:value-type="float">
            <text:p>0.4608111272</text:p>
          </table:table-cell>
          <table:table-cell table:formula="of:=[.A248]+[.C248]" office:value-type="float" office:value="0.606173447470649" calcext:value-type="float">
            <text:p>0.6061734475</text:p>
          </table:table-cell>
          <table:table-cell table:formula="of:=[.B248]" office:value-type="float" office:value="0.393826552529351" calcext:value-type="float">
            <text:p>0.3938265525</text:p>
          </table:table-cell>
          <table:table-cell table:formula="of:=[.B248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49]/([.A249]+[.B249]+[.C249])" office:value-type="float" office:value="0.460811127189111" calcext:value-type="float">
            <text:p>0.4608111272</text:p>
          </table:table-cell>
          <table:table-cell table:style-name="ce2" table:formula="of:=[.B249]/([.A249]+[.B249]+[.C249])" office:value-type="float" office:value="0.393826552529351" calcext:value-type="float">
            <text:p>0.3938265525</text:p>
          </table:table-cell>
          <table:table-cell table:style-name="ce2" table:formula="of:=[.C249]/([.A249]+[.B249]+[.C249])" office:value-type="float" office:value="0.145362320281539" calcext:value-type="float">
            <text:p>0.1453623203</text:p>
          </table:table-cell>
          <table:table-cell table:style-name="ce2" table:formula="of:=[.D249]/([.D249]+[.E249]+[.F249]+[.G249]+[.H249])" office:value-type="float" office:value="0.315448806907572" calcext:value-type="float">
            <text:p>0.3154488069</text:p>
          </table:table-cell>
          <table:table-cell table:style-name="ce2" table:formula="of:=[.E249]/([.D249]+[.E249]+[.F249]+[.G249]+[.H249])" office:value-type="float" office:value="0.170086486626034" calcext:value-type="float">
            <text:p>0.1700864866</text:p>
          </table:table-cell>
          <table:table-cell table:style-name="ce2" table:formula="of:=[.F249]/([.D249]+[.E249]+[.F249]+[.G249]+[.H249])" office:value-type="float" office:value="0.223740065903317" calcext:value-type="float">
            <text:p>0.2237400659</text:p>
          </table:table-cell>
          <table:table-cell table:style-name="ce3" table:formula="of:=[.G249]/([.D249]+[.E249]+[.F249]+[.G249]+[.H249])" office:value-type="float" office:value="0.145362320281539" calcext:value-type="float">
            <text:p>0.1453623203</text:p>
          </table:table-cell>
          <table:table-cell table:style-name="ce2" table:formula="of:=[.H249]/([.D249]+[.E249]+[.F249]+[.G249]+[.H249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50]+[.E250]+[.F250]" office:value-type="float" office:value="0.709275359436923" calcext:value-type="float">
            <text:p>0.7092753594</text:p>
          </table:table-cell>
          <table:table-cell table:formula="of:=[.D250]+[.G250]+[.H250]" office:value-type="float" office:value="0.60617344747065" calcext:value-type="float">
            <text:p>0.6061734475</text:p>
          </table:table-cell>
          <table:table-cell table:formula="of:=[.F250]" office:value-type="float" office:value="0.223740065903317" calcext:value-type="float">
            <text:p>0.2237400659</text:p>
          </table:table-cell>
          <table:table-cell table:formula="of:=[.A250]+[.B250]" office:value-type="float" office:value="0.854637679718461" calcext:value-type="float">
            <text:p>0.8546376797</text:p>
          </table:table-cell>
          <table:table-cell table:formula="of:=[.A250]" office:value-type="float" office:value="0.460811127189111" calcext:value-type="float">
            <text:p>0.4608111272</text:p>
          </table:table-cell>
          <table:table-cell table:formula="of:=[.A250]+[.C250]" office:value-type="float" office:value="0.606173447470649" calcext:value-type="float">
            <text:p>0.6061734475</text:p>
          </table:table-cell>
          <table:table-cell table:formula="of:=[.B250]" office:value-type="float" office:value="0.393826552529351" calcext:value-type="float">
            <text:p>0.3938265525</text:p>
          </table:table-cell>
          <table:table-cell table:formula="of:=[.B250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51]/([.A251]+[.B251]+[.C251])" office:value-type="float" office:value="0.460811127189111" calcext:value-type="float">
            <text:p>0.4608111272</text:p>
          </table:table-cell>
          <table:table-cell table:style-name="ce2" table:formula="of:=[.B251]/([.A251]+[.B251]+[.C251])" office:value-type="float" office:value="0.393826552529351" calcext:value-type="float">
            <text:p>0.3938265525</text:p>
          </table:table-cell>
          <table:table-cell table:style-name="ce2" table:formula="of:=[.C251]/([.A251]+[.B251]+[.C251])" office:value-type="float" office:value="0.145362320281539" calcext:value-type="float">
            <text:p>0.1453623203</text:p>
          </table:table-cell>
          <table:table-cell table:style-name="ce2" table:formula="of:=[.D251]/([.D251]+[.E251]+[.F251]+[.G251]+[.H251])" office:value-type="float" office:value="0.315448806907572" calcext:value-type="float">
            <text:p>0.3154488069</text:p>
          </table:table-cell>
          <table:table-cell table:style-name="ce2" table:formula="of:=[.E251]/([.D251]+[.E251]+[.F251]+[.G251]+[.H251])" office:value-type="float" office:value="0.170086486626034" calcext:value-type="float">
            <text:p>0.1700864866</text:p>
          </table:table-cell>
          <table:table-cell table:style-name="ce2" table:formula="of:=[.F251]/([.D251]+[.E251]+[.F251]+[.G251]+[.H251])" office:value-type="float" office:value="0.223740065903317" calcext:value-type="float">
            <text:p>0.2237400659</text:p>
          </table:table-cell>
          <table:table-cell table:style-name="ce3" table:formula="of:=[.G251]/([.D251]+[.E251]+[.F251]+[.G251]+[.H251])" office:value-type="float" office:value="0.145362320281539" calcext:value-type="float">
            <text:p>0.1453623203</text:p>
          </table:table-cell>
          <table:table-cell table:style-name="ce2" table:formula="of:=[.H251]/([.D251]+[.E251]+[.F251]+[.G251]+[.H251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52]+[.E252]+[.F252]" office:value-type="float" office:value="0.709275359436923" calcext:value-type="float">
            <text:p>0.7092753594</text:p>
          </table:table-cell>
          <table:table-cell table:formula="of:=[.D252]+[.G252]+[.H252]" office:value-type="float" office:value="0.60617344747065" calcext:value-type="float">
            <text:p>0.6061734475</text:p>
          </table:table-cell>
          <table:table-cell table:formula="of:=[.F252]" office:value-type="float" office:value="0.223740065903317" calcext:value-type="float">
            <text:p>0.2237400659</text:p>
          </table:table-cell>
          <table:table-cell table:formula="of:=[.A252]+[.B252]" office:value-type="float" office:value="0.854637679718461" calcext:value-type="float">
            <text:p>0.8546376797</text:p>
          </table:table-cell>
          <table:table-cell table:formula="of:=[.A252]" office:value-type="float" office:value="0.460811127189111" calcext:value-type="float">
            <text:p>0.4608111272</text:p>
          </table:table-cell>
          <table:table-cell table:formula="of:=[.A252]+[.C252]" office:value-type="float" office:value="0.606173447470649" calcext:value-type="float">
            <text:p>0.6061734475</text:p>
          </table:table-cell>
          <table:table-cell table:formula="of:=[.B252]" office:value-type="float" office:value="0.393826552529351" calcext:value-type="float">
            <text:p>0.3938265525</text:p>
          </table:table-cell>
          <table:table-cell table:formula="of:=[.B252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53]/([.A253]+[.B253]+[.C253])" office:value-type="float" office:value="0.460811127189111" calcext:value-type="float">
            <text:p>0.4608111272</text:p>
          </table:table-cell>
          <table:table-cell table:style-name="ce2" table:formula="of:=[.B253]/([.A253]+[.B253]+[.C253])" office:value-type="float" office:value="0.393826552529351" calcext:value-type="float">
            <text:p>0.3938265525</text:p>
          </table:table-cell>
          <table:table-cell table:style-name="ce2" table:formula="of:=[.C253]/([.A253]+[.B253]+[.C253])" office:value-type="float" office:value="0.145362320281539" calcext:value-type="float">
            <text:p>0.1453623203</text:p>
          </table:table-cell>
          <table:table-cell table:style-name="ce2" table:formula="of:=[.D253]/([.D253]+[.E253]+[.F253]+[.G253]+[.H253])" office:value-type="float" office:value="0.315448806907572" calcext:value-type="float">
            <text:p>0.3154488069</text:p>
          </table:table-cell>
          <table:table-cell table:style-name="ce2" table:formula="of:=[.E253]/([.D253]+[.E253]+[.F253]+[.G253]+[.H253])" office:value-type="float" office:value="0.170086486626034" calcext:value-type="float">
            <text:p>0.1700864866</text:p>
          </table:table-cell>
          <table:table-cell table:style-name="ce2" table:formula="of:=[.F253]/([.D253]+[.E253]+[.F253]+[.G253]+[.H253])" office:value-type="float" office:value="0.223740065903317" calcext:value-type="float">
            <text:p>0.2237400659</text:p>
          </table:table-cell>
          <table:table-cell table:style-name="ce3" table:formula="of:=[.G253]/([.D253]+[.E253]+[.F253]+[.G253]+[.H253])" office:value-type="float" office:value="0.145362320281539" calcext:value-type="float">
            <text:p>0.1453623203</text:p>
          </table:table-cell>
          <table:table-cell table:style-name="ce2" table:formula="of:=[.H253]/([.D253]+[.E253]+[.F253]+[.G253]+[.H253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54]+[.E254]+[.F254]" office:value-type="float" office:value="0.709275359436923" calcext:value-type="float">
            <text:p>0.7092753594</text:p>
          </table:table-cell>
          <table:table-cell table:formula="of:=[.D254]+[.G254]+[.H254]" office:value-type="float" office:value="0.60617344747065" calcext:value-type="float">
            <text:p>0.6061734475</text:p>
          </table:table-cell>
          <table:table-cell table:formula="of:=[.F254]" office:value-type="float" office:value="0.223740065903317" calcext:value-type="float">
            <text:p>0.2237400659</text:p>
          </table:table-cell>
          <table:table-cell table:formula="of:=[.A254]+[.B254]" office:value-type="float" office:value="0.854637679718461" calcext:value-type="float">
            <text:p>0.8546376797</text:p>
          </table:table-cell>
          <table:table-cell table:formula="of:=[.A254]" office:value-type="float" office:value="0.460811127189111" calcext:value-type="float">
            <text:p>0.4608111272</text:p>
          </table:table-cell>
          <table:table-cell table:formula="of:=[.A254]+[.C254]" office:value-type="float" office:value="0.606173447470649" calcext:value-type="float">
            <text:p>0.6061734475</text:p>
          </table:table-cell>
          <table:table-cell table:formula="of:=[.B254]" office:value-type="float" office:value="0.393826552529351" calcext:value-type="float">
            <text:p>0.3938265525</text:p>
          </table:table-cell>
          <table:table-cell table:formula="of:=[.B254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55]/([.A255]+[.B255]+[.C255])" office:value-type="float" office:value="0.460811127189111" calcext:value-type="float">
            <text:p>0.4608111272</text:p>
          </table:table-cell>
          <table:table-cell table:style-name="ce2" table:formula="of:=[.B255]/([.A255]+[.B255]+[.C255])" office:value-type="float" office:value="0.393826552529351" calcext:value-type="float">
            <text:p>0.3938265525</text:p>
          </table:table-cell>
          <table:table-cell table:style-name="ce2" table:formula="of:=[.C255]/([.A255]+[.B255]+[.C255])" office:value-type="float" office:value="0.145362320281539" calcext:value-type="float">
            <text:p>0.1453623203</text:p>
          </table:table-cell>
          <table:table-cell table:style-name="ce2" table:formula="of:=[.D255]/([.D255]+[.E255]+[.F255]+[.G255]+[.H255])" office:value-type="float" office:value="0.315448806907572" calcext:value-type="float">
            <text:p>0.3154488069</text:p>
          </table:table-cell>
          <table:table-cell table:style-name="ce2" table:formula="of:=[.E255]/([.D255]+[.E255]+[.F255]+[.G255]+[.H255])" office:value-type="float" office:value="0.170086486626034" calcext:value-type="float">
            <text:p>0.1700864866</text:p>
          </table:table-cell>
          <table:table-cell table:style-name="ce2" table:formula="of:=[.F255]/([.D255]+[.E255]+[.F255]+[.G255]+[.H255])" office:value-type="float" office:value="0.223740065903317" calcext:value-type="float">
            <text:p>0.2237400659</text:p>
          </table:table-cell>
          <table:table-cell table:style-name="ce3" table:formula="of:=[.G255]/([.D255]+[.E255]+[.F255]+[.G255]+[.H255])" office:value-type="float" office:value="0.145362320281539" calcext:value-type="float">
            <text:p>0.1453623203</text:p>
          </table:table-cell>
          <table:table-cell table:style-name="ce2" table:formula="of:=[.H255]/([.D255]+[.E255]+[.F255]+[.G255]+[.H255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56]+[.E256]+[.F256]" office:value-type="float" office:value="0.709275359436923" calcext:value-type="float">
            <text:p>0.7092753594</text:p>
          </table:table-cell>
          <table:table-cell table:formula="of:=[.D256]+[.G256]+[.H256]" office:value-type="float" office:value="0.60617344747065" calcext:value-type="float">
            <text:p>0.6061734475</text:p>
          </table:table-cell>
          <table:table-cell table:formula="of:=[.F256]" office:value-type="float" office:value="0.223740065903317" calcext:value-type="float">
            <text:p>0.2237400659</text:p>
          </table:table-cell>
          <table:table-cell table:formula="of:=[.A256]+[.B256]" office:value-type="float" office:value="0.854637679718461" calcext:value-type="float">
            <text:p>0.8546376797</text:p>
          </table:table-cell>
          <table:table-cell table:formula="of:=[.A256]" office:value-type="float" office:value="0.460811127189111" calcext:value-type="float">
            <text:p>0.4608111272</text:p>
          </table:table-cell>
          <table:table-cell table:formula="of:=[.A256]+[.C256]" office:value-type="float" office:value="0.606173447470649" calcext:value-type="float">
            <text:p>0.6061734475</text:p>
          </table:table-cell>
          <table:table-cell table:formula="of:=[.B256]" office:value-type="float" office:value="0.393826552529351" calcext:value-type="float">
            <text:p>0.3938265525</text:p>
          </table:table-cell>
          <table:table-cell table:formula="of:=[.B256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57]/([.A257]+[.B257]+[.C257])" office:value-type="float" office:value="0.460811127189111" calcext:value-type="float">
            <text:p>0.4608111272</text:p>
          </table:table-cell>
          <table:table-cell table:style-name="ce2" table:formula="of:=[.B257]/([.A257]+[.B257]+[.C257])" office:value-type="float" office:value="0.393826552529351" calcext:value-type="float">
            <text:p>0.3938265525</text:p>
          </table:table-cell>
          <table:table-cell table:style-name="ce2" table:formula="of:=[.C257]/([.A257]+[.B257]+[.C257])" office:value-type="float" office:value="0.145362320281539" calcext:value-type="float">
            <text:p>0.1453623203</text:p>
          </table:table-cell>
          <table:table-cell table:style-name="ce2" table:formula="of:=[.D257]/([.D257]+[.E257]+[.F257]+[.G257]+[.H257])" office:value-type="float" office:value="0.315448806907572" calcext:value-type="float">
            <text:p>0.3154488069</text:p>
          </table:table-cell>
          <table:table-cell table:style-name="ce2" table:formula="of:=[.E257]/([.D257]+[.E257]+[.F257]+[.G257]+[.H257])" office:value-type="float" office:value="0.170086486626034" calcext:value-type="float">
            <text:p>0.1700864866</text:p>
          </table:table-cell>
          <table:table-cell table:style-name="ce2" table:formula="of:=[.F257]/([.D257]+[.E257]+[.F257]+[.G257]+[.H257])" office:value-type="float" office:value="0.223740065903317" calcext:value-type="float">
            <text:p>0.2237400659</text:p>
          </table:table-cell>
          <table:table-cell table:style-name="ce3" table:formula="of:=[.G257]/([.D257]+[.E257]+[.F257]+[.G257]+[.H257])" office:value-type="float" office:value="0.145362320281539" calcext:value-type="float">
            <text:p>0.1453623203</text:p>
          </table:table-cell>
          <table:table-cell table:style-name="ce2" table:formula="of:=[.H257]/([.D257]+[.E257]+[.F257]+[.G257]+[.H257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58]+[.E258]+[.F258]" office:value-type="float" office:value="0.709275359436923" calcext:value-type="float">
            <text:p>0.7092753594</text:p>
          </table:table-cell>
          <table:table-cell table:formula="of:=[.D258]+[.G258]+[.H258]" office:value-type="float" office:value="0.60617344747065" calcext:value-type="float">
            <text:p>0.6061734475</text:p>
          </table:table-cell>
          <table:table-cell table:formula="of:=[.F258]" office:value-type="float" office:value="0.223740065903317" calcext:value-type="float">
            <text:p>0.2237400659</text:p>
          </table:table-cell>
          <table:table-cell table:formula="of:=[.A258]+[.B258]" office:value-type="float" office:value="0.854637679718461" calcext:value-type="float">
            <text:p>0.8546376797</text:p>
          </table:table-cell>
          <table:table-cell table:formula="of:=[.A258]" office:value-type="float" office:value="0.460811127189111" calcext:value-type="float">
            <text:p>0.4608111272</text:p>
          </table:table-cell>
          <table:table-cell table:formula="of:=[.A258]+[.C258]" office:value-type="float" office:value="0.606173447470649" calcext:value-type="float">
            <text:p>0.6061734475</text:p>
          </table:table-cell>
          <table:table-cell table:formula="of:=[.B258]" office:value-type="float" office:value="0.393826552529351" calcext:value-type="float">
            <text:p>0.3938265525</text:p>
          </table:table-cell>
          <table:table-cell table:formula="of:=[.B258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59]/([.A259]+[.B259]+[.C259])" office:value-type="float" office:value="0.460811127189111" calcext:value-type="float">
            <text:p>0.4608111272</text:p>
          </table:table-cell>
          <table:table-cell table:style-name="ce2" table:formula="of:=[.B259]/([.A259]+[.B259]+[.C259])" office:value-type="float" office:value="0.393826552529351" calcext:value-type="float">
            <text:p>0.3938265525</text:p>
          </table:table-cell>
          <table:table-cell table:style-name="ce2" table:formula="of:=[.C259]/([.A259]+[.B259]+[.C259])" office:value-type="float" office:value="0.145362320281539" calcext:value-type="float">
            <text:p>0.1453623203</text:p>
          </table:table-cell>
          <table:table-cell table:style-name="ce2" table:formula="of:=[.D259]/([.D259]+[.E259]+[.F259]+[.G259]+[.H259])" office:value-type="float" office:value="0.315448806907572" calcext:value-type="float">
            <text:p>0.3154488069</text:p>
          </table:table-cell>
          <table:table-cell table:style-name="ce2" table:formula="of:=[.E259]/([.D259]+[.E259]+[.F259]+[.G259]+[.H259])" office:value-type="float" office:value="0.170086486626034" calcext:value-type="float">
            <text:p>0.1700864866</text:p>
          </table:table-cell>
          <table:table-cell table:style-name="ce2" table:formula="of:=[.F259]/([.D259]+[.E259]+[.F259]+[.G259]+[.H259])" office:value-type="float" office:value="0.223740065903317" calcext:value-type="float">
            <text:p>0.2237400659</text:p>
          </table:table-cell>
          <table:table-cell table:style-name="ce3" table:formula="of:=[.G259]/([.D259]+[.E259]+[.F259]+[.G259]+[.H259])" office:value-type="float" office:value="0.145362320281539" calcext:value-type="float">
            <text:p>0.1453623203</text:p>
          </table:table-cell>
          <table:table-cell table:style-name="ce2" table:formula="of:=[.H259]/([.D259]+[.E259]+[.F259]+[.G259]+[.H259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60]+[.E260]+[.F260]" office:value-type="float" office:value="0.709275359436923" calcext:value-type="float">
            <text:p>0.7092753594</text:p>
          </table:table-cell>
          <table:table-cell table:formula="of:=[.D260]+[.G260]+[.H260]" office:value-type="float" office:value="0.60617344747065" calcext:value-type="float">
            <text:p>0.6061734475</text:p>
          </table:table-cell>
          <table:table-cell table:formula="of:=[.F260]" office:value-type="float" office:value="0.223740065903317" calcext:value-type="float">
            <text:p>0.2237400659</text:p>
          </table:table-cell>
          <table:table-cell table:formula="of:=[.A260]+[.B260]" office:value-type="float" office:value="0.854637679718461" calcext:value-type="float">
            <text:p>0.8546376797</text:p>
          </table:table-cell>
          <table:table-cell table:formula="of:=[.A260]" office:value-type="float" office:value="0.460811127189111" calcext:value-type="float">
            <text:p>0.4608111272</text:p>
          </table:table-cell>
          <table:table-cell table:formula="of:=[.A260]+[.C260]" office:value-type="float" office:value="0.606173447470649" calcext:value-type="float">
            <text:p>0.6061734475</text:p>
          </table:table-cell>
          <table:table-cell table:formula="of:=[.B260]" office:value-type="float" office:value="0.393826552529351" calcext:value-type="float">
            <text:p>0.3938265525</text:p>
          </table:table-cell>
          <table:table-cell table:formula="of:=[.B260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61]/([.A261]+[.B261]+[.C261])" office:value-type="float" office:value="0.460811127189111" calcext:value-type="float">
            <text:p>0.4608111272</text:p>
          </table:table-cell>
          <table:table-cell table:style-name="ce2" table:formula="of:=[.B261]/([.A261]+[.B261]+[.C261])" office:value-type="float" office:value="0.393826552529351" calcext:value-type="float">
            <text:p>0.3938265525</text:p>
          </table:table-cell>
          <table:table-cell table:style-name="ce2" table:formula="of:=[.C261]/([.A261]+[.B261]+[.C261])" office:value-type="float" office:value="0.145362320281539" calcext:value-type="float">
            <text:p>0.1453623203</text:p>
          </table:table-cell>
          <table:table-cell table:style-name="ce2" table:formula="of:=[.D261]/([.D261]+[.E261]+[.F261]+[.G261]+[.H261])" office:value-type="float" office:value="0.315448806907572" calcext:value-type="float">
            <text:p>0.3154488069</text:p>
          </table:table-cell>
          <table:table-cell table:style-name="ce2" table:formula="of:=[.E261]/([.D261]+[.E261]+[.F261]+[.G261]+[.H261])" office:value-type="float" office:value="0.170086486626034" calcext:value-type="float">
            <text:p>0.1700864866</text:p>
          </table:table-cell>
          <table:table-cell table:style-name="ce2" table:formula="of:=[.F261]/([.D261]+[.E261]+[.F261]+[.G261]+[.H261])" office:value-type="float" office:value="0.223740065903317" calcext:value-type="float">
            <text:p>0.2237400659</text:p>
          </table:table-cell>
          <table:table-cell table:style-name="ce3" table:formula="of:=[.G261]/([.D261]+[.E261]+[.F261]+[.G261]+[.H261])" office:value-type="float" office:value="0.145362320281539" calcext:value-type="float">
            <text:p>0.1453623203</text:p>
          </table:table-cell>
          <table:table-cell table:style-name="ce2" table:formula="of:=[.H261]/([.D261]+[.E261]+[.F261]+[.G261]+[.H261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62]+[.E262]+[.F262]" office:value-type="float" office:value="0.709275359436923" calcext:value-type="float">
            <text:p>0.7092753594</text:p>
          </table:table-cell>
          <table:table-cell table:formula="of:=[.D262]+[.G262]+[.H262]" office:value-type="float" office:value="0.60617344747065" calcext:value-type="float">
            <text:p>0.6061734475</text:p>
          </table:table-cell>
          <table:table-cell table:formula="of:=[.F262]" office:value-type="float" office:value="0.223740065903317" calcext:value-type="float">
            <text:p>0.2237400659</text:p>
          </table:table-cell>
          <table:table-cell table:formula="of:=[.A262]+[.B262]" office:value-type="float" office:value="0.854637679718461" calcext:value-type="float">
            <text:p>0.8546376797</text:p>
          </table:table-cell>
          <table:table-cell table:formula="of:=[.A262]" office:value-type="float" office:value="0.460811127189111" calcext:value-type="float">
            <text:p>0.4608111272</text:p>
          </table:table-cell>
          <table:table-cell table:formula="of:=[.A262]+[.C262]" office:value-type="float" office:value="0.606173447470649" calcext:value-type="float">
            <text:p>0.6061734475</text:p>
          </table:table-cell>
          <table:table-cell table:formula="of:=[.B262]" office:value-type="float" office:value="0.393826552529351" calcext:value-type="float">
            <text:p>0.3938265525</text:p>
          </table:table-cell>
          <table:table-cell table:formula="of:=[.B262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63]/([.A263]+[.B263]+[.C263])" office:value-type="float" office:value="0.460811127189111" calcext:value-type="float">
            <text:p>0.4608111272</text:p>
          </table:table-cell>
          <table:table-cell table:style-name="ce2" table:formula="of:=[.B263]/([.A263]+[.B263]+[.C263])" office:value-type="float" office:value="0.393826552529351" calcext:value-type="float">
            <text:p>0.3938265525</text:p>
          </table:table-cell>
          <table:table-cell table:style-name="ce2" table:formula="of:=[.C263]/([.A263]+[.B263]+[.C263])" office:value-type="float" office:value="0.145362320281539" calcext:value-type="float">
            <text:p>0.1453623203</text:p>
          </table:table-cell>
          <table:table-cell table:style-name="ce2" table:formula="of:=[.D263]/([.D263]+[.E263]+[.F263]+[.G263]+[.H263])" office:value-type="float" office:value="0.315448806907572" calcext:value-type="float">
            <text:p>0.3154488069</text:p>
          </table:table-cell>
          <table:table-cell table:style-name="ce2" table:formula="of:=[.E263]/([.D263]+[.E263]+[.F263]+[.G263]+[.H263])" office:value-type="float" office:value="0.170086486626034" calcext:value-type="float">
            <text:p>0.1700864866</text:p>
          </table:table-cell>
          <table:table-cell table:style-name="ce2" table:formula="of:=[.F263]/([.D263]+[.E263]+[.F263]+[.G263]+[.H263])" office:value-type="float" office:value="0.223740065903317" calcext:value-type="float">
            <text:p>0.2237400659</text:p>
          </table:table-cell>
          <table:table-cell table:style-name="ce3" table:formula="of:=[.G263]/([.D263]+[.E263]+[.F263]+[.G263]+[.H263])" office:value-type="float" office:value="0.145362320281539" calcext:value-type="float">
            <text:p>0.1453623203</text:p>
          </table:table-cell>
          <table:table-cell table:style-name="ce2" table:formula="of:=[.H263]/([.D263]+[.E263]+[.F263]+[.G263]+[.H263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64]+[.E264]+[.F264]" office:value-type="float" office:value="0.709275359436923" calcext:value-type="float">
            <text:p>0.7092753594</text:p>
          </table:table-cell>
          <table:table-cell table:formula="of:=[.D264]+[.G264]+[.H264]" office:value-type="float" office:value="0.60617344747065" calcext:value-type="float">
            <text:p>0.6061734475</text:p>
          </table:table-cell>
          <table:table-cell table:formula="of:=[.F264]" office:value-type="float" office:value="0.223740065903317" calcext:value-type="float">
            <text:p>0.2237400659</text:p>
          </table:table-cell>
          <table:table-cell table:formula="of:=[.A264]+[.B264]" office:value-type="float" office:value="0.854637679718461" calcext:value-type="float">
            <text:p>0.8546376797</text:p>
          </table:table-cell>
          <table:table-cell table:formula="of:=[.A264]" office:value-type="float" office:value="0.460811127189111" calcext:value-type="float">
            <text:p>0.4608111272</text:p>
          </table:table-cell>
          <table:table-cell table:formula="of:=[.A264]+[.C264]" office:value-type="float" office:value="0.606173447470649" calcext:value-type="float">
            <text:p>0.6061734475</text:p>
          </table:table-cell>
          <table:table-cell table:formula="of:=[.B264]" office:value-type="float" office:value="0.393826552529351" calcext:value-type="float">
            <text:p>0.3938265525</text:p>
          </table:table-cell>
          <table:table-cell table:formula="of:=[.B264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65]/([.A265]+[.B265]+[.C265])" office:value-type="float" office:value="0.460811127189111" calcext:value-type="float">
            <text:p>0.4608111272</text:p>
          </table:table-cell>
          <table:table-cell table:style-name="ce2" table:formula="of:=[.B265]/([.A265]+[.B265]+[.C265])" office:value-type="float" office:value="0.393826552529351" calcext:value-type="float">
            <text:p>0.3938265525</text:p>
          </table:table-cell>
          <table:table-cell table:style-name="ce2" table:formula="of:=[.C265]/([.A265]+[.B265]+[.C265])" office:value-type="float" office:value="0.145362320281539" calcext:value-type="float">
            <text:p>0.1453623203</text:p>
          </table:table-cell>
          <table:table-cell table:style-name="ce2" table:formula="of:=[.D265]/([.D265]+[.E265]+[.F265]+[.G265]+[.H265])" office:value-type="float" office:value="0.315448806907572" calcext:value-type="float">
            <text:p>0.3154488069</text:p>
          </table:table-cell>
          <table:table-cell table:style-name="ce2" table:formula="of:=[.E265]/([.D265]+[.E265]+[.F265]+[.G265]+[.H265])" office:value-type="float" office:value="0.170086486626034" calcext:value-type="float">
            <text:p>0.1700864866</text:p>
          </table:table-cell>
          <table:table-cell table:style-name="ce2" table:formula="of:=[.F265]/([.D265]+[.E265]+[.F265]+[.G265]+[.H265])" office:value-type="float" office:value="0.223740065903317" calcext:value-type="float">
            <text:p>0.2237400659</text:p>
          </table:table-cell>
          <table:table-cell table:style-name="ce3" table:formula="of:=[.G265]/([.D265]+[.E265]+[.F265]+[.G265]+[.H265])" office:value-type="float" office:value="0.145362320281539" calcext:value-type="float">
            <text:p>0.1453623203</text:p>
          </table:table-cell>
          <table:table-cell table:style-name="ce2" table:formula="of:=[.H265]/([.D265]+[.E265]+[.F265]+[.G265]+[.H265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66]+[.E266]+[.F266]" office:value-type="float" office:value="0.709275359436923" calcext:value-type="float">
            <text:p>0.7092753594</text:p>
          </table:table-cell>
          <table:table-cell table:formula="of:=[.D266]+[.G266]+[.H266]" office:value-type="float" office:value="0.60617344747065" calcext:value-type="float">
            <text:p>0.6061734475</text:p>
          </table:table-cell>
          <table:table-cell table:formula="of:=[.F266]" office:value-type="float" office:value="0.223740065903317" calcext:value-type="float">
            <text:p>0.2237400659</text:p>
          </table:table-cell>
          <table:table-cell table:formula="of:=[.A266]+[.B266]" office:value-type="float" office:value="0.854637679718461" calcext:value-type="float">
            <text:p>0.8546376797</text:p>
          </table:table-cell>
          <table:table-cell table:formula="of:=[.A266]" office:value-type="float" office:value="0.460811127189111" calcext:value-type="float">
            <text:p>0.4608111272</text:p>
          </table:table-cell>
          <table:table-cell table:formula="of:=[.A266]+[.C266]" office:value-type="float" office:value="0.606173447470649" calcext:value-type="float">
            <text:p>0.6061734475</text:p>
          </table:table-cell>
          <table:table-cell table:formula="of:=[.B266]" office:value-type="float" office:value="0.393826552529351" calcext:value-type="float">
            <text:p>0.3938265525</text:p>
          </table:table-cell>
          <table:table-cell table:formula="of:=[.B266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67]/([.A267]+[.B267]+[.C267])" office:value-type="float" office:value="0.460811127189111" calcext:value-type="float">
            <text:p>0.4608111272</text:p>
          </table:table-cell>
          <table:table-cell table:style-name="ce2" table:formula="of:=[.B267]/([.A267]+[.B267]+[.C267])" office:value-type="float" office:value="0.393826552529351" calcext:value-type="float">
            <text:p>0.3938265525</text:p>
          </table:table-cell>
          <table:table-cell table:style-name="ce2" table:formula="of:=[.C267]/([.A267]+[.B267]+[.C267])" office:value-type="float" office:value="0.145362320281539" calcext:value-type="float">
            <text:p>0.1453623203</text:p>
          </table:table-cell>
          <table:table-cell table:style-name="ce2" table:formula="of:=[.D267]/([.D267]+[.E267]+[.F267]+[.G267]+[.H267])" office:value-type="float" office:value="0.315448806907572" calcext:value-type="float">
            <text:p>0.3154488069</text:p>
          </table:table-cell>
          <table:table-cell table:style-name="ce2" table:formula="of:=[.E267]/([.D267]+[.E267]+[.F267]+[.G267]+[.H267])" office:value-type="float" office:value="0.170086486626034" calcext:value-type="float">
            <text:p>0.1700864866</text:p>
          </table:table-cell>
          <table:table-cell table:style-name="ce2" table:formula="of:=[.F267]/([.D267]+[.E267]+[.F267]+[.G267]+[.H267])" office:value-type="float" office:value="0.223740065903317" calcext:value-type="float">
            <text:p>0.2237400659</text:p>
          </table:table-cell>
          <table:table-cell table:style-name="ce3" table:formula="of:=[.G267]/([.D267]+[.E267]+[.F267]+[.G267]+[.H267])" office:value-type="float" office:value="0.145362320281539" calcext:value-type="float">
            <text:p>0.1453623203</text:p>
          </table:table-cell>
          <table:table-cell table:style-name="ce2" table:formula="of:=[.H267]/([.D267]+[.E267]+[.F267]+[.G267]+[.H267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68]+[.E268]+[.F268]" office:value-type="float" office:value="0.709275359436923" calcext:value-type="float">
            <text:p>0.7092753594</text:p>
          </table:table-cell>
          <table:table-cell table:formula="of:=[.D268]+[.G268]+[.H268]" office:value-type="float" office:value="0.60617344747065" calcext:value-type="float">
            <text:p>0.6061734475</text:p>
          </table:table-cell>
          <table:table-cell table:formula="of:=[.F268]" office:value-type="float" office:value="0.223740065903317" calcext:value-type="float">
            <text:p>0.2237400659</text:p>
          </table:table-cell>
          <table:table-cell table:formula="of:=[.A268]+[.B268]" office:value-type="float" office:value="0.854637679718461" calcext:value-type="float">
            <text:p>0.8546376797</text:p>
          </table:table-cell>
          <table:table-cell table:formula="of:=[.A268]" office:value-type="float" office:value="0.460811127189111" calcext:value-type="float">
            <text:p>0.4608111272</text:p>
          </table:table-cell>
          <table:table-cell table:formula="of:=[.A268]+[.C268]" office:value-type="float" office:value="0.606173447470649" calcext:value-type="float">
            <text:p>0.6061734475</text:p>
          </table:table-cell>
          <table:table-cell table:formula="of:=[.B268]" office:value-type="float" office:value="0.393826552529351" calcext:value-type="float">
            <text:p>0.3938265525</text:p>
          </table:table-cell>
          <table:table-cell table:formula="of:=[.B268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69]/([.A269]+[.B269]+[.C269])" office:value-type="float" office:value="0.460811127189111" calcext:value-type="float">
            <text:p>0.4608111272</text:p>
          </table:table-cell>
          <table:table-cell table:style-name="ce2" table:formula="of:=[.B269]/([.A269]+[.B269]+[.C269])" office:value-type="float" office:value="0.393826552529351" calcext:value-type="float">
            <text:p>0.3938265525</text:p>
          </table:table-cell>
          <table:table-cell table:style-name="ce2" table:formula="of:=[.C269]/([.A269]+[.B269]+[.C269])" office:value-type="float" office:value="0.145362320281539" calcext:value-type="float">
            <text:p>0.1453623203</text:p>
          </table:table-cell>
          <table:table-cell table:style-name="ce2" table:formula="of:=[.D269]/([.D269]+[.E269]+[.F269]+[.G269]+[.H269])" office:value-type="float" office:value="0.315448806907572" calcext:value-type="float">
            <text:p>0.3154488069</text:p>
          </table:table-cell>
          <table:table-cell table:style-name="ce2" table:formula="of:=[.E269]/([.D269]+[.E269]+[.F269]+[.G269]+[.H269])" office:value-type="float" office:value="0.170086486626034" calcext:value-type="float">
            <text:p>0.1700864866</text:p>
          </table:table-cell>
          <table:table-cell table:style-name="ce2" table:formula="of:=[.F269]/([.D269]+[.E269]+[.F269]+[.G269]+[.H269])" office:value-type="float" office:value="0.223740065903317" calcext:value-type="float">
            <text:p>0.2237400659</text:p>
          </table:table-cell>
          <table:table-cell table:style-name="ce3" table:formula="of:=[.G269]/([.D269]+[.E269]+[.F269]+[.G269]+[.H269])" office:value-type="float" office:value="0.145362320281539" calcext:value-type="float">
            <text:p>0.1453623203</text:p>
          </table:table-cell>
          <table:table-cell table:style-name="ce2" table:formula="of:=[.H269]/([.D269]+[.E269]+[.F269]+[.G269]+[.H269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70]+[.E270]+[.F270]" office:value-type="float" office:value="0.709275359436923" calcext:value-type="float">
            <text:p>0.7092753594</text:p>
          </table:table-cell>
          <table:table-cell table:formula="of:=[.D270]+[.G270]+[.H270]" office:value-type="float" office:value="0.60617344747065" calcext:value-type="float">
            <text:p>0.6061734475</text:p>
          </table:table-cell>
          <table:table-cell table:formula="of:=[.F270]" office:value-type="float" office:value="0.223740065903317" calcext:value-type="float">
            <text:p>0.2237400659</text:p>
          </table:table-cell>
          <table:table-cell table:formula="of:=[.A270]+[.B270]" office:value-type="float" office:value="0.854637679718461" calcext:value-type="float">
            <text:p>0.8546376797</text:p>
          </table:table-cell>
          <table:table-cell table:formula="of:=[.A270]" office:value-type="float" office:value="0.460811127189111" calcext:value-type="float">
            <text:p>0.4608111272</text:p>
          </table:table-cell>
          <table:table-cell table:formula="of:=[.A270]+[.C270]" office:value-type="float" office:value="0.606173447470649" calcext:value-type="float">
            <text:p>0.6061734475</text:p>
          </table:table-cell>
          <table:table-cell table:formula="of:=[.B270]" office:value-type="float" office:value="0.393826552529351" calcext:value-type="float">
            <text:p>0.3938265525</text:p>
          </table:table-cell>
          <table:table-cell table:formula="of:=[.B270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71]/([.A271]+[.B271]+[.C271])" office:value-type="float" office:value="0.460811127189111" calcext:value-type="float">
            <text:p>0.4608111272</text:p>
          </table:table-cell>
          <table:table-cell table:style-name="ce2" table:formula="of:=[.B271]/([.A271]+[.B271]+[.C271])" office:value-type="float" office:value="0.393826552529351" calcext:value-type="float">
            <text:p>0.3938265525</text:p>
          </table:table-cell>
          <table:table-cell table:style-name="ce2" table:formula="of:=[.C271]/([.A271]+[.B271]+[.C271])" office:value-type="float" office:value="0.145362320281539" calcext:value-type="float">
            <text:p>0.1453623203</text:p>
          </table:table-cell>
          <table:table-cell table:style-name="ce2" table:formula="of:=[.D271]/([.D271]+[.E271]+[.F271]+[.G271]+[.H271])" office:value-type="float" office:value="0.315448806907572" calcext:value-type="float">
            <text:p>0.3154488069</text:p>
          </table:table-cell>
          <table:table-cell table:style-name="ce2" table:formula="of:=[.E271]/([.D271]+[.E271]+[.F271]+[.G271]+[.H271])" office:value-type="float" office:value="0.170086486626034" calcext:value-type="float">
            <text:p>0.1700864866</text:p>
          </table:table-cell>
          <table:table-cell table:style-name="ce2" table:formula="of:=[.F271]/([.D271]+[.E271]+[.F271]+[.G271]+[.H271])" office:value-type="float" office:value="0.223740065903317" calcext:value-type="float">
            <text:p>0.2237400659</text:p>
          </table:table-cell>
          <table:table-cell table:style-name="ce3" table:formula="of:=[.G271]/([.D271]+[.E271]+[.F271]+[.G271]+[.H271])" office:value-type="float" office:value="0.145362320281539" calcext:value-type="float">
            <text:p>0.1453623203</text:p>
          </table:table-cell>
          <table:table-cell table:style-name="ce2" table:formula="of:=[.H271]/([.D271]+[.E271]+[.F271]+[.G271]+[.H271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72]+[.E272]+[.F272]" office:value-type="float" office:value="0.709275359436923" calcext:value-type="float">
            <text:p>0.7092753594</text:p>
          </table:table-cell>
          <table:table-cell table:formula="of:=[.D272]+[.G272]+[.H272]" office:value-type="float" office:value="0.60617344747065" calcext:value-type="float">
            <text:p>0.6061734475</text:p>
          </table:table-cell>
          <table:table-cell table:formula="of:=[.F272]" office:value-type="float" office:value="0.223740065903317" calcext:value-type="float">
            <text:p>0.2237400659</text:p>
          </table:table-cell>
          <table:table-cell table:formula="of:=[.A272]+[.B272]" office:value-type="float" office:value="0.854637679718461" calcext:value-type="float">
            <text:p>0.8546376797</text:p>
          </table:table-cell>
          <table:table-cell table:formula="of:=[.A272]" office:value-type="float" office:value="0.460811127189111" calcext:value-type="float">
            <text:p>0.4608111272</text:p>
          </table:table-cell>
          <table:table-cell table:formula="of:=[.A272]+[.C272]" office:value-type="float" office:value="0.606173447470649" calcext:value-type="float">
            <text:p>0.6061734475</text:p>
          </table:table-cell>
          <table:table-cell table:formula="of:=[.B272]" office:value-type="float" office:value="0.393826552529351" calcext:value-type="float">
            <text:p>0.3938265525</text:p>
          </table:table-cell>
          <table:table-cell table:formula="of:=[.B272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73]/([.A273]+[.B273]+[.C273])" office:value-type="float" office:value="0.460811127189111" calcext:value-type="float">
            <text:p>0.4608111272</text:p>
          </table:table-cell>
          <table:table-cell table:style-name="ce2" table:formula="of:=[.B273]/([.A273]+[.B273]+[.C273])" office:value-type="float" office:value="0.393826552529351" calcext:value-type="float">
            <text:p>0.3938265525</text:p>
          </table:table-cell>
          <table:table-cell table:style-name="ce2" table:formula="of:=[.C273]/([.A273]+[.B273]+[.C273])" office:value-type="float" office:value="0.145362320281539" calcext:value-type="float">
            <text:p>0.1453623203</text:p>
          </table:table-cell>
          <table:table-cell table:style-name="ce2" table:formula="of:=[.D273]/([.D273]+[.E273]+[.F273]+[.G273]+[.H273])" office:value-type="float" office:value="0.315448806907572" calcext:value-type="float">
            <text:p>0.3154488069</text:p>
          </table:table-cell>
          <table:table-cell table:style-name="ce2" table:formula="of:=[.E273]/([.D273]+[.E273]+[.F273]+[.G273]+[.H273])" office:value-type="float" office:value="0.170086486626034" calcext:value-type="float">
            <text:p>0.1700864866</text:p>
          </table:table-cell>
          <table:table-cell table:style-name="ce2" table:formula="of:=[.F273]/([.D273]+[.E273]+[.F273]+[.G273]+[.H273])" office:value-type="float" office:value="0.223740065903317" calcext:value-type="float">
            <text:p>0.2237400659</text:p>
          </table:table-cell>
          <table:table-cell table:style-name="ce3" table:formula="of:=[.G273]/([.D273]+[.E273]+[.F273]+[.G273]+[.H273])" office:value-type="float" office:value="0.145362320281539" calcext:value-type="float">
            <text:p>0.1453623203</text:p>
          </table:table-cell>
          <table:table-cell table:style-name="ce2" table:formula="of:=[.H273]/([.D273]+[.E273]+[.F273]+[.G273]+[.H273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74]+[.E274]+[.F274]" office:value-type="float" office:value="0.709275359436923" calcext:value-type="float">
            <text:p>0.7092753594</text:p>
          </table:table-cell>
          <table:table-cell table:formula="of:=[.D274]+[.G274]+[.H274]" office:value-type="float" office:value="0.60617344747065" calcext:value-type="float">
            <text:p>0.6061734475</text:p>
          </table:table-cell>
          <table:table-cell table:formula="of:=[.F274]" office:value-type="float" office:value="0.223740065903317" calcext:value-type="float">
            <text:p>0.2237400659</text:p>
          </table:table-cell>
          <table:table-cell table:formula="of:=[.A274]+[.B274]" office:value-type="float" office:value="0.854637679718461" calcext:value-type="float">
            <text:p>0.8546376797</text:p>
          </table:table-cell>
          <table:table-cell table:formula="of:=[.A274]" office:value-type="float" office:value="0.460811127189111" calcext:value-type="float">
            <text:p>0.4608111272</text:p>
          </table:table-cell>
          <table:table-cell table:formula="of:=[.A274]+[.C274]" office:value-type="float" office:value="0.606173447470649" calcext:value-type="float">
            <text:p>0.6061734475</text:p>
          </table:table-cell>
          <table:table-cell table:formula="of:=[.B274]" office:value-type="float" office:value="0.393826552529351" calcext:value-type="float">
            <text:p>0.3938265525</text:p>
          </table:table-cell>
          <table:table-cell table:formula="of:=[.B274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75]/([.A275]+[.B275]+[.C275])" office:value-type="float" office:value="0.460811127189111" calcext:value-type="float">
            <text:p>0.4608111272</text:p>
          </table:table-cell>
          <table:table-cell table:style-name="ce2" table:formula="of:=[.B275]/([.A275]+[.B275]+[.C275])" office:value-type="float" office:value="0.393826552529351" calcext:value-type="float">
            <text:p>0.3938265525</text:p>
          </table:table-cell>
          <table:table-cell table:style-name="ce2" table:formula="of:=[.C275]/([.A275]+[.B275]+[.C275])" office:value-type="float" office:value="0.145362320281539" calcext:value-type="float">
            <text:p>0.1453623203</text:p>
          </table:table-cell>
          <table:table-cell table:style-name="ce2" table:formula="of:=[.D275]/([.D275]+[.E275]+[.F275]+[.G275]+[.H275])" office:value-type="float" office:value="0.315448806907572" calcext:value-type="float">
            <text:p>0.3154488069</text:p>
          </table:table-cell>
          <table:table-cell table:style-name="ce2" table:formula="of:=[.E275]/([.D275]+[.E275]+[.F275]+[.G275]+[.H275])" office:value-type="float" office:value="0.170086486626034" calcext:value-type="float">
            <text:p>0.1700864866</text:p>
          </table:table-cell>
          <table:table-cell table:style-name="ce2" table:formula="of:=[.F275]/([.D275]+[.E275]+[.F275]+[.G275]+[.H275])" office:value-type="float" office:value="0.223740065903317" calcext:value-type="float">
            <text:p>0.2237400659</text:p>
          </table:table-cell>
          <table:table-cell table:style-name="ce3" table:formula="of:=[.G275]/([.D275]+[.E275]+[.F275]+[.G275]+[.H275])" office:value-type="float" office:value="0.145362320281539" calcext:value-type="float">
            <text:p>0.1453623203</text:p>
          </table:table-cell>
          <table:table-cell table:style-name="ce2" table:formula="of:=[.H275]/([.D275]+[.E275]+[.F275]+[.G275]+[.H275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76]+[.E276]+[.F276]" office:value-type="float" office:value="0.709275359436923" calcext:value-type="float">
            <text:p>0.7092753594</text:p>
          </table:table-cell>
          <table:table-cell table:formula="of:=[.D276]+[.G276]+[.H276]" office:value-type="float" office:value="0.60617344747065" calcext:value-type="float">
            <text:p>0.6061734475</text:p>
          </table:table-cell>
          <table:table-cell table:formula="of:=[.F276]" office:value-type="float" office:value="0.223740065903317" calcext:value-type="float">
            <text:p>0.2237400659</text:p>
          </table:table-cell>
          <table:table-cell table:formula="of:=[.A276]+[.B276]" office:value-type="float" office:value="0.854637679718461" calcext:value-type="float">
            <text:p>0.8546376797</text:p>
          </table:table-cell>
          <table:table-cell table:formula="of:=[.A276]" office:value-type="float" office:value="0.460811127189111" calcext:value-type="float">
            <text:p>0.4608111272</text:p>
          </table:table-cell>
          <table:table-cell table:formula="of:=[.A276]+[.C276]" office:value-type="float" office:value="0.606173447470649" calcext:value-type="float">
            <text:p>0.6061734475</text:p>
          </table:table-cell>
          <table:table-cell table:formula="of:=[.B276]" office:value-type="float" office:value="0.393826552529351" calcext:value-type="float">
            <text:p>0.3938265525</text:p>
          </table:table-cell>
          <table:table-cell table:formula="of:=[.B276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77]/([.A277]+[.B277]+[.C277])" office:value-type="float" office:value="0.460811127189111" calcext:value-type="float">
            <text:p>0.4608111272</text:p>
          </table:table-cell>
          <table:table-cell table:style-name="ce2" table:formula="of:=[.B277]/([.A277]+[.B277]+[.C277])" office:value-type="float" office:value="0.393826552529351" calcext:value-type="float">
            <text:p>0.3938265525</text:p>
          </table:table-cell>
          <table:table-cell table:style-name="ce2" table:formula="of:=[.C277]/([.A277]+[.B277]+[.C277])" office:value-type="float" office:value="0.145362320281539" calcext:value-type="float">
            <text:p>0.1453623203</text:p>
          </table:table-cell>
          <table:table-cell table:style-name="ce2" table:formula="of:=[.D277]/([.D277]+[.E277]+[.F277]+[.G277]+[.H277])" office:value-type="float" office:value="0.315448806907572" calcext:value-type="float">
            <text:p>0.3154488069</text:p>
          </table:table-cell>
          <table:table-cell table:style-name="ce2" table:formula="of:=[.E277]/([.D277]+[.E277]+[.F277]+[.G277]+[.H277])" office:value-type="float" office:value="0.170086486626034" calcext:value-type="float">
            <text:p>0.1700864866</text:p>
          </table:table-cell>
          <table:table-cell table:style-name="ce2" table:formula="of:=[.F277]/([.D277]+[.E277]+[.F277]+[.G277]+[.H277])" office:value-type="float" office:value="0.223740065903317" calcext:value-type="float">
            <text:p>0.2237400659</text:p>
          </table:table-cell>
          <table:table-cell table:style-name="ce3" table:formula="of:=[.G277]/([.D277]+[.E277]+[.F277]+[.G277]+[.H277])" office:value-type="float" office:value="0.145362320281539" calcext:value-type="float">
            <text:p>0.1453623203</text:p>
          </table:table-cell>
          <table:table-cell table:style-name="ce2" table:formula="of:=[.H277]/([.D277]+[.E277]+[.F277]+[.G277]+[.H277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78]+[.E278]+[.F278]" office:value-type="float" office:value="0.709275359436923" calcext:value-type="float">
            <text:p>0.7092753594</text:p>
          </table:table-cell>
          <table:table-cell table:formula="of:=[.D278]+[.G278]+[.H278]" office:value-type="float" office:value="0.60617344747065" calcext:value-type="float">
            <text:p>0.6061734475</text:p>
          </table:table-cell>
          <table:table-cell table:formula="of:=[.F278]" office:value-type="float" office:value="0.223740065903317" calcext:value-type="float">
            <text:p>0.2237400659</text:p>
          </table:table-cell>
          <table:table-cell table:formula="of:=[.A278]+[.B278]" office:value-type="float" office:value="0.854637679718461" calcext:value-type="float">
            <text:p>0.8546376797</text:p>
          </table:table-cell>
          <table:table-cell table:formula="of:=[.A278]" office:value-type="float" office:value="0.460811127189111" calcext:value-type="float">
            <text:p>0.4608111272</text:p>
          </table:table-cell>
          <table:table-cell table:formula="of:=[.A278]+[.C278]" office:value-type="float" office:value="0.606173447470649" calcext:value-type="float">
            <text:p>0.6061734475</text:p>
          </table:table-cell>
          <table:table-cell table:formula="of:=[.B278]" office:value-type="float" office:value="0.393826552529351" calcext:value-type="float">
            <text:p>0.3938265525</text:p>
          </table:table-cell>
          <table:table-cell table:formula="of:=[.B278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79]/([.A279]+[.B279]+[.C279])" office:value-type="float" office:value="0.460811127189111" calcext:value-type="float">
            <text:p>0.4608111272</text:p>
          </table:table-cell>
          <table:table-cell table:style-name="ce2" table:formula="of:=[.B279]/([.A279]+[.B279]+[.C279])" office:value-type="float" office:value="0.393826552529351" calcext:value-type="float">
            <text:p>0.3938265525</text:p>
          </table:table-cell>
          <table:table-cell table:style-name="ce2" table:formula="of:=[.C279]/([.A279]+[.B279]+[.C279])" office:value-type="float" office:value="0.145362320281539" calcext:value-type="float">
            <text:p>0.1453623203</text:p>
          </table:table-cell>
          <table:table-cell table:style-name="ce2" table:formula="of:=[.D279]/([.D279]+[.E279]+[.F279]+[.G279]+[.H279])" office:value-type="float" office:value="0.315448806907572" calcext:value-type="float">
            <text:p>0.3154488069</text:p>
          </table:table-cell>
          <table:table-cell table:style-name="ce2" table:formula="of:=[.E279]/([.D279]+[.E279]+[.F279]+[.G279]+[.H279])" office:value-type="float" office:value="0.170086486626034" calcext:value-type="float">
            <text:p>0.1700864866</text:p>
          </table:table-cell>
          <table:table-cell table:style-name="ce2" table:formula="of:=[.F279]/([.D279]+[.E279]+[.F279]+[.G279]+[.H279])" office:value-type="float" office:value="0.223740065903317" calcext:value-type="float">
            <text:p>0.2237400659</text:p>
          </table:table-cell>
          <table:table-cell table:style-name="ce3" table:formula="of:=[.G279]/([.D279]+[.E279]+[.F279]+[.G279]+[.H279])" office:value-type="float" office:value="0.145362320281539" calcext:value-type="float">
            <text:p>0.1453623203</text:p>
          </table:table-cell>
          <table:table-cell table:style-name="ce2" table:formula="of:=[.H279]/([.D279]+[.E279]+[.F279]+[.G279]+[.H279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80]+[.E280]+[.F280]" office:value-type="float" office:value="0.709275359436923" calcext:value-type="float">
            <text:p>0.7092753594</text:p>
          </table:table-cell>
          <table:table-cell table:formula="of:=[.D280]+[.G280]+[.H280]" office:value-type="float" office:value="0.60617344747065" calcext:value-type="float">
            <text:p>0.6061734475</text:p>
          </table:table-cell>
          <table:table-cell table:formula="of:=[.F280]" office:value-type="float" office:value="0.223740065903317" calcext:value-type="float">
            <text:p>0.2237400659</text:p>
          </table:table-cell>
          <table:table-cell table:formula="of:=[.A280]+[.B280]" office:value-type="float" office:value="0.854637679718461" calcext:value-type="float">
            <text:p>0.8546376797</text:p>
          </table:table-cell>
          <table:table-cell table:formula="of:=[.A280]" office:value-type="float" office:value="0.460811127189111" calcext:value-type="float">
            <text:p>0.4608111272</text:p>
          </table:table-cell>
          <table:table-cell table:formula="of:=[.A280]+[.C280]" office:value-type="float" office:value="0.606173447470649" calcext:value-type="float">
            <text:p>0.6061734475</text:p>
          </table:table-cell>
          <table:table-cell table:formula="of:=[.B280]" office:value-type="float" office:value="0.393826552529351" calcext:value-type="float">
            <text:p>0.3938265525</text:p>
          </table:table-cell>
          <table:table-cell table:formula="of:=[.B280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81]/([.A281]+[.B281]+[.C281])" office:value-type="float" office:value="0.460811127189111" calcext:value-type="float">
            <text:p>0.4608111272</text:p>
          </table:table-cell>
          <table:table-cell table:style-name="ce2" table:formula="of:=[.B281]/([.A281]+[.B281]+[.C281])" office:value-type="float" office:value="0.393826552529351" calcext:value-type="float">
            <text:p>0.3938265525</text:p>
          </table:table-cell>
          <table:table-cell table:style-name="ce2" table:formula="of:=[.C281]/([.A281]+[.B281]+[.C281])" office:value-type="float" office:value="0.145362320281539" calcext:value-type="float">
            <text:p>0.1453623203</text:p>
          </table:table-cell>
          <table:table-cell table:style-name="ce2" table:formula="of:=[.D281]/([.D281]+[.E281]+[.F281]+[.G281]+[.H281])" office:value-type="float" office:value="0.315448806907572" calcext:value-type="float">
            <text:p>0.3154488069</text:p>
          </table:table-cell>
          <table:table-cell table:style-name="ce2" table:formula="of:=[.E281]/([.D281]+[.E281]+[.F281]+[.G281]+[.H281])" office:value-type="float" office:value="0.170086486626034" calcext:value-type="float">
            <text:p>0.1700864866</text:p>
          </table:table-cell>
          <table:table-cell table:style-name="ce2" table:formula="of:=[.F281]/([.D281]+[.E281]+[.F281]+[.G281]+[.H281])" office:value-type="float" office:value="0.223740065903317" calcext:value-type="float">
            <text:p>0.2237400659</text:p>
          </table:table-cell>
          <table:table-cell table:style-name="ce3" table:formula="of:=[.G281]/([.D281]+[.E281]+[.F281]+[.G281]+[.H281])" office:value-type="float" office:value="0.145362320281539" calcext:value-type="float">
            <text:p>0.1453623203</text:p>
          </table:table-cell>
          <table:table-cell table:style-name="ce2" table:formula="of:=[.H281]/([.D281]+[.E281]+[.F281]+[.G281]+[.H281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82]+[.E282]+[.F282]" office:value-type="float" office:value="0.709275359436923" calcext:value-type="float">
            <text:p>0.7092753594</text:p>
          </table:table-cell>
          <table:table-cell table:formula="of:=[.D282]+[.G282]+[.H282]" office:value-type="float" office:value="0.60617344747065" calcext:value-type="float">
            <text:p>0.6061734475</text:p>
          </table:table-cell>
          <table:table-cell table:formula="of:=[.F282]" office:value-type="float" office:value="0.223740065903317" calcext:value-type="float">
            <text:p>0.2237400659</text:p>
          </table:table-cell>
          <table:table-cell table:formula="of:=[.A282]+[.B282]" office:value-type="float" office:value="0.854637679718461" calcext:value-type="float">
            <text:p>0.8546376797</text:p>
          </table:table-cell>
          <table:table-cell table:formula="of:=[.A282]" office:value-type="float" office:value="0.460811127189111" calcext:value-type="float">
            <text:p>0.4608111272</text:p>
          </table:table-cell>
          <table:table-cell table:formula="of:=[.A282]+[.C282]" office:value-type="float" office:value="0.606173447470649" calcext:value-type="float">
            <text:p>0.6061734475</text:p>
          </table:table-cell>
          <table:table-cell table:formula="of:=[.B282]" office:value-type="float" office:value="0.393826552529351" calcext:value-type="float">
            <text:p>0.3938265525</text:p>
          </table:table-cell>
          <table:table-cell table:formula="of:=[.B282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83]/([.A283]+[.B283]+[.C283])" office:value-type="float" office:value="0.460811127189111" calcext:value-type="float">
            <text:p>0.4608111272</text:p>
          </table:table-cell>
          <table:table-cell table:style-name="ce2" table:formula="of:=[.B283]/([.A283]+[.B283]+[.C283])" office:value-type="float" office:value="0.393826552529351" calcext:value-type="float">
            <text:p>0.3938265525</text:p>
          </table:table-cell>
          <table:table-cell table:style-name="ce2" table:formula="of:=[.C283]/([.A283]+[.B283]+[.C283])" office:value-type="float" office:value="0.145362320281539" calcext:value-type="float">
            <text:p>0.1453623203</text:p>
          </table:table-cell>
          <table:table-cell table:style-name="ce2" table:formula="of:=[.D283]/([.D283]+[.E283]+[.F283]+[.G283]+[.H283])" office:value-type="float" office:value="0.315448806907572" calcext:value-type="float">
            <text:p>0.3154488069</text:p>
          </table:table-cell>
          <table:table-cell table:style-name="ce2" table:formula="of:=[.E283]/([.D283]+[.E283]+[.F283]+[.G283]+[.H283])" office:value-type="float" office:value="0.170086486626034" calcext:value-type="float">
            <text:p>0.1700864866</text:p>
          </table:table-cell>
          <table:table-cell table:style-name="ce2" table:formula="of:=[.F283]/([.D283]+[.E283]+[.F283]+[.G283]+[.H283])" office:value-type="float" office:value="0.223740065903317" calcext:value-type="float">
            <text:p>0.2237400659</text:p>
          </table:table-cell>
          <table:table-cell table:style-name="ce3" table:formula="of:=[.G283]/([.D283]+[.E283]+[.F283]+[.G283]+[.H283])" office:value-type="float" office:value="0.145362320281539" calcext:value-type="float">
            <text:p>0.1453623203</text:p>
          </table:table-cell>
          <table:table-cell table:style-name="ce2" table:formula="of:=[.H283]/([.D283]+[.E283]+[.F283]+[.G283]+[.H283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84]+[.E284]+[.F284]" office:value-type="float" office:value="0.709275359436923" calcext:value-type="float">
            <text:p>0.7092753594</text:p>
          </table:table-cell>
          <table:table-cell table:formula="of:=[.D284]+[.G284]+[.H284]" office:value-type="float" office:value="0.60617344747065" calcext:value-type="float">
            <text:p>0.6061734475</text:p>
          </table:table-cell>
          <table:table-cell table:formula="of:=[.F284]" office:value-type="float" office:value="0.223740065903317" calcext:value-type="float">
            <text:p>0.2237400659</text:p>
          </table:table-cell>
          <table:table-cell table:formula="of:=[.A284]+[.B284]" office:value-type="float" office:value="0.854637679718461" calcext:value-type="float">
            <text:p>0.8546376797</text:p>
          </table:table-cell>
          <table:table-cell table:formula="of:=[.A284]" office:value-type="float" office:value="0.460811127189111" calcext:value-type="float">
            <text:p>0.4608111272</text:p>
          </table:table-cell>
          <table:table-cell table:formula="of:=[.A284]+[.C284]" office:value-type="float" office:value="0.606173447470649" calcext:value-type="float">
            <text:p>0.6061734475</text:p>
          </table:table-cell>
          <table:table-cell table:formula="of:=[.B284]" office:value-type="float" office:value="0.393826552529351" calcext:value-type="float">
            <text:p>0.3938265525</text:p>
          </table:table-cell>
          <table:table-cell table:formula="of:=[.B284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85]/([.A285]+[.B285]+[.C285])" office:value-type="float" office:value="0.460811127189111" calcext:value-type="float">
            <text:p>0.4608111272</text:p>
          </table:table-cell>
          <table:table-cell table:style-name="ce2" table:formula="of:=[.B285]/([.A285]+[.B285]+[.C285])" office:value-type="float" office:value="0.393826552529351" calcext:value-type="float">
            <text:p>0.3938265525</text:p>
          </table:table-cell>
          <table:table-cell table:style-name="ce2" table:formula="of:=[.C285]/([.A285]+[.B285]+[.C285])" office:value-type="float" office:value="0.145362320281539" calcext:value-type="float">
            <text:p>0.1453623203</text:p>
          </table:table-cell>
          <table:table-cell table:style-name="ce2" table:formula="of:=[.D285]/([.D285]+[.E285]+[.F285]+[.G285]+[.H285])" office:value-type="float" office:value="0.315448806907572" calcext:value-type="float">
            <text:p>0.3154488069</text:p>
          </table:table-cell>
          <table:table-cell table:style-name="ce2" table:formula="of:=[.E285]/([.D285]+[.E285]+[.F285]+[.G285]+[.H285])" office:value-type="float" office:value="0.170086486626034" calcext:value-type="float">
            <text:p>0.1700864866</text:p>
          </table:table-cell>
          <table:table-cell table:style-name="ce2" table:formula="of:=[.F285]/([.D285]+[.E285]+[.F285]+[.G285]+[.H285])" office:value-type="float" office:value="0.223740065903317" calcext:value-type="float">
            <text:p>0.2237400659</text:p>
          </table:table-cell>
          <table:table-cell table:style-name="ce3" table:formula="of:=[.G285]/([.D285]+[.E285]+[.F285]+[.G285]+[.H285])" office:value-type="float" office:value="0.145362320281539" calcext:value-type="float">
            <text:p>0.1453623203</text:p>
          </table:table-cell>
          <table:table-cell table:style-name="ce2" table:formula="of:=[.H285]/([.D285]+[.E285]+[.F285]+[.G285]+[.H285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86]+[.E286]+[.F286]" office:value-type="float" office:value="0.709275359436923" calcext:value-type="float">
            <text:p>0.7092753594</text:p>
          </table:table-cell>
          <table:table-cell table:formula="of:=[.D286]+[.G286]+[.H286]" office:value-type="float" office:value="0.60617344747065" calcext:value-type="float">
            <text:p>0.6061734475</text:p>
          </table:table-cell>
          <table:table-cell table:formula="of:=[.F286]" office:value-type="float" office:value="0.223740065903317" calcext:value-type="float">
            <text:p>0.2237400659</text:p>
          </table:table-cell>
          <table:table-cell table:formula="of:=[.A286]+[.B286]" office:value-type="float" office:value="0.854637679718461" calcext:value-type="float">
            <text:p>0.8546376797</text:p>
          </table:table-cell>
          <table:table-cell table:formula="of:=[.A286]" office:value-type="float" office:value="0.460811127189111" calcext:value-type="float">
            <text:p>0.4608111272</text:p>
          </table:table-cell>
          <table:table-cell table:formula="of:=[.A286]+[.C286]" office:value-type="float" office:value="0.606173447470649" calcext:value-type="float">
            <text:p>0.6061734475</text:p>
          </table:table-cell>
          <table:table-cell table:formula="of:=[.B286]" office:value-type="float" office:value="0.393826552529351" calcext:value-type="float">
            <text:p>0.3938265525</text:p>
          </table:table-cell>
          <table:table-cell table:formula="of:=[.B286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87]/([.A287]+[.B287]+[.C287])" office:value-type="float" office:value="0.460811127189111" calcext:value-type="float">
            <text:p>0.4608111272</text:p>
          </table:table-cell>
          <table:table-cell table:style-name="ce2" table:formula="of:=[.B287]/([.A287]+[.B287]+[.C287])" office:value-type="float" office:value="0.393826552529351" calcext:value-type="float">
            <text:p>0.3938265525</text:p>
          </table:table-cell>
          <table:table-cell table:style-name="ce2" table:formula="of:=[.C287]/([.A287]+[.B287]+[.C287])" office:value-type="float" office:value="0.145362320281539" calcext:value-type="float">
            <text:p>0.1453623203</text:p>
          </table:table-cell>
          <table:table-cell table:style-name="ce2" table:formula="of:=[.D287]/([.D287]+[.E287]+[.F287]+[.G287]+[.H287])" office:value-type="float" office:value="0.315448806907572" calcext:value-type="float">
            <text:p>0.3154488069</text:p>
          </table:table-cell>
          <table:table-cell table:style-name="ce2" table:formula="of:=[.E287]/([.D287]+[.E287]+[.F287]+[.G287]+[.H287])" office:value-type="float" office:value="0.170086486626034" calcext:value-type="float">
            <text:p>0.1700864866</text:p>
          </table:table-cell>
          <table:table-cell table:style-name="ce2" table:formula="of:=[.F287]/([.D287]+[.E287]+[.F287]+[.G287]+[.H287])" office:value-type="float" office:value="0.223740065903317" calcext:value-type="float">
            <text:p>0.2237400659</text:p>
          </table:table-cell>
          <table:table-cell table:style-name="ce3" table:formula="of:=[.G287]/([.D287]+[.E287]+[.F287]+[.G287]+[.H287])" office:value-type="float" office:value="0.145362320281539" calcext:value-type="float">
            <text:p>0.1453623203</text:p>
          </table:table-cell>
          <table:table-cell table:style-name="ce2" table:formula="of:=[.H287]/([.D287]+[.E287]+[.F287]+[.G287]+[.H287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88]+[.E288]+[.F288]" office:value-type="float" office:value="0.709275359436923" calcext:value-type="float">
            <text:p>0.7092753594</text:p>
          </table:table-cell>
          <table:table-cell table:formula="of:=[.D288]+[.G288]+[.H288]" office:value-type="float" office:value="0.60617344747065" calcext:value-type="float">
            <text:p>0.6061734475</text:p>
          </table:table-cell>
          <table:table-cell table:formula="of:=[.F288]" office:value-type="float" office:value="0.223740065903317" calcext:value-type="float">
            <text:p>0.2237400659</text:p>
          </table:table-cell>
          <table:table-cell table:formula="of:=[.A288]+[.B288]" office:value-type="float" office:value="0.854637679718461" calcext:value-type="float">
            <text:p>0.8546376797</text:p>
          </table:table-cell>
          <table:table-cell table:formula="of:=[.A288]" office:value-type="float" office:value="0.460811127189111" calcext:value-type="float">
            <text:p>0.4608111272</text:p>
          </table:table-cell>
          <table:table-cell table:formula="of:=[.A288]+[.C288]" office:value-type="float" office:value="0.606173447470649" calcext:value-type="float">
            <text:p>0.6061734475</text:p>
          </table:table-cell>
          <table:table-cell table:formula="of:=[.B288]" office:value-type="float" office:value="0.393826552529351" calcext:value-type="float">
            <text:p>0.3938265525</text:p>
          </table:table-cell>
          <table:table-cell table:formula="of:=[.B288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89]/([.A289]+[.B289]+[.C289])" office:value-type="float" office:value="0.460811127189111" calcext:value-type="float">
            <text:p>0.4608111272</text:p>
          </table:table-cell>
          <table:table-cell table:style-name="ce2" table:formula="of:=[.B289]/([.A289]+[.B289]+[.C289])" office:value-type="float" office:value="0.393826552529351" calcext:value-type="float">
            <text:p>0.3938265525</text:p>
          </table:table-cell>
          <table:table-cell table:style-name="ce2" table:formula="of:=[.C289]/([.A289]+[.B289]+[.C289])" office:value-type="float" office:value="0.145362320281539" calcext:value-type="float">
            <text:p>0.1453623203</text:p>
          </table:table-cell>
          <table:table-cell table:style-name="ce2" table:formula="of:=[.D289]/([.D289]+[.E289]+[.F289]+[.G289]+[.H289])" office:value-type="float" office:value="0.315448806907572" calcext:value-type="float">
            <text:p>0.3154488069</text:p>
          </table:table-cell>
          <table:table-cell table:style-name="ce2" table:formula="of:=[.E289]/([.D289]+[.E289]+[.F289]+[.G289]+[.H289])" office:value-type="float" office:value="0.170086486626034" calcext:value-type="float">
            <text:p>0.1700864866</text:p>
          </table:table-cell>
          <table:table-cell table:style-name="ce2" table:formula="of:=[.F289]/([.D289]+[.E289]+[.F289]+[.G289]+[.H289])" office:value-type="float" office:value="0.223740065903317" calcext:value-type="float">
            <text:p>0.2237400659</text:p>
          </table:table-cell>
          <table:table-cell table:style-name="ce3" table:formula="of:=[.G289]/([.D289]+[.E289]+[.F289]+[.G289]+[.H289])" office:value-type="float" office:value="0.145362320281539" calcext:value-type="float">
            <text:p>0.1453623203</text:p>
          </table:table-cell>
          <table:table-cell table:style-name="ce2" table:formula="of:=[.H289]/([.D289]+[.E289]+[.F289]+[.G289]+[.H289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90]+[.E290]+[.F290]" office:value-type="float" office:value="0.709275359436923" calcext:value-type="float">
            <text:p>0.7092753594</text:p>
          </table:table-cell>
          <table:table-cell table:formula="of:=[.D290]+[.G290]+[.H290]" office:value-type="float" office:value="0.60617344747065" calcext:value-type="float">
            <text:p>0.6061734475</text:p>
          </table:table-cell>
          <table:table-cell table:formula="of:=[.F290]" office:value-type="float" office:value="0.223740065903317" calcext:value-type="float">
            <text:p>0.2237400659</text:p>
          </table:table-cell>
          <table:table-cell table:formula="of:=[.A290]+[.B290]" office:value-type="float" office:value="0.854637679718461" calcext:value-type="float">
            <text:p>0.8546376797</text:p>
          </table:table-cell>
          <table:table-cell table:formula="of:=[.A290]" office:value-type="float" office:value="0.460811127189111" calcext:value-type="float">
            <text:p>0.4608111272</text:p>
          </table:table-cell>
          <table:table-cell table:formula="of:=[.A290]+[.C290]" office:value-type="float" office:value="0.606173447470649" calcext:value-type="float">
            <text:p>0.6061734475</text:p>
          </table:table-cell>
          <table:table-cell table:formula="of:=[.B290]" office:value-type="float" office:value="0.393826552529351" calcext:value-type="float">
            <text:p>0.3938265525</text:p>
          </table:table-cell>
          <table:table-cell table:formula="of:=[.B290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91]/([.A291]+[.B291]+[.C291])" office:value-type="float" office:value="0.460811127189111" calcext:value-type="float">
            <text:p>0.4608111272</text:p>
          </table:table-cell>
          <table:table-cell table:style-name="ce2" table:formula="of:=[.B291]/([.A291]+[.B291]+[.C291])" office:value-type="float" office:value="0.393826552529351" calcext:value-type="float">
            <text:p>0.3938265525</text:p>
          </table:table-cell>
          <table:table-cell table:style-name="ce2" table:formula="of:=[.C291]/([.A291]+[.B291]+[.C291])" office:value-type="float" office:value="0.145362320281539" calcext:value-type="float">
            <text:p>0.1453623203</text:p>
          </table:table-cell>
          <table:table-cell table:style-name="ce2" table:formula="of:=[.D291]/([.D291]+[.E291]+[.F291]+[.G291]+[.H291])" office:value-type="float" office:value="0.315448806907572" calcext:value-type="float">
            <text:p>0.3154488069</text:p>
          </table:table-cell>
          <table:table-cell table:style-name="ce2" table:formula="of:=[.E291]/([.D291]+[.E291]+[.F291]+[.G291]+[.H291])" office:value-type="float" office:value="0.170086486626034" calcext:value-type="float">
            <text:p>0.1700864866</text:p>
          </table:table-cell>
          <table:table-cell table:style-name="ce2" table:formula="of:=[.F291]/([.D291]+[.E291]+[.F291]+[.G291]+[.H291])" office:value-type="float" office:value="0.223740065903317" calcext:value-type="float">
            <text:p>0.2237400659</text:p>
          </table:table-cell>
          <table:table-cell table:style-name="ce3" table:formula="of:=[.G291]/([.D291]+[.E291]+[.F291]+[.G291]+[.H291])" office:value-type="float" office:value="0.145362320281539" calcext:value-type="float">
            <text:p>0.1453623203</text:p>
          </table:table-cell>
          <table:table-cell table:style-name="ce2" table:formula="of:=[.H291]/([.D291]+[.E291]+[.F291]+[.G291]+[.H291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92]+[.E292]+[.F292]" office:value-type="float" office:value="0.709275359436923" calcext:value-type="float">
            <text:p>0.7092753594</text:p>
          </table:table-cell>
          <table:table-cell table:formula="of:=[.D292]+[.G292]+[.H292]" office:value-type="float" office:value="0.60617344747065" calcext:value-type="float">
            <text:p>0.6061734475</text:p>
          </table:table-cell>
          <table:table-cell table:formula="of:=[.F292]" office:value-type="float" office:value="0.223740065903317" calcext:value-type="float">
            <text:p>0.2237400659</text:p>
          </table:table-cell>
          <table:table-cell table:formula="of:=[.A292]+[.B292]" office:value-type="float" office:value="0.854637679718461" calcext:value-type="float">
            <text:p>0.8546376797</text:p>
          </table:table-cell>
          <table:table-cell table:formula="of:=[.A292]" office:value-type="float" office:value="0.460811127189111" calcext:value-type="float">
            <text:p>0.4608111272</text:p>
          </table:table-cell>
          <table:table-cell table:formula="of:=[.A292]+[.C292]" office:value-type="float" office:value="0.606173447470649" calcext:value-type="float">
            <text:p>0.6061734475</text:p>
          </table:table-cell>
          <table:table-cell table:formula="of:=[.B292]" office:value-type="float" office:value="0.393826552529351" calcext:value-type="float">
            <text:p>0.3938265525</text:p>
          </table:table-cell>
          <table:table-cell table:formula="of:=[.B292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93]/([.A293]+[.B293]+[.C293])" office:value-type="float" office:value="0.460811127189111" calcext:value-type="float">
            <text:p>0.4608111272</text:p>
          </table:table-cell>
          <table:table-cell table:style-name="ce2" table:formula="of:=[.B293]/([.A293]+[.B293]+[.C293])" office:value-type="float" office:value="0.393826552529351" calcext:value-type="float">
            <text:p>0.3938265525</text:p>
          </table:table-cell>
          <table:table-cell table:style-name="ce2" table:formula="of:=[.C293]/([.A293]+[.B293]+[.C293])" office:value-type="float" office:value="0.145362320281539" calcext:value-type="float">
            <text:p>0.1453623203</text:p>
          </table:table-cell>
          <table:table-cell table:style-name="ce2" table:formula="of:=[.D293]/([.D293]+[.E293]+[.F293]+[.G293]+[.H293])" office:value-type="float" office:value="0.315448806907572" calcext:value-type="float">
            <text:p>0.3154488069</text:p>
          </table:table-cell>
          <table:table-cell table:style-name="ce2" table:formula="of:=[.E293]/([.D293]+[.E293]+[.F293]+[.G293]+[.H293])" office:value-type="float" office:value="0.170086486626034" calcext:value-type="float">
            <text:p>0.1700864866</text:p>
          </table:table-cell>
          <table:table-cell table:style-name="ce2" table:formula="of:=[.F293]/([.D293]+[.E293]+[.F293]+[.G293]+[.H293])" office:value-type="float" office:value="0.223740065903317" calcext:value-type="float">
            <text:p>0.2237400659</text:p>
          </table:table-cell>
          <table:table-cell table:style-name="ce3" table:formula="of:=[.G293]/([.D293]+[.E293]+[.F293]+[.G293]+[.H293])" office:value-type="float" office:value="0.145362320281539" calcext:value-type="float">
            <text:p>0.1453623203</text:p>
          </table:table-cell>
          <table:table-cell table:style-name="ce2" table:formula="of:=[.H293]/([.D293]+[.E293]+[.F293]+[.G293]+[.H293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94]+[.E294]+[.F294]" office:value-type="float" office:value="0.709275359436923" calcext:value-type="float">
            <text:p>0.7092753594</text:p>
          </table:table-cell>
          <table:table-cell table:formula="of:=[.D294]+[.G294]+[.H294]" office:value-type="float" office:value="0.60617344747065" calcext:value-type="float">
            <text:p>0.6061734475</text:p>
          </table:table-cell>
          <table:table-cell table:formula="of:=[.F294]" office:value-type="float" office:value="0.223740065903317" calcext:value-type="float">
            <text:p>0.2237400659</text:p>
          </table:table-cell>
          <table:table-cell table:formula="of:=[.A294]+[.B294]" office:value-type="float" office:value="0.854637679718461" calcext:value-type="float">
            <text:p>0.8546376797</text:p>
          </table:table-cell>
          <table:table-cell table:formula="of:=[.A294]" office:value-type="float" office:value="0.460811127189111" calcext:value-type="float">
            <text:p>0.4608111272</text:p>
          </table:table-cell>
          <table:table-cell table:formula="of:=[.A294]+[.C294]" office:value-type="float" office:value="0.606173447470649" calcext:value-type="float">
            <text:p>0.6061734475</text:p>
          </table:table-cell>
          <table:table-cell table:formula="of:=[.B294]" office:value-type="float" office:value="0.393826552529351" calcext:value-type="float">
            <text:p>0.3938265525</text:p>
          </table:table-cell>
          <table:table-cell table:formula="of:=[.B294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95]/([.A295]+[.B295]+[.C295])" office:value-type="float" office:value="0.460811127189111" calcext:value-type="float">
            <text:p>0.4608111272</text:p>
          </table:table-cell>
          <table:table-cell table:style-name="ce2" table:formula="of:=[.B295]/([.A295]+[.B295]+[.C295])" office:value-type="float" office:value="0.393826552529351" calcext:value-type="float">
            <text:p>0.3938265525</text:p>
          </table:table-cell>
          <table:table-cell table:style-name="ce2" table:formula="of:=[.C295]/([.A295]+[.B295]+[.C295])" office:value-type="float" office:value="0.145362320281539" calcext:value-type="float">
            <text:p>0.1453623203</text:p>
          </table:table-cell>
          <table:table-cell table:style-name="ce2" table:formula="of:=[.D295]/([.D295]+[.E295]+[.F295]+[.G295]+[.H295])" office:value-type="float" office:value="0.315448806907572" calcext:value-type="float">
            <text:p>0.3154488069</text:p>
          </table:table-cell>
          <table:table-cell table:style-name="ce2" table:formula="of:=[.E295]/([.D295]+[.E295]+[.F295]+[.G295]+[.H295])" office:value-type="float" office:value="0.170086486626034" calcext:value-type="float">
            <text:p>0.1700864866</text:p>
          </table:table-cell>
          <table:table-cell table:style-name="ce2" table:formula="of:=[.F295]/([.D295]+[.E295]+[.F295]+[.G295]+[.H295])" office:value-type="float" office:value="0.223740065903317" calcext:value-type="float">
            <text:p>0.2237400659</text:p>
          </table:table-cell>
          <table:table-cell table:style-name="ce3" table:formula="of:=[.G295]/([.D295]+[.E295]+[.F295]+[.G295]+[.H295])" office:value-type="float" office:value="0.145362320281539" calcext:value-type="float">
            <text:p>0.1453623203</text:p>
          </table:table-cell>
          <table:table-cell table:style-name="ce2" table:formula="of:=[.H295]/([.D295]+[.E295]+[.F295]+[.G295]+[.H295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96]+[.E296]+[.F296]" office:value-type="float" office:value="0.709275359436923" calcext:value-type="float">
            <text:p>0.7092753594</text:p>
          </table:table-cell>
          <table:table-cell table:formula="of:=[.D296]+[.G296]+[.H296]" office:value-type="float" office:value="0.60617344747065" calcext:value-type="float">
            <text:p>0.6061734475</text:p>
          </table:table-cell>
          <table:table-cell table:formula="of:=[.F296]" office:value-type="float" office:value="0.223740065903317" calcext:value-type="float">
            <text:p>0.2237400659</text:p>
          </table:table-cell>
          <table:table-cell table:formula="of:=[.A296]+[.B296]" office:value-type="float" office:value="0.854637679718461" calcext:value-type="float">
            <text:p>0.8546376797</text:p>
          </table:table-cell>
          <table:table-cell table:formula="of:=[.A296]" office:value-type="float" office:value="0.460811127189111" calcext:value-type="float">
            <text:p>0.4608111272</text:p>
          </table:table-cell>
          <table:table-cell table:formula="of:=[.A296]+[.C296]" office:value-type="float" office:value="0.606173447470649" calcext:value-type="float">
            <text:p>0.6061734475</text:p>
          </table:table-cell>
          <table:table-cell table:formula="of:=[.B296]" office:value-type="float" office:value="0.393826552529351" calcext:value-type="float">
            <text:p>0.3938265525</text:p>
          </table:table-cell>
          <table:table-cell table:formula="of:=[.B296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97]/([.A297]+[.B297]+[.C297])" office:value-type="float" office:value="0.460811127189111" calcext:value-type="float">
            <text:p>0.4608111272</text:p>
          </table:table-cell>
          <table:table-cell table:style-name="ce2" table:formula="of:=[.B297]/([.A297]+[.B297]+[.C297])" office:value-type="float" office:value="0.393826552529351" calcext:value-type="float">
            <text:p>0.3938265525</text:p>
          </table:table-cell>
          <table:table-cell table:style-name="ce2" table:formula="of:=[.C297]/([.A297]+[.B297]+[.C297])" office:value-type="float" office:value="0.145362320281539" calcext:value-type="float">
            <text:p>0.1453623203</text:p>
          </table:table-cell>
          <table:table-cell table:style-name="ce2" table:formula="of:=[.D297]/([.D297]+[.E297]+[.F297]+[.G297]+[.H297])" office:value-type="float" office:value="0.315448806907572" calcext:value-type="float">
            <text:p>0.3154488069</text:p>
          </table:table-cell>
          <table:table-cell table:style-name="ce2" table:formula="of:=[.E297]/([.D297]+[.E297]+[.F297]+[.G297]+[.H297])" office:value-type="float" office:value="0.170086486626034" calcext:value-type="float">
            <text:p>0.1700864866</text:p>
          </table:table-cell>
          <table:table-cell table:style-name="ce2" table:formula="of:=[.F297]/([.D297]+[.E297]+[.F297]+[.G297]+[.H297])" office:value-type="float" office:value="0.223740065903317" calcext:value-type="float">
            <text:p>0.2237400659</text:p>
          </table:table-cell>
          <table:table-cell table:style-name="ce3" table:formula="of:=[.G297]/([.D297]+[.E297]+[.F297]+[.G297]+[.H297])" office:value-type="float" office:value="0.145362320281539" calcext:value-type="float">
            <text:p>0.1453623203</text:p>
          </table:table-cell>
          <table:table-cell table:style-name="ce2" table:formula="of:=[.H297]/([.D297]+[.E297]+[.F297]+[.G297]+[.H297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298]+[.E298]+[.F298]" office:value-type="float" office:value="0.709275359436923" calcext:value-type="float">
            <text:p>0.7092753594</text:p>
          </table:table-cell>
          <table:table-cell table:formula="of:=[.D298]+[.G298]+[.H298]" office:value-type="float" office:value="0.60617344747065" calcext:value-type="float">
            <text:p>0.6061734475</text:p>
          </table:table-cell>
          <table:table-cell table:formula="of:=[.F298]" office:value-type="float" office:value="0.223740065903317" calcext:value-type="float">
            <text:p>0.2237400659</text:p>
          </table:table-cell>
          <table:table-cell table:formula="of:=[.A298]+[.B298]" office:value-type="float" office:value="0.854637679718461" calcext:value-type="float">
            <text:p>0.8546376797</text:p>
          </table:table-cell>
          <table:table-cell table:formula="of:=[.A298]" office:value-type="float" office:value="0.460811127189111" calcext:value-type="float">
            <text:p>0.4608111272</text:p>
          </table:table-cell>
          <table:table-cell table:formula="of:=[.A298]+[.C298]" office:value-type="float" office:value="0.606173447470649" calcext:value-type="float">
            <text:p>0.6061734475</text:p>
          </table:table-cell>
          <table:table-cell table:formula="of:=[.B298]" office:value-type="float" office:value="0.393826552529351" calcext:value-type="float">
            <text:p>0.3938265525</text:p>
          </table:table-cell>
          <table:table-cell table:formula="of:=[.B298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299]/([.A299]+[.B299]+[.C299])" office:value-type="float" office:value="0.460811127189111" calcext:value-type="float">
            <text:p>0.4608111272</text:p>
          </table:table-cell>
          <table:table-cell table:style-name="ce2" table:formula="of:=[.B299]/([.A299]+[.B299]+[.C299])" office:value-type="float" office:value="0.393826552529351" calcext:value-type="float">
            <text:p>0.3938265525</text:p>
          </table:table-cell>
          <table:table-cell table:style-name="ce2" table:formula="of:=[.C299]/([.A299]+[.B299]+[.C299])" office:value-type="float" office:value="0.145362320281539" calcext:value-type="float">
            <text:p>0.1453623203</text:p>
          </table:table-cell>
          <table:table-cell table:style-name="ce2" table:formula="of:=[.D299]/([.D299]+[.E299]+[.F299]+[.G299]+[.H299])" office:value-type="float" office:value="0.315448806907572" calcext:value-type="float">
            <text:p>0.3154488069</text:p>
          </table:table-cell>
          <table:table-cell table:style-name="ce2" table:formula="of:=[.E299]/([.D299]+[.E299]+[.F299]+[.G299]+[.H299])" office:value-type="float" office:value="0.170086486626034" calcext:value-type="float">
            <text:p>0.1700864866</text:p>
          </table:table-cell>
          <table:table-cell table:style-name="ce2" table:formula="of:=[.F299]/([.D299]+[.E299]+[.F299]+[.G299]+[.H299])" office:value-type="float" office:value="0.223740065903317" calcext:value-type="float">
            <text:p>0.2237400659</text:p>
          </table:table-cell>
          <table:table-cell table:style-name="ce3" table:formula="of:=[.G299]/([.D299]+[.E299]+[.F299]+[.G299]+[.H299])" office:value-type="float" office:value="0.145362320281539" calcext:value-type="float">
            <text:p>0.1453623203</text:p>
          </table:table-cell>
          <table:table-cell table:style-name="ce2" table:formula="of:=[.H299]/([.D299]+[.E299]+[.F299]+[.G299]+[.H299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00]+[.E300]+[.F300]" office:value-type="float" office:value="0.709275359436923" calcext:value-type="float">
            <text:p>0.7092753594</text:p>
          </table:table-cell>
          <table:table-cell table:formula="of:=[.D300]+[.G300]+[.H300]" office:value-type="float" office:value="0.60617344747065" calcext:value-type="float">
            <text:p>0.6061734475</text:p>
          </table:table-cell>
          <table:table-cell table:formula="of:=[.F300]" office:value-type="float" office:value="0.223740065903317" calcext:value-type="float">
            <text:p>0.2237400659</text:p>
          </table:table-cell>
          <table:table-cell table:formula="of:=[.A300]+[.B300]" office:value-type="float" office:value="0.854637679718461" calcext:value-type="float">
            <text:p>0.8546376797</text:p>
          </table:table-cell>
          <table:table-cell table:formula="of:=[.A300]" office:value-type="float" office:value="0.460811127189111" calcext:value-type="float">
            <text:p>0.4608111272</text:p>
          </table:table-cell>
          <table:table-cell table:formula="of:=[.A300]+[.C300]" office:value-type="float" office:value="0.606173447470649" calcext:value-type="float">
            <text:p>0.6061734475</text:p>
          </table:table-cell>
          <table:table-cell table:formula="of:=[.B300]" office:value-type="float" office:value="0.393826552529351" calcext:value-type="float">
            <text:p>0.3938265525</text:p>
          </table:table-cell>
          <table:table-cell table:formula="of:=[.B300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01]/([.A301]+[.B301]+[.C301])" office:value-type="float" office:value="0.460811127189111" calcext:value-type="float">
            <text:p>0.4608111272</text:p>
          </table:table-cell>
          <table:table-cell table:style-name="ce2" table:formula="of:=[.B301]/([.A301]+[.B301]+[.C301])" office:value-type="float" office:value="0.393826552529351" calcext:value-type="float">
            <text:p>0.3938265525</text:p>
          </table:table-cell>
          <table:table-cell table:style-name="ce2" table:formula="of:=[.C301]/([.A301]+[.B301]+[.C301])" office:value-type="float" office:value="0.145362320281539" calcext:value-type="float">
            <text:p>0.1453623203</text:p>
          </table:table-cell>
          <table:table-cell table:style-name="ce2" table:formula="of:=[.D301]/([.D301]+[.E301]+[.F301]+[.G301]+[.H301])" office:value-type="float" office:value="0.315448806907572" calcext:value-type="float">
            <text:p>0.3154488069</text:p>
          </table:table-cell>
          <table:table-cell table:style-name="ce2" table:formula="of:=[.E301]/([.D301]+[.E301]+[.F301]+[.G301]+[.H301])" office:value-type="float" office:value="0.170086486626034" calcext:value-type="float">
            <text:p>0.1700864866</text:p>
          </table:table-cell>
          <table:table-cell table:style-name="ce2" table:formula="of:=[.F301]/([.D301]+[.E301]+[.F301]+[.G301]+[.H301])" office:value-type="float" office:value="0.223740065903317" calcext:value-type="float">
            <text:p>0.2237400659</text:p>
          </table:table-cell>
          <table:table-cell table:style-name="ce3" table:formula="of:=[.G301]/([.D301]+[.E301]+[.F301]+[.G301]+[.H301])" office:value-type="float" office:value="0.145362320281539" calcext:value-type="float">
            <text:p>0.1453623203</text:p>
          </table:table-cell>
          <table:table-cell table:style-name="ce2" table:formula="of:=[.H301]/([.D301]+[.E301]+[.F301]+[.G301]+[.H301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02]+[.E302]+[.F302]" office:value-type="float" office:value="0.709275359436923" calcext:value-type="float">
            <text:p>0.7092753594</text:p>
          </table:table-cell>
          <table:table-cell table:formula="of:=[.D302]+[.G302]+[.H302]" office:value-type="float" office:value="0.60617344747065" calcext:value-type="float">
            <text:p>0.6061734475</text:p>
          </table:table-cell>
          <table:table-cell table:formula="of:=[.F302]" office:value-type="float" office:value="0.223740065903317" calcext:value-type="float">
            <text:p>0.2237400659</text:p>
          </table:table-cell>
          <table:table-cell table:formula="of:=[.A302]+[.B302]" office:value-type="float" office:value="0.854637679718461" calcext:value-type="float">
            <text:p>0.8546376797</text:p>
          </table:table-cell>
          <table:table-cell table:formula="of:=[.A302]" office:value-type="float" office:value="0.460811127189111" calcext:value-type="float">
            <text:p>0.4608111272</text:p>
          </table:table-cell>
          <table:table-cell table:formula="of:=[.A302]+[.C302]" office:value-type="float" office:value="0.606173447470649" calcext:value-type="float">
            <text:p>0.6061734475</text:p>
          </table:table-cell>
          <table:table-cell table:formula="of:=[.B302]" office:value-type="float" office:value="0.393826552529351" calcext:value-type="float">
            <text:p>0.3938265525</text:p>
          </table:table-cell>
          <table:table-cell table:formula="of:=[.B302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03]/([.A303]+[.B303]+[.C303])" office:value-type="float" office:value="0.460811127189111" calcext:value-type="float">
            <text:p>0.4608111272</text:p>
          </table:table-cell>
          <table:table-cell table:style-name="ce2" table:formula="of:=[.B303]/([.A303]+[.B303]+[.C303])" office:value-type="float" office:value="0.393826552529351" calcext:value-type="float">
            <text:p>0.3938265525</text:p>
          </table:table-cell>
          <table:table-cell table:style-name="ce2" table:formula="of:=[.C303]/([.A303]+[.B303]+[.C303])" office:value-type="float" office:value="0.145362320281539" calcext:value-type="float">
            <text:p>0.1453623203</text:p>
          </table:table-cell>
          <table:table-cell table:style-name="ce2" table:formula="of:=[.D303]/([.D303]+[.E303]+[.F303]+[.G303]+[.H303])" office:value-type="float" office:value="0.315448806907572" calcext:value-type="float">
            <text:p>0.3154488069</text:p>
          </table:table-cell>
          <table:table-cell table:style-name="ce2" table:formula="of:=[.E303]/([.D303]+[.E303]+[.F303]+[.G303]+[.H303])" office:value-type="float" office:value="0.170086486626034" calcext:value-type="float">
            <text:p>0.1700864866</text:p>
          </table:table-cell>
          <table:table-cell table:style-name="ce2" table:formula="of:=[.F303]/([.D303]+[.E303]+[.F303]+[.G303]+[.H303])" office:value-type="float" office:value="0.223740065903317" calcext:value-type="float">
            <text:p>0.2237400659</text:p>
          </table:table-cell>
          <table:table-cell table:style-name="ce3" table:formula="of:=[.G303]/([.D303]+[.E303]+[.F303]+[.G303]+[.H303])" office:value-type="float" office:value="0.145362320281539" calcext:value-type="float">
            <text:p>0.1453623203</text:p>
          </table:table-cell>
          <table:table-cell table:style-name="ce2" table:formula="of:=[.H303]/([.D303]+[.E303]+[.F303]+[.G303]+[.H303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04]+[.E304]+[.F304]" office:value-type="float" office:value="0.709275359436923" calcext:value-type="float">
            <text:p>0.7092753594</text:p>
          </table:table-cell>
          <table:table-cell table:formula="of:=[.D304]+[.G304]+[.H304]" office:value-type="float" office:value="0.60617344747065" calcext:value-type="float">
            <text:p>0.6061734475</text:p>
          </table:table-cell>
          <table:table-cell table:formula="of:=[.F304]" office:value-type="float" office:value="0.223740065903317" calcext:value-type="float">
            <text:p>0.2237400659</text:p>
          </table:table-cell>
          <table:table-cell table:formula="of:=[.A304]+[.B304]" office:value-type="float" office:value="0.854637679718461" calcext:value-type="float">
            <text:p>0.8546376797</text:p>
          </table:table-cell>
          <table:table-cell table:formula="of:=[.A304]" office:value-type="float" office:value="0.460811127189111" calcext:value-type="float">
            <text:p>0.4608111272</text:p>
          </table:table-cell>
          <table:table-cell table:formula="of:=[.A304]+[.C304]" office:value-type="float" office:value="0.606173447470649" calcext:value-type="float">
            <text:p>0.6061734475</text:p>
          </table:table-cell>
          <table:table-cell table:formula="of:=[.B304]" office:value-type="float" office:value="0.393826552529351" calcext:value-type="float">
            <text:p>0.3938265525</text:p>
          </table:table-cell>
          <table:table-cell table:formula="of:=[.B304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05]/([.A305]+[.B305]+[.C305])" office:value-type="float" office:value="0.460811127189111" calcext:value-type="float">
            <text:p>0.4608111272</text:p>
          </table:table-cell>
          <table:table-cell table:style-name="ce2" table:formula="of:=[.B305]/([.A305]+[.B305]+[.C305])" office:value-type="float" office:value="0.393826552529351" calcext:value-type="float">
            <text:p>0.3938265525</text:p>
          </table:table-cell>
          <table:table-cell table:style-name="ce2" table:formula="of:=[.C305]/([.A305]+[.B305]+[.C305])" office:value-type="float" office:value="0.145362320281539" calcext:value-type="float">
            <text:p>0.1453623203</text:p>
          </table:table-cell>
          <table:table-cell table:style-name="ce2" table:formula="of:=[.D305]/([.D305]+[.E305]+[.F305]+[.G305]+[.H305])" office:value-type="float" office:value="0.315448806907572" calcext:value-type="float">
            <text:p>0.3154488069</text:p>
          </table:table-cell>
          <table:table-cell table:style-name="ce2" table:formula="of:=[.E305]/([.D305]+[.E305]+[.F305]+[.G305]+[.H305])" office:value-type="float" office:value="0.170086486626034" calcext:value-type="float">
            <text:p>0.1700864866</text:p>
          </table:table-cell>
          <table:table-cell table:style-name="ce2" table:formula="of:=[.F305]/([.D305]+[.E305]+[.F305]+[.G305]+[.H305])" office:value-type="float" office:value="0.223740065903317" calcext:value-type="float">
            <text:p>0.2237400659</text:p>
          </table:table-cell>
          <table:table-cell table:style-name="ce3" table:formula="of:=[.G305]/([.D305]+[.E305]+[.F305]+[.G305]+[.H305])" office:value-type="float" office:value="0.145362320281539" calcext:value-type="float">
            <text:p>0.1453623203</text:p>
          </table:table-cell>
          <table:table-cell table:style-name="ce2" table:formula="of:=[.H305]/([.D305]+[.E305]+[.F305]+[.G305]+[.H305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06]+[.E306]+[.F306]" office:value-type="float" office:value="0.709275359436923" calcext:value-type="float">
            <text:p>0.7092753594</text:p>
          </table:table-cell>
          <table:table-cell table:formula="of:=[.D306]+[.G306]+[.H306]" office:value-type="float" office:value="0.60617344747065" calcext:value-type="float">
            <text:p>0.6061734475</text:p>
          </table:table-cell>
          <table:table-cell table:formula="of:=[.F306]" office:value-type="float" office:value="0.223740065903317" calcext:value-type="float">
            <text:p>0.2237400659</text:p>
          </table:table-cell>
          <table:table-cell table:formula="of:=[.A306]+[.B306]" office:value-type="float" office:value="0.854637679718461" calcext:value-type="float">
            <text:p>0.8546376797</text:p>
          </table:table-cell>
          <table:table-cell table:formula="of:=[.A306]" office:value-type="float" office:value="0.460811127189111" calcext:value-type="float">
            <text:p>0.4608111272</text:p>
          </table:table-cell>
          <table:table-cell table:formula="of:=[.A306]+[.C306]" office:value-type="float" office:value="0.606173447470649" calcext:value-type="float">
            <text:p>0.6061734475</text:p>
          </table:table-cell>
          <table:table-cell table:formula="of:=[.B306]" office:value-type="float" office:value="0.393826552529351" calcext:value-type="float">
            <text:p>0.3938265525</text:p>
          </table:table-cell>
          <table:table-cell table:formula="of:=[.B306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07]/([.A307]+[.B307]+[.C307])" office:value-type="float" office:value="0.460811127189111" calcext:value-type="float">
            <text:p>0.4608111272</text:p>
          </table:table-cell>
          <table:table-cell table:style-name="ce2" table:formula="of:=[.B307]/([.A307]+[.B307]+[.C307])" office:value-type="float" office:value="0.393826552529351" calcext:value-type="float">
            <text:p>0.3938265525</text:p>
          </table:table-cell>
          <table:table-cell table:style-name="ce2" table:formula="of:=[.C307]/([.A307]+[.B307]+[.C307])" office:value-type="float" office:value="0.145362320281539" calcext:value-type="float">
            <text:p>0.1453623203</text:p>
          </table:table-cell>
          <table:table-cell table:style-name="ce2" table:formula="of:=[.D307]/([.D307]+[.E307]+[.F307]+[.G307]+[.H307])" office:value-type="float" office:value="0.315448806907572" calcext:value-type="float">
            <text:p>0.3154488069</text:p>
          </table:table-cell>
          <table:table-cell table:style-name="ce2" table:formula="of:=[.E307]/([.D307]+[.E307]+[.F307]+[.G307]+[.H307])" office:value-type="float" office:value="0.170086486626034" calcext:value-type="float">
            <text:p>0.1700864866</text:p>
          </table:table-cell>
          <table:table-cell table:style-name="ce2" table:formula="of:=[.F307]/([.D307]+[.E307]+[.F307]+[.G307]+[.H307])" office:value-type="float" office:value="0.223740065903317" calcext:value-type="float">
            <text:p>0.2237400659</text:p>
          </table:table-cell>
          <table:table-cell table:style-name="ce3" table:formula="of:=[.G307]/([.D307]+[.E307]+[.F307]+[.G307]+[.H307])" office:value-type="float" office:value="0.145362320281539" calcext:value-type="float">
            <text:p>0.1453623203</text:p>
          </table:table-cell>
          <table:table-cell table:style-name="ce2" table:formula="of:=[.H307]/([.D307]+[.E307]+[.F307]+[.G307]+[.H307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08]+[.E308]+[.F308]" office:value-type="float" office:value="0.709275359436923" calcext:value-type="float">
            <text:p>0.7092753594</text:p>
          </table:table-cell>
          <table:table-cell table:formula="of:=[.D308]+[.G308]+[.H308]" office:value-type="float" office:value="0.60617344747065" calcext:value-type="float">
            <text:p>0.6061734475</text:p>
          </table:table-cell>
          <table:table-cell table:formula="of:=[.F308]" office:value-type="float" office:value="0.223740065903317" calcext:value-type="float">
            <text:p>0.2237400659</text:p>
          </table:table-cell>
          <table:table-cell table:formula="of:=[.A308]+[.B308]" office:value-type="float" office:value="0.854637679718461" calcext:value-type="float">
            <text:p>0.8546376797</text:p>
          </table:table-cell>
          <table:table-cell table:formula="of:=[.A308]" office:value-type="float" office:value="0.460811127189111" calcext:value-type="float">
            <text:p>0.4608111272</text:p>
          </table:table-cell>
          <table:table-cell table:formula="of:=[.A308]+[.C308]" office:value-type="float" office:value="0.606173447470649" calcext:value-type="float">
            <text:p>0.6061734475</text:p>
          </table:table-cell>
          <table:table-cell table:formula="of:=[.B308]" office:value-type="float" office:value="0.393826552529351" calcext:value-type="float">
            <text:p>0.3938265525</text:p>
          </table:table-cell>
          <table:table-cell table:formula="of:=[.B308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09]/([.A309]+[.B309]+[.C309])" office:value-type="float" office:value="0.460811127189111" calcext:value-type="float">
            <text:p>0.4608111272</text:p>
          </table:table-cell>
          <table:table-cell table:style-name="ce2" table:formula="of:=[.B309]/([.A309]+[.B309]+[.C309])" office:value-type="float" office:value="0.393826552529351" calcext:value-type="float">
            <text:p>0.3938265525</text:p>
          </table:table-cell>
          <table:table-cell table:style-name="ce2" table:formula="of:=[.C309]/([.A309]+[.B309]+[.C309])" office:value-type="float" office:value="0.145362320281539" calcext:value-type="float">
            <text:p>0.1453623203</text:p>
          </table:table-cell>
          <table:table-cell table:style-name="ce2" table:formula="of:=[.D309]/([.D309]+[.E309]+[.F309]+[.G309]+[.H309])" office:value-type="float" office:value="0.315448806907572" calcext:value-type="float">
            <text:p>0.3154488069</text:p>
          </table:table-cell>
          <table:table-cell table:style-name="ce2" table:formula="of:=[.E309]/([.D309]+[.E309]+[.F309]+[.G309]+[.H309])" office:value-type="float" office:value="0.170086486626034" calcext:value-type="float">
            <text:p>0.1700864866</text:p>
          </table:table-cell>
          <table:table-cell table:style-name="ce2" table:formula="of:=[.F309]/([.D309]+[.E309]+[.F309]+[.G309]+[.H309])" office:value-type="float" office:value="0.223740065903317" calcext:value-type="float">
            <text:p>0.2237400659</text:p>
          </table:table-cell>
          <table:table-cell table:style-name="ce3" table:formula="of:=[.G309]/([.D309]+[.E309]+[.F309]+[.G309]+[.H309])" office:value-type="float" office:value="0.145362320281539" calcext:value-type="float">
            <text:p>0.1453623203</text:p>
          </table:table-cell>
          <table:table-cell table:style-name="ce2" table:formula="of:=[.H309]/([.D309]+[.E309]+[.F309]+[.G309]+[.H309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10]+[.E310]+[.F310]" office:value-type="float" office:value="0.709275359436923" calcext:value-type="float">
            <text:p>0.7092753594</text:p>
          </table:table-cell>
          <table:table-cell table:formula="of:=[.D310]+[.G310]+[.H310]" office:value-type="float" office:value="0.60617344747065" calcext:value-type="float">
            <text:p>0.6061734475</text:p>
          </table:table-cell>
          <table:table-cell table:formula="of:=[.F310]" office:value-type="float" office:value="0.223740065903317" calcext:value-type="float">
            <text:p>0.2237400659</text:p>
          </table:table-cell>
          <table:table-cell table:formula="of:=[.A310]+[.B310]" office:value-type="float" office:value="0.854637679718461" calcext:value-type="float">
            <text:p>0.8546376797</text:p>
          </table:table-cell>
          <table:table-cell table:formula="of:=[.A310]" office:value-type="float" office:value="0.460811127189111" calcext:value-type="float">
            <text:p>0.4608111272</text:p>
          </table:table-cell>
          <table:table-cell table:formula="of:=[.A310]+[.C310]" office:value-type="float" office:value="0.606173447470649" calcext:value-type="float">
            <text:p>0.6061734475</text:p>
          </table:table-cell>
          <table:table-cell table:formula="of:=[.B310]" office:value-type="float" office:value="0.393826552529351" calcext:value-type="float">
            <text:p>0.3938265525</text:p>
          </table:table-cell>
          <table:table-cell table:formula="of:=[.B310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11]/([.A311]+[.B311]+[.C311])" office:value-type="float" office:value="0.460811127189111" calcext:value-type="float">
            <text:p>0.4608111272</text:p>
          </table:table-cell>
          <table:table-cell table:style-name="ce2" table:formula="of:=[.B311]/([.A311]+[.B311]+[.C311])" office:value-type="float" office:value="0.393826552529351" calcext:value-type="float">
            <text:p>0.3938265525</text:p>
          </table:table-cell>
          <table:table-cell table:style-name="ce2" table:formula="of:=[.C311]/([.A311]+[.B311]+[.C311])" office:value-type="float" office:value="0.145362320281539" calcext:value-type="float">
            <text:p>0.1453623203</text:p>
          </table:table-cell>
          <table:table-cell table:style-name="ce2" table:formula="of:=[.D311]/([.D311]+[.E311]+[.F311]+[.G311]+[.H311])" office:value-type="float" office:value="0.315448806907572" calcext:value-type="float">
            <text:p>0.3154488069</text:p>
          </table:table-cell>
          <table:table-cell table:style-name="ce2" table:formula="of:=[.E311]/([.D311]+[.E311]+[.F311]+[.G311]+[.H311])" office:value-type="float" office:value="0.170086486626034" calcext:value-type="float">
            <text:p>0.1700864866</text:p>
          </table:table-cell>
          <table:table-cell table:style-name="ce2" table:formula="of:=[.F311]/([.D311]+[.E311]+[.F311]+[.G311]+[.H311])" office:value-type="float" office:value="0.223740065903317" calcext:value-type="float">
            <text:p>0.2237400659</text:p>
          </table:table-cell>
          <table:table-cell table:style-name="ce3" table:formula="of:=[.G311]/([.D311]+[.E311]+[.F311]+[.G311]+[.H311])" office:value-type="float" office:value="0.145362320281539" calcext:value-type="float">
            <text:p>0.1453623203</text:p>
          </table:table-cell>
          <table:table-cell table:style-name="ce2" table:formula="of:=[.H311]/([.D311]+[.E311]+[.F311]+[.G311]+[.H311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12]+[.E312]+[.F312]" office:value-type="float" office:value="0.709275359436923" calcext:value-type="float">
            <text:p>0.7092753594</text:p>
          </table:table-cell>
          <table:table-cell table:formula="of:=[.D312]+[.G312]+[.H312]" office:value-type="float" office:value="0.60617344747065" calcext:value-type="float">
            <text:p>0.6061734475</text:p>
          </table:table-cell>
          <table:table-cell table:formula="of:=[.F312]" office:value-type="float" office:value="0.223740065903317" calcext:value-type="float">
            <text:p>0.2237400659</text:p>
          </table:table-cell>
          <table:table-cell table:formula="of:=[.A312]+[.B312]" office:value-type="float" office:value="0.854637679718461" calcext:value-type="float">
            <text:p>0.8546376797</text:p>
          </table:table-cell>
          <table:table-cell table:formula="of:=[.A312]" office:value-type="float" office:value="0.460811127189111" calcext:value-type="float">
            <text:p>0.4608111272</text:p>
          </table:table-cell>
          <table:table-cell table:formula="of:=[.A312]+[.C312]" office:value-type="float" office:value="0.606173447470649" calcext:value-type="float">
            <text:p>0.6061734475</text:p>
          </table:table-cell>
          <table:table-cell table:formula="of:=[.B312]" office:value-type="float" office:value="0.393826552529351" calcext:value-type="float">
            <text:p>0.3938265525</text:p>
          </table:table-cell>
          <table:table-cell table:formula="of:=[.B312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13]/([.A313]+[.B313]+[.C313])" office:value-type="float" office:value="0.460811127189111" calcext:value-type="float">
            <text:p>0.4608111272</text:p>
          </table:table-cell>
          <table:table-cell table:style-name="ce2" table:formula="of:=[.B313]/([.A313]+[.B313]+[.C313])" office:value-type="float" office:value="0.393826552529351" calcext:value-type="float">
            <text:p>0.3938265525</text:p>
          </table:table-cell>
          <table:table-cell table:style-name="ce2" table:formula="of:=[.C313]/([.A313]+[.B313]+[.C313])" office:value-type="float" office:value="0.145362320281539" calcext:value-type="float">
            <text:p>0.1453623203</text:p>
          </table:table-cell>
          <table:table-cell table:style-name="ce2" table:formula="of:=[.D313]/([.D313]+[.E313]+[.F313]+[.G313]+[.H313])" office:value-type="float" office:value="0.315448806907572" calcext:value-type="float">
            <text:p>0.3154488069</text:p>
          </table:table-cell>
          <table:table-cell table:style-name="ce2" table:formula="of:=[.E313]/([.D313]+[.E313]+[.F313]+[.G313]+[.H313])" office:value-type="float" office:value="0.170086486626034" calcext:value-type="float">
            <text:p>0.1700864866</text:p>
          </table:table-cell>
          <table:table-cell table:style-name="ce2" table:formula="of:=[.F313]/([.D313]+[.E313]+[.F313]+[.G313]+[.H313])" office:value-type="float" office:value="0.223740065903317" calcext:value-type="float">
            <text:p>0.2237400659</text:p>
          </table:table-cell>
          <table:table-cell table:style-name="ce3" table:formula="of:=[.G313]/([.D313]+[.E313]+[.F313]+[.G313]+[.H313])" office:value-type="float" office:value="0.145362320281539" calcext:value-type="float">
            <text:p>0.1453623203</text:p>
          </table:table-cell>
          <table:table-cell table:style-name="ce2" table:formula="of:=[.H313]/([.D313]+[.E313]+[.F313]+[.G313]+[.H313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14]+[.E314]+[.F314]" office:value-type="float" office:value="0.709275359436923" calcext:value-type="float">
            <text:p>0.7092753594</text:p>
          </table:table-cell>
          <table:table-cell table:formula="of:=[.D314]+[.G314]+[.H314]" office:value-type="float" office:value="0.60617344747065" calcext:value-type="float">
            <text:p>0.6061734475</text:p>
          </table:table-cell>
          <table:table-cell table:formula="of:=[.F314]" office:value-type="float" office:value="0.223740065903317" calcext:value-type="float">
            <text:p>0.2237400659</text:p>
          </table:table-cell>
          <table:table-cell table:formula="of:=[.A314]+[.B314]" office:value-type="float" office:value="0.854637679718461" calcext:value-type="float">
            <text:p>0.8546376797</text:p>
          </table:table-cell>
          <table:table-cell table:formula="of:=[.A314]" office:value-type="float" office:value="0.460811127189111" calcext:value-type="float">
            <text:p>0.4608111272</text:p>
          </table:table-cell>
          <table:table-cell table:formula="of:=[.A314]+[.C314]" office:value-type="float" office:value="0.606173447470649" calcext:value-type="float">
            <text:p>0.6061734475</text:p>
          </table:table-cell>
          <table:table-cell table:formula="of:=[.B314]" office:value-type="float" office:value="0.393826552529351" calcext:value-type="float">
            <text:p>0.3938265525</text:p>
          </table:table-cell>
          <table:table-cell table:formula="of:=[.B314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15]/([.A315]+[.B315]+[.C315])" office:value-type="float" office:value="0.460811127189111" calcext:value-type="float">
            <text:p>0.4608111272</text:p>
          </table:table-cell>
          <table:table-cell table:style-name="ce2" table:formula="of:=[.B315]/([.A315]+[.B315]+[.C315])" office:value-type="float" office:value="0.393826552529351" calcext:value-type="float">
            <text:p>0.3938265525</text:p>
          </table:table-cell>
          <table:table-cell table:style-name="ce2" table:formula="of:=[.C315]/([.A315]+[.B315]+[.C315])" office:value-type="float" office:value="0.145362320281539" calcext:value-type="float">
            <text:p>0.1453623203</text:p>
          </table:table-cell>
          <table:table-cell table:style-name="ce2" table:formula="of:=[.D315]/([.D315]+[.E315]+[.F315]+[.G315]+[.H315])" office:value-type="float" office:value="0.315448806907572" calcext:value-type="float">
            <text:p>0.3154488069</text:p>
          </table:table-cell>
          <table:table-cell table:style-name="ce2" table:formula="of:=[.E315]/([.D315]+[.E315]+[.F315]+[.G315]+[.H315])" office:value-type="float" office:value="0.170086486626034" calcext:value-type="float">
            <text:p>0.1700864866</text:p>
          </table:table-cell>
          <table:table-cell table:style-name="ce2" table:formula="of:=[.F315]/([.D315]+[.E315]+[.F315]+[.G315]+[.H315])" office:value-type="float" office:value="0.223740065903317" calcext:value-type="float">
            <text:p>0.2237400659</text:p>
          </table:table-cell>
          <table:table-cell table:style-name="ce3" table:formula="of:=[.G315]/([.D315]+[.E315]+[.F315]+[.G315]+[.H315])" office:value-type="float" office:value="0.145362320281539" calcext:value-type="float">
            <text:p>0.1453623203</text:p>
          </table:table-cell>
          <table:table-cell table:style-name="ce2" table:formula="of:=[.H315]/([.D315]+[.E315]+[.F315]+[.G315]+[.H315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16]+[.E316]+[.F316]" office:value-type="float" office:value="0.709275359436923" calcext:value-type="float">
            <text:p>0.7092753594</text:p>
          </table:table-cell>
          <table:table-cell table:formula="of:=[.D316]+[.G316]+[.H316]" office:value-type="float" office:value="0.60617344747065" calcext:value-type="float">
            <text:p>0.6061734475</text:p>
          </table:table-cell>
          <table:table-cell table:formula="of:=[.F316]" office:value-type="float" office:value="0.223740065903317" calcext:value-type="float">
            <text:p>0.2237400659</text:p>
          </table:table-cell>
          <table:table-cell table:formula="of:=[.A316]+[.B316]" office:value-type="float" office:value="0.854637679718461" calcext:value-type="float">
            <text:p>0.8546376797</text:p>
          </table:table-cell>
          <table:table-cell table:formula="of:=[.A316]" office:value-type="float" office:value="0.460811127189111" calcext:value-type="float">
            <text:p>0.4608111272</text:p>
          </table:table-cell>
          <table:table-cell table:formula="of:=[.A316]+[.C316]" office:value-type="float" office:value="0.606173447470649" calcext:value-type="float">
            <text:p>0.6061734475</text:p>
          </table:table-cell>
          <table:table-cell table:formula="of:=[.B316]" office:value-type="float" office:value="0.393826552529351" calcext:value-type="float">
            <text:p>0.3938265525</text:p>
          </table:table-cell>
          <table:table-cell table:formula="of:=[.B316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17]/([.A317]+[.B317]+[.C317])" office:value-type="float" office:value="0.460811127189111" calcext:value-type="float">
            <text:p>0.4608111272</text:p>
          </table:table-cell>
          <table:table-cell table:style-name="ce2" table:formula="of:=[.B317]/([.A317]+[.B317]+[.C317])" office:value-type="float" office:value="0.393826552529351" calcext:value-type="float">
            <text:p>0.3938265525</text:p>
          </table:table-cell>
          <table:table-cell table:style-name="ce2" table:formula="of:=[.C317]/([.A317]+[.B317]+[.C317])" office:value-type="float" office:value="0.145362320281539" calcext:value-type="float">
            <text:p>0.1453623203</text:p>
          </table:table-cell>
          <table:table-cell table:style-name="ce2" table:formula="of:=[.D317]/([.D317]+[.E317]+[.F317]+[.G317]+[.H317])" office:value-type="float" office:value="0.315448806907572" calcext:value-type="float">
            <text:p>0.3154488069</text:p>
          </table:table-cell>
          <table:table-cell table:style-name="ce2" table:formula="of:=[.E317]/([.D317]+[.E317]+[.F317]+[.G317]+[.H317])" office:value-type="float" office:value="0.170086486626034" calcext:value-type="float">
            <text:p>0.1700864866</text:p>
          </table:table-cell>
          <table:table-cell table:style-name="ce2" table:formula="of:=[.F317]/([.D317]+[.E317]+[.F317]+[.G317]+[.H317])" office:value-type="float" office:value="0.223740065903317" calcext:value-type="float">
            <text:p>0.2237400659</text:p>
          </table:table-cell>
          <table:table-cell table:style-name="ce3" table:formula="of:=[.G317]/([.D317]+[.E317]+[.F317]+[.G317]+[.H317])" office:value-type="float" office:value="0.145362320281539" calcext:value-type="float">
            <text:p>0.1453623203</text:p>
          </table:table-cell>
          <table:table-cell table:style-name="ce2" table:formula="of:=[.H317]/([.D317]+[.E317]+[.F317]+[.G317]+[.H317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18]+[.E318]+[.F318]" office:value-type="float" office:value="0.709275359436923" calcext:value-type="float">
            <text:p>0.7092753594</text:p>
          </table:table-cell>
          <table:table-cell table:formula="of:=[.D318]+[.G318]+[.H318]" office:value-type="float" office:value="0.60617344747065" calcext:value-type="float">
            <text:p>0.6061734475</text:p>
          </table:table-cell>
          <table:table-cell table:formula="of:=[.F318]" office:value-type="float" office:value="0.223740065903317" calcext:value-type="float">
            <text:p>0.2237400659</text:p>
          </table:table-cell>
          <table:table-cell table:formula="of:=[.A318]+[.B318]" office:value-type="float" office:value="0.854637679718461" calcext:value-type="float">
            <text:p>0.8546376797</text:p>
          </table:table-cell>
          <table:table-cell table:formula="of:=[.A318]" office:value-type="float" office:value="0.460811127189111" calcext:value-type="float">
            <text:p>0.4608111272</text:p>
          </table:table-cell>
          <table:table-cell table:formula="of:=[.A318]+[.C318]" office:value-type="float" office:value="0.606173447470649" calcext:value-type="float">
            <text:p>0.6061734475</text:p>
          </table:table-cell>
          <table:table-cell table:formula="of:=[.B318]" office:value-type="float" office:value="0.393826552529351" calcext:value-type="float">
            <text:p>0.3938265525</text:p>
          </table:table-cell>
          <table:table-cell table:formula="of:=[.B318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19]/([.A319]+[.B319]+[.C319])" office:value-type="float" office:value="0.460811127189111" calcext:value-type="float">
            <text:p>0.4608111272</text:p>
          </table:table-cell>
          <table:table-cell table:style-name="ce2" table:formula="of:=[.B319]/([.A319]+[.B319]+[.C319])" office:value-type="float" office:value="0.393826552529351" calcext:value-type="float">
            <text:p>0.3938265525</text:p>
          </table:table-cell>
          <table:table-cell table:style-name="ce2" table:formula="of:=[.C319]/([.A319]+[.B319]+[.C319])" office:value-type="float" office:value="0.145362320281539" calcext:value-type="float">
            <text:p>0.1453623203</text:p>
          </table:table-cell>
          <table:table-cell table:style-name="ce2" table:formula="of:=[.D319]/([.D319]+[.E319]+[.F319]+[.G319]+[.H319])" office:value-type="float" office:value="0.315448806907572" calcext:value-type="float">
            <text:p>0.3154488069</text:p>
          </table:table-cell>
          <table:table-cell table:style-name="ce2" table:formula="of:=[.E319]/([.D319]+[.E319]+[.F319]+[.G319]+[.H319])" office:value-type="float" office:value="0.170086486626034" calcext:value-type="float">
            <text:p>0.1700864866</text:p>
          </table:table-cell>
          <table:table-cell table:style-name="ce2" table:formula="of:=[.F319]/([.D319]+[.E319]+[.F319]+[.G319]+[.H319])" office:value-type="float" office:value="0.223740065903317" calcext:value-type="float">
            <text:p>0.2237400659</text:p>
          </table:table-cell>
          <table:table-cell table:style-name="ce3" table:formula="of:=[.G319]/([.D319]+[.E319]+[.F319]+[.G319]+[.H319])" office:value-type="float" office:value="0.145362320281539" calcext:value-type="float">
            <text:p>0.1453623203</text:p>
          </table:table-cell>
          <table:table-cell table:style-name="ce2" table:formula="of:=[.H319]/([.D319]+[.E319]+[.F319]+[.G319]+[.H319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20]+[.E320]+[.F320]" office:value-type="float" office:value="0.709275359436923" calcext:value-type="float">
            <text:p>0.7092753594</text:p>
          </table:table-cell>
          <table:table-cell table:formula="of:=[.D320]+[.G320]+[.H320]" office:value-type="float" office:value="0.60617344747065" calcext:value-type="float">
            <text:p>0.6061734475</text:p>
          </table:table-cell>
          <table:table-cell table:formula="of:=[.F320]" office:value-type="float" office:value="0.223740065903317" calcext:value-type="float">
            <text:p>0.2237400659</text:p>
          </table:table-cell>
          <table:table-cell table:formula="of:=[.A320]+[.B320]" office:value-type="float" office:value="0.854637679718461" calcext:value-type="float">
            <text:p>0.8546376797</text:p>
          </table:table-cell>
          <table:table-cell table:formula="of:=[.A320]" office:value-type="float" office:value="0.460811127189111" calcext:value-type="float">
            <text:p>0.4608111272</text:p>
          </table:table-cell>
          <table:table-cell table:formula="of:=[.A320]+[.C320]" office:value-type="float" office:value="0.606173447470649" calcext:value-type="float">
            <text:p>0.6061734475</text:p>
          </table:table-cell>
          <table:table-cell table:formula="of:=[.B320]" office:value-type="float" office:value="0.393826552529351" calcext:value-type="float">
            <text:p>0.3938265525</text:p>
          </table:table-cell>
          <table:table-cell table:formula="of:=[.B320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21]/([.A321]+[.B321]+[.C321])" office:value-type="float" office:value="0.460811127189111" calcext:value-type="float">
            <text:p>0.4608111272</text:p>
          </table:table-cell>
          <table:table-cell table:style-name="ce2" table:formula="of:=[.B321]/([.A321]+[.B321]+[.C321])" office:value-type="float" office:value="0.393826552529351" calcext:value-type="float">
            <text:p>0.3938265525</text:p>
          </table:table-cell>
          <table:table-cell table:style-name="ce2" table:formula="of:=[.C321]/([.A321]+[.B321]+[.C321])" office:value-type="float" office:value="0.145362320281539" calcext:value-type="float">
            <text:p>0.1453623203</text:p>
          </table:table-cell>
          <table:table-cell table:style-name="ce2" table:formula="of:=[.D321]/([.D321]+[.E321]+[.F321]+[.G321]+[.H321])" office:value-type="float" office:value="0.315448806907572" calcext:value-type="float">
            <text:p>0.3154488069</text:p>
          </table:table-cell>
          <table:table-cell table:style-name="ce2" table:formula="of:=[.E321]/([.D321]+[.E321]+[.F321]+[.G321]+[.H321])" office:value-type="float" office:value="0.170086486626034" calcext:value-type="float">
            <text:p>0.1700864866</text:p>
          </table:table-cell>
          <table:table-cell table:style-name="ce2" table:formula="of:=[.F321]/([.D321]+[.E321]+[.F321]+[.G321]+[.H321])" office:value-type="float" office:value="0.223740065903317" calcext:value-type="float">
            <text:p>0.2237400659</text:p>
          </table:table-cell>
          <table:table-cell table:style-name="ce3" table:formula="of:=[.G321]/([.D321]+[.E321]+[.F321]+[.G321]+[.H321])" office:value-type="float" office:value="0.145362320281539" calcext:value-type="float">
            <text:p>0.1453623203</text:p>
          </table:table-cell>
          <table:table-cell table:style-name="ce2" table:formula="of:=[.H321]/([.D321]+[.E321]+[.F321]+[.G321]+[.H321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22]+[.E322]+[.F322]" office:value-type="float" office:value="0.709275359436923" calcext:value-type="float">
            <text:p>0.7092753594</text:p>
          </table:table-cell>
          <table:table-cell table:formula="of:=[.D322]+[.G322]+[.H322]" office:value-type="float" office:value="0.60617344747065" calcext:value-type="float">
            <text:p>0.6061734475</text:p>
          </table:table-cell>
          <table:table-cell table:formula="of:=[.F322]" office:value-type="float" office:value="0.223740065903317" calcext:value-type="float">
            <text:p>0.2237400659</text:p>
          </table:table-cell>
          <table:table-cell table:formula="of:=[.A322]+[.B322]" office:value-type="float" office:value="0.854637679718461" calcext:value-type="float">
            <text:p>0.8546376797</text:p>
          </table:table-cell>
          <table:table-cell table:formula="of:=[.A322]" office:value-type="float" office:value="0.460811127189111" calcext:value-type="float">
            <text:p>0.4608111272</text:p>
          </table:table-cell>
          <table:table-cell table:formula="of:=[.A322]+[.C322]" office:value-type="float" office:value="0.606173447470649" calcext:value-type="float">
            <text:p>0.6061734475</text:p>
          </table:table-cell>
          <table:table-cell table:formula="of:=[.B322]" office:value-type="float" office:value="0.393826552529351" calcext:value-type="float">
            <text:p>0.3938265525</text:p>
          </table:table-cell>
          <table:table-cell table:formula="of:=[.B322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23]/([.A323]+[.B323]+[.C323])" office:value-type="float" office:value="0.460811127189111" calcext:value-type="float">
            <text:p>0.4608111272</text:p>
          </table:table-cell>
          <table:table-cell table:style-name="ce2" table:formula="of:=[.B323]/([.A323]+[.B323]+[.C323])" office:value-type="float" office:value="0.393826552529351" calcext:value-type="float">
            <text:p>0.3938265525</text:p>
          </table:table-cell>
          <table:table-cell table:style-name="ce2" table:formula="of:=[.C323]/([.A323]+[.B323]+[.C323])" office:value-type="float" office:value="0.145362320281539" calcext:value-type="float">
            <text:p>0.1453623203</text:p>
          </table:table-cell>
          <table:table-cell table:style-name="ce2" table:formula="of:=[.D323]/([.D323]+[.E323]+[.F323]+[.G323]+[.H323])" office:value-type="float" office:value="0.315448806907572" calcext:value-type="float">
            <text:p>0.3154488069</text:p>
          </table:table-cell>
          <table:table-cell table:style-name="ce2" table:formula="of:=[.E323]/([.D323]+[.E323]+[.F323]+[.G323]+[.H323])" office:value-type="float" office:value="0.170086486626034" calcext:value-type="float">
            <text:p>0.1700864866</text:p>
          </table:table-cell>
          <table:table-cell table:style-name="ce2" table:formula="of:=[.F323]/([.D323]+[.E323]+[.F323]+[.G323]+[.H323])" office:value-type="float" office:value="0.223740065903317" calcext:value-type="float">
            <text:p>0.2237400659</text:p>
          </table:table-cell>
          <table:table-cell table:style-name="ce3" table:formula="of:=[.G323]/([.D323]+[.E323]+[.F323]+[.G323]+[.H323])" office:value-type="float" office:value="0.145362320281539" calcext:value-type="float">
            <text:p>0.1453623203</text:p>
          </table:table-cell>
          <table:table-cell table:style-name="ce2" table:formula="of:=[.H323]/([.D323]+[.E323]+[.F323]+[.G323]+[.H323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24]+[.E324]+[.F324]" office:value-type="float" office:value="0.709275359436923" calcext:value-type="float">
            <text:p>0.7092753594</text:p>
          </table:table-cell>
          <table:table-cell table:formula="of:=[.D324]+[.G324]+[.H324]" office:value-type="float" office:value="0.60617344747065" calcext:value-type="float">
            <text:p>0.6061734475</text:p>
          </table:table-cell>
          <table:table-cell table:formula="of:=[.F324]" office:value-type="float" office:value="0.223740065903317" calcext:value-type="float">
            <text:p>0.2237400659</text:p>
          </table:table-cell>
          <table:table-cell table:formula="of:=[.A324]+[.B324]" office:value-type="float" office:value="0.854637679718461" calcext:value-type="float">
            <text:p>0.8546376797</text:p>
          </table:table-cell>
          <table:table-cell table:formula="of:=[.A324]" office:value-type="float" office:value="0.460811127189111" calcext:value-type="float">
            <text:p>0.4608111272</text:p>
          </table:table-cell>
          <table:table-cell table:formula="of:=[.A324]+[.C324]" office:value-type="float" office:value="0.606173447470649" calcext:value-type="float">
            <text:p>0.6061734475</text:p>
          </table:table-cell>
          <table:table-cell table:formula="of:=[.B324]" office:value-type="float" office:value="0.393826552529351" calcext:value-type="float">
            <text:p>0.3938265525</text:p>
          </table:table-cell>
          <table:table-cell table:formula="of:=[.B324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25]/([.A325]+[.B325]+[.C325])" office:value-type="float" office:value="0.460811127189111" calcext:value-type="float">
            <text:p>0.4608111272</text:p>
          </table:table-cell>
          <table:table-cell table:style-name="ce2" table:formula="of:=[.B325]/([.A325]+[.B325]+[.C325])" office:value-type="float" office:value="0.393826552529351" calcext:value-type="float">
            <text:p>0.3938265525</text:p>
          </table:table-cell>
          <table:table-cell table:style-name="ce2" table:formula="of:=[.C325]/([.A325]+[.B325]+[.C325])" office:value-type="float" office:value="0.145362320281539" calcext:value-type="float">
            <text:p>0.1453623203</text:p>
          </table:table-cell>
          <table:table-cell table:style-name="ce2" table:formula="of:=[.D325]/([.D325]+[.E325]+[.F325]+[.G325]+[.H325])" office:value-type="float" office:value="0.315448806907572" calcext:value-type="float">
            <text:p>0.3154488069</text:p>
          </table:table-cell>
          <table:table-cell table:style-name="ce2" table:formula="of:=[.E325]/([.D325]+[.E325]+[.F325]+[.G325]+[.H325])" office:value-type="float" office:value="0.170086486626034" calcext:value-type="float">
            <text:p>0.1700864866</text:p>
          </table:table-cell>
          <table:table-cell table:style-name="ce2" table:formula="of:=[.F325]/([.D325]+[.E325]+[.F325]+[.G325]+[.H325])" office:value-type="float" office:value="0.223740065903317" calcext:value-type="float">
            <text:p>0.2237400659</text:p>
          </table:table-cell>
          <table:table-cell table:style-name="ce3" table:formula="of:=[.G325]/([.D325]+[.E325]+[.F325]+[.G325]+[.H325])" office:value-type="float" office:value="0.145362320281539" calcext:value-type="float">
            <text:p>0.1453623203</text:p>
          </table:table-cell>
          <table:table-cell table:style-name="ce2" table:formula="of:=[.H325]/([.D325]+[.E325]+[.F325]+[.G325]+[.H325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26]+[.E326]+[.F326]" office:value-type="float" office:value="0.709275359436923" calcext:value-type="float">
            <text:p>0.7092753594</text:p>
          </table:table-cell>
          <table:table-cell table:formula="of:=[.D326]+[.G326]+[.H326]" office:value-type="float" office:value="0.60617344747065" calcext:value-type="float">
            <text:p>0.6061734475</text:p>
          </table:table-cell>
          <table:table-cell table:formula="of:=[.F326]" office:value-type="float" office:value="0.223740065903317" calcext:value-type="float">
            <text:p>0.2237400659</text:p>
          </table:table-cell>
          <table:table-cell table:formula="of:=[.A326]+[.B326]" office:value-type="float" office:value="0.854637679718461" calcext:value-type="float">
            <text:p>0.8546376797</text:p>
          </table:table-cell>
          <table:table-cell table:formula="of:=[.A326]" office:value-type="float" office:value="0.460811127189111" calcext:value-type="float">
            <text:p>0.4608111272</text:p>
          </table:table-cell>
          <table:table-cell table:formula="of:=[.A326]+[.C326]" office:value-type="float" office:value="0.606173447470649" calcext:value-type="float">
            <text:p>0.6061734475</text:p>
          </table:table-cell>
          <table:table-cell table:formula="of:=[.B326]" office:value-type="float" office:value="0.393826552529351" calcext:value-type="float">
            <text:p>0.3938265525</text:p>
          </table:table-cell>
          <table:table-cell table:formula="of:=[.B326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27]/([.A327]+[.B327]+[.C327])" office:value-type="float" office:value="0.460811127189111" calcext:value-type="float">
            <text:p>0.4608111272</text:p>
          </table:table-cell>
          <table:table-cell table:style-name="ce2" table:formula="of:=[.B327]/([.A327]+[.B327]+[.C327])" office:value-type="float" office:value="0.393826552529351" calcext:value-type="float">
            <text:p>0.3938265525</text:p>
          </table:table-cell>
          <table:table-cell table:style-name="ce2" table:formula="of:=[.C327]/([.A327]+[.B327]+[.C327])" office:value-type="float" office:value="0.145362320281539" calcext:value-type="float">
            <text:p>0.1453623203</text:p>
          </table:table-cell>
          <table:table-cell table:style-name="ce2" table:formula="of:=[.D327]/([.D327]+[.E327]+[.F327]+[.G327]+[.H327])" office:value-type="float" office:value="0.315448806907572" calcext:value-type="float">
            <text:p>0.3154488069</text:p>
          </table:table-cell>
          <table:table-cell table:style-name="ce2" table:formula="of:=[.E327]/([.D327]+[.E327]+[.F327]+[.G327]+[.H327])" office:value-type="float" office:value="0.170086486626034" calcext:value-type="float">
            <text:p>0.1700864866</text:p>
          </table:table-cell>
          <table:table-cell table:style-name="ce2" table:formula="of:=[.F327]/([.D327]+[.E327]+[.F327]+[.G327]+[.H327])" office:value-type="float" office:value="0.223740065903317" calcext:value-type="float">
            <text:p>0.2237400659</text:p>
          </table:table-cell>
          <table:table-cell table:style-name="ce3" table:formula="of:=[.G327]/([.D327]+[.E327]+[.F327]+[.G327]+[.H327])" office:value-type="float" office:value="0.145362320281539" calcext:value-type="float">
            <text:p>0.1453623203</text:p>
          </table:table-cell>
          <table:table-cell table:style-name="ce2" table:formula="of:=[.H327]/([.D327]+[.E327]+[.F327]+[.G327]+[.H327])" office:value-type="float" office:value="0.145362320281539" calcext:value-type="float">
            <text:p>0.1453623203</text:p>
          </table:table-cell>
          <table:table-cell table:number-columns-repeated="1016"/>
        </table:table-row>
        <table:table-row table:style-name="ro2">
          <table:table-cell table:formula="of:=[.D328]+[.E328]+[.F328]" office:value-type="float" office:value="0.709275359436923" calcext:value-type="float">
            <text:p>0.7092753594</text:p>
          </table:table-cell>
          <table:table-cell table:formula="of:=[.D328]+[.G328]+[.H328]" office:value-type="float" office:value="0.60617344747065" calcext:value-type="float">
            <text:p>0.6061734475</text:p>
          </table:table-cell>
          <table:table-cell table:formula="of:=[.F328]" office:value-type="float" office:value="0.223740065903317" calcext:value-type="float">
            <text:p>0.2237400659</text:p>
          </table:table-cell>
          <table:table-cell table:formula="of:=[.A328]+[.B328]" office:value-type="float" office:value="0.854637679718461" calcext:value-type="float">
            <text:p>0.8546376797</text:p>
          </table:table-cell>
          <table:table-cell table:formula="of:=[.A328]" office:value-type="float" office:value="0.460811127189111" calcext:value-type="float">
            <text:p>0.4608111272</text:p>
          </table:table-cell>
          <table:table-cell table:formula="of:=[.A328]+[.C328]" office:value-type="float" office:value="0.606173447470649" calcext:value-type="float">
            <text:p>0.6061734475</text:p>
          </table:table-cell>
          <table:table-cell table:formula="of:=[.B328]" office:value-type="float" office:value="0.393826552529351" calcext:value-type="float">
            <text:p>0.3938265525</text:p>
          </table:table-cell>
          <table:table-cell table:formula="of:=[.B328]" office:value-type="float" office:value="0.393826552529351" calcext:value-type="float">
            <text:p>0.3938265525</text:p>
          </table:table-cell>
          <table:table-cell table:number-columns-repeated="1016"/>
        </table:table-row>
        <table:table-row table:style-name="ro3">
          <table:table-cell table:style-name="ce2" table:formula="of:=[.A329]/([.A329]+[.B329]+[.C329])" office:value-type="float" office:value="0.460811127189111" calcext:value-type="float">
            <text:p>0.4608111272</text:p>
          </table:table-cell>
          <table:table-cell table:style-name="ce2" table:formula="of:=[.B329]/([.A329]+[.B329]+[.C329])" office:value-type="float" office:value="0.393826552529351" calcext:value-type="float">
            <text:p>0.3938265525</text:p>
          </table:table-cell>
          <table:table-cell table:style-name="ce2" table:formula="of:=[.C329]/([.A329]+[.B329]+[.C329])" office:value-type="float" office:value="0.145362320281539" calcext:value-type="float">
            <text:p>0.1453623203</text:p>
          </table:table-cell>
          <table:table-cell table:style-name="ce2" table:formula="of:=[.D329]/([.D329]+[.E329]+[.F329]+[.G329]+[.H329])" office:value-type="float" office:value="0.315448806907572" calcext:value-type="float">
            <text:p>0.3154488069</text:p>
          </table:table-cell>
          <table:table-cell table:style-name="ce2" table:formula="of:=[.E329]/([.D329]+[.E329]+[.F329]+[.G329]+[.H329])" office:value-type="float" office:value="0.170086486626034" calcext:value-type="float">
            <text:p>0.1700864866</text:p>
          </table:table-cell>
          <table:table-cell table:style-name="ce2" table:formula="of:=[.F329]/([.D329]+[.E329]+[.F329]+[.G329]+[.H329])" office:value-type="float" office:value="0.223740065903317" calcext:value-type="float">
            <text:p>0.2237400659</text:p>
          </table:table-cell>
          <table:table-cell table:style-name="ce3" table:formula="of:=[.G329]/([.D329]+[.E329]+[.F329]+[.G329]+[.H329])" office:value-type="float" office:value="0.145362320281539" calcext:value-type="float">
            <text:p>0.1453623203</text:p>
          </table:table-cell>
          <table:table-cell table:style-name="ce2" table:formula="of:=[.H329]/([.D329]+[.E329]+[.F329]+[.G329]+[.H329])" office:value-type="float" office:value="0.145362320281539" calcext:value-type="float">
            <text:p>0.145362320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22:49:54.235653939</meta:creation-date>
    <dc:date>2017-09-11T23:02:14.083493169</dc:date>
    <meta:editing-duration>PT12M21S</meta:editing-duration>
    <meta:editing-cycles>1</meta:editing-cycles>
    <meta:document-statistic meta:table-count="1" meta:cell-count="2641" meta:object-count="0"/>
    <meta:generator>LibreOffice/4.4.6.3$Linux_X86_64 LibreOffice_project/40m0$Build-3</meta:generator>
  </office:meta>
</office:document-meta>
</file>